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tct0iters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9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89213579283546E-018" calcext:value-type="float">
            <text:p>7.89213579283546E-18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IF([.B2]=&quot;&quot;;[.B1];[.B2])" office:value-type="float" office:value="0" calcext:value-type="float">
            <text:p>0</text:p>
          </table:table-cell>
          <table:table-cell office:value-type="float" office:value="1.14417357335721E-017" calcext:value-type="float">
            <text:p>1.14417357335721E-17</text:p>
          </table:table-cell>
          <table:table-cell table:formula="of:=IF([.C2]=0;[.C1]+1;&quot;&quot;)" office:value-type="float" office:value="1" calcext:value-type="float">
            <text:p>1</text:p>
          </table:table-cell>
          <table:table-cell table:formula="of:=IF([.D1]=&quot;RedoAct&quot;;1;IF([.D1]=&quot;RedoPen&quot;;2;IF([.D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IF([.B3]=&quot;&quot;;[.B2];[.B3])" office:value-type="float" office:value="0" calcext:value-type="float">
            <text:p>0</text:p>
          </table:table-cell>
          <table:table-cell office:value-type="float" office:value="1.61133949387017E-017" calcext:value-type="float">
            <text:p>1.61133949387017E-17</text:p>
          </table:table-cell>
          <table:table-cell table:formula="of:=IF([.C3]=0;[.C2]+1;&quot;&quot;)" office:value-type="float" office:value="1" calcext:value-type="float">
            <text:p>1</text:p>
          </table:table-cell>
          <table:table-cell table:formula="of:=IF([.D2]=&quot;RedoAct&quot;;1;IF([.D2]=&quot;RedoPen&quot;;2;IF([.D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IF([.B4]=&quot;&quot;;[.B3];[.B4])" office:value-type="float" office:value="0" calcext:value-type="float">
            <text:p>0</text:p>
          </table:table-cell>
          <table:table-cell office:value-type="float" office:value="1.78782523958007E-017" calcext:value-type="float">
            <text:p>1.78782523958007E-17</text:p>
          </table:table-cell>
          <table:table-cell table:formula="of:=IF([.C4]=0;[.C3]+1;&quot;&quot;)" office:value-type="float" office:value="1" calcext:value-type="float">
            <text:p>1</text:p>
          </table:table-cell>
          <table:table-cell table:formula="of:=IF([.D3]=&quot;RedoAct&quot;;1;IF([.D3]=&quot;RedoPen&quot;;2;IF([.D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IF([.B5]=&quot;&quot;;[.B4];[.B5])" office:value-type="float" office:value="0" calcext:value-type="float">
            <text:p>0</text:p>
          </table:table-cell>
          <table:table-cell office:value-type="float" office:value="2.37952803956663E-017" calcext:value-type="float">
            <text:p>2.37952803956663E-17</text:p>
          </table:table-cell>
          <table:table-cell table:formula="of:=IF([.C5]=0;[.C4]+1;&quot;&quot;)" office:value-type="float" office:value="1" calcext:value-type="float">
            <text:p>1</text:p>
          </table:table-cell>
          <table:table-cell table:formula="of:=IF([.D4]=&quot;RedoAct&quot;;1;IF([.D4]=&quot;RedoPen&quot;;2;IF([.D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IF([.B6]=&quot;&quot;;[.B5];[.B6])" office:value-type="float" office:value="0" calcext:value-type="float">
            <text:p>0</text:p>
          </table:table-cell>
          <table:table-cell office:value-type="float" office:value="2.28028987279411E-017" calcext:value-type="float">
            <text:p>2.28028987279411E-17</text:p>
          </table:table-cell>
          <table:table-cell table:formula="of:=IF([.C6]=0;[.C5]+1;&quot;&quot;)" office:value-type="float" office:value="1" calcext:value-type="float">
            <text:p>1</text:p>
          </table:table-cell>
          <table:table-cell table:formula="of:=IF([.D5]=&quot;RedoAct&quot;;1;IF([.D5]=&quot;RedoPen&quot;;2;IF([.D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IF([.B7]=&quot;&quot;;[.B6];[.B7])" office:value-type="float" office:value="0" calcext:value-type="float">
            <text:p>0</text:p>
          </table:table-cell>
          <table:table-cell office:value-type="float" office:value="3.59537133983642E-017" calcext:value-type="float">
            <text:p>3.59537133983642E-17</text:p>
          </table:table-cell>
          <table:table-cell table:formula="of:=IF([.C7]=0;[.C6]+1;&quot;&quot;)" office:value-type="float" office:value="1" calcext:value-type="float">
            <text:p>1</text:p>
          </table:table-cell>
          <table:table-cell table:formula="of:=IF([.D6]=&quot;RedoAct&quot;;1;IF([.D6]=&quot;RedoPen&quot;;2;IF([.D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8]=&quot;&quot;;[.B7];[.B8])" office:value-type="float" office:value="0" calcext:value-type="float">
            <text:p>0</text:p>
          </table:table-cell>
          <table:table-cell office:value-type="float" office:value="3.47950031441402E-017" calcext:value-type="float">
            <text:p>3.47950031441402E-17</text:p>
          </table:table-cell>
          <table:table-cell table:formula="of:=IF([.C8]=0;[.C7]+1;&quot;&quot;)" office:value-type="float" office:value="1" calcext:value-type="float">
            <text:p>1</text:p>
          </table:table-cell>
          <table:table-cell table:formula="of:=IF([.D7]=&quot;RedoAct&quot;;1;IF([.D7]=&quot;RedoPen&quot;;2;IF([.D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([.B9]=&quot;&quot;;[.B8];[.B9])" office:value-type="float" office:value="0" calcext:value-type="float">
            <text:p>0</text:p>
          </table:table-cell>
          <table:table-cell office:value-type="float" office:value="2.88244577356756E-017" calcext:value-type="float">
            <text:p>2.88244577356756E-17</text:p>
          </table:table-cell>
          <table:table-cell table:formula="of:=IF([.C9]=0;[.C8]+1;&quot;&quot;)" office:value-type="float" office:value="1" calcext:value-type="float">
            <text:p>1</text:p>
          </table:table-cell>
          <table:table-cell table:formula="of:=IF([.D8]=&quot;RedoAct&quot;;1;IF([.D8]=&quot;RedoPen&quot;;2;IF([.D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]=&quot;&quot;;[.B9];[.B10])" office:value-type="float" office:value="0" calcext:value-type="float">
            <text:p>0</text:p>
          </table:table-cell>
          <table:table-cell office:value-type="float" office:value="3.37370747991611E-017" calcext:value-type="float">
            <text:p>3.37370747991611E-17</text:p>
          </table:table-cell>
          <table:table-cell table:formula="of:=IF([.C10]=0;[.C9]+1;&quot;&quot;)" office:value-type="float" office:value="1" calcext:value-type="float">
            <text:p>1</text:p>
          </table:table-cell>
          <table:table-cell table:formula="of:=IF([.D9]=&quot;RedoAct&quot;;1;IF([.D9]=&quot;RedoPen&quot;;2;IF([.D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1]=&quot;&quot;;[.B10];[.B11])" office:value-type="float" office:value="0" calcext:value-type="float">
            <text:p>0</text:p>
          </table:table-cell>
          <table:table-cell office:value-type="string" calcext:value-type="string">
            <text:p>RedoAct</text:p>
          </table:table-cell>
          <table:table-cell table:formula="of:=IF([.C11]=0;[.C10]+1;&quot;&quot;)" office:value-type="float" office:value="1" calcext:value-type="float">
            <text:p>1</text:p>
          </table:table-cell>
          <table:table-cell table:formula="of:=IF([.D10]=&quot;RedoAct&quot;;1;IF([.D10]=&quot;RedoPen&quot;;2;IF([.D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2]=&quot;&quot;;[.B11];[.B12])" office:value-type="float" office:value="0" calcext:value-type="float">
            <text:p>0</text:p>
          </table:table-cell>
          <table:table-cell office:value-type="float" office:value="0.0000666892127507965" calcext:value-type="float">
            <text:p>6.66892127507965E-05</text:p>
          </table:table-cell>
          <table:table-cell table:formula="of:=IF([.C12]=0;[.C11]+1;&quot;&quot;)" office:value-type="float" office:value="1" calcext:value-type="float">
            <text:p>1</text:p>
          </table:table-cell>
          <table:table-cell table:formula="of:=IF([.D11]=&quot;RedoAct&quot;;1;IF([.D11]=&quot;RedoPen&quot;;2;IF([.D1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]=&quot;&quot;;[.B12];[.B13])" office:value-type="float" office:value="1" calcext:value-type="float">
            <text:p>1</text:p>
          </table:table-cell>
          <table:table-cell office:value-type="float" office:value="0.0000715096561486361" calcext:value-type="float">
            <text:p>7.15096561486361E-05</text:p>
          </table:table-cell>
          <table:table-cell table:formula="of:=IF([.C13]=0;[.C12]+1;&quot;&quot;)">
            <text:p/>
          </table:table-cell>
          <table:table-cell table:formula="of:=IF([.D12]=&quot;RedoAct&quot;;1;IF([.D12]=&quot;RedoPen&quot;;2;IF([.D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]=&quot;&quot;;[.B13];[.B14])" office:value-type="float" office:value="2" calcext:value-type="float">
            <text:p>2</text:p>
          </table:table-cell>
          <table:table-cell office:value-type="float" office:value="0.000000000376935594209139" calcext:value-type="float">
            <text:p>3.76935594209139E-10</text:p>
          </table:table-cell>
          <table:table-cell table:formula="of:=IF([.C14]=0;[.C13]+1;&quot;&quot;)">
            <text:p/>
          </table:table-cell>
          <table:table-cell table:formula="of:=IF([.D13]=&quot;RedoAct&quot;;1;IF([.D13]=&quot;RedoPen&quot;;2;IF([.D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]=&quot;&quot;;[.B14];[.B15])" office:value-type="float" office:value="3" calcext:value-type="float">
            <text:p>3</text:p>
          </table:table-cell>
          <table:table-cell office:value-type="float" office:value="4.25994477403145E-015" calcext:value-type="float">
            <text:p>4.25994477403145E-15</text:p>
          </table:table-cell>
          <table:table-cell table:formula="of:=IF([.C15]=0;[.C14]+1;&quot;&quot;)">
            <text:p/>
          </table:table-cell>
          <table:table-cell table:formula="of:=IF([.D14]=&quot;RedoAct&quot;;1;IF([.D14]=&quot;RedoPen&quot;;2;IF([.D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IF([.B16]=&quot;&quot;;[.B15];[.B16])" office:value-type="float" office:value="0" calcext:value-type="float">
            <text:p>0</text:p>
          </table:table-cell>
          <table:table-cell office:value-type="float" office:value="0.00511880001279612" calcext:value-type="float">
            <text:p>0.005118800012796</text:p>
          </table:table-cell>
          <table:table-cell table:formula="of:=IF([.C16]=0;[.C15]+1;&quot;&quot;)" office:value-type="float" office:value="4" calcext:value-type="float">
            <text:p>4</text:p>
          </table:table-cell>
          <table:table-cell table:formula="of:=IF([.D15]=&quot;RedoAct&quot;;1;IF([.D15]=&quot;RedoPen&quot;;2;IF([.D1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]=&quot;&quot;;[.B16];[.B17])" office:value-type="float" office:value="1" calcext:value-type="float">
            <text:p>1</text:p>
          </table:table-cell>
          <table:table-cell office:value-type="float" office:value="0.0000255809569711386" calcext:value-type="float">
            <text:p>2.55809569711386E-05</text:p>
          </table:table-cell>
          <table:table-cell table:formula="of:=IF([.C17]=0;[.C16]+1;&quot;&quot;)">
            <text:p/>
          </table:table-cell>
          <table:table-cell table:formula="of:=IF([.D16]=&quot;RedoAct&quot;;1;IF([.D16]=&quot;RedoPen&quot;;2;IF([.D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]=&quot;&quot;;[.B17];[.B18])" office:value-type="float" office:value="2" calcext:value-type="float">
            <text:p>2</text:p>
          </table:table-cell>
          <table:table-cell office:value-type="float" office:value="0.00000781661394068732" calcext:value-type="float">
            <text:p>7.81661394068732E-06</text:p>
          </table:table-cell>
          <table:table-cell table:formula="of:=IF([.C18]=0;[.C17]+1;&quot;&quot;)">
            <text:p/>
          </table:table-cell>
          <table:table-cell table:formula="of:=IF([.D17]=&quot;RedoAct&quot;;1;IF([.D17]=&quot;RedoPen&quot;;2;IF([.D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9]=&quot;&quot;;[.B18];[.B19])" office:value-type="float" office:value="3" calcext:value-type="float">
            <text:p>3</text:p>
          </table:table-cell>
          <table:table-cell office:value-type="float" office:value="0.000000000069105005519516" calcext:value-type="float">
            <text:p>6.9105005519516E-11</text:p>
          </table:table-cell>
          <table:table-cell table:formula="of:=IF([.C19]=0;[.C18]+1;&quot;&quot;)">
            <text:p/>
          </table:table-cell>
          <table:table-cell table:formula="of:=IF([.D18]=&quot;RedoAct&quot;;1;IF([.D18]=&quot;RedoPen&quot;;2;IF([.D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20]=&quot;&quot;;[.B19];[.B20])" office:value-type="float" office:value="0" calcext:value-type="float">
            <text:p>0</text:p>
          </table:table-cell>
          <table:table-cell office:value-type="float" office:value="0.00838732638791375" calcext:value-type="float">
            <text:p>0.008387326387914</text:p>
          </table:table-cell>
          <table:table-cell table:formula="of:=IF([.C20]=0;[.C19]+1;&quot;&quot;)" office:value-type="float" office:value="4" calcext:value-type="float">
            <text:p>4</text:p>
          </table:table-cell>
          <table:table-cell table:formula="of:=IF([.D19]=&quot;RedoAct&quot;;1;IF([.D19]=&quot;RedoPen&quot;;2;IF([.D1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]=&quot;&quot;;[.B20];[.B21])" office:value-type="float" office:value="1" calcext:value-type="float">
            <text:p>1</text:p>
          </table:table-cell>
          <table:table-cell office:value-type="float" office:value="0.0000458946026858205" calcext:value-type="float">
            <text:p>4.58946026858205E-05</text:p>
          </table:table-cell>
          <table:table-cell table:formula="of:=IF([.C21]=0;[.C20]+1;&quot;&quot;)">
            <text:p/>
          </table:table-cell>
          <table:table-cell table:formula="of:=IF([.D20]=&quot;RedoAct&quot;;1;IF([.D20]=&quot;RedoPen&quot;;2;IF([.D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]=&quot;&quot;;[.B21];[.B22])" office:value-type="float" office:value="2" calcext:value-type="float">
            <text:p>2</text:p>
          </table:table-cell>
          <table:table-cell office:value-type="float" office:value="0.0000637021082114188" calcext:value-type="float">
            <text:p>6.37021082114188E-05</text:p>
          </table:table-cell>
          <table:table-cell table:formula="of:=IF([.C22]=0;[.C21]+1;&quot;&quot;)">
            <text:p/>
          </table:table-cell>
          <table:table-cell table:formula="of:=IF([.D21]=&quot;RedoAct&quot;;1;IF([.D21]=&quot;RedoPen&quot;;2;IF([.D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]=&quot;&quot;;[.B22];[.B23])" office:value-type="float" office:value="3" calcext:value-type="float">
            <text:p>3</text:p>
          </table:table-cell>
          <table:table-cell office:value-type="float" office:value="0.00000000411816412191536" calcext:value-type="float">
            <text:p>4.11816412191536E-09</text:p>
          </table:table-cell>
          <table:table-cell table:formula="of:=IF([.C23]=0;[.C22]+1;&quot;&quot;)">
            <text:p/>
          </table:table-cell>
          <table:table-cell table:formula="of:=IF([.D22]=&quot;RedoAct&quot;;1;IF([.D22]=&quot;RedoPen&quot;;2;IF([.D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4]=&quot;&quot;;[.B23];[.B24])" office:value-type="float" office:value="4" calcext:value-type="float">
            <text:p>4</text:p>
          </table:table-cell>
          <table:table-cell office:value-type="float" office:value="0.000000000000373870118156773" calcext:value-type="float">
            <text:p>3.73870118156773E-13</text:p>
          </table:table-cell>
          <table:table-cell table:formula="of:=IF([.C24]=0;[.C23]+1;&quot;&quot;)">
            <text:p/>
          </table:table-cell>
          <table:table-cell table:formula="of:=IF([.D23]=&quot;RedoAct&quot;;1;IF([.D23]=&quot;RedoPen&quot;;2;IF([.D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25]=&quot;&quot;;[.B24];[.B25])" office:value-type="float" office:value="0" calcext:value-type="float">
            <text:p>0</text:p>
          </table:table-cell>
          <table:table-cell office:value-type="float" office:value="0.0175092348882588" calcext:value-type="float">
            <text:p>0.017509234888259</text:p>
          </table:table-cell>
          <table:table-cell table:formula="of:=IF([.C25]=0;[.C24]+1;&quot;&quot;)" office:value-type="float" office:value="5" calcext:value-type="float">
            <text:p>5</text:p>
          </table:table-cell>
          <table:table-cell table:formula="of:=IF([.D24]=&quot;RedoAct&quot;;1;IF([.D24]=&quot;RedoPen&quot;;2;IF([.D24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]=&quot;&quot;;[.B25];[.B26])" office:value-type="float" office:value="1" calcext:value-type="float">
            <text:p>1</text:p>
          </table:table-cell>
          <table:table-cell office:value-type="float" office:value="0.0000846420932139768" calcext:value-type="float">
            <text:p>8.46420932139768E-05</text:p>
          </table:table-cell>
          <table:table-cell table:formula="of:=IF([.C26]=0;[.C25]+1;&quot;&quot;)">
            <text:p/>
          </table:table-cell>
          <table:table-cell table:formula="of:=IF([.D25]=&quot;RedoAct&quot;;1;IF([.D25]=&quot;RedoPen&quot;;2;IF([.D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]=&quot;&quot;;[.B26];[.B27])" office:value-type="float" office:value="2" calcext:value-type="float">
            <text:p>2</text:p>
          </table:table-cell>
          <table:table-cell office:value-type="float" office:value="0.0012063234753671" calcext:value-type="float">
            <text:p>0.001206323475367</text:p>
          </table:table-cell>
          <table:table-cell table:formula="of:=IF([.C27]=0;[.C26]+1;&quot;&quot;)">
            <text:p/>
          </table:table-cell>
          <table:table-cell table:formula="of:=IF([.D26]=&quot;RedoAct&quot;;1;IF([.D26]=&quot;RedoPen&quot;;2;IF([.D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]=&quot;&quot;;[.B27];[.B28])" office:value-type="float" office:value="3" calcext:value-type="float">
            <text:p>3</text:p>
          </table:table-cell>
          <table:table-cell office:value-type="float" office:value="0.00000137067501517548" calcext:value-type="float">
            <text:p>1.37067501517548E-06</text:p>
          </table:table-cell>
          <table:table-cell table:formula="of:=IF([.C28]=0;[.C27]+1;&quot;&quot;)">
            <text:p/>
          </table:table-cell>
          <table:table-cell table:formula="of:=IF([.D27]=&quot;RedoAct&quot;;1;IF([.D27]=&quot;RedoPen&quot;;2;IF([.D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9]=&quot;&quot;;[.B28];[.B29])" office:value-type="float" office:value="4" calcext:value-type="float">
            <text:p>4</text:p>
          </table:table-cell>
          <table:table-cell office:value-type="float" office:value="0.00000019058341087518" calcext:value-type="float">
            <text:p>1.9058341087518E-07</text:p>
          </table:table-cell>
          <table:table-cell table:formula="of:=IF([.C29]=0;[.C28]+1;&quot;&quot;)">
            <text:p/>
          </table:table-cell>
          <table:table-cell table:formula="of:=IF([.D28]=&quot;RedoAct&quot;;1;IF([.D28]=&quot;RedoPen&quot;;2;IF([.D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]=&quot;&quot;;[.B29];[.B30])" office:value-type="float" office:value="5" calcext:value-type="float">
            <text:p>5</text:p>
          </table:table-cell>
          <table:table-cell office:value-type="float" office:value="0.000000000000122737010074098" calcext:value-type="float">
            <text:p>1.22737010074098E-13</text:p>
          </table:table-cell>
          <table:table-cell table:formula="of:=IF([.C30]=0;[.C29]+1;&quot;&quot;)">
            <text:p/>
          </table:table-cell>
          <table:table-cell table:formula="of:=IF([.D29]=&quot;RedoAct&quot;;1;IF([.D29]=&quot;RedoPen&quot;;2;IF([.D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]=&quot;&quot;;[.B30];[.B31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31]=0;[.C30]+1;&quot;&quot;)">
            <text:p/>
          </table:table-cell>
          <table:table-cell table:formula="of:=IF([.D30]=&quot;RedoAct&quot;;1;IF([.D30]=&quot;RedoPen&quot;;2;IF([.D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32]=&quot;&quot;;[.B31];[.B32])" office:value-type="float" office:value="0" calcext:value-type="float">
            <text:p>0</text:p>
          </table:table-cell>
          <table:table-cell office:value-type="float" office:value="0.000102852443984476" calcext:value-type="float">
            <text:p>0.000102852443984</text:p>
          </table:table-cell>
          <table:table-cell table:formula="of:=IF([.C32]=0;[.C31]+1;&quot;&quot;)" office:value-type="float" office:value="6" calcext:value-type="float">
            <text:p>6</text:p>
          </table:table-cell>
          <table:table-cell table:formula="of:=IF([.D31]=&quot;RedoAct&quot;;1;IF([.D31]=&quot;RedoPen&quot;;2;IF([.D3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]=&quot;&quot;;[.B32];[.B33])" office:value-type="float" office:value="1" calcext:value-type="float">
            <text:p>1</text:p>
          </table:table-cell>
          <table:table-cell office:value-type="float" office:value="0.000132962147462468" calcext:value-type="float">
            <text:p>0.000132962147462</text:p>
          </table:table-cell>
          <table:table-cell table:formula="of:=IF([.C33]=0;[.C32]+1;&quot;&quot;)">
            <text:p/>
          </table:table-cell>
          <table:table-cell table:formula="of:=IF([.D32]=&quot;RedoAct&quot;;1;IF([.D32]=&quot;RedoPen&quot;;2;IF([.D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]=&quot;&quot;;[.B33];[.B34])" office:value-type="float" office:value="2" calcext:value-type="float">
            <text:p>2</text:p>
          </table:table-cell>
          <table:table-cell office:value-type="float" office:value="0.0000000156147752675503" calcext:value-type="float">
            <text:p>1.56147752675503E-08</text:p>
          </table:table-cell>
          <table:table-cell table:formula="of:=IF([.C34]=0;[.C33]+1;&quot;&quot;)">
            <text:p/>
          </table:table-cell>
          <table:table-cell table:formula="of:=IF([.D33]=&quot;RedoAct&quot;;1;IF([.D33]=&quot;RedoPen&quot;;2;IF([.D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]=&quot;&quot;;[.B34];[.B35])" office:value-type="float" office:value="3" calcext:value-type="float">
            <text:p>3</text:p>
          </table:table-cell>
          <table:table-cell office:value-type="float" office:value="0.00000000000780012237439745" calcext:value-type="float">
            <text:p>7.80012237439745E-12</text:p>
          </table:table-cell>
          <table:table-cell table:formula="of:=IF([.C35]=0;[.C34]+1;&quot;&quot;)">
            <text:p/>
          </table:table-cell>
          <table:table-cell table:formula="of:=IF([.D34]=&quot;RedoAct&quot;;1;IF([.D34]=&quot;RedoPen&quot;;2;IF([.D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36]=&quot;&quot;;[.B35];[.B36])" office:value-type="float" office:value="0" calcext:value-type="float">
            <text:p>0</text:p>
          </table:table-cell>
          <table:table-cell office:value-type="float" office:value="0.0943082095851907" calcext:value-type="float">
            <text:p>0.094308209585191</text:p>
          </table:table-cell>
          <table:table-cell table:formula="of:=IF([.C36]=0;[.C35]+1;&quot;&quot;)" office:value-type="float" office:value="4" calcext:value-type="float">
            <text:p>4</text:p>
          </table:table-cell>
          <table:table-cell table:formula="of:=IF([.D35]=&quot;RedoAct&quot;;1;IF([.D35]=&quot;RedoPen&quot;;2;IF([.D35]=&quot;Cutback&quot;;-1;0)))" office:value-type="float" office:value="0" calcext:value-type="float">
            <text:p>0</text:p>
          </table:table-cell>
          <table:table-cell office:value-type="string" calcext:value-type="string">
            <text:p>37: 66--&gt;91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]=&quot;&quot;;[.B36];[.B37])" office:value-type="float" office:value="1" calcext:value-type="float">
            <text:p>1</text:p>
          </table:table-cell>
          <table:table-cell office:value-type="float" office:value="0.000074113225109318" calcext:value-type="float">
            <text:p>7.4113225109318E-05</text:p>
          </table:table-cell>
          <table:table-cell table:formula="of:=IF([.C37]=0;[.C36]+1;&quot;&quot;)">
            <text:p/>
          </table:table-cell>
          <table:table-cell table:formula="of:=IF([.D36]=&quot;RedoAct&quot;;1;IF([.D36]=&quot;RedoPen&quot;;2;IF([.D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]=&quot;&quot;;[.B37];[.B38])" office:value-type="float" office:value="2" calcext:value-type="float">
            <text:p>2</text:p>
          </table:table-cell>
          <table:table-cell office:value-type="float" office:value="0.000477018903624909" calcext:value-type="float">
            <text:p>0.000477018903625</text:p>
          </table:table-cell>
          <table:table-cell table:formula="of:=IF([.C38]=0;[.C37]+1;&quot;&quot;)">
            <text:p/>
          </table:table-cell>
          <table:table-cell table:formula="of:=IF([.D37]=&quot;RedoAct&quot;;1;IF([.D37]=&quot;RedoPen&quot;;2;IF([.D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9]=&quot;&quot;;[.B38];[.B39])" office:value-type="float" office:value="3" calcext:value-type="float">
            <text:p>3</text:p>
          </table:table-cell>
          <table:table-cell office:value-type="float" office:value="0.00000013203769894629" calcext:value-type="float">
            <text:p>1.3203769894629E-07</text:p>
          </table:table-cell>
          <table:table-cell table:formula="of:=IF([.C39]=0;[.C38]+1;&quot;&quot;)">
            <text:p/>
          </table:table-cell>
          <table:table-cell table:formula="of:=IF([.D38]=&quot;RedoAct&quot;;1;IF([.D38]=&quot;RedoPen&quot;;2;IF([.D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]=&quot;&quot;;[.B39];[.B40])" office:value-type="float" office:value="4" calcext:value-type="float">
            <text:p>4</text:p>
          </table:table-cell>
          <table:table-cell office:value-type="float" office:value="0.000000000964737355105471" calcext:value-type="float">
            <text:p>9.64737355105471E-10</text:p>
          </table:table-cell>
          <table:table-cell table:formula="of:=IF([.C40]=0;[.C39]+1;&quot;&quot;)">
            <text:p/>
          </table:table-cell>
          <table:table-cell table:formula="of:=IF([.D39]=&quot;RedoAct&quot;;1;IF([.D39]=&quot;RedoPen&quot;;2;IF([.D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1]=&quot;&quot;;[.B40];[.B41])" office:value-type="float" office:value="5" calcext:value-type="float">
            <text:p>5</text:p>
          </table:table-cell>
          <table:table-cell office:value-type="float" office:value="3.26949273536458E-015" calcext:value-type="float">
            <text:p>3.26949273536458E-15</text:p>
          </table:table-cell>
          <table:table-cell table:formula="of:=IF([.C41]=0;[.C40]+1;&quot;&quot;)">
            <text:p/>
          </table:table-cell>
          <table:table-cell table:formula="of:=IF([.D40]=&quot;RedoAct&quot;;1;IF([.D40]=&quot;RedoPen&quot;;2;IF([.D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42]=&quot;&quot;;[.B41];[.B42])" office:value-type="float" office:value="0" calcext:value-type="float">
            <text:p>0</text:p>
          </table:table-cell>
          <table:table-cell office:value-type="float" office:value="0.054553904818003" calcext:value-type="float">
            <text:p>0.054553904818003</text:p>
          </table:table-cell>
          <table:table-cell table:formula="of:=IF([.C42]=0;[.C41]+1;&quot;&quot;)" office:value-type="float" office:value="6" calcext:value-type="float">
            <text:p>6</text:p>
          </table:table-cell>
          <table:table-cell table:formula="of:=IF([.D41]=&quot;RedoAct&quot;;1;IF([.D41]=&quot;RedoPen&quot;;2;IF([.D4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]=&quot;&quot;;[.B42];[.B43])" office:value-type="float" office:value="1" calcext:value-type="float">
            <text:p>1</text:p>
          </table:table-cell>
          <table:table-cell office:value-type="float" office:value="0.0000961830589226307" calcext:value-type="float">
            <text:p>9.61830589226307E-05</text:p>
          </table:table-cell>
          <table:table-cell table:formula="of:=IF([.C43]=0;[.C42]+1;&quot;&quot;)">
            <text:p/>
          </table:table-cell>
          <table:table-cell table:formula="of:=IF([.D42]=&quot;RedoAct&quot;;1;IF([.D42]=&quot;RedoPen&quot;;2;IF([.D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]=&quot;&quot;;[.B43];[.B44])" office:value-type="float" office:value="2" calcext:value-type="float">
            <text:p>2</text:p>
          </table:table-cell>
          <table:table-cell office:value-type="float" office:value="0.000313566595028441" calcext:value-type="float">
            <text:p>0.000313566595028</text:p>
          </table:table-cell>
          <table:table-cell table:formula="of:=IF([.C44]=0;[.C43]+1;&quot;&quot;)">
            <text:p/>
          </table:table-cell>
          <table:table-cell table:formula="of:=IF([.D43]=&quot;RedoAct&quot;;1;IF([.D43]=&quot;RedoPen&quot;;2;IF([.D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]=&quot;&quot;;[.B44];[.B45])" office:value-type="float" office:value="3" calcext:value-type="float">
            <text:p>3</text:p>
          </table:table-cell>
          <table:table-cell office:value-type="float" office:value="0.000000123401419858513" calcext:value-type="float">
            <text:p>1.23401419858513E-07</text:p>
          </table:table-cell>
          <table:table-cell table:formula="of:=IF([.C45]=0;[.C44]+1;&quot;&quot;)">
            <text:p/>
          </table:table-cell>
          <table:table-cell table:formula="of:=IF([.D44]=&quot;RedoAct&quot;;1;IF([.D44]=&quot;RedoPen&quot;;2;IF([.D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6]=&quot;&quot;;[.B45];[.B46])" office:value-type="float" office:value="4" calcext:value-type="float">
            <text:p>4</text:p>
          </table:table-cell>
          <table:table-cell office:value-type="float" office:value="0.000000000186173193086401" calcext:value-type="float">
            <text:p>1.86173193086401E-10</text:p>
          </table:table-cell>
          <table:table-cell table:formula="of:=IF([.C46]=0;[.C45]+1;&quot;&quot;)">
            <text:p/>
          </table:table-cell>
          <table:table-cell table:formula="of:=IF([.D45]=&quot;RedoAct&quot;;1;IF([.D45]=&quot;RedoPen&quot;;2;IF([.D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7]=&quot;&quot;;[.B46];[.B47])" office:value-type="float" office:value="5" calcext:value-type="float">
            <text:p>5</text:p>
          </table:table-cell>
          <table:table-cell office:value-type="float" office:value="3.46386466558284E-015" calcext:value-type="float">
            <text:p>3.46386466558284E-15</text:p>
          </table:table-cell>
          <table:table-cell table:formula="of:=IF([.C47]=0;[.C46]+1;&quot;&quot;)">
            <text:p/>
          </table:table-cell>
          <table:table-cell table:formula="of:=IF([.D46]=&quot;RedoAct&quot;;1;IF([.D46]=&quot;RedoPen&quot;;2;IF([.D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48]=&quot;&quot;;[.B47];[.B48])" office:value-type="float" office:value="0" calcext:value-type="float">
            <text:p>0</text:p>
          </table:table-cell>
          <table:table-cell office:value-type="float" office:value="0.0279587322482575" calcext:value-type="float">
            <text:p>0.027958732248258</text:p>
          </table:table-cell>
          <table:table-cell table:formula="of:=IF([.C48]=0;[.C47]+1;&quot;&quot;)" office:value-type="float" office:value="6" calcext:value-type="float">
            <text:p>6</text:p>
          </table:table-cell>
          <table:table-cell table:formula="of:=IF([.D47]=&quot;RedoAct&quot;;1;IF([.D47]=&quot;RedoPen&quot;;2;IF([.D47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]=&quot;&quot;;[.B48];[.B49])" office:value-type="float" office:value="1" calcext:value-type="float">
            <text:p>1</text:p>
          </table:table-cell>
          <table:table-cell office:value-type="float" office:value="0.0000415394911417121" calcext:value-type="float">
            <text:p>4.15394911417121E-05</text:p>
          </table:table-cell>
          <table:table-cell table:formula="of:=IF([.C49]=0;[.C48]+1;&quot;&quot;)">
            <text:p/>
          </table:table-cell>
          <table:table-cell table:formula="of:=IF([.D48]=&quot;RedoAct&quot;;1;IF([.D48]=&quot;RedoPen&quot;;2;IF([.D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]=&quot;&quot;;[.B49];[.B50])" office:value-type="float" office:value="2" calcext:value-type="float">
            <text:p>2</text:p>
          </table:table-cell>
          <table:table-cell office:value-type="float" office:value="0.0000418548445536086" calcext:value-type="float">
            <text:p>4.18548445536086E-05</text:p>
          </table:table-cell>
          <table:table-cell table:formula="of:=IF([.C50]=0;[.C49]+1;&quot;&quot;)">
            <text:p/>
          </table:table-cell>
          <table:table-cell table:formula="of:=IF([.D49]=&quot;RedoAct&quot;;1;IF([.D49]=&quot;RedoPen&quot;;2;IF([.D4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1]=&quot;&quot;;[.B50];[.B51])" office:value-type="float" office:value="3" calcext:value-type="float">
            <text:p>3</text:p>
          </table:table-cell>
          <table:table-cell office:value-type="float" office:value="0.00000000146225316539994" calcext:value-type="float">
            <text:p>1.46225316539994E-09</text:p>
          </table:table-cell>
          <table:table-cell table:formula="of:=IF([.C51]=0;[.C50]+1;&quot;&quot;)">
            <text:p/>
          </table:table-cell>
          <table:table-cell table:formula="of:=IF([.D50]=&quot;RedoAct&quot;;1;IF([.D50]=&quot;RedoPen&quot;;2;IF([.D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2]=&quot;&quot;;[.B51];[.B52])" office:value-type="float" office:value="4" calcext:value-type="float">
            <text:p>4</text:p>
          </table:table-cell>
          <table:table-cell office:value-type="float" office:value="0.000000000000021555659901785" calcext:value-type="float">
            <text:p>2.1555659901785E-14</text:p>
          </table:table-cell>
          <table:table-cell table:formula="of:=IF([.C52]=0;[.C51]+1;&quot;&quot;)">
            <text:p/>
          </table:table-cell>
          <table:table-cell table:formula="of:=IF([.D51]=&quot;RedoAct&quot;;1;IF([.D51]=&quot;RedoPen&quot;;2;IF([.D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53]=&quot;&quot;;[.B52];[.B53])" office:value-type="float" office:value="0" calcext:value-type="float">
            <text:p>0</text:p>
          </table:table-cell>
          <table:table-cell office:value-type="float" office:value="0.0172241640186306" calcext:value-type="float">
            <text:p>0.017224164018631</text:p>
          </table:table-cell>
          <table:table-cell table:formula="of:=IF([.C53]=0;[.C52]+1;&quot;&quot;)" office:value-type="float" office:value="5" calcext:value-type="float">
            <text:p>5</text:p>
          </table:table-cell>
          <table:table-cell table:formula="of:=IF([.D52]=&quot;RedoAct&quot;;1;IF([.D52]=&quot;RedoPen&quot;;2;IF([.D52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]=&quot;&quot;;[.B53];[.B54])" office:value-type="float" office:value="1" calcext:value-type="float">
            <text:p>1</text:p>
          </table:table-cell>
          <table:table-cell office:value-type="float" office:value="0.0000207749095992215" calcext:value-type="float">
            <text:p>2.07749095992215E-05</text:p>
          </table:table-cell>
          <table:table-cell table:formula="of:=IF([.C54]=0;[.C53]+1;&quot;&quot;)">
            <text:p/>
          </table:table-cell>
          <table:table-cell table:formula="of:=IF([.D53]=&quot;RedoAct&quot;;1;IF([.D53]=&quot;RedoPen&quot;;2;IF([.D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]=&quot;&quot;;[.B54];[.B55])" office:value-type="float" office:value="2" calcext:value-type="float">
            <text:p>2</text:p>
          </table:table-cell>
          <table:table-cell office:value-type="float" office:value="0.00000850614870880778" calcext:value-type="float">
            <text:p>8.50614870880778E-06</text:p>
          </table:table-cell>
          <table:table-cell table:formula="of:=IF([.C55]=0;[.C54]+1;&quot;&quot;)">
            <text:p/>
          </table:table-cell>
          <table:table-cell table:formula="of:=IF([.D54]=&quot;RedoAct&quot;;1;IF([.D54]=&quot;RedoPen&quot;;2;IF([.D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]=&quot;&quot;;[.B55];[.B56])" office:value-type="float" office:value="3" calcext:value-type="float">
            <text:p>3</text:p>
          </table:table-cell>
          <table:table-cell office:value-type="float" office:value="0.0000000000424932682209498" calcext:value-type="float">
            <text:p>4.24932682209498E-11</text:p>
          </table:table-cell>
          <table:table-cell table:formula="of:=IF([.C56]=0;[.C55]+1;&quot;&quot;)">
            <text:p/>
          </table:table-cell>
          <table:table-cell table:formula="of:=IF([.D55]=&quot;RedoAct&quot;;1;IF([.D55]=&quot;RedoPen&quot;;2;IF([.D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57]=&quot;&quot;;[.B56];[.B57])" office:value-type="float" office:value="0" calcext:value-type="float">
            <text:p>0</text:p>
          </table:table-cell>
          <table:table-cell office:value-type="float" office:value="0.0114160471395252" calcext:value-type="float">
            <text:p>0.011416047139525</text:p>
          </table:table-cell>
          <table:table-cell table:formula="of:=IF([.C57]=0;[.C56]+1;&quot;&quot;)" office:value-type="float" office:value="4" calcext:value-type="float">
            <text:p>4</text:p>
          </table:table-cell>
          <table:table-cell table:formula="of:=IF([.D56]=&quot;RedoAct&quot;;1;IF([.D56]=&quot;RedoPen&quot;;2;IF([.D5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]=&quot;&quot;;[.B57];[.B58])" office:value-type="float" office:value="1" calcext:value-type="float">
            <text:p>1</text:p>
          </table:table-cell>
          <table:table-cell office:value-type="float" office:value="0.0000112514918051422" calcext:value-type="float">
            <text:p>1.12514918051422E-05</text:p>
          </table:table-cell>
          <table:table-cell table:formula="of:=IF([.C58]=0;[.C57]+1;&quot;&quot;)">
            <text:p/>
          </table:table-cell>
          <table:table-cell table:formula="of:=IF([.D57]=&quot;RedoAct&quot;;1;IF([.D57]=&quot;RedoPen&quot;;2;IF([.D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]=&quot;&quot;;[.B58];[.B59])" office:value-type="float" office:value="2" calcext:value-type="float">
            <text:p>2</text:p>
          </table:table-cell>
          <table:table-cell office:value-type="float" office:value="0.00000208588965245126" calcext:value-type="float">
            <text:p>2.08588965245126E-06</text:p>
          </table:table-cell>
          <table:table-cell table:formula="of:=IF([.C59]=0;[.C58]+1;&quot;&quot;)">
            <text:p/>
          </table:table-cell>
          <table:table-cell table:formula="of:=IF([.D58]=&quot;RedoAct&quot;;1;IF([.D58]=&quot;RedoPen&quot;;2;IF([.D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0]=&quot;&quot;;[.B59];[.B60])" office:value-type="float" office:value="3" calcext:value-type="float">
            <text:p>3</text:p>
          </table:table-cell>
          <table:table-cell office:value-type="float" office:value="0.00000000000208650676335976" calcext:value-type="float">
            <text:p>2.08650676335976E-12</text:p>
          </table:table-cell>
          <table:table-cell table:formula="of:=IF([.C60]=0;[.C59]+1;&quot;&quot;)">
            <text:p/>
          </table:table-cell>
          <table:table-cell table:formula="of:=IF([.D59]=&quot;RedoAct&quot;;1;IF([.D59]=&quot;RedoPen&quot;;2;IF([.D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1]=&quot;&quot;;[.B60];[.B6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1]=0;[.C60]+1;&quot;&quot;)">
            <text:p/>
          </table:table-cell>
          <table:table-cell table:formula="of:=IF([.D60]=&quot;RedoAct&quot;;1;IF([.D60]=&quot;RedoPen&quot;;2;IF([.D6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62]=&quot;&quot;;[.B61];[.B62])" office:value-type="float" office:value="0" calcext:value-type="float">
            <text:p>0</text:p>
          </table:table-cell>
          <table:table-cell office:value-type="float" office:value="0.000156930840804626" calcext:value-type="float">
            <text:p>0.000156930840805</text:p>
          </table:table-cell>
          <table:table-cell table:formula="of:=IF([.C62]=0;[.C61]+1;&quot;&quot;)" office:value-type="float" office:value="4" calcext:value-type="float">
            <text:p>4</text:p>
          </table:table-cell>
          <table:table-cell table:formula="of:=IF([.D61]=&quot;RedoAct&quot;;1;IF([.D61]=&quot;RedoPen&quot;;2;IF([.D6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]=&quot;&quot;;[.B62];[.B63])" office:value-type="float" office:value="1" calcext:value-type="float">
            <text:p>1</text:p>
          </table:table-cell>
          <table:table-cell office:value-type="float" office:value="0.000129720951537499" calcext:value-type="float">
            <text:p>0.000129720951537</text:p>
          </table:table-cell>
          <table:table-cell table:formula="of:=IF([.C63]=0;[.C62]+1;&quot;&quot;)">
            <text:p/>
          </table:table-cell>
          <table:table-cell table:formula="of:=IF([.D62]=&quot;RedoAct&quot;;1;IF([.D62]=&quot;RedoPen&quot;;2;IF([.D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]=&quot;&quot;;[.B63];[.B64])" office:value-type="float" office:value="2" calcext:value-type="float">
            <text:p>2</text:p>
          </table:table-cell>
          <table:table-cell office:value-type="float" office:value="0.000000000203602145710571" calcext:value-type="float">
            <text:p>2.03602145710571E-10</text:p>
          </table:table-cell>
          <table:table-cell table:formula="of:=IF([.C64]=0;[.C63]+1;&quot;&quot;)">
            <text:p/>
          </table:table-cell>
          <table:table-cell table:formula="of:=IF([.D63]=&quot;RedoAct&quot;;1;IF([.D63]=&quot;RedoPen&quot;;2;IF([.D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]=&quot;&quot;;[.B64];[.B65])" office:value-type="float" office:value="3" calcext:value-type="float">
            <text:p>3</text:p>
          </table:table-cell>
          <table:table-cell office:value-type="float" office:value="4.06946033282854E-015" calcext:value-type="float">
            <text:p>4.06946033282854E-15</text:p>
          </table:table-cell>
          <table:table-cell table:formula="of:=IF([.C65]=0;[.C64]+1;&quot;&quot;)">
            <text:p/>
          </table:table-cell>
          <table:table-cell table:formula="of:=IF([.D64]=&quot;RedoAct&quot;;1;IF([.D64]=&quot;RedoPen&quot;;2;IF([.D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66]=&quot;&quot;;[.B65];[.B66])" office:value-type="float" office:value="0" calcext:value-type="float">
            <text:p>0</text:p>
          </table:table-cell>
          <table:table-cell office:value-type="float" office:value="0.00894398856763165" calcext:value-type="float">
            <text:p>0.008943988567632</text:p>
          </table:table-cell>
          <table:table-cell table:formula="of:=IF([.C66]=0;[.C65]+1;&quot;&quot;)" office:value-type="float" office:value="4" calcext:value-type="float">
            <text:p>4</text:p>
          </table:table-cell>
          <table:table-cell table:formula="of:=IF([.D65]=&quot;RedoAct&quot;;1;IF([.D65]=&quot;RedoPen&quot;;2;IF([.D65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]=&quot;&quot;;[.B66];[.B67])" office:value-type="float" office:value="1" calcext:value-type="float">
            <text:p>1</text:p>
          </table:table-cell>
          <table:table-cell office:value-type="float" office:value="0.0000035029872682043" calcext:value-type="float">
            <text:p>3.5029872682043E-06</text:p>
          </table:table-cell>
          <table:table-cell table:formula="of:=IF([.C67]=0;[.C66]+1;&quot;&quot;)">
            <text:p/>
          </table:table-cell>
          <table:table-cell table:formula="of:=IF([.D66]=&quot;RedoAct&quot;;1;IF([.D66]=&quot;RedoPen&quot;;2;IF([.D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]=&quot;&quot;;[.B67];[.B68])" office:value-type="float" office:value="2" calcext:value-type="float">
            <text:p>2</text:p>
          </table:table-cell>
          <table:table-cell office:value-type="float" office:value="0.000000172871872693628" calcext:value-type="float">
            <text:p>1.72871872693628E-07</text:p>
          </table:table-cell>
          <table:table-cell table:formula="of:=IF([.C68]=0;[.C67]+1;&quot;&quot;)">
            <text:p/>
          </table:table-cell>
          <table:table-cell table:formula="of:=IF([.D67]=&quot;RedoAct&quot;;1;IF([.D67]=&quot;RedoPen&quot;;2;IF([.D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]=&quot;&quot;;[.B68];[.B69])" office:value-type="float" office:value="3" calcext:value-type="float">
            <text:p>3</text:p>
          </table:table-cell>
          <table:table-cell office:value-type="float" office:value="6.32217975496713E-015" calcext:value-type="float">
            <text:p>6.32217975496713E-15</text:p>
          </table:table-cell>
          <table:table-cell table:formula="of:=IF([.C69]=0;[.C68]+1;&quot;&quot;)">
            <text:p/>
          </table:table-cell>
          <table:table-cell table:formula="of:=IF([.D68]=&quot;RedoAct&quot;;1;IF([.D68]=&quot;RedoPen&quot;;2;IF([.D6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0]=&quot;&quot;;[.B69];[.B7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70]=0;[.C69]+1;&quot;&quot;)">
            <text:p/>
          </table:table-cell>
          <table:table-cell table:formula="of:=IF([.D69]=&quot;RedoAct&quot;;1;IF([.D69]=&quot;RedoPen&quot;;2;IF([.D6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71]=&quot;&quot;;[.B70];[.B71])" office:value-type="float" office:value="0" calcext:value-type="float">
            <text:p>0</text:p>
          </table:table-cell>
          <table:table-cell office:value-type="float" office:value="0.000164542291853464" calcext:value-type="float">
            <text:p>0.000164542291853</text:p>
          </table:table-cell>
          <table:table-cell table:formula="of:=IF([.C71]=0;[.C70]+1;&quot;&quot;)" office:value-type="float" office:value="4" calcext:value-type="float">
            <text:p>4</text:p>
          </table:table-cell>
          <table:table-cell table:formula="of:=IF([.D70]=&quot;RedoAct&quot;;1;IF([.D70]=&quot;RedoPen&quot;;2;IF([.D7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2]=&quot;&quot;;[.B71];[.B72])" office:value-type="float" office:value="1" calcext:value-type="float">
            <text:p>1</text:p>
          </table:table-cell>
          <table:table-cell office:value-type="float" office:value="0.000117766815115136" calcext:value-type="float">
            <text:p>0.000117766815115</text:p>
          </table:table-cell>
          <table:table-cell table:formula="of:=IF([.C72]=0;[.C71]+1;&quot;&quot;)">
            <text:p/>
          </table:table-cell>
          <table:table-cell table:formula="of:=IF([.D71]=&quot;RedoAct&quot;;1;IF([.D71]=&quot;RedoPen&quot;;2;IF([.D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3]=&quot;&quot;;[.B72];[.B73])" office:value-type="float" office:value="2" calcext:value-type="float">
            <text:p>2</text:p>
          </table:table-cell>
          <table:table-cell office:value-type="float" office:value="0.000000000465729609076396" calcext:value-type="float">
            <text:p>4.65729609076396E-10</text:p>
          </table:table-cell>
          <table:table-cell table:formula="of:=IF([.C73]=0;[.C72]+1;&quot;&quot;)">
            <text:p/>
          </table:table-cell>
          <table:table-cell table:formula="of:=IF([.D72]=&quot;RedoAct&quot;;1;IF([.D72]=&quot;RedoPen&quot;;2;IF([.D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4]=&quot;&quot;;[.B73];[.B74])" office:value-type="float" office:value="3" calcext:value-type="float">
            <text:p>3</text:p>
          </table:table-cell>
          <table:table-cell office:value-type="float" office:value="5.86218325805139E-015" calcext:value-type="float">
            <text:p>5.86218325805139E-15</text:p>
          </table:table-cell>
          <table:table-cell table:formula="of:=IF([.C74]=0;[.C73]+1;&quot;&quot;)">
            <text:p/>
          </table:table-cell>
          <table:table-cell table:formula="of:=IF([.D73]=&quot;RedoAct&quot;;1;IF([.D73]=&quot;RedoPen&quot;;2;IF([.D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75]=&quot;&quot;;[.B74];[.B75])" office:value-type="float" office:value="0" calcext:value-type="float">
            <text:p>0</text:p>
          </table:table-cell>
          <table:table-cell office:value-type="float" office:value="0.00789584831987437" calcext:value-type="float">
            <text:p>0.007895848319874</text:p>
          </table:table-cell>
          <table:table-cell table:formula="of:=IF([.C75]=0;[.C74]+1;&quot;&quot;)" office:value-type="float" office:value="4" calcext:value-type="float">
            <text:p>4</text:p>
          </table:table-cell>
          <table:table-cell table:formula="of:=IF([.D74]=&quot;RedoAct&quot;;1;IF([.D74]=&quot;RedoPen&quot;;2;IF([.D74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6]=&quot;&quot;;[.B75];[.B76])" office:value-type="float" office:value="1" calcext:value-type="float">
            <text:p>1</text:p>
          </table:table-cell>
          <table:table-cell office:value-type="float" office:value="0.0000143490348423962" calcext:value-type="float">
            <text:p>1.43490348423962E-05</text:p>
          </table:table-cell>
          <table:table-cell table:formula="of:=IF([.C76]=0;[.C75]+1;&quot;&quot;)">
            <text:p/>
          </table:table-cell>
          <table:table-cell table:formula="of:=IF([.D75]=&quot;RedoAct&quot;;1;IF([.D75]=&quot;RedoPen&quot;;2;IF([.D7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7]=&quot;&quot;;[.B76];[.B77])" office:value-type="float" office:value="2" calcext:value-type="float">
            <text:p>2</text:p>
          </table:table-cell>
          <table:table-cell office:value-type="float" office:value="0.00000119807276175707" calcext:value-type="float">
            <text:p>1.19807276175707E-06</text:p>
          </table:table-cell>
          <table:table-cell table:formula="of:=IF([.C77]=0;[.C76]+1;&quot;&quot;)">
            <text:p/>
          </table:table-cell>
          <table:table-cell table:formula="of:=IF([.D76]=&quot;RedoAct&quot;;1;IF([.D76]=&quot;RedoPen&quot;;2;IF([.D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8]=&quot;&quot;;[.B77];[.B78])" office:value-type="float" office:value="3" calcext:value-type="float">
            <text:p>3</text:p>
          </table:table-cell>
          <table:table-cell office:value-type="float" office:value="0.000000000000468617733277332" calcext:value-type="float">
            <text:p>4.68617733277332E-13</text:p>
          </table:table-cell>
          <table:table-cell table:formula="of:=IF([.C78]=0;[.C77]+1;&quot;&quot;)">
            <text:p/>
          </table:table-cell>
          <table:table-cell table:formula="of:=IF([.D77]=&quot;RedoAct&quot;;1;IF([.D77]=&quot;RedoPen&quot;;2;IF([.D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79]=&quot;&quot;;[.B78];[.B79])" office:value-type="float" office:value="0" calcext:value-type="float">
            <text:p>0</text:p>
          </table:table-cell>
          <table:table-cell office:value-type="float" office:value="0.00979339386899543" calcext:value-type="float">
            <text:p>0.009793393868995</text:p>
          </table:table-cell>
          <table:table-cell table:formula="of:=IF([.C79]=0;[.C78]+1;&quot;&quot;)" office:value-type="float" office:value="4" calcext:value-type="float">
            <text:p>4</text:p>
          </table:table-cell>
          <table:table-cell table:formula="of:=IF([.D78]=&quot;RedoAct&quot;;1;IF([.D78]=&quot;RedoPen&quot;;2;IF([.D78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0]=&quot;&quot;;[.B79];[.B80])" office:value-type="float" office:value="1" calcext:value-type="float">
            <text:p>1</text:p>
          </table:table-cell>
          <table:table-cell office:value-type="float" office:value="0.0000268611378920828" calcext:value-type="float">
            <text:p>2.68611378920828E-05</text:p>
          </table:table-cell>
          <table:table-cell table:formula="of:=IF([.C80]=0;[.C79]+1;&quot;&quot;)">
            <text:p/>
          </table:table-cell>
          <table:table-cell table:formula="of:=IF([.D79]=&quot;RedoAct&quot;;1;IF([.D79]=&quot;RedoPen&quot;;2;IF([.D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1]=&quot;&quot;;[.B80];[.B81])" office:value-type="float" office:value="2" calcext:value-type="float">
            <text:p>2</text:p>
          </table:table-cell>
          <table:table-cell office:value-type="float" office:value="0.00000487751622408451" calcext:value-type="float">
            <text:p>4.87751622408451E-06</text:p>
          </table:table-cell>
          <table:table-cell table:formula="of:=IF([.C81]=0;[.C80]+1;&quot;&quot;)">
            <text:p/>
          </table:table-cell>
          <table:table-cell table:formula="of:=IF([.D80]=&quot;RedoAct&quot;;1;IF([.D80]=&quot;RedoPen&quot;;2;IF([.D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82]=&quot;&quot;;[.B81];[.B82])" office:value-type="float" office:value="3" calcext:value-type="float">
            <text:p>3</text:p>
          </table:table-cell>
          <table:table-cell office:value-type="float" office:value="0.0000000000159967007837438" calcext:value-type="float">
            <text:p>1.59967007837438E-11</text:p>
          </table:table-cell>
          <table:table-cell table:formula="of:=IF([.C82]=0;[.C81]+1;&quot;&quot;)">
            <text:p/>
          </table:table-cell>
          <table:table-cell table:formula="of:=IF([.D81]=&quot;RedoAct&quot;;1;IF([.D81]=&quot;RedoPen&quot;;2;IF([.D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IF([.B83]=&quot;&quot;;[.B82];[.B83])" office:value-type="float" office:value="0" calcext:value-type="float">
            <text:p>0</text:p>
          </table:table-cell>
          <table:table-cell office:value-type="float" office:value="0.0136997987466487" calcext:value-type="float">
            <text:p>0.013699798746649</text:p>
          </table:table-cell>
          <table:table-cell table:formula="of:=IF([.C83]=0;[.C82]+1;&quot;&quot;)" office:value-type="float" office:value="4" calcext:value-type="float">
            <text:p>4</text:p>
          </table:table-cell>
          <table:table-cell table:formula="of:=IF([.D82]=&quot;RedoAct&quot;;1;IF([.D82]=&quot;RedoPen&quot;;2;IF([.D8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4]=&quot;&quot;;[.B83];[.B84])" office:value-type="float" office:value="1" calcext:value-type="float">
            <text:p>1</text:p>
          </table:table-cell>
          <table:table-cell office:value-type="float" office:value="0.0000632812654043125" calcext:value-type="float">
            <text:p>6.32812654043125E-05</text:p>
          </table:table-cell>
          <table:table-cell table:formula="of:=IF([.C84]=0;[.C83]+1;&quot;&quot;)">
            <text:p/>
          </table:table-cell>
          <table:table-cell table:formula="of:=IF([.D83]=&quot;RedoAct&quot;;1;IF([.D83]=&quot;RedoPen&quot;;2;IF([.D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5]=&quot;&quot;;[.B84];[.B85])" office:value-type="float" office:value="2" calcext:value-type="float">
            <text:p>2</text:p>
          </table:table-cell>
          <table:table-cell office:value-type="float" office:value="0.0000511329636473858" calcext:value-type="float">
            <text:p>5.11329636473858E-05</text:p>
          </table:table-cell>
          <table:table-cell table:formula="of:=IF([.C85]=0;[.C84]+1;&quot;&quot;)">
            <text:p/>
          </table:table-cell>
          <table:table-cell table:formula="of:=IF([.D84]=&quot;RedoAct&quot;;1;IF([.D84]=&quot;RedoPen&quot;;2;IF([.D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86]=&quot;&quot;;[.B85];[.B86])" office:value-type="float" office:value="3" calcext:value-type="float">
            <text:p>3</text:p>
          </table:table-cell>
          <table:table-cell office:value-type="float" office:value="0.00000000379885109653955" calcext:value-type="float">
            <text:p>3.79885109653955E-09</text:p>
          </table:table-cell>
          <table:table-cell table:formula="of:=IF([.C86]=0;[.C85]+1;&quot;&quot;)">
            <text:p/>
          </table:table-cell>
          <table:table-cell table:formula="of:=IF([.D85]=&quot;RedoAct&quot;;1;IF([.D85]=&quot;RedoPen&quot;;2;IF([.D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87]=&quot;&quot;;[.B86];[.B87])" office:value-type="float" office:value="4" calcext:value-type="float">
            <text:p>4</text:p>
          </table:table-cell>
          <table:table-cell office:value-type="float" office:value="0.0000000000000768060802710224" calcext:value-type="float">
            <text:p>7.68060802710224E-14</text:p>
          </table:table-cell>
          <table:table-cell table:formula="of:=IF([.C87]=0;[.C86]+1;&quot;&quot;)">
            <text:p/>
          </table:table-cell>
          <table:table-cell table:formula="of:=IF([.D86]=&quot;RedoAct&quot;;1;IF([.D86]=&quot;RedoPen&quot;;2;IF([.D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88]=&quot;&quot;;[.B87];[.B88])" office:value-type="float" office:value="0" calcext:value-type="float">
            <text:p>0</text:p>
          </table:table-cell>
          <table:table-cell office:value-type="float" office:value="0.0254648854243003" calcext:value-type="float">
            <text:p>0.0254648854243</text:p>
          </table:table-cell>
          <table:table-cell table:formula="of:=IF([.C88]=0;[.C87]+1;&quot;&quot;)" office:value-type="float" office:value="5" calcext:value-type="float">
            <text:p>5</text:p>
          </table:table-cell>
          <table:table-cell table:formula="of:=IF([.D87]=&quot;RedoAct&quot;;1;IF([.D87]=&quot;RedoPen&quot;;2;IF([.D87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66--&gt;91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9]=&quot;&quot;;[.B88];[.B89])" office:value-type="float" office:value="1" calcext:value-type="float">
            <text:p>1</text:p>
          </table:table-cell>
          <table:table-cell office:value-type="float" office:value="0.00011941362994992" calcext:value-type="float">
            <text:p>0.00011941362995</text:p>
          </table:table-cell>
          <table:table-cell table:formula="of:=IF([.C89]=0;[.C88]+1;&quot;&quot;)">
            <text:p/>
          </table:table-cell>
          <table:table-cell table:formula="of:=IF([.D88]=&quot;RedoAct&quot;;1;IF([.D88]=&quot;RedoPen&quot;;2;IF([.D8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0]=&quot;&quot;;[.B89];[.B90])" office:value-type="float" office:value="2" calcext:value-type="float">
            <text:p>2</text:p>
          </table:table-cell>
          <table:table-cell office:value-type="float" office:value="0.000361877230103229" calcext:value-type="float">
            <text:p>0.000361877230103</text:p>
          </table:table-cell>
          <table:table-cell table:formula="of:=IF([.C90]=0;[.C89]+1;&quot;&quot;)">
            <text:p/>
          </table:table-cell>
          <table:table-cell table:formula="of:=IF([.D89]=&quot;RedoAct&quot;;1;IF([.D89]=&quot;RedoPen&quot;;2;IF([.D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1]=&quot;&quot;;[.B90];[.B91])" office:value-type="float" office:value="3" calcext:value-type="float">
            <text:p>3</text:p>
          </table:table-cell>
          <table:table-cell office:value-type="float" office:value="0.000000011391420931456" calcext:value-type="float">
            <text:p>1.1391420931456E-08</text:p>
          </table:table-cell>
          <table:table-cell table:formula="of:=IF([.C91]=0;[.C90]+1;&quot;&quot;)">
            <text:p/>
          </table:table-cell>
          <table:table-cell table:formula="of:=IF([.D90]=&quot;RedoAct&quot;;1;IF([.D90]=&quot;RedoPen&quot;;2;IF([.D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92]=&quot;&quot;;[.B91];[.B92])" office:value-type="float" office:value="4" calcext:value-type="float">
            <text:p>4</text:p>
          </table:table-cell>
          <table:table-cell office:value-type="float" office:value="0.00000000000269539469708429" calcext:value-type="float">
            <text:p>2.69539469708429E-12</text:p>
          </table:table-cell>
          <table:table-cell table:formula="of:=IF([.C92]=0;[.C91]+1;&quot;&quot;)">
            <text:p/>
          </table:table-cell>
          <table:table-cell table:formula="of:=IF([.D91]=&quot;RedoAct&quot;;1;IF([.D91]=&quot;RedoPen&quot;;2;IF([.D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93]=&quot;&quot;;[.B92];[.B93])" office:value-type="float" office:value="0" calcext:value-type="float">
            <text:p>0</text:p>
          </table:table-cell>
          <table:table-cell office:value-type="float" office:value="0.0326858690475705" calcext:value-type="float">
            <text:p>0.032685869047571</text:p>
          </table:table-cell>
          <table:table-cell table:formula="of:=IF([.C93]=0;[.C92]+1;&quot;&quot;)" office:value-type="float" office:value="5" calcext:value-type="float">
            <text:p>5</text:p>
          </table:table-cell>
          <table:table-cell table:formula="of:=IF([.D92]=&quot;RedoAct&quot;;1;IF([.D92]=&quot;RedoPen&quot;;2;IF([.D9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4]=&quot;&quot;;[.B93];[.B94])" office:value-type="float" office:value="1" calcext:value-type="float">
            <text:p>1</text:p>
          </table:table-cell>
          <table:table-cell office:value-type="float" office:value="0.0000321279183658505" calcext:value-type="float">
            <text:p>3.21279183658505E-05</text:p>
          </table:table-cell>
          <table:table-cell table:formula="of:=IF([.C94]=0;[.C93]+1;&quot;&quot;)">
            <text:p/>
          </table:table-cell>
          <table:table-cell table:formula="of:=IF([.D93]=&quot;RedoAct&quot;;1;IF([.D93]=&quot;RedoPen&quot;;2;IF([.D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5]=&quot;&quot;;[.B94];[.B95])" office:value-type="float" office:value="2" calcext:value-type="float">
            <text:p>2</text:p>
          </table:table-cell>
          <table:table-cell office:value-type="float" office:value="0.000016568516720202" calcext:value-type="float">
            <text:p>1.6568516720202E-05</text:p>
          </table:table-cell>
          <table:table-cell table:formula="of:=IF([.C95]=0;[.C94]+1;&quot;&quot;)">
            <text:p/>
          </table:table-cell>
          <table:table-cell table:formula="of:=IF([.D94]=&quot;RedoAct&quot;;1;IF([.D94]=&quot;RedoPen&quot;;2;IF([.D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6]=&quot;&quot;;[.B95];[.B96])" office:value-type="float" office:value="3" calcext:value-type="float">
            <text:p>3</text:p>
          </table:table-cell>
          <table:table-cell office:value-type="float" office:value="0.000000000010766648216135" calcext:value-type="float">
            <text:p>1.0766648216135E-11</text:p>
          </table:table-cell>
          <table:table-cell table:formula="of:=IF([.C96]=0;[.C95]+1;&quot;&quot;)">
            <text:p/>
          </table:table-cell>
          <table:table-cell table:formula="of:=IF([.D95]=&quot;RedoAct&quot;;1;IF([.D95]=&quot;RedoPen&quot;;2;IF([.D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97]=&quot;&quot;;[.B96];[.B9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97]=0;[.C96]+1;&quot;&quot;)">
            <text:p/>
          </table:table-cell>
          <table:table-cell table:formula="of:=IF([.D96]=&quot;RedoAct&quot;;1;IF([.D96]=&quot;RedoPen&quot;;2;IF([.D9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98]=&quot;&quot;;[.B97];[.B98])" office:value-type="float" office:value="0" calcext:value-type="float">
            <text:p>0</text:p>
          </table:table-cell>
          <table:table-cell office:value-type="float" office:value="0.000226035141856529" calcext:value-type="float">
            <text:p>0.000226035141857</text:p>
          </table:table-cell>
          <table:table-cell table:formula="of:=IF([.C98]=0;[.C97]+1;&quot;&quot;)" office:value-type="float" office:value="4" calcext:value-type="float">
            <text:p>4</text:p>
          </table:table-cell>
          <table:table-cell table:formula="of:=IF([.D97]=&quot;RedoAct&quot;;1;IF([.D97]=&quot;RedoPen&quot;;2;IF([.D9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9]=&quot;&quot;;[.B98];[.B99])" office:value-type="float" office:value="1" calcext:value-type="float">
            <text:p>1</text:p>
          </table:table-cell>
          <table:table-cell office:value-type="float" office:value="0.000140694249362156" calcext:value-type="float">
            <text:p>0.000140694249362</text:p>
          </table:table-cell>
          <table:table-cell table:formula="of:=IF([.C99]=0;[.C98]+1;&quot;&quot;)">
            <text:p/>
          </table:table-cell>
          <table:table-cell table:formula="of:=IF([.D98]=&quot;RedoAct&quot;;1;IF([.D98]=&quot;RedoPen&quot;;2;IF([.D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0]=&quot;&quot;;[.B99];[.B100])" office:value-type="float" office:value="2" calcext:value-type="float">
            <text:p>2</text:p>
          </table:table-cell>
          <table:table-cell office:value-type="float" office:value="0.0000000013449047211508" calcext:value-type="float">
            <text:p>1.3449047211508E-09</text:p>
          </table:table-cell>
          <table:table-cell table:formula="of:=IF([.C100]=0;[.C99]+1;&quot;&quot;)">
            <text:p/>
          </table:table-cell>
          <table:table-cell table:formula="of:=IF([.D99]=&quot;RedoAct&quot;;1;IF([.D99]=&quot;RedoPen&quot;;2;IF([.D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1]=&quot;&quot;;[.B100];[.B101])" office:value-type="float" office:value="3" calcext:value-type="float">
            <text:p>3</text:p>
          </table:table-cell>
          <table:table-cell office:value-type="float" office:value="0.0000000000000185573806248064" calcext:value-type="float">
            <text:p>1.85573806248064E-14</text:p>
          </table:table-cell>
          <table:table-cell table:formula="of:=IF([.C101]=0;[.C100]+1;&quot;&quot;)">
            <text:p/>
          </table:table-cell>
          <table:table-cell table:formula="of:=IF([.D100]=&quot;RedoAct&quot;;1;IF([.D100]=&quot;RedoPen&quot;;2;IF([.D1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02]=&quot;&quot;;[.B101];[.B10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02]=0;[.C101]+1;&quot;&quot;)">
            <text:p/>
          </table:table-cell>
          <table:table-cell table:formula="of:=IF([.D101]=&quot;RedoAct&quot;;1;IF([.D101]=&quot;RedoPen&quot;;2;IF([.D1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03]=&quot;&quot;;[.B102];[.B103])" office:value-type="float" office:value="0" calcext:value-type="float">
            <text:p>0</text:p>
          </table:table-cell>
          <table:table-cell office:value-type="float" office:value="0.00000186279180762528" calcext:value-type="float">
            <text:p>1.86279180762528E-06</text:p>
          </table:table-cell>
          <table:table-cell table:formula="of:=IF([.C103]=0;[.C102]+1;&quot;&quot;)" office:value-type="float" office:value="4" calcext:value-type="float">
            <text:p>4</text:p>
          </table:table-cell>
          <table:table-cell table:formula="of:=IF([.D102]=&quot;RedoAct&quot;;1;IF([.D102]=&quot;RedoPen&quot;;2;IF([.D10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4]=&quot;&quot;;[.B103];[.B104])" office:value-type="float" office:value="1" calcext:value-type="float">
            <text:p>1</text:p>
          </table:table-cell>
          <table:table-cell office:value-type="float" office:value="0.000000165113659797307" calcext:value-type="float">
            <text:p>1.65113659797307E-07</text:p>
          </table:table-cell>
          <table:table-cell table:formula="of:=IF([.C104]=0;[.C103]+1;&quot;&quot;)">
            <text:p/>
          </table:table-cell>
          <table:table-cell table:formula="of:=IF([.D103]=&quot;RedoAct&quot;;1;IF([.D103]=&quot;RedoPen&quot;;2;IF([.D1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5]=&quot;&quot;;[.B104];[.B105])" office:value-type="float" office:value="2" calcext:value-type="float">
            <text:p>2</text:p>
          </table:table-cell>
          <table:table-cell office:value-type="float" office:value="6.33638727759212E-015" calcext:value-type="float">
            <text:p>6.33638727759212E-15</text:p>
          </table:table-cell>
          <table:table-cell table:formula="of:=IF([.C105]=0;[.C104]+1;&quot;&quot;)">
            <text:p/>
          </table:table-cell>
          <table:table-cell table:formula="of:=IF([.D104]=&quot;RedoAct&quot;;1;IF([.D104]=&quot;RedoPen&quot;;2;IF([.D1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106]=&quot;&quot;;[.B105];[.B106])" office:value-type="float" office:value="0" calcext:value-type="float">
            <text:p>0</text:p>
          </table:table-cell>
          <table:table-cell office:value-type="float" office:value="0.0643555755395491" calcext:value-type="float">
            <text:p>0.064355575539549</text:p>
          </table:table-cell>
          <table:table-cell table:formula="of:=IF([.C106]=0;[.C105]+1;&quot;&quot;)" office:value-type="float" office:value="3" calcext:value-type="float">
            <text:p>3</text:p>
          </table:table-cell>
          <table:table-cell table:formula="of:=IF([.D105]=&quot;RedoAct&quot;;1;IF([.D105]=&quot;RedoPen&quot;;2;IF([.D105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7]=&quot;&quot;;[.B106];[.B107])" office:value-type="float" office:value="1" calcext:value-type="float">
            <text:p>1</text:p>
          </table:table-cell>
          <table:table-cell office:value-type="float" office:value="0.0000220917670760047" calcext:value-type="float">
            <text:p>2.20917670760047E-05</text:p>
          </table:table-cell>
          <table:table-cell table:formula="of:=IF([.C107]=0;[.C106]+1;&quot;&quot;)">
            <text:p/>
          </table:table-cell>
          <table:table-cell table:formula="of:=IF([.D106]=&quot;RedoAct&quot;;1;IF([.D106]=&quot;RedoPen&quot;;2;IF([.D1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8]=&quot;&quot;;[.B107];[.B108])" office:value-type="float" office:value="2" calcext:value-type="float">
            <text:p>2</text:p>
          </table:table-cell>
          <table:table-cell office:value-type="float" office:value="0.00000355363201586957" calcext:value-type="float">
            <text:p>3.55363201586957E-06</text:p>
          </table:table-cell>
          <table:table-cell table:formula="of:=IF([.C108]=0;[.C107]+1;&quot;&quot;)">
            <text:p/>
          </table:table-cell>
          <table:table-cell table:formula="of:=IF([.D107]=&quot;RedoAct&quot;;1;IF([.D107]=&quot;RedoPen&quot;;2;IF([.D1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9]=&quot;&quot;;[.B108];[.B109])" office:value-type="float" office:value="3" calcext:value-type="float">
            <text:p>3</text:p>
          </table:table-cell>
          <table:table-cell office:value-type="float" office:value="0.00000000000104931865131186" calcext:value-type="float">
            <text:p>1.04931865131186E-12</text:p>
          </table:table-cell>
          <table:table-cell table:formula="of:=IF([.C109]=0;[.C108]+1;&quot;&quot;)">
            <text:p/>
          </table:table-cell>
          <table:table-cell table:formula="of:=IF([.D108]=&quot;RedoAct&quot;;1;IF([.D108]=&quot;RedoPen&quot;;2;IF([.D1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110]=&quot;&quot;;[.B109];[.B110])" office:value-type="float" office:value="0" calcext:value-type="float">
            <text:p>0</text:p>
          </table:table-cell>
          <table:table-cell office:value-type="float" office:value="0.049536377375263" calcext:value-type="float">
            <text:p>0.049536377375263</text:p>
          </table:table-cell>
          <table:table-cell table:formula="of:=IF([.C110]=0;[.C109]+1;&quot;&quot;)" office:value-type="float" office:value="4" calcext:value-type="float">
            <text:p>4</text:p>
          </table:table-cell>
          <table:table-cell table:formula="of:=IF([.D109]=&quot;RedoAct&quot;;1;IF([.D109]=&quot;RedoPen&quot;;2;IF([.D109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1]=&quot;&quot;;[.B110];[.B111])" office:value-type="float" office:value="1" calcext:value-type="float">
            <text:p>1</text:p>
          </table:table-cell>
          <table:table-cell office:value-type="float" office:value="0.0000186136425513655" calcext:value-type="float">
            <text:p>1.86136425513655E-05</text:p>
          </table:table-cell>
          <table:table-cell table:formula="of:=IF([.C111]=0;[.C110]+1;&quot;&quot;)">
            <text:p/>
          </table:table-cell>
          <table:table-cell table:formula="of:=IF([.D110]=&quot;RedoAct&quot;;1;IF([.D110]=&quot;RedoPen&quot;;2;IF([.D1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2]=&quot;&quot;;[.B111];[.B112])" office:value-type="float" office:value="2" calcext:value-type="float">
            <text:p>2</text:p>
          </table:table-cell>
          <table:table-cell office:value-type="float" office:value="0.00000558376215367606" calcext:value-type="float">
            <text:p>5.58376215367606E-06</text:p>
          </table:table-cell>
          <table:table-cell table:formula="of:=IF([.C112]=0;[.C111]+1;&quot;&quot;)">
            <text:p/>
          </table:table-cell>
          <table:table-cell table:formula="of:=IF([.D111]=&quot;RedoAct&quot;;1;IF([.D111]=&quot;RedoPen&quot;;2;IF([.D1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3]=&quot;&quot;;[.B112];[.B113])" office:value-type="float" office:value="3" calcext:value-type="float">
            <text:p>3</text:p>
          </table:table-cell>
          <table:table-cell office:value-type="float" office:value="0.00000000000577345362227556" calcext:value-type="float">
            <text:p>5.77345362227556E-12</text:p>
          </table:table-cell>
          <table:table-cell table:formula="of:=IF([.C113]=0;[.C112]+1;&quot;&quot;)">
            <text:p/>
          </table:table-cell>
          <table:table-cell table:formula="of:=IF([.D112]=&quot;RedoAct&quot;;1;IF([.D112]=&quot;RedoPen&quot;;2;IF([.D1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14]=&quot;&quot;;[.B113];[.B114])" office:value-type="float" office:value="0" calcext:value-type="float">
            <text:p>0</text:p>
          </table:table-cell>
          <table:table-cell office:value-type="float" office:value="0.036450603090254" calcext:value-type="float">
            <text:p>0.036450603090254</text:p>
          </table:table-cell>
          <table:table-cell table:formula="of:=IF([.C114]=0;[.C113]+1;&quot;&quot;)" office:value-type="float" office:value="4" calcext:value-type="float">
            <text:p>4</text:p>
          </table:table-cell>
          <table:table-cell table:formula="of:=IF([.D113]=&quot;RedoAct&quot;;1;IF([.D113]=&quot;RedoPen&quot;;2;IF([.D113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5]=&quot;&quot;;[.B114];[.B115])" office:value-type="float" office:value="1" calcext:value-type="float">
            <text:p>1</text:p>
          </table:table-cell>
          <table:table-cell office:value-type="float" office:value="0.0000165152960897403" calcext:value-type="float">
            <text:p>1.65152960897403E-05</text:p>
          </table:table-cell>
          <table:table-cell table:formula="of:=IF([.C115]=0;[.C114]+1;&quot;&quot;)">
            <text:p/>
          </table:table-cell>
          <table:table-cell table:formula="of:=IF([.D114]=&quot;RedoAct&quot;;1;IF([.D114]=&quot;RedoPen&quot;;2;IF([.D1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6]=&quot;&quot;;[.B115];[.B116])" office:value-type="float" office:value="2" calcext:value-type="float">
            <text:p>2</text:p>
          </table:table-cell>
          <table:table-cell office:value-type="float" office:value="0.00000635849091104167" calcext:value-type="float">
            <text:p>6.35849091104167E-06</text:p>
          </table:table-cell>
          <table:table-cell table:formula="of:=IF([.C116]=0;[.C115]+1;&quot;&quot;)">
            <text:p/>
          </table:table-cell>
          <table:table-cell table:formula="of:=IF([.D115]=&quot;RedoAct&quot;;1;IF([.D115]=&quot;RedoPen&quot;;2;IF([.D1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7]=&quot;&quot;;[.B116];[.B117])" office:value-type="float" office:value="3" calcext:value-type="float">
            <text:p>3</text:p>
          </table:table-cell>
          <table:table-cell office:value-type="float" office:value="0.0000000000051361323090451" calcext:value-type="float">
            <text:p>5.1361323090451E-12</text:p>
          </table:table-cell>
          <table:table-cell table:formula="of:=IF([.C117]=0;[.C116]+1;&quot;&quot;)">
            <text:p/>
          </table:table-cell>
          <table:table-cell table:formula="of:=IF([.D116]=&quot;RedoAct&quot;;1;IF([.D116]=&quot;RedoPen&quot;;2;IF([.D1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18]=&quot;&quot;;[.B117];[.B118])" office:value-type="float" office:value="0" calcext:value-type="float">
            <text:p>0</text:p>
          </table:table-cell>
          <table:table-cell office:value-type="float" office:value="0.0265206047757137" calcext:value-type="float">
            <text:p>0.026520604775714</text:p>
          </table:table-cell>
          <table:table-cell table:formula="of:=IF([.C118]=0;[.C117]+1;&quot;&quot;)" office:value-type="float" office:value="4" calcext:value-type="float">
            <text:p>4</text:p>
          </table:table-cell>
          <table:table-cell table:formula="of:=IF([.D117]=&quot;RedoAct&quot;;1;IF([.D117]=&quot;RedoPen&quot;;2;IF([.D117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9]=&quot;&quot;;[.B118];[.B119])" office:value-type="float" office:value="1" calcext:value-type="float">
            <text:p>1</text:p>
          </table:table-cell>
          <table:table-cell office:value-type="float" office:value="0.0000136038509888504" calcext:value-type="float">
            <text:p>1.36038509888504E-05</text:p>
          </table:table-cell>
          <table:table-cell table:formula="of:=IF([.C119]=0;[.C118]+1;&quot;&quot;)">
            <text:p/>
          </table:table-cell>
          <table:table-cell table:formula="of:=IF([.D118]=&quot;RedoAct&quot;;1;IF([.D118]=&quot;RedoPen&quot;;2;IF([.D1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0]=&quot;&quot;;[.B119];[.B120])" office:value-type="float" office:value="2" calcext:value-type="float">
            <text:p>2</text:p>
          </table:table-cell>
          <table:table-cell office:value-type="float" office:value="0.00000392733338908205" calcext:value-type="float">
            <text:p>3.92733338908205E-06</text:p>
          </table:table-cell>
          <table:table-cell table:formula="of:=IF([.C120]=0;[.C119]+1;&quot;&quot;)">
            <text:p/>
          </table:table-cell>
          <table:table-cell table:formula="of:=IF([.D119]=&quot;RedoAct&quot;;1;IF([.D119]=&quot;RedoPen&quot;;2;IF([.D1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1]=&quot;&quot;;[.B120];[.B121])" office:value-type="float" office:value="3" calcext:value-type="float">
            <text:p>3</text:p>
          </table:table-cell>
          <table:table-cell office:value-type="float" office:value="0.00000000000179833283843506" calcext:value-type="float">
            <text:p>1.79833283843506E-12</text:p>
          </table:table-cell>
          <table:table-cell table:formula="of:=IF([.C121]=0;[.C120]+1;&quot;&quot;)">
            <text:p/>
          </table:table-cell>
          <table:table-cell table:formula="of:=IF([.D120]=&quot;RedoAct&quot;;1;IF([.D120]=&quot;RedoPen&quot;;2;IF([.D1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22]=&quot;&quot;;[.B121];[.B1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2]=0;[.C121]+1;&quot;&quot;)">
            <text:p/>
          </table:table-cell>
          <table:table-cell table:formula="of:=IF([.D121]=&quot;RedoAct&quot;;1;IF([.D121]=&quot;RedoPen&quot;;2;IF([.D1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23]=&quot;&quot;;[.B122];[.B123])" office:value-type="float" office:value="0" calcext:value-type="float">
            <text:p>0</text:p>
          </table:table-cell>
          <table:table-cell office:value-type="float" office:value="0.000122043422462152" calcext:value-type="float">
            <text:p>0.000122043422462</text:p>
          </table:table-cell>
          <table:table-cell table:formula="of:=IF([.C123]=0;[.C122]+1;&quot;&quot;)" office:value-type="float" office:value="4" calcext:value-type="float">
            <text:p>4</text:p>
          </table:table-cell>
          <table:table-cell table:formula="of:=IF([.D122]=&quot;RedoAct&quot;;1;IF([.D122]=&quot;RedoPen&quot;;2;IF([.D12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4]=&quot;&quot;;[.B123];[.B124])" office:value-type="float" office:value="1" calcext:value-type="float">
            <text:p>1</text:p>
          </table:table-cell>
          <table:table-cell office:value-type="float" office:value="0.0000752023674214008" calcext:value-type="float">
            <text:p>7.52023674214008E-05</text:p>
          </table:table-cell>
          <table:table-cell table:formula="of:=IF([.C124]=0;[.C123]+1;&quot;&quot;)">
            <text:p/>
          </table:table-cell>
          <table:table-cell table:formula="of:=IF([.D123]=&quot;RedoAct&quot;;1;IF([.D123]=&quot;RedoPen&quot;;2;IF([.D1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5]=&quot;&quot;;[.B124];[.B125])" office:value-type="float" office:value="2" calcext:value-type="float">
            <text:p>2</text:p>
          </table:table-cell>
          <table:table-cell office:value-type="float" office:value="0.00000000026718787624733" calcext:value-type="float">
            <text:p>2.6718787624733E-10</text:p>
          </table:table-cell>
          <table:table-cell table:formula="of:=IF([.C125]=0;[.C124]+1;&quot;&quot;)">
            <text:p/>
          </table:table-cell>
          <table:table-cell table:formula="of:=IF([.D124]=&quot;RedoAct&quot;;1;IF([.D124]=&quot;RedoPen&quot;;2;IF([.D1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6]=&quot;&quot;;[.B125];[.B126])" office:value-type="float" office:value="3" calcext:value-type="float">
            <text:p>3</text:p>
          </table:table-cell>
          <table:table-cell office:value-type="float" office:value="7.06193740309238E-015" calcext:value-type="float">
            <text:p>7.06193740309238E-15</text:p>
          </table:table-cell>
          <table:table-cell table:formula="of:=IF([.C126]=0;[.C125]+1;&quot;&quot;)">
            <text:p/>
          </table:table-cell>
          <table:table-cell table:formula="of:=IF([.D125]=&quot;RedoAct&quot;;1;IF([.D125]=&quot;RedoPen&quot;;2;IF([.D1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27]=&quot;&quot;;[.B126];[.B127])" office:value-type="float" office:value="0" calcext:value-type="float">
            <text:p>0</text:p>
          </table:table-cell>
          <table:table-cell office:value-type="float" office:value="0.0151538320368802" calcext:value-type="float">
            <text:p>0.01515383203688</text:p>
          </table:table-cell>
          <table:table-cell table:formula="of:=IF([.C127]=0;[.C126]+1;&quot;&quot;)" office:value-type="float" office:value="4" calcext:value-type="float">
            <text:p>4</text:p>
          </table:table-cell>
          <table:table-cell table:formula="of:=IF([.D126]=&quot;RedoAct&quot;;1;IF([.D126]=&quot;RedoPen&quot;;2;IF([.D126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8]=&quot;&quot;;[.B127];[.B128])" office:value-type="float" office:value="1" calcext:value-type="float">
            <text:p>1</text:p>
          </table:table-cell>
          <table:table-cell office:value-type="float" office:value="0.00000422396030955924" calcext:value-type="float">
            <text:p>4.22396030955924E-06</text:p>
          </table:table-cell>
          <table:table-cell table:formula="of:=IF([.C128]=0;[.C127]+1;&quot;&quot;)">
            <text:p/>
          </table:table-cell>
          <table:table-cell table:formula="of:=IF([.D127]=&quot;RedoAct&quot;;1;IF([.D127]=&quot;RedoPen&quot;;2;IF([.D1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9]=&quot;&quot;;[.B128];[.B129])" office:value-type="float" office:value="2" calcext:value-type="float">
            <text:p>2</text:p>
          </table:table-cell>
          <table:table-cell office:value-type="float" office:value="0.000000211695578595809" calcext:value-type="float">
            <text:p>2.11695578595809E-07</text:p>
          </table:table-cell>
          <table:table-cell table:formula="of:=IF([.C129]=0;[.C128]+1;&quot;&quot;)">
            <text:p/>
          </table:table-cell>
          <table:table-cell table:formula="of:=IF([.D128]=&quot;RedoAct&quot;;1;IF([.D128]=&quot;RedoPen&quot;;2;IF([.D1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0]=&quot;&quot;;[.B129];[.B130])" office:value-type="float" office:value="3" calcext:value-type="float">
            <text:p>3</text:p>
          </table:table-cell>
          <table:table-cell office:value-type="float" office:value="4.02710741353338E-015" calcext:value-type="float">
            <text:p>4.02710741353338E-15</text:p>
          </table:table-cell>
          <table:table-cell table:formula="of:=IF([.C130]=0;[.C129]+1;&quot;&quot;)">
            <text:p/>
          </table:table-cell>
          <table:table-cell table:formula="of:=IF([.D129]=&quot;RedoAct&quot;;1;IF([.D129]=&quot;RedoPen&quot;;2;IF([.D1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31]=&quot;&quot;;[.B130];[.B13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31]=0;[.C130]+1;&quot;&quot;)">
            <text:p/>
          </table:table-cell>
          <table:table-cell table:formula="of:=IF([.D130]=&quot;RedoAct&quot;;1;IF([.D130]=&quot;RedoPen&quot;;2;IF([.D1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32]=&quot;&quot;;[.B131];[.B132])" office:value-type="float" office:value="0" calcext:value-type="float">
            <text:p>0</text:p>
          </table:table-cell>
          <table:table-cell office:value-type="float" office:value="0.000237181258664611" calcext:value-type="float">
            <text:p>0.000237181258665</text:p>
          </table:table-cell>
          <table:table-cell table:formula="of:=IF([.C132]=0;[.C131]+1;&quot;&quot;)" office:value-type="float" office:value="4" calcext:value-type="float">
            <text:p>4</text:p>
          </table:table-cell>
          <table:table-cell table:formula="of:=IF([.D131]=&quot;RedoAct&quot;;1;IF([.D131]=&quot;RedoPen&quot;;2;IF([.D13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3]=&quot;&quot;;[.B132];[.B133])" office:value-type="float" office:value="1" calcext:value-type="float">
            <text:p>1</text:p>
          </table:table-cell>
          <table:table-cell office:value-type="float" office:value="0.000164545003188479" calcext:value-type="float">
            <text:p>0.000164545003188</text:p>
          </table:table-cell>
          <table:table-cell table:formula="of:=IF([.C133]=0;[.C132]+1;&quot;&quot;)">
            <text:p/>
          </table:table-cell>
          <table:table-cell table:formula="of:=IF([.D132]=&quot;RedoAct&quot;;1;IF([.D132]=&quot;RedoPen&quot;;2;IF([.D1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4]=&quot;&quot;;[.B133];[.B134])" office:value-type="float" office:value="2" calcext:value-type="float">
            <text:p>2</text:p>
          </table:table-cell>
          <table:table-cell office:value-type="float" office:value="0.000000000792347583418708" calcext:value-type="float">
            <text:p>7.92347583418708E-10</text:p>
          </table:table-cell>
          <table:table-cell table:formula="of:=IF([.C134]=0;[.C133]+1;&quot;&quot;)">
            <text:p/>
          </table:table-cell>
          <table:table-cell table:formula="of:=IF([.D133]=&quot;RedoAct&quot;;1;IF([.D133]=&quot;RedoPen&quot;;2;IF([.D1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5]=&quot;&quot;;[.B134];[.B135])" office:value-type="float" office:value="3" calcext:value-type="float">
            <text:p>3</text:p>
          </table:table-cell>
          <table:table-cell office:value-type="float" office:value="5.3108966903787E-015" calcext:value-type="float">
            <text:p>5.3108966903787E-15</text:p>
          </table:table-cell>
          <table:table-cell table:formula="of:=IF([.C135]=0;[.C134]+1;&quot;&quot;)">
            <text:p/>
          </table:table-cell>
          <table:table-cell table:formula="of:=IF([.D134]=&quot;RedoAct&quot;;1;IF([.D134]=&quot;RedoPen&quot;;2;IF([.D1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36]=&quot;&quot;;[.B135];[.B136])" office:value-type="float" office:value="0" calcext:value-type="float">
            <text:p>0</text:p>
          </table:table-cell>
          <table:table-cell office:value-type="float" office:value="0.010288331744746" calcext:value-type="float">
            <text:p>0.010288331744746</text:p>
          </table:table-cell>
          <table:table-cell table:formula="of:=IF([.C136]=0;[.C135]+1;&quot;&quot;)" office:value-type="float" office:value="4" calcext:value-type="float">
            <text:p>4</text:p>
          </table:table-cell>
          <table:table-cell table:formula="of:=IF([.D135]=&quot;RedoAct&quot;;1;IF([.D135]=&quot;RedoPen&quot;;2;IF([.D135]=&quot;Cutback&quot;;-1;0)))" office:value-type="float" office:value="0" calcext:value-type="float">
            <text:p>0</text:p>
          </table:table-cell>
          <table:table-cell office:value-type="string" calcext:value-type="string">
            <text:p>37: 91--&gt;90</text:p>
          </table:table-cell>
          <table:table-cell office:value-type="string" calcext:value-type="string">
            <text:p>38: 87--&gt;86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7]=&quot;&quot;;[.B136];[.B137])" office:value-type="float" office:value="1" calcext:value-type="float">
            <text:p>1</text:p>
          </table:table-cell>
          <table:table-cell office:value-type="float" office:value="0.0000135833621813129" calcext:value-type="float">
            <text:p>1.35833621813129E-05</text:p>
          </table:table-cell>
          <table:table-cell table:formula="of:=IF([.C137]=0;[.C136]+1;&quot;&quot;)">
            <text:p/>
          </table:table-cell>
          <table:table-cell table:formula="of:=IF([.D136]=&quot;RedoAct&quot;;1;IF([.D136]=&quot;RedoPen&quot;;2;IF([.D1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8]=&quot;&quot;;[.B137];[.B138])" office:value-type="float" office:value="2" calcext:value-type="float">
            <text:p>2</text:p>
          </table:table-cell>
          <table:table-cell office:value-type="float" office:value="0.000000510969324572982" calcext:value-type="float">
            <text:p>5.10969324572982E-07</text:p>
          </table:table-cell>
          <table:table-cell table:formula="of:=IF([.C138]=0;[.C137]+1;&quot;&quot;)">
            <text:p/>
          </table:table-cell>
          <table:table-cell table:formula="of:=IF([.D137]=&quot;RedoAct&quot;;1;IF([.D137]=&quot;RedoPen&quot;;2;IF([.D1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9]=&quot;&quot;;[.B138];[.B139])" office:value-type="float" office:value="3" calcext:value-type="float">
            <text:p>3</text:p>
          </table:table-cell>
          <table:table-cell office:value-type="float" office:value="0.000000000000130145142326148" calcext:value-type="float">
            <text:p>1.30145142326148E-13</text:p>
          </table:table-cell>
          <table:table-cell table:formula="of:=IF([.C139]=0;[.C138]+1;&quot;&quot;)">
            <text:p/>
          </table:table-cell>
          <table:table-cell table:formula="of:=IF([.D138]=&quot;RedoAct&quot;;1;IF([.D138]=&quot;RedoPen&quot;;2;IF([.D1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40]=&quot;&quot;;[.B139];[.B140])" office:value-type="float" office:value="0" calcext:value-type="float">
            <text:p>0</text:p>
          </table:table-cell>
          <table:table-cell office:value-type="float" office:value="0.0132995427877737" calcext:value-type="float">
            <text:p>0.013299542787774</text:p>
          </table:table-cell>
          <table:table-cell table:formula="of:=IF([.C140]=0;[.C139]+1;&quot;&quot;)" office:value-type="float" office:value="4" calcext:value-type="float">
            <text:p>4</text:p>
          </table:table-cell>
          <table:table-cell table:formula="of:=IF([.D139]=&quot;RedoAct&quot;;1;IF([.D139]=&quot;RedoPen&quot;;2;IF([.D139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1]=&quot;&quot;;[.B140];[.B141])" office:value-type="float" office:value="1" calcext:value-type="float">
            <text:p>1</text:p>
          </table:table-cell>
          <table:table-cell office:value-type="float" office:value="0.0000327303246202844" calcext:value-type="float">
            <text:p>3.27303246202844E-05</text:p>
          </table:table-cell>
          <table:table-cell table:formula="of:=IF([.C141]=0;[.C140]+1;&quot;&quot;)">
            <text:p/>
          </table:table-cell>
          <table:table-cell table:formula="of:=IF([.D140]=&quot;RedoAct&quot;;1;IF([.D140]=&quot;RedoPen&quot;;2;IF([.D1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2]=&quot;&quot;;[.B141];[.B142])" office:value-type="float" office:value="2" calcext:value-type="float">
            <text:p>2</text:p>
          </table:table-cell>
          <table:table-cell office:value-type="float" office:value="0.00000622273135584069" calcext:value-type="float">
            <text:p>6.22273135584069E-06</text:p>
          </table:table-cell>
          <table:table-cell table:formula="of:=IF([.C142]=0;[.C141]+1;&quot;&quot;)">
            <text:p/>
          </table:table-cell>
          <table:table-cell table:formula="of:=IF([.D141]=&quot;RedoAct&quot;;1;IF([.D141]=&quot;RedoPen&quot;;2;IF([.D14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43]=&quot;&quot;;[.B142];[.B143])" office:value-type="float" office:value="3" calcext:value-type="float">
            <text:p>3</text:p>
          </table:table-cell>
          <table:table-cell office:value-type="float" office:value="0.000000000031205052653458" calcext:value-type="float">
            <text:p>3.1205052653458E-11</text:p>
          </table:table-cell>
          <table:table-cell table:formula="of:=IF([.C143]=0;[.C142]+1;&quot;&quot;)">
            <text:p/>
          </table:table-cell>
          <table:table-cell table:formula="of:=IF([.D142]=&quot;RedoAct&quot;;1;IF([.D142]=&quot;RedoPen&quot;;2;IF([.D1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4]=&quot;&quot;;[.B143];[.B144])" office:value-type="float" office:value="0" calcext:value-type="float">
            <text:p>0</text:p>
          </table:table-cell>
          <table:table-cell office:value-type="float" office:value="0.0179336262216629" calcext:value-type="float">
            <text:p>0.017933626221663</text:p>
          </table:table-cell>
          <table:table-cell table:formula="of:=IF([.C144]=0;[.C143]+1;&quot;&quot;)" office:value-type="float" office:value="4" calcext:value-type="float">
            <text:p>4</text:p>
          </table:table-cell>
          <table:table-cell table:formula="of:=IF([.D143]=&quot;RedoAct&quot;;1;IF([.D143]=&quot;RedoPen&quot;;2;IF([.D143]=&quot;Cutback&quot;;-1;0)))" office:value-type="float" office:value="0" calcext:value-type="float">
            <text:p>0</text:p>
          </table:table-cell>
          <table:table-cell office:value-type="string" calcext:value-type="string">
            <text:p>36: 95--&gt;94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66--&gt;91out</text:p>
          </table:table-cell>
          <table:table-cell office:value-type="string" calcext:value-type="string">
            <text:p>131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5]=&quot;&quot;;[.B144];[.B145])" office:value-type="float" office:value="1" calcext:value-type="float">
            <text:p>1</text:p>
          </table:table-cell>
          <table:table-cell office:value-type="float" office:value="0.000169361537288959" calcext:value-type="float">
            <text:p>0.000169361537289</text:p>
          </table:table-cell>
          <table:table-cell table:formula="of:=IF([.C145]=0;[.C144]+1;&quot;&quot;)">
            <text:p/>
          </table:table-cell>
          <table:table-cell table:formula="of:=IF([.D144]=&quot;RedoAct&quot;;1;IF([.D144]=&quot;RedoPen&quot;;2;IF([.D1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6]=&quot;&quot;;[.B145];[.B146])" office:value-type="float" office:value="2" calcext:value-type="float">
            <text:p>2</text:p>
          </table:table-cell>
          <table:table-cell office:value-type="float" office:value="0.000580027374229019" calcext:value-type="float">
            <text:p>0.000580027374229</text:p>
          </table:table-cell>
          <table:table-cell table:formula="of:=IF([.C146]=0;[.C145]+1;&quot;&quot;)">
            <text:p/>
          </table:table-cell>
          <table:table-cell table:formula="of:=IF([.D145]=&quot;RedoAct&quot;;1;IF([.D145]=&quot;RedoPen&quot;;2;IF([.D1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47]=&quot;&quot;;[.B146];[.B147])" office:value-type="float" office:value="3" calcext:value-type="float">
            <text:p>3</text:p>
          </table:table-cell>
          <table:table-cell office:value-type="float" office:value="0.0000003057340697558" calcext:value-type="float">
            <text:p>3.057340697558E-07</text:p>
          </table:table-cell>
          <table:table-cell table:formula="of:=IF([.C147]=0;[.C146]+1;&quot;&quot;)">
            <text:p/>
          </table:table-cell>
          <table:table-cell table:formula="of:=IF([.D146]=&quot;RedoAct&quot;;1;IF([.D146]=&quot;RedoPen&quot;;2;IF([.D1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48]=&quot;&quot;;[.B147];[.B148])" office:value-type="float" office:value="4" calcext:value-type="float">
            <text:p>4</text:p>
          </table:table-cell>
          <table:table-cell office:value-type="float" office:value="0.00000000439592788883325" calcext:value-type="float">
            <text:p>4.39592788883325E-09</text:p>
          </table:table-cell>
          <table:table-cell table:formula="of:=IF([.C148]=0;[.C147]+1;&quot;&quot;)">
            <text:p/>
          </table:table-cell>
          <table:table-cell table:formula="of:=IF([.D147]=&quot;RedoAct&quot;;1;IF([.D147]=&quot;RedoPen&quot;;2;IF([.D1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49]=&quot;&quot;;[.B148];[.B149])" office:value-type="float" office:value="5" calcext:value-type="float">
            <text:p>5</text:p>
          </table:table-cell>
          <table:table-cell office:value-type="float" office:value="6.70119056395575E-015" calcext:value-type="float">
            <text:p>6.70119056395575E-15</text:p>
          </table:table-cell>
          <table:table-cell table:formula="of:=IF([.C149]=0;[.C148]+1;&quot;&quot;)">
            <text:p/>
          </table:table-cell>
          <table:table-cell table:formula="of:=IF([.D148]=&quot;RedoAct&quot;;1;IF([.D148]=&quot;RedoPen&quot;;2;IF([.D1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0]=&quot;&quot;;[.B149];[.B150])" office:value-type="float" office:value="0" calcext:value-type="float">
            <text:p>0</text:p>
          </table:table-cell>
          <table:table-cell office:value-type="float" office:value="0.0393089385145719" calcext:value-type="float">
            <text:p>0.039308938514572</text:p>
          </table:table-cell>
          <table:table-cell table:formula="of:=IF([.C150]=0;[.C149]+1;&quot;&quot;)" office:value-type="float" office:value="6" calcext:value-type="float">
            <text:p>6</text:p>
          </table:table-cell>
          <table:table-cell table:formula="of:=IF([.D149]=&quot;RedoAct&quot;;1;IF([.D149]=&quot;RedoPen&quot;;2;IF([.D149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1]=&quot;&quot;;[.B150];[.B151])" office:value-type="float" office:value="1" calcext:value-type="float">
            <text:p>1</text:p>
          </table:table-cell>
          <table:table-cell office:value-type="float" office:value="0.0000541628596925643" calcext:value-type="float">
            <text:p>5.41628596925643E-05</text:p>
          </table:table-cell>
          <table:table-cell table:formula="of:=IF([.C151]=0;[.C150]+1;&quot;&quot;)">
            <text:p/>
          </table:table-cell>
          <table:table-cell table:formula="of:=IF([.D150]=&quot;RedoAct&quot;;1;IF([.D150]=&quot;RedoPen&quot;;2;IF([.D1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2]=&quot;&quot;;[.B151];[.B152])" office:value-type="float" office:value="2" calcext:value-type="float">
            <text:p>2</text:p>
          </table:table-cell>
          <table:table-cell office:value-type="float" office:value="0.0000247143213949658" calcext:value-type="float">
            <text:p>2.47143213949658E-05</text:p>
          </table:table-cell>
          <table:table-cell table:formula="of:=IF([.C152]=0;[.C151]+1;&quot;&quot;)">
            <text:p/>
          </table:table-cell>
          <table:table-cell table:formula="of:=IF([.D151]=&quot;RedoAct&quot;;1;IF([.D151]=&quot;RedoPen&quot;;2;IF([.D1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3]=&quot;&quot;;[.B152];[.B153])" office:value-type="float" office:value="3" calcext:value-type="float">
            <text:p>3</text:p>
          </table:table-cell>
          <table:table-cell office:value-type="float" office:value="0.0000000000229802427426365" calcext:value-type="float">
            <text:p>2.29802427426365E-11</text:p>
          </table:table-cell>
          <table:table-cell table:formula="of:=IF([.C153]=0;[.C152]+1;&quot;&quot;)">
            <text:p/>
          </table:table-cell>
          <table:table-cell table:formula="of:=IF([.D152]=&quot;RedoAct&quot;;1;IF([.D152]=&quot;RedoPen&quot;;2;IF([.D1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54]=&quot;&quot;;[.B153];[.B15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54]=0;[.C153]+1;&quot;&quot;)">
            <text:p/>
          </table:table-cell>
          <table:table-cell table:formula="of:=IF([.D153]=&quot;RedoAct&quot;;1;IF([.D153]=&quot;RedoPen&quot;;2;IF([.D15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5]=&quot;&quot;;[.B154];[.B155])" office:value-type="float" office:value="0" calcext:value-type="float">
            <text:p>0</text:p>
          </table:table-cell>
          <table:table-cell office:value-type="float" office:value="0.0000342349314880662" calcext:value-type="float">
            <text:p>3.42349314880662E-05</text:p>
          </table:table-cell>
          <table:table-cell table:formula="of:=IF([.C155]=0;[.C154]+1;&quot;&quot;)" office:value-type="float" office:value="4" calcext:value-type="float">
            <text:p>4</text:p>
          </table:table-cell>
          <table:table-cell table:formula="of:=IF([.D154]=&quot;RedoAct&quot;;1;IF([.D154]=&quot;RedoPen&quot;;2;IF([.D15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6]=&quot;&quot;;[.B155];[.B156])" office:value-type="float" office:value="1" calcext:value-type="float">
            <text:p>1</text:p>
          </table:table-cell>
          <table:table-cell office:value-type="float" office:value="0.0000368365296704779" calcext:value-type="float">
            <text:p>3.68365296704779E-05</text:p>
          </table:table-cell>
          <table:table-cell table:formula="of:=IF([.C156]=0;[.C155]+1;&quot;&quot;)">
            <text:p/>
          </table:table-cell>
          <table:table-cell table:formula="of:=IF([.D155]=&quot;RedoAct&quot;;1;IF([.D155]=&quot;RedoPen&quot;;2;IF([.D1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7]=&quot;&quot;;[.B156];[.B157])" office:value-type="float" office:value="2" calcext:value-type="float">
            <text:p>2</text:p>
          </table:table-cell>
          <table:table-cell office:value-type="float" office:value="0.000000000158822966431179" calcext:value-type="float">
            <text:p>1.58822966431179E-10</text:p>
          </table:table-cell>
          <table:table-cell table:formula="of:=IF([.C157]=0;[.C156]+1;&quot;&quot;)">
            <text:p/>
          </table:table-cell>
          <table:table-cell table:formula="of:=IF([.D156]=&quot;RedoAct&quot;;1;IF([.D156]=&quot;RedoPen&quot;;2;IF([.D1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8]=&quot;&quot;;[.B157];[.B158])" office:value-type="float" office:value="3" calcext:value-type="float">
            <text:p>3</text:p>
          </table:table-cell>
          <table:table-cell office:value-type="float" office:value="9.11418609238947E-015" calcext:value-type="float">
            <text:p>9.11418609238947E-15</text:p>
          </table:table-cell>
          <table:table-cell table:formula="of:=IF([.C158]=0;[.C157]+1;&quot;&quot;)">
            <text:p/>
          </table:table-cell>
          <table:table-cell table:formula="of:=IF([.D157]=&quot;RedoAct&quot;;1;IF([.D157]=&quot;RedoPen&quot;;2;IF([.D1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59]=&quot;&quot;;[.B158];[.B159])" office:value-type="float" office:value="0" calcext:value-type="float">
            <text:p>0</text:p>
          </table:table-cell>
          <table:table-cell office:value-type="float" office:value="0.0444495117542903" calcext:value-type="float">
            <text:p>0.04444951175429</text:p>
          </table:table-cell>
          <table:table-cell table:formula="of:=IF([.C159]=0;[.C158]+1;&quot;&quot;)" office:value-type="float" office:value="4" calcext:value-type="float">
            <text:p>4</text:p>
          </table:table-cell>
          <table:table-cell table:formula="of:=IF([.D158]=&quot;RedoAct&quot;;1;IF([.D158]=&quot;RedoPen&quot;;2;IF([.D158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0]=&quot;&quot;;[.B159];[.B160])" office:value-type="float" office:value="1" calcext:value-type="float">
            <text:p>1</text:p>
          </table:table-cell>
          <table:table-cell office:value-type="float" office:value="0.0000348118823449344" calcext:value-type="float">
            <text:p>3.48118823449344E-05</text:p>
          </table:table-cell>
          <table:table-cell table:formula="of:=IF([.C160]=0;[.C159]+1;&quot;&quot;)">
            <text:p/>
          </table:table-cell>
          <table:table-cell table:formula="of:=IF([.D159]=&quot;RedoAct&quot;;1;IF([.D159]=&quot;RedoPen&quot;;2;IF([.D1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1]=&quot;&quot;;[.B160];[.B161])" office:value-type="float" office:value="2" calcext:value-type="float">
            <text:p>2</text:p>
          </table:table-cell>
          <table:table-cell office:value-type="float" office:value="0.0000404246362321121" calcext:value-type="float">
            <text:p>4.04246362321121E-05</text:p>
          </table:table-cell>
          <table:table-cell table:formula="of:=IF([.C161]=0;[.C160]+1;&quot;&quot;)">
            <text:p/>
          </table:table-cell>
          <table:table-cell table:formula="of:=IF([.D160]=&quot;RedoAct&quot;;1;IF([.D160]=&quot;RedoPen&quot;;2;IF([.D1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62]=&quot;&quot;;[.B161];[.B162])" office:value-type="float" office:value="3" calcext:value-type="float">
            <text:p>3</text:p>
          </table:table-cell>
          <table:table-cell office:value-type="float" office:value="0.000000000109127143539191" calcext:value-type="float">
            <text:p>1.09127143539191E-10</text:p>
          </table:table-cell>
          <table:table-cell table:formula="of:=IF([.C162]=0;[.C161]+1;&quot;&quot;)">
            <text:p/>
          </table:table-cell>
          <table:table-cell table:formula="of:=IF([.D161]=&quot;RedoAct&quot;;1;IF([.D161]=&quot;RedoPen&quot;;2;IF([.D1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63]=&quot;&quot;;[.B162];[.B163])" office:value-type="float" office:value="4" calcext:value-type="float">
            <text:p>4</text:p>
          </table:table-cell>
          <table:table-cell office:value-type="float" office:value="5.37646266916339E-015" calcext:value-type="float">
            <text:p>5.37646266916339E-15</text:p>
          </table:table-cell>
          <table:table-cell table:formula="of:=IF([.C163]=0;[.C162]+1;&quot;&quot;)">
            <text:p/>
          </table:table-cell>
          <table:table-cell table:formula="of:=IF([.D162]=&quot;RedoAct&quot;;1;IF([.D162]=&quot;RedoPen&quot;;2;IF([.D1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64]=&quot;&quot;;[.B163];[.B164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64]=0;[.C163]+1;&quot;&quot;)">
            <text:p/>
          </table:table-cell>
          <table:table-cell table:formula="of:=IF([.D163]=&quot;RedoAct&quot;;1;IF([.D163]=&quot;RedoPen&quot;;2;IF([.D1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5]=&quot;&quot;;[.B164];[.B165])" office:value-type="float" office:value="0" calcext:value-type="float">
            <text:p>0</text:p>
          </table:table-cell>
          <table:table-cell office:value-type="float" office:value="0.0000300520138917596" calcext:value-type="float">
            <text:p>3.00520138917596E-05</text:p>
          </table:table-cell>
          <table:table-cell table:formula="of:=IF([.C165]=0;[.C164]+1;&quot;&quot;)" office:value-type="float" office:value="5" calcext:value-type="float">
            <text:p>5</text:p>
          </table:table-cell>
          <table:table-cell table:formula="of:=IF([.D164]=&quot;RedoAct&quot;;1;IF([.D164]=&quot;RedoPen&quot;;2;IF([.D16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6]=&quot;&quot;;[.B165];[.B166])" office:value-type="float" office:value="1" calcext:value-type="float">
            <text:p>1</text:p>
          </table:table-cell>
          <table:table-cell office:value-type="float" office:value="0.0000028593584512907" calcext:value-type="float">
            <text:p>2.8593584512907E-06</text:p>
          </table:table-cell>
          <table:table-cell table:formula="of:=IF([.C166]=0;[.C165]+1;&quot;&quot;)">
            <text:p/>
          </table:table-cell>
          <table:table-cell table:formula="of:=IF([.D165]=&quot;RedoAct&quot;;1;IF([.D165]=&quot;RedoPen&quot;;2;IF([.D1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7]=&quot;&quot;;[.B166];[.B167])" office:value-type="float" office:value="2" calcext:value-type="float">
            <text:p>2</text:p>
          </table:table-cell>
          <table:table-cell office:value-type="float" office:value="0.00000000000674959926076238" calcext:value-type="float">
            <text:p>6.74959926076238E-12</text:p>
          </table:table-cell>
          <table:table-cell table:formula="of:=IF([.C167]=0;[.C166]+1;&quot;&quot;)">
            <text:p/>
          </table:table-cell>
          <table:table-cell table:formula="of:=IF([.D166]=&quot;RedoAct&quot;;1;IF([.D166]=&quot;RedoPen&quot;;2;IF([.D1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68]=&quot;&quot;;[.B167];[.B16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68]=0;[.C167]+1;&quot;&quot;)">
            <text:p/>
          </table:table-cell>
          <table:table-cell table:formula="of:=IF([.D167]=&quot;RedoAct&quot;;1;IF([.D167]=&quot;RedoPen&quot;;2;IF([.D1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9]=&quot;&quot;;[.B168];[.B169])" office:value-type="float" office:value="0" calcext:value-type="float">
            <text:p>0</text:p>
          </table:table-cell>
          <table:table-cell office:value-type="float" office:value="0.00000150810121605516" calcext:value-type="float">
            <text:p>1.50810121605516E-06</text:p>
          </table:table-cell>
          <table:table-cell table:formula="of:=IF([.C169]=0;[.C168]+1;&quot;&quot;)" office:value-type="float" office:value="3" calcext:value-type="float">
            <text:p>3</text:p>
          </table:table-cell>
          <table:table-cell table:formula="of:=IF([.D168]=&quot;RedoAct&quot;;1;IF([.D168]=&quot;RedoPen&quot;;2;IF([.D16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0]=&quot;&quot;;[.B169];[.B170])" office:value-type="float" office:value="1" calcext:value-type="float">
            <text:p>1</text:p>
          </table:table-cell>
          <table:table-cell office:value-type="float" office:value="0.000000064668432990442" calcext:value-type="float">
            <text:p>6.4668432990442E-08</text:p>
          </table:table-cell>
          <table:table-cell table:formula="of:=IF([.C170]=0;[.C169]+1;&quot;&quot;)">
            <text:p/>
          </table:table-cell>
          <table:table-cell table:formula="of:=IF([.D169]=&quot;RedoAct&quot;;1;IF([.D169]=&quot;RedoPen&quot;;2;IF([.D1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1]=&quot;&quot;;[.B170];[.B171])" office:value-type="float" office:value="2" calcext:value-type="float">
            <text:p>2</text:p>
          </table:table-cell>
          <table:table-cell office:value-type="float" office:value="8.83123309623824E-015" calcext:value-type="float">
            <text:p>8.83123309623824E-15</text:p>
          </table:table-cell>
          <table:table-cell table:formula="of:=IF([.C171]=0;[.C170]+1;&quot;&quot;)">
            <text:p/>
          </table:table-cell>
          <table:table-cell table:formula="of:=IF([.D170]=&quot;RedoAct&quot;;1;IF([.D170]=&quot;RedoPen&quot;;2;IF([.D17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72]=&quot;&quot;;[.B171];[.B172])" office:value-type="float" office:value="0" calcext:value-type="float">
            <text:p>0</text:p>
          </table:table-cell>
          <table:table-cell office:value-type="float" office:value="0.0549772597069441" calcext:value-type="float">
            <text:p>0.054977259706944</text:p>
          </table:table-cell>
          <table:table-cell table:formula="of:=IF([.C172]=0;[.C171]+1;&quot;&quot;)" office:value-type="float" office:value="3" calcext:value-type="float">
            <text:p>3</text:p>
          </table:table-cell>
          <table:table-cell table:formula="of:=IF([.D171]=&quot;RedoAct&quot;;1;IF([.D171]=&quot;RedoPen&quot;;2;IF([.D17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3]=&quot;&quot;;[.B172];[.B173])" office:value-type="float" office:value="1" calcext:value-type="float">
            <text:p>1</text:p>
          </table:table-cell>
          <table:table-cell office:value-type="float" office:value="0.0000186440299346932" calcext:value-type="float">
            <text:p>1.86440299346932E-05</text:p>
          </table:table-cell>
          <table:table-cell table:formula="of:=IF([.C173]=0;[.C172]+1;&quot;&quot;)">
            <text:p/>
          </table:table-cell>
          <table:table-cell table:formula="of:=IF([.D172]=&quot;RedoAct&quot;;1;IF([.D172]=&quot;RedoPen&quot;;2;IF([.D1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4]=&quot;&quot;;[.B173];[.B174])" office:value-type="float" office:value="2" calcext:value-type="float">
            <text:p>2</text:p>
          </table:table-cell>
          <table:table-cell office:value-type="float" office:value="0.00000711552551193858" calcext:value-type="float">
            <text:p>7.11552551193858E-06</text:p>
          </table:table-cell>
          <table:table-cell table:formula="of:=IF([.C174]=0;[.C173]+1;&quot;&quot;)">
            <text:p/>
          </table:table-cell>
          <table:table-cell table:formula="of:=IF([.D173]=&quot;RedoAct&quot;;1;IF([.D173]=&quot;RedoPen&quot;;2;IF([.D1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5]=&quot;&quot;;[.B174];[.B175])" office:value-type="float" office:value="3" calcext:value-type="float">
            <text:p>3</text:p>
          </table:table-cell>
          <table:table-cell office:value-type="float" office:value="0.00000000000930257415800641" calcext:value-type="float">
            <text:p>9.30257415800641E-12</text:p>
          </table:table-cell>
          <table:table-cell table:formula="of:=IF([.C175]=0;[.C174]+1;&quot;&quot;)">
            <text:p/>
          </table:table-cell>
          <table:table-cell table:formula="of:=IF([.D174]=&quot;RedoAct&quot;;1;IF([.D174]=&quot;RedoPen&quot;;2;IF([.D1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76]=&quot;&quot;;[.B175];[.B176])" office:value-type="float" office:value="0" calcext:value-type="float">
            <text:p>0</text:p>
          </table:table-cell>
          <table:table-cell office:value-type="float" office:value="0.045455032678957" calcext:value-type="float">
            <text:p>0.045455032678957</text:p>
          </table:table-cell>
          <table:table-cell table:formula="of:=IF([.C176]=0;[.C175]+1;&quot;&quot;)" office:value-type="float" office:value="4" calcext:value-type="float">
            <text:p>4</text:p>
          </table:table-cell>
          <table:table-cell table:formula="of:=IF([.D175]=&quot;RedoAct&quot;;1;IF([.D175]=&quot;RedoPen&quot;;2;IF([.D175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7]=&quot;&quot;;[.B176];[.B177])" office:value-type="float" office:value="1" calcext:value-type="float">
            <text:p>1</text:p>
          </table:table-cell>
          <table:table-cell office:value-type="float" office:value="0.0000140864542172538" calcext:value-type="float">
            <text:p>1.40864542172538E-05</text:p>
          </table:table-cell>
          <table:table-cell table:formula="of:=IF([.C177]=0;[.C176]+1;&quot;&quot;)">
            <text:p/>
          </table:table-cell>
          <table:table-cell table:formula="of:=IF([.D176]=&quot;RedoAct&quot;;1;IF([.D176]=&quot;RedoPen&quot;;2;IF([.D1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8]=&quot;&quot;;[.B177];[.B178])" office:value-type="float" office:value="2" calcext:value-type="float">
            <text:p>2</text:p>
          </table:table-cell>
          <table:table-cell office:value-type="float" office:value="0.00000658025351801727" calcext:value-type="float">
            <text:p>6.58025351801727E-06</text:p>
          </table:table-cell>
          <table:table-cell table:formula="of:=IF([.C178]=0;[.C177]+1;&quot;&quot;)">
            <text:p/>
          </table:table-cell>
          <table:table-cell table:formula="of:=IF([.D177]=&quot;RedoAct&quot;;1;IF([.D177]=&quot;RedoPen&quot;;2;IF([.D1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9]=&quot;&quot;;[.B178];[.B179])" office:value-type="float" office:value="3" calcext:value-type="float">
            <text:p>3</text:p>
          </table:table-cell>
          <table:table-cell office:value-type="float" office:value="0.0000000000070049573457734" calcext:value-type="float">
            <text:p>7.0049573457734E-12</text:p>
          </table:table-cell>
          <table:table-cell table:formula="of:=IF([.C179]=0;[.C178]+1;&quot;&quot;)">
            <text:p/>
          </table:table-cell>
          <table:table-cell table:formula="of:=IF([.D178]=&quot;RedoAct&quot;;1;IF([.D178]=&quot;RedoPen&quot;;2;IF([.D1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0]=&quot;&quot;;[.B179];[.B180])" office:value-type="float" office:value="0" calcext:value-type="float">
            <text:p>0</text:p>
          </table:table-cell>
          <table:table-cell office:value-type="float" office:value="0.0359238840430637" calcext:value-type="float">
            <text:p>0.035923884043064</text:p>
          </table:table-cell>
          <table:table-cell table:formula="of:=IF([.C180]=0;[.C179]+1;&quot;&quot;)" office:value-type="float" office:value="4" calcext:value-type="float">
            <text:p>4</text:p>
          </table:table-cell>
          <table:table-cell table:formula="of:=IF([.D179]=&quot;RedoAct&quot;;1;IF([.D179]=&quot;RedoPen&quot;;2;IF([.D179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1]=&quot;&quot;;[.B180];[.B181])" office:value-type="float" office:value="1" calcext:value-type="float">
            <text:p>1</text:p>
          </table:table-cell>
          <table:table-cell office:value-type="float" office:value="0.0000152943753112706" calcext:value-type="float">
            <text:p>1.52943753112706E-05</text:p>
          </table:table-cell>
          <table:table-cell table:formula="of:=IF([.C181]=0;[.C180]+1;&quot;&quot;)">
            <text:p/>
          </table:table-cell>
          <table:table-cell table:formula="of:=IF([.D180]=&quot;RedoAct&quot;;1;IF([.D180]=&quot;RedoPen&quot;;2;IF([.D180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2]=&quot;&quot;;[.B181];[.B182])" office:value-type="float" office:value="2" calcext:value-type="float">
            <text:p>2</text:p>
          </table:table-cell>
          <table:table-cell office:value-type="float" office:value="0.0000244079367468798" calcext:value-type="float">
            <text:p>2.44079367468798E-05</text:p>
          </table:table-cell>
          <table:table-cell table:formula="of:=IF([.C182]=0;[.C181]+1;&quot;&quot;)">
            <text:p/>
          </table:table-cell>
          <table:table-cell table:formula="of:=IF([.D181]=&quot;RedoAct&quot;;1;IF([.D181]=&quot;RedoPen&quot;;2;IF([.D18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83]=&quot;&quot;;[.B182];[.B183])" office:value-type="float" office:value="3" calcext:value-type="float">
            <text:p>3</text:p>
          </table:table-cell>
          <table:table-cell office:value-type="float" office:value="0.000000000069677803713466" calcext:value-type="float">
            <text:p>6.9677803713466E-11</text:p>
          </table:table-cell>
          <table:table-cell table:formula="of:=IF([.C183]=0;[.C182]+1;&quot;&quot;)">
            <text:p/>
          </table:table-cell>
          <table:table-cell table:formula="of:=IF([.D182]=&quot;RedoAct&quot;;1;IF([.D182]=&quot;RedoPen&quot;;2;IF([.D18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184]=&quot;&quot;;[.B183];[.B18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84]=0;[.C183]+1;&quot;&quot;)">
            <text:p/>
          </table:table-cell>
          <table:table-cell table:formula="of:=IF([.D183]=&quot;RedoAct&quot;;1;IF([.D183]=&quot;RedoPen&quot;;2;IF([.D18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5]=&quot;&quot;;[.B184];[.B185])" office:value-type="float" office:value="0" calcext:value-type="float">
            <text:p>0</text:p>
          </table:table-cell>
          <table:table-cell office:value-type="float" office:value="0.0000938525847692236" calcext:value-type="float">
            <text:p>9.38525847692236E-05</text:p>
          </table:table-cell>
          <table:table-cell table:formula="of:=IF([.C185]=0;[.C184]+1;&quot;&quot;)" office:value-type="float" office:value="4" calcext:value-type="float">
            <text:p>4</text:p>
          </table:table-cell>
          <table:table-cell table:formula="of:=IF([.D184]=&quot;RedoAct&quot;;1;IF([.D184]=&quot;RedoPen&quot;;2;IF([.D184]=&quot;Cutback&quot;;-1;0)))" office:value-type="float" office:value="1" calcext:value-type="float">
            <text:p>1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6]=&quot;&quot;;[.B185];[.B186])" office:value-type="float" office:value="1" calcext:value-type="float">
            <text:p>1</text:p>
          </table:table-cell>
          <table:table-cell office:value-type="float" office:value="0.00000000491640599982161" calcext:value-type="float">
            <text:p>4.91640599982161E-09</text:p>
          </table:table-cell>
          <table:table-cell table:formula="of:=IF([.C186]=0;[.C185]+1;&quot;&quot;)">
            <text:p/>
          </table:table-cell>
          <table:table-cell table:formula="of:=IF([.D185]=&quot;RedoAct&quot;;1;IF([.D185]=&quot;RedoPen&quot;;2;IF([.D1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7]=&quot;&quot;;[.B186];[.B187])" office:value-type="float" office:value="2" calcext:value-type="float">
            <text:p>2</text:p>
          </table:table-cell>
          <table:table-cell office:value-type="float" office:value="0.00000000000049468718058911" calcext:value-type="float">
            <text:p>4.9468718058911E-13</text:p>
          </table:table-cell>
          <table:table-cell table:formula="of:=IF([.C187]=0;[.C186]+1;&quot;&quot;)">
            <text:p/>
          </table:table-cell>
          <table:table-cell table:formula="of:=IF([.D186]=&quot;RedoAct&quot;;1;IF([.D186]=&quot;RedoPen&quot;;2;IF([.D1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88]=&quot;&quot;;[.B187];[.B188])" office:value-type="float" office:value="0" calcext:value-type="float">
            <text:p>0</text:p>
          </table:table-cell>
          <table:table-cell office:value-type="float" office:value="0.0305994490787701" calcext:value-type="float">
            <text:p>0.03059944907877</text:p>
          </table:table-cell>
          <table:table-cell table:formula="of:=IF([.C188]=0;[.C187]+1;&quot;&quot;)" office:value-type="float" office:value="3" calcext:value-type="float">
            <text:p>3</text:p>
          </table:table-cell>
          <table:table-cell table:formula="of:=IF([.D187]=&quot;RedoAct&quot;;1;IF([.D187]=&quot;RedoPen&quot;;2;IF([.D187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9]=&quot;&quot;;[.B188];[.B189])" office:value-type="float" office:value="1" calcext:value-type="float">
            <text:p>1</text:p>
          </table:table-cell>
          <table:table-cell office:value-type="float" office:value="0.0000175622261240769" calcext:value-type="float">
            <text:p>1.75622261240769E-05</text:p>
          </table:table-cell>
          <table:table-cell table:formula="of:=IF([.C189]=0;[.C188]+1;&quot;&quot;)">
            <text:p/>
          </table:table-cell>
          <table:table-cell table:formula="of:=IF([.D188]=&quot;RedoAct&quot;;1;IF([.D188]=&quot;RedoPen&quot;;2;IF([.D188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0]=&quot;&quot;;[.B189];[.B190])" office:value-type="float" office:value="2" calcext:value-type="float">
            <text:p>2</text:p>
          </table:table-cell>
          <table:table-cell office:value-type="float" office:value="0.0000310661005722034" calcext:value-type="float">
            <text:p>3.10661005722034E-05</text:p>
          </table:table-cell>
          <table:table-cell table:formula="of:=IF([.C190]=0;[.C189]+1;&quot;&quot;)">
            <text:p/>
          </table:table-cell>
          <table:table-cell table:formula="of:=IF([.D189]=&quot;RedoAct&quot;;1;IF([.D189]=&quot;RedoPen&quot;;2;IF([.D189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91]=&quot;&quot;;[.B190];[.B191])" office:value-type="float" office:value="3" calcext:value-type="float">
            <text:p>3</text:p>
          </table:table-cell>
          <table:table-cell office:value-type="float" office:value="0.000000000120063142329999" calcext:value-type="float">
            <text:p>1.20063142329999E-10</text:p>
          </table:table-cell>
          <table:table-cell table:formula="of:=IF([.C191]=0;[.C190]+1;&quot;&quot;)">
            <text:p/>
          </table:table-cell>
          <table:table-cell table:formula="of:=IF([.D190]=&quot;RedoAct&quot;;1;IF([.D190]=&quot;RedoPen&quot;;2;IF([.D190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92]=&quot;&quot;;[.B191];[.B192])" office:value-type="float" office:value="4" calcext:value-type="float">
            <text:p>4</text:p>
          </table:table-cell>
          <table:table-cell office:value-type="float" office:value="0.000000000000014754227961011" calcext:value-type="float">
            <text:p>1.4754227961011E-14</text:p>
          </table:table-cell>
          <table:table-cell table:formula="of:=IF([.C192]=0;[.C191]+1;&quot;&quot;)">
            <text:p/>
          </table:table-cell>
          <table:table-cell table:formula="of:=IF([.D191]=&quot;RedoAct&quot;;1;IF([.D191]=&quot;RedoPen&quot;;2;IF([.D19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193]=&quot;&quot;;[.B192];[.B193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93]=0;[.C192]+1;&quot;&quot;)">
            <text:p/>
          </table:table-cell>
          <table:table-cell table:formula="of:=IF([.D192]=&quot;RedoAct&quot;;1;IF([.D192]=&quot;RedoPen&quot;;2;IF([.D19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94]=&quot;&quot;;[.B193];[.B194])" office:value-type="float" office:value="0" calcext:value-type="float">
            <text:p>0</text:p>
          </table:table-cell>
          <table:table-cell office:value-type="float" office:value="0.0000359512165809766" calcext:value-type="float">
            <text:p>3.59512165809766E-05</text:p>
          </table:table-cell>
          <table:table-cell table:formula="of:=IF([.C194]=0;[.C193]+1;&quot;&quot;)" office:value-type="float" office:value="5" calcext:value-type="float">
            <text:p>5</text:p>
          </table:table-cell>
          <table:table-cell table:formula="of:=IF([.D193]=&quot;RedoAct&quot;;1;IF([.D193]=&quot;RedoPen&quot;;2;IF([.D19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5]=&quot;&quot;;[.B194];[.B195])" office:value-type="float" office:value="1" calcext:value-type="float">
            <text:p>1</text:p>
          </table:table-cell>
          <table:table-cell office:value-type="float" office:value="0.000000000358247505771659" calcext:value-type="float">
            <text:p>3.58247505771659E-10</text:p>
          </table:table-cell>
          <table:table-cell table:formula="of:=IF([.C195]=0;[.C194]+1;&quot;&quot;)">
            <text:p/>
          </table:table-cell>
          <table:table-cell table:formula="of:=IF([.D194]=&quot;RedoAct&quot;;1;IF([.D194]=&quot;RedoPen&quot;;2;IF([.D1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6]=&quot;&quot;;[.B195];[.B196])" office:value-type="float" office:value="2" calcext:value-type="float">
            <text:p>2</text:p>
          </table:table-cell>
          <table:table-cell office:value-type="float" office:value="0.0000000000000104681962088023" calcext:value-type="float">
            <text:p>1.04681962088023E-14</text:p>
          </table:table-cell>
          <table:table-cell table:formula="of:=IF([.C196]=0;[.C195]+1;&quot;&quot;)">
            <text:p/>
          </table:table-cell>
          <table:table-cell table:formula="of:=IF([.D195]=&quot;RedoAct&quot;;1;IF([.D195]=&quot;RedoPen&quot;;2;IF([.D1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197]=&quot;&quot;;[.B196];[.B197])" office:value-type="float" office:value="0" calcext:value-type="float">
            <text:p>0</text:p>
          </table:table-cell>
          <table:table-cell office:value-type="float" office:value="0.0238509917921719" calcext:value-type="float">
            <text:p>0.023850991792172</text:p>
          </table:table-cell>
          <table:table-cell table:formula="of:=IF([.C197]=0;[.C196]+1;&quot;&quot;)" office:value-type="float" office:value="3" calcext:value-type="float">
            <text:p>3</text:p>
          </table:table-cell>
          <table:table-cell table:formula="of:=IF([.D196]=&quot;RedoAct&quot;;1;IF([.D196]=&quot;RedoPen&quot;;2;IF([.D19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8]=&quot;&quot;;[.B197];[.B198])" office:value-type="float" office:value="1" calcext:value-type="float">
            <text:p>1</text:p>
          </table:table-cell>
          <table:table-cell office:value-type="float" office:value="0.0000135545362397193" calcext:value-type="float">
            <text:p>1.35545362397193E-05</text:p>
          </table:table-cell>
          <table:table-cell table:formula="of:=IF([.C198]=0;[.C197]+1;&quot;&quot;)">
            <text:p/>
          </table:table-cell>
          <table:table-cell table:formula="of:=IF([.D197]=&quot;RedoAct&quot;;1;IF([.D197]=&quot;RedoPen&quot;;2;IF([.D1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9]=&quot;&quot;;[.B198];[.B199])" office:value-type="float" office:value="2" calcext:value-type="float">
            <text:p>2</text:p>
          </table:table-cell>
          <table:table-cell office:value-type="float" office:value="0.00000228330324902538" calcext:value-type="float">
            <text:p>2.28330324902538E-06</text:p>
          </table:table-cell>
          <table:table-cell table:formula="of:=IF([.C199]=0;[.C198]+1;&quot;&quot;)">
            <text:p/>
          </table:table-cell>
          <table:table-cell table:formula="of:=IF([.D198]=&quot;RedoAct&quot;;1;IF([.D198]=&quot;RedoPen&quot;;2;IF([.D1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0]=&quot;&quot;;[.B199];[.B200])" office:value-type="float" office:value="3" calcext:value-type="float">
            <text:p>3</text:p>
          </table:table-cell>
          <table:table-cell office:value-type="float" office:value="0.00000000000128375187419564" calcext:value-type="float">
            <text:p>1.28375187419564E-12</text:p>
          </table:table-cell>
          <table:table-cell table:formula="of:=IF([.C200]=0;[.C199]+1;&quot;&quot;)">
            <text:p/>
          </table:table-cell>
          <table:table-cell table:formula="of:=IF([.D199]=&quot;RedoAct&quot;;1;IF([.D199]=&quot;RedoPen&quot;;2;IF([.D1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01]=&quot;&quot;;[.B200];[.B20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01]=0;[.C200]+1;&quot;&quot;)">
            <text:p/>
          </table:table-cell>
          <table:table-cell table:formula="of:=IF([.D200]=&quot;RedoAct&quot;;1;IF([.D200]=&quot;RedoPen&quot;;2;IF([.D20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02]=&quot;&quot;;[.B201];[.B202])" office:value-type="float" office:value="0" calcext:value-type="float">
            <text:p>0</text:p>
          </table:table-cell>
          <table:table-cell office:value-type="float" office:value="0.00121919180964833" calcext:value-type="float">
            <text:p>0.001219191809648</text:p>
          </table:table-cell>
          <table:table-cell table:formula="of:=IF([.C202]=0;[.C201]+1;&quot;&quot;)" office:value-type="float" office:value="4" calcext:value-type="float">
            <text:p>4</text:p>
          </table:table-cell>
          <table:table-cell table:formula="of:=IF([.D201]=&quot;RedoAct&quot;;1;IF([.D201]=&quot;RedoPen&quot;;2;IF([.D201]=&quot;Cutback&quot;;-1;0)))" office:value-type="float" office:value="1" calcext:value-type="float">
            <text:p>1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86--&gt;87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3]=&quot;&quot;;[.B202];[.B203])" office:value-type="float" office:value="1" calcext:value-type="float">
            <text:p>1</text:p>
          </table:table-cell>
          <table:table-cell office:value-type="float" office:value="0.00165696910190427" calcext:value-type="float">
            <text:p>0.001656969101904</text:p>
          </table:table-cell>
          <table:table-cell table:formula="of:=IF([.C203]=0;[.C202]+1;&quot;&quot;)">
            <text:p/>
          </table:table-cell>
          <table:table-cell table:formula="of:=IF([.D202]=&quot;RedoAct&quot;;1;IF([.D202]=&quot;RedoPen&quot;;2;IF([.D202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4]=&quot;&quot;;[.B203];[.B204])" office:value-type="float" office:value="2" calcext:value-type="float">
            <text:p>2</text:p>
          </table:table-cell>
          <table:table-cell office:value-type="float" office:value="0.000000334370361830775" calcext:value-type="float">
            <text:p>3.34370361830775E-07</text:p>
          </table:table-cell>
          <table:table-cell table:formula="of:=IF([.C204]=0;[.C203]+1;&quot;&quot;)">
            <text:p/>
          </table:table-cell>
          <table:table-cell table:formula="of:=IF([.D203]=&quot;RedoAct&quot;;1;IF([.D203]=&quot;RedoPen&quot;;2;IF([.D2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5]=&quot;&quot;;[.B204];[.B205])" office:value-type="float" office:value="3" calcext:value-type="float">
            <text:p>3</text:p>
          </table:table-cell>
          <table:table-cell office:value-type="float" office:value="0.000000000238007483728465" calcext:value-type="float">
            <text:p>2.38007483728465E-10</text:p>
          </table:table-cell>
          <table:table-cell table:formula="of:=IF([.C205]=0;[.C204]+1;&quot;&quot;)">
            <text:p/>
          </table:table-cell>
          <table:table-cell table:formula="of:=IF([.D204]=&quot;RedoAct&quot;;1;IF([.D204]=&quot;RedoPen&quot;;2;IF([.D2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06]=&quot;&quot;;[.B205];[.B206])" office:value-type="float" office:value="4" calcext:value-type="float">
            <text:p>4</text:p>
          </table:table-cell>
          <table:table-cell office:value-type="float" office:value="5.38686924638061E-015" calcext:value-type="float">
            <text:p>5.38686924638061E-15</text:p>
          </table:table-cell>
          <table:table-cell table:formula="of:=IF([.C206]=0;[.C205]+1;&quot;&quot;)">
            <text:p/>
          </table:table-cell>
          <table:table-cell table:formula="of:=IF([.D205]=&quot;RedoAct&quot;;1;IF([.D205]=&quot;RedoPen&quot;;2;IF([.D2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07]=&quot;&quot;;[.B206];[.B207])" office:value-type="float" office:value="0" calcext:value-type="float">
            <text:p>0</text:p>
          </table:table-cell>
          <table:table-cell office:value-type="float" office:value="0.0134650519251767" calcext:value-type="float">
            <text:p>0.013465051925177</text:p>
          </table:table-cell>
          <table:table-cell table:formula="of:=IF([.C207]=0;[.C206]+1;&quot;&quot;)" office:value-type="float" office:value="5" calcext:value-type="float">
            <text:p>5</text:p>
          </table:table-cell>
          <table:table-cell table:formula="of:=IF([.D206]=&quot;RedoAct&quot;;1;IF([.D206]=&quot;RedoPen&quot;;2;IF([.D20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8]=&quot;&quot;;[.B207];[.B208])" office:value-type="float" office:value="1" calcext:value-type="float">
            <text:p>1</text:p>
          </table:table-cell>
          <table:table-cell office:value-type="float" office:value="0.0000207430956741757" calcext:value-type="float">
            <text:p>2.07430956741757E-05</text:p>
          </table:table-cell>
          <table:table-cell table:formula="of:=IF([.C208]=0;[.C207]+1;&quot;&quot;)">
            <text:p/>
          </table:table-cell>
          <table:table-cell table:formula="of:=IF([.D207]=&quot;RedoAct&quot;;1;IF([.D207]=&quot;RedoPen&quot;;2;IF([.D2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9]=&quot;&quot;;[.B208];[.B209])" office:value-type="float" office:value="2" calcext:value-type="float">
            <text:p>2</text:p>
          </table:table-cell>
          <table:table-cell office:value-type="float" office:value="0.00000136625829638186" calcext:value-type="float">
            <text:p>1.36625829638186E-06</text:p>
          </table:table-cell>
          <table:table-cell table:formula="of:=IF([.C209]=0;[.C208]+1;&quot;&quot;)">
            <text:p/>
          </table:table-cell>
          <table:table-cell table:formula="of:=IF([.D208]=&quot;RedoAct&quot;;1;IF([.D208]=&quot;RedoPen&quot;;2;IF([.D2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0]=&quot;&quot;;[.B209];[.B210])" office:value-type="float" office:value="3" calcext:value-type="float">
            <text:p>3</text:p>
          </table:table-cell>
          <table:table-cell office:value-type="float" office:value="0.000000000000657912688985716" calcext:value-type="float">
            <text:p>6.57912688985716E-13</text:p>
          </table:table-cell>
          <table:table-cell table:formula="of:=IF([.C210]=0;[.C209]+1;&quot;&quot;)">
            <text:p/>
          </table:table-cell>
          <table:table-cell table:formula="of:=IF([.D209]=&quot;RedoAct&quot;;1;IF([.D209]=&quot;RedoPen&quot;;2;IF([.D2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11]=&quot;&quot;;[.B210];[.B211])" office:value-type="float" office:value="0" calcext:value-type="float">
            <text:p>0</text:p>
          </table:table-cell>
          <table:table-cell office:value-type="float" office:value="0.0127522196786483" calcext:value-type="float">
            <text:p>0.012752219678648</text:p>
          </table:table-cell>
          <table:table-cell table:formula="of:=IF([.C211]=0;[.C210]+1;&quot;&quot;)" office:value-type="float" office:value="4" calcext:value-type="float">
            <text:p>4</text:p>
          </table:table-cell>
          <table:table-cell table:formula="of:=IF([.D210]=&quot;RedoAct&quot;;1;IF([.D210]=&quot;RedoPen&quot;;2;IF([.D21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91--&gt;90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2]=&quot;&quot;;[.B211];[.B212])" office:value-type="float" office:value="1" calcext:value-type="float">
            <text:p>1</text:p>
          </table:table-cell>
          <table:table-cell office:value-type="float" office:value="0.0000492172817690884" calcext:value-type="float">
            <text:p>4.92172817690884E-05</text:p>
          </table:table-cell>
          <table:table-cell table:formula="of:=IF([.C212]=0;[.C211]+1;&quot;&quot;)">
            <text:p/>
          </table:table-cell>
          <table:table-cell table:formula="of:=IF([.D211]=&quot;RedoAct&quot;;1;IF([.D211]=&quot;RedoPen&quot;;2;IF([.D2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3]=&quot;&quot;;[.B212];[.B213])" office:value-type="float" office:value="2" calcext:value-type="float">
            <text:p>2</text:p>
          </table:table-cell>
          <table:table-cell office:value-type="float" office:value="0.0000120625928141098" calcext:value-type="float">
            <text:p>1.20625928141098E-05</text:p>
          </table:table-cell>
          <table:table-cell table:formula="of:=IF([.C213]=0;[.C212]+1;&quot;&quot;)">
            <text:p/>
          </table:table-cell>
          <table:table-cell table:formula="of:=IF([.D212]=&quot;RedoAct&quot;;1;IF([.D212]=&quot;RedoPen&quot;;2;IF([.D2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4]=&quot;&quot;;[.B213];[.B214])" office:value-type="float" office:value="3" calcext:value-type="float">
            <text:p>3</text:p>
          </table:table-cell>
          <table:table-cell office:value-type="float" office:value="0.000000000141978643038046" calcext:value-type="float">
            <text:p>1.41978643038046E-10</text:p>
          </table:table-cell>
          <table:table-cell table:formula="of:=IF([.C214]=0;[.C213]+1;&quot;&quot;)">
            <text:p/>
          </table:table-cell>
          <table:table-cell table:formula="of:=IF([.D213]=&quot;RedoAct&quot;;1;IF([.D213]=&quot;RedoPen&quot;;2;IF([.D2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15]=&quot;&quot;;[.B214];[.B215])" office:value-type="float" office:value="4" calcext:value-type="float">
            <text:p>4</text:p>
          </table:table-cell>
          <table:table-cell office:value-type="float" office:value="5.95963887539547E-015" calcext:value-type="float">
            <text:p>5.95963887539547E-15</text:p>
          </table:table-cell>
          <table:table-cell table:formula="of:=IF([.C215]=0;[.C214]+1;&quot;&quot;)">
            <text:p/>
          </table:table-cell>
          <table:table-cell table:formula="of:=IF([.D214]=&quot;RedoAct&quot;;1;IF([.D214]=&quot;RedoPen&quot;;2;IF([.D2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16]=&quot;&quot;;[.B215];[.B216])" office:value-type="float" office:value="0" calcext:value-type="float">
            <text:p>0</text:p>
          </table:table-cell>
          <table:table-cell office:value-type="float" office:value="0.0178529026887604" calcext:value-type="float">
            <text:p>0.01785290268876</text:p>
          </table:table-cell>
          <table:table-cell table:formula="of:=IF([.C216]=0;[.C215]+1;&quot;&quot;)" office:value-type="float" office:value="5" calcext:value-type="float">
            <text:p>5</text:p>
          </table:table-cell>
          <table:table-cell table:formula="of:=IF([.D215]=&quot;RedoAct&quot;;1;IF([.D215]=&quot;RedoPen&quot;;2;IF([.D21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95--&gt;94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7]=&quot;&quot;;[.B216];[.B217])" office:value-type="float" office:value="1" calcext:value-type="float">
            <text:p>1</text:p>
          </table:table-cell>
          <table:table-cell office:value-type="float" office:value="0.00114643310711672" calcext:value-type="float">
            <text:p>0.001146433107117</text:p>
          </table:table-cell>
          <table:table-cell table:formula="of:=IF([.C217]=0;[.C216]+1;&quot;&quot;)">
            <text:p/>
          </table:table-cell>
          <table:table-cell table:formula="of:=IF([.D216]=&quot;RedoAct&quot;;1;IF([.D216]=&quot;RedoPen&quot;;2;IF([.D216]=&quot;Cutback&quot;;-1;0)))" office:value-type="float" office:value="0" calcext:value-type="float">
            <text:p>0</text:p>
          </table:table-cell>
          <table:table-cell office:value-type="string" calcext:value-type="string">
            <text:p>125: 66--&gt;91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8]=&quot;&quot;;[.B217];[.B218])" office:value-type="float" office:value="2" calcext:value-type="float">
            <text:p>2</text:p>
          </table:table-cell>
          <table:table-cell office:value-type="float" office:value="0.000168456632075143" calcext:value-type="float">
            <text:p>0.000168456632075</text:p>
          </table:table-cell>
          <table:table-cell table:formula="of:=IF([.C218]=0;[.C217]+1;&quot;&quot;)">
            <text:p/>
          </table:table-cell>
          <table:table-cell table:formula="of:=IF([.D217]=&quot;RedoAct&quot;;1;IF([.D217]=&quot;RedoPen&quot;;2;IF([.D2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9]=&quot;&quot;;[.B218];[.B219])" office:value-type="float" office:value="3" calcext:value-type="float">
            <text:p>3</text:p>
          </table:table-cell>
          <table:table-cell office:value-type="float" office:value="0.000000196162546562493" calcext:value-type="float">
            <text:p>1.96162546562493E-07</text:p>
          </table:table-cell>
          <table:table-cell table:formula="of:=IF([.C219]=0;[.C218]+1;&quot;&quot;)">
            <text:p/>
          </table:table-cell>
          <table:table-cell table:formula="of:=IF([.D218]=&quot;RedoAct&quot;;1;IF([.D218]=&quot;RedoPen&quot;;2;IF([.D2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20]=&quot;&quot;;[.B219];[.B220])" office:value-type="float" office:value="4" calcext:value-type="float">
            <text:p>4</text:p>
          </table:table-cell>
          <table:table-cell office:value-type="float" office:value="0.000000000000832295226569959" calcext:value-type="float">
            <text:p>8.32295226569959E-13</text:p>
          </table:table-cell>
          <table:table-cell table:formula="of:=IF([.C220]=0;[.C219]+1;&quot;&quot;)">
            <text:p/>
          </table:table-cell>
          <table:table-cell table:formula="of:=IF([.D219]=&quot;RedoAct&quot;;1;IF([.D219]=&quot;RedoPen&quot;;2;IF([.D2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21]=&quot;&quot;;[.B220];[.B221])" office:value-type="float" office:value="0" calcext:value-type="float">
            <text:p>0</text:p>
          </table:table-cell>
          <table:table-cell office:value-type="float" office:value="0.0603464954300549" calcext:value-type="float">
            <text:p>0.060346495430055</text:p>
          </table:table-cell>
          <table:table-cell table:formula="of:=IF([.C221]=0;[.C220]+1;&quot;&quot;)" office:value-type="float" office:value="5" calcext:value-type="float">
            <text:p>5</text:p>
          </table:table-cell>
          <table:table-cell table:formula="of:=IF([.D220]=&quot;RedoAct&quot;;1;IF([.D220]=&quot;RedoPen&quot;;2;IF([.D22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2]=&quot;&quot;;[.B221];[.B222])" office:value-type="float" office:value="1" calcext:value-type="float">
            <text:p>1</text:p>
          </table:table-cell>
          <table:table-cell office:value-type="float" office:value="0.0000889347067067299" calcext:value-type="float">
            <text:p>8.89347067067299E-05</text:p>
          </table:table-cell>
          <table:table-cell table:formula="of:=IF([.C222]=0;[.C221]+1;&quot;&quot;)">
            <text:p/>
          </table:table-cell>
          <table:table-cell table:formula="of:=IF([.D221]=&quot;RedoAct&quot;;1;IF([.D221]=&quot;RedoPen&quot;;2;IF([.D2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3]=&quot;&quot;;[.B222];[.B223])" office:value-type="float" office:value="2" calcext:value-type="float">
            <text:p>2</text:p>
          </table:table-cell>
          <table:table-cell office:value-type="float" office:value="0.000426081030013422" calcext:value-type="float">
            <text:p>0.000426081030013</text:p>
          </table:table-cell>
          <table:table-cell table:formula="of:=IF([.C223]=0;[.C222]+1;&quot;&quot;)">
            <text:p/>
          </table:table-cell>
          <table:table-cell table:formula="of:=IF([.D222]=&quot;RedoAct&quot;;1;IF([.D222]=&quot;RedoPen&quot;;2;IF([.D2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24]=&quot;&quot;;[.B223];[.B224])" office:value-type="float" office:value="3" calcext:value-type="float">
            <text:p>3</text:p>
          </table:table-cell>
          <table:table-cell office:value-type="float" office:value="0.000000113461970163551" calcext:value-type="float">
            <text:p>1.13461970163551E-07</text:p>
          </table:table-cell>
          <table:table-cell table:formula="of:=IF([.C224]=0;[.C223]+1;&quot;&quot;)">
            <text:p/>
          </table:table-cell>
          <table:table-cell table:formula="of:=IF([.D223]=&quot;RedoAct&quot;;1;IF([.D223]=&quot;RedoPen&quot;;2;IF([.D2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25]=&quot;&quot;;[.B224];[.B225])" office:value-type="float" office:value="4" calcext:value-type="float">
            <text:p>4</text:p>
          </table:table-cell>
          <table:table-cell office:value-type="float" office:value="0.000000000784077735180807" calcext:value-type="float">
            <text:p>7.84077735180807E-10</text:p>
          </table:table-cell>
          <table:table-cell table:formula="of:=IF([.C225]=0;[.C224]+1;&quot;&quot;)">
            <text:p/>
          </table:table-cell>
          <table:table-cell table:formula="of:=IF([.D224]=&quot;RedoAct&quot;;1;IF([.D224]=&quot;RedoPen&quot;;2;IF([.D2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26]=&quot;&quot;;[.B225];[.B226])" office:value-type="float" office:value="5" calcext:value-type="float">
            <text:p>5</text:p>
          </table:table-cell>
          <table:table-cell office:value-type="float" office:value="6.96211161001097E-015" calcext:value-type="float">
            <text:p>6.96211161001097E-15</text:p>
          </table:table-cell>
          <table:table-cell table:formula="of:=IF([.C226]=0;[.C225]+1;&quot;&quot;)">
            <text:p/>
          </table:table-cell>
          <table:table-cell table:formula="of:=IF([.D225]=&quot;RedoAct&quot;;1;IF([.D225]=&quot;RedoPen&quot;;2;IF([.D2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27]=&quot;&quot;;[.B226];[.B227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27]=0;[.C226]+1;&quot;&quot;)">
            <text:p/>
          </table:table-cell>
          <table:table-cell table:formula="of:=IF([.D226]=&quot;RedoAct&quot;;1;IF([.D226]=&quot;RedoPen&quot;;2;IF([.D22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28]=&quot;&quot;;[.B227];[.B228])" office:value-type="float" office:value="0" calcext:value-type="float">
            <text:p>0</text:p>
          </table:table-cell>
          <table:table-cell office:value-type="float" office:value="0.000315226035967112" calcext:value-type="float">
            <text:p>0.000315226035967</text:p>
          </table:table-cell>
          <table:table-cell table:formula="of:=IF([.C228]=0;[.C227]+1;&quot;&quot;)" office:value-type="float" office:value="6" calcext:value-type="float">
            <text:p>6</text:p>
          </table:table-cell>
          <table:table-cell table:formula="of:=IF([.D227]=&quot;RedoAct&quot;;1;IF([.D227]=&quot;RedoPen&quot;;2;IF([.D22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9]=&quot;&quot;;[.B228];[.B229])" office:value-type="float" office:value="1" calcext:value-type="float">
            <text:p>1</text:p>
          </table:table-cell>
          <table:table-cell office:value-type="float" office:value="0.00002975077155652" calcext:value-type="float">
            <text:p>2.975077155652E-05</text:p>
          </table:table-cell>
          <table:table-cell table:formula="of:=IF([.C229]=0;[.C228]+1;&quot;&quot;)">
            <text:p/>
          </table:table-cell>
          <table:table-cell table:formula="of:=IF([.D228]=&quot;RedoAct&quot;;1;IF([.D228]=&quot;RedoPen&quot;;2;IF([.D2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0]=&quot;&quot;;[.B229];[.B230])" office:value-type="float" office:value="2" calcext:value-type="float">
            <text:p>2</text:p>
          </table:table-cell>
          <table:table-cell office:value-type="float" office:value="0.0000000058345288278887" calcext:value-type="float">
            <text:p>5.8345288278887E-09</text:p>
          </table:table-cell>
          <table:table-cell table:formula="of:=IF([.C230]=0;[.C229]+1;&quot;&quot;)">
            <text:p/>
          </table:table-cell>
          <table:table-cell table:formula="of:=IF([.D229]=&quot;RedoAct&quot;;1;IF([.D229]=&quot;RedoPen&quot;;2;IF([.D2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1]=&quot;&quot;;[.B230];[.B231])" office:value-type="float" office:value="3" calcext:value-type="float">
            <text:p>3</text:p>
          </table:table-cell>
          <table:table-cell office:value-type="float" office:value="0.0000000000000319061652620213" calcext:value-type="float">
            <text:p>3.19061652620213E-14</text:p>
          </table:table-cell>
          <table:table-cell table:formula="of:=IF([.C231]=0;[.C230]+1;&quot;&quot;)">
            <text:p/>
          </table:table-cell>
          <table:table-cell table:formula="of:=IF([.D230]=&quot;RedoAct&quot;;1;IF([.D230]=&quot;RedoPen&quot;;2;IF([.D2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32]=&quot;&quot;;[.B231];[.B23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232]=0;[.C231]+1;&quot;&quot;)">
            <text:p/>
          </table:table-cell>
          <table:table-cell table:formula="of:=IF([.D231]=&quot;RedoAct&quot;;1;IF([.D231]=&quot;RedoPen&quot;;2;IF([.D2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33]=&quot;&quot;;[.B232];[.B233])" office:value-type="float" office:value="0" calcext:value-type="float">
            <text:p>0</text:p>
          </table:table-cell>
          <table:table-cell office:value-type="float" office:value="0.000000269162133417897" calcext:value-type="float">
            <text:p>2.69162133417897E-07</text:p>
          </table:table-cell>
          <table:table-cell table:formula="of:=IF([.C233]=0;[.C232]+1;&quot;&quot;)" office:value-type="float" office:value="4" calcext:value-type="float">
            <text:p>4</text:p>
          </table:table-cell>
          <table:table-cell table:formula="of:=IF([.D232]=&quot;RedoAct&quot;;1;IF([.D232]=&quot;RedoPen&quot;;2;IF([.D23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4]=&quot;&quot;;[.B233];[.B234])" office:value-type="float" office:value="1" calcext:value-type="float">
            <text:p>1</text:p>
          </table:table-cell>
          <table:table-cell office:value-type="float" office:value="0.000000000206870933816915" calcext:value-type="float">
            <text:p>2.06870933816915E-10</text:p>
          </table:table-cell>
          <table:table-cell table:formula="of:=IF([.C234]=0;[.C233]+1;&quot;&quot;)">
            <text:p/>
          </table:table-cell>
          <table:table-cell table:formula="of:=IF([.D233]=&quot;RedoAct&quot;;1;IF([.D233]=&quot;RedoPen&quot;;2;IF([.D2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5]=&quot;&quot;;[.B234];[.B235])" office:value-type="float" office:value="2" calcext:value-type="float">
            <text:p>2</text:p>
          </table:table-cell>
          <table:table-cell office:value-type="float" office:value="6.84711106520339E-015" calcext:value-type="float">
            <text:p>6.84711106520339E-15</text:p>
          </table:table-cell>
          <table:table-cell table:formula="of:=IF([.C235]=0;[.C234]+1;&quot;&quot;)">
            <text:p/>
          </table:table-cell>
          <table:table-cell table:formula="of:=IF([.D234]=&quot;RedoAct&quot;;1;IF([.D234]=&quot;RedoPen&quot;;2;IF([.D2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36]=&quot;&quot;;[.B235];[.B236])" office:value-type="float" office:value="0" calcext:value-type="float">
            <text:p>0</text:p>
          </table:table-cell>
          <table:table-cell office:value-type="float" office:value="0.0796803206503479" calcext:value-type="float">
            <text:p>0.079680320650348</text:p>
          </table:table-cell>
          <table:table-cell table:formula="of:=IF([.C236]=0;[.C235]+1;&quot;&quot;)" office:value-type="float" office:value="3" calcext:value-type="float">
            <text:p>3</text:p>
          </table:table-cell>
          <table:table-cell table:formula="of:=IF([.D235]=&quot;RedoAct&quot;;1;IF([.D235]=&quot;RedoPen&quot;;2;IF([.D23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6--&gt;85out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7]=&quot;&quot;;[.B236];[.B237])" office:value-type="float" office:value="1" calcext:value-type="float">
            <text:p>1</text:p>
          </table:table-cell>
          <table:table-cell office:value-type="float" office:value="0.00170562343853015" calcext:value-type="float">
            <text:p>0.00170562343853</text:p>
          </table:table-cell>
          <table:table-cell table:formula="of:=IF([.C237]=0;[.C236]+1;&quot;&quot;)">
            <text:p/>
          </table:table-cell>
          <table:table-cell table:formula="of:=IF([.D236]=&quot;RedoAct&quot;;1;IF([.D236]=&quot;RedoPen&quot;;2;IF([.D2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8]=&quot;&quot;;[.B237];[.B238])" office:value-type="float" office:value="2" calcext:value-type="float">
            <text:p>2</text:p>
          </table:table-cell>
          <table:table-cell office:value-type="float" office:value="0.00344501858409911" calcext:value-type="float">
            <text:p>0.003445018584099</text:p>
          </table:table-cell>
          <table:table-cell table:formula="of:=IF([.C238]=0;[.C237]+1;&quot;&quot;)">
            <text:p/>
          </table:table-cell>
          <table:table-cell table:formula="of:=IF([.D237]=&quot;RedoAct&quot;;1;IF([.D237]=&quot;RedoPen&quot;;2;IF([.D2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9]=&quot;&quot;;[.B238];[.B239])" office:value-type="float" office:value="3" calcext:value-type="float">
            <text:p>3</text:p>
          </table:table-cell>
          <table:table-cell office:value-type="float" office:value="0.00000212209678920258" calcext:value-type="float">
            <text:p>2.12209678920258E-06</text:p>
          </table:table-cell>
          <table:table-cell table:formula="of:=IF([.C239]=0;[.C238]+1;&quot;&quot;)">
            <text:p/>
          </table:table-cell>
          <table:table-cell table:formula="of:=IF([.D238]=&quot;RedoAct&quot;;1;IF([.D238]=&quot;RedoPen&quot;;2;IF([.D2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40]=&quot;&quot;;[.B239];[.B240])" office:value-type="float" office:value="4" calcext:value-type="float">
            <text:p>4</text:p>
          </table:table-cell>
          <table:table-cell office:value-type="float" office:value="0.0000000158520091041491" calcext:value-type="float">
            <text:p>1.58520091041491E-08</text:p>
          </table:table-cell>
          <table:table-cell table:formula="of:=IF([.C240]=0;[.C239]+1;&quot;&quot;)">
            <text:p/>
          </table:table-cell>
          <table:table-cell table:formula="of:=IF([.D239]=&quot;RedoAct&quot;;1;IF([.D239]=&quot;RedoPen&quot;;2;IF([.D2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41]=&quot;&quot;;[.B240];[.B241])" office:value-type="float" office:value="5" calcext:value-type="float">
            <text:p>5</text:p>
          </table:table-cell>
          <table:table-cell office:value-type="float" office:value="8.91153121215501E-015" calcext:value-type="float">
            <text:p>8.91153121215501E-15</text:p>
          </table:table-cell>
          <table:table-cell table:formula="of:=IF([.C241]=0;[.C240]+1;&quot;&quot;)">
            <text:p/>
          </table:table-cell>
          <table:table-cell table:formula="of:=IF([.D240]=&quot;RedoAct&quot;;1;IF([.D240]=&quot;RedoPen&quot;;2;IF([.D2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42]=&quot;&quot;;[.B241];[.B242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42]=0;[.C241]+1;&quot;&quot;)">
            <text:p/>
          </table:table-cell>
          <table:table-cell table:formula="of:=IF([.D241]=&quot;RedoAct&quot;;1;IF([.D241]=&quot;RedoPen&quot;;2;IF([.D24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43]=&quot;&quot;;[.B242];[.B243])" office:value-type="float" office:value="0" calcext:value-type="float">
            <text:p>0</text:p>
          </table:table-cell>
          <table:table-cell office:value-type="float" office:value="0.000011121623567149" calcext:value-type="float">
            <text:p>1.1121623567149E-05</text:p>
          </table:table-cell>
          <table:table-cell table:formula="of:=IF([.C243]=0;[.C242]+1;&quot;&quot;)" office:value-type="float" office:value="6" calcext:value-type="float">
            <text:p>6</text:p>
          </table:table-cell>
          <table:table-cell table:formula="of:=IF([.D242]=&quot;RedoAct&quot;;1;IF([.D242]=&quot;RedoPen&quot;;2;IF([.D24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44]=&quot;&quot;;[.B243];[.B244])" office:value-type="float" office:value="1" calcext:value-type="float">
            <text:p>1</text:p>
          </table:table-cell>
          <table:table-cell office:value-type="float" office:value="0.000000303825893702323" calcext:value-type="float">
            <text:p>3.03825893702323E-07</text:p>
          </table:table-cell>
          <table:table-cell table:formula="of:=IF([.C244]=0;[.C243]+1;&quot;&quot;)">
            <text:p/>
          </table:table-cell>
          <table:table-cell table:formula="of:=IF([.D243]=&quot;RedoAct&quot;;1;IF([.D243]=&quot;RedoPen&quot;;2;IF([.D2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45]=&quot;&quot;;[.B244];[.B245])" office:value-type="float" office:value="2" calcext:value-type="float">
            <text:p>2</text:p>
          </table:table-cell>
          <table:table-cell office:value-type="float" office:value="0.0000000000000256963987849759" calcext:value-type="float">
            <text:p>2.56963987849759E-14</text:p>
          </table:table-cell>
          <table:table-cell table:formula="of:=IF([.C245]=0;[.C244]+1;&quot;&quot;)">
            <text:p/>
          </table:table-cell>
          <table:table-cell table:formula="of:=IF([.D244]=&quot;RedoAct&quot;;1;IF([.D244]=&quot;RedoPen&quot;;2;IF([.D2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46]=&quot;&quot;;[.B245];[.B24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246]=0;[.C245]+1;&quot;&quot;)">
            <text:p/>
          </table:table-cell>
          <table:table-cell table:formula="of:=IF([.D245]=&quot;RedoAct&quot;;1;IF([.D245]=&quot;RedoPen&quot;;2;IF([.D2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47]=&quot;&quot;;[.B246];[.B247])" office:value-type="float" office:value="0" calcext:value-type="float">
            <text:p>0</text:p>
          </table:table-cell>
          <table:table-cell office:value-type="float" office:value="0.00000195809933219123" calcext:value-type="float">
            <text:p>1.95809933219123E-06</text:p>
          </table:table-cell>
          <table:table-cell table:formula="of:=IF([.C247]=0;[.C246]+1;&quot;&quot;)" office:value-type="float" office:value="3" calcext:value-type="float">
            <text:p>3</text:p>
          </table:table-cell>
          <table:table-cell table:formula="of:=IF([.D246]=&quot;RedoAct&quot;;1;IF([.D246]=&quot;RedoPen&quot;;2;IF([.D24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48]=&quot;&quot;;[.B247];[.B248])" office:value-type="float" office:value="1" calcext:value-type="float">
            <text:p>1</text:p>
          </table:table-cell>
          <table:table-cell office:value-type="float" office:value="0.0000000999140397139479" calcext:value-type="float">
            <text:p>9.99140397139479E-08</text:p>
          </table:table-cell>
          <table:table-cell table:formula="of:=IF([.C248]=0;[.C247]+1;&quot;&quot;)">
            <text:p/>
          </table:table-cell>
          <table:table-cell table:formula="of:=IF([.D247]=&quot;RedoAct&quot;;1;IF([.D247]=&quot;RedoPen&quot;;2;IF([.D2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49]=&quot;&quot;;[.B248];[.B249])" office:value-type="float" office:value="2" calcext:value-type="float">
            <text:p>2</text:p>
          </table:table-cell>
          <table:table-cell office:value-type="float" office:value="9.2282628280688E-015" calcext:value-type="float">
            <text:p>9.2282628280688E-15</text:p>
          </table:table-cell>
          <table:table-cell table:formula="of:=IF([.C249]=0;[.C248]+1;&quot;&quot;)">
            <text:p/>
          </table:table-cell>
          <table:table-cell table:formula="of:=IF([.D248]=&quot;RedoAct&quot;;1;IF([.D248]=&quot;RedoPen&quot;;2;IF([.D2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250]=&quot;&quot;;[.B249];[.B250])" office:value-type="float" office:value="0" calcext:value-type="float">
            <text:p>0</text:p>
          </table:table-cell>
          <table:table-cell office:value-type="float" office:value="0.0477429562637001" calcext:value-type="float">
            <text:p>0.0477429562637</text:p>
          </table:table-cell>
          <table:table-cell table:formula="of:=IF([.C250]=0;[.C249]+1;&quot;&quot;)" office:value-type="float" office:value="3" calcext:value-type="float">
            <text:p>3</text:p>
          </table:table-cell>
          <table:table-cell table:formula="of:=IF([.D249]=&quot;RedoAct&quot;;1;IF([.D249]=&quot;RedoPen&quot;;2;IF([.D249]=&quot;Cutback&quot;;-1;0)))" office:value-type="float" office:value="0" calcext:value-type="float">
            <text:p>0</text:p>
          </table:table-cell>
          <table:table-cell office:value-type="string" calcext:value-type="string">
            <text:p>37: 90--&gt;89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1]=&quot;&quot;;[.B250];[.B251])" office:value-type="float" office:value="1" calcext:value-type="float">
            <text:p>1</text:p>
          </table:table-cell>
          <table:table-cell office:value-type="float" office:value="0.000125066554725651" calcext:value-type="float">
            <text:p>0.000125066554726</text:p>
          </table:table-cell>
          <table:table-cell table:formula="of:=IF([.C251]=0;[.C250]+1;&quot;&quot;)">
            <text:p/>
          </table:table-cell>
          <table:table-cell table:formula="of:=IF([.D250]=&quot;RedoAct&quot;;1;IF([.D250]=&quot;RedoPen&quot;;2;IF([.D2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2]=&quot;&quot;;[.B251];[.B252])" office:value-type="float" office:value="2" calcext:value-type="float">
            <text:p>2</text:p>
          </table:table-cell>
          <table:table-cell office:value-type="float" office:value="0.0000545857554360156" calcext:value-type="float">
            <text:p>5.45857554360156E-05</text:p>
          </table:table-cell>
          <table:table-cell table:formula="of:=IF([.C252]=0;[.C251]+1;&quot;&quot;)">
            <text:p/>
          </table:table-cell>
          <table:table-cell table:formula="of:=IF([.D251]=&quot;RedoAct&quot;;1;IF([.D251]=&quot;RedoPen&quot;;2;IF([.D2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3]=&quot;&quot;;[.B252];[.B253])" office:value-type="float" office:value="3" calcext:value-type="float">
            <text:p>3</text:p>
          </table:table-cell>
          <table:table-cell office:value-type="float" office:value="0.0000000015554992209251" calcext:value-type="float">
            <text:p>1.5554992209251E-09</text:p>
          </table:table-cell>
          <table:table-cell table:formula="of:=IF([.C253]=0;[.C252]+1;&quot;&quot;)">
            <text:p/>
          </table:table-cell>
          <table:table-cell table:formula="of:=IF([.D252]=&quot;RedoAct&quot;;1;IF([.D252]=&quot;RedoPen&quot;;2;IF([.D2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54]=&quot;&quot;;[.B253];[.B254])" office:value-type="float" office:value="4" calcext:value-type="float">
            <text:p>4</text:p>
          </table:table-cell>
          <table:table-cell office:value-type="float" office:value="0.0000000000000186424796618589" calcext:value-type="float">
            <text:p>1.86424796618589E-14</text:p>
          </table:table-cell>
          <table:table-cell table:formula="of:=IF([.C254]=0;[.C253]+1;&quot;&quot;)">
            <text:p/>
          </table:table-cell>
          <table:table-cell table:formula="of:=IF([.D253]=&quot;RedoAct&quot;;1;IF([.D253]=&quot;RedoPen&quot;;2;IF([.D2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255]=&quot;&quot;;[.B254];[.B255])" office:value-type="float" office:value="0" calcext:value-type="float">
            <text:p>0</text:p>
          </table:table-cell>
          <table:table-cell office:value-type="float" office:value="0.0369184029394959" calcext:value-type="float">
            <text:p>0.036918402939496</text:p>
          </table:table-cell>
          <table:table-cell table:formula="of:=IF([.C255]=0;[.C254]+1;&quot;&quot;)" office:value-type="float" office:value="5" calcext:value-type="float">
            <text:p>5</text:p>
          </table:table-cell>
          <table:table-cell table:formula="of:=IF([.D254]=&quot;RedoAct&quot;;1;IF([.D254]=&quot;RedoPen&quot;;2;IF([.D254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6]=&quot;&quot;;[.B255];[.B256])" office:value-type="float" office:value="1" calcext:value-type="float">
            <text:p>1</text:p>
          </table:table-cell>
          <table:table-cell office:value-type="float" office:value="0.0000146567596779762" calcext:value-type="float">
            <text:p>1.46567596779762E-05</text:p>
          </table:table-cell>
          <table:table-cell table:formula="of:=IF([.C256]=0;[.C255]+1;&quot;&quot;)">
            <text:p/>
          </table:table-cell>
          <table:table-cell table:formula="of:=IF([.D255]=&quot;RedoAct&quot;;1;IF([.D255]=&quot;RedoPen&quot;;2;IF([.D2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7]=&quot;&quot;;[.B256];[.B257])" office:value-type="float" office:value="2" calcext:value-type="float">
            <text:p>2</text:p>
          </table:table-cell>
          <table:table-cell office:value-type="float" office:value="0.00000149039612375722" calcext:value-type="float">
            <text:p>1.49039612375722E-06</text:p>
          </table:table-cell>
          <table:table-cell table:formula="of:=IF([.C257]=0;[.C256]+1;&quot;&quot;)">
            <text:p/>
          </table:table-cell>
          <table:table-cell table:formula="of:=IF([.D256]=&quot;RedoAct&quot;;1;IF([.D256]=&quot;RedoPen&quot;;2;IF([.D2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8]=&quot;&quot;;[.B257];[.B258])" office:value-type="float" office:value="3" calcext:value-type="float">
            <text:p>3</text:p>
          </table:table-cell>
          <table:table-cell office:value-type="float" office:value="0.000000000000292158649039787" calcext:value-type="float">
            <text:p>2.92158649039787E-13</text:p>
          </table:table-cell>
          <table:table-cell table:formula="of:=IF([.C258]=0;[.C257]+1;&quot;&quot;)">
            <text:p/>
          </table:table-cell>
          <table:table-cell table:formula="of:=IF([.D257]=&quot;RedoAct&quot;;1;IF([.D257]=&quot;RedoPen&quot;;2;IF([.D2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259]=&quot;&quot;;[.B258];[.B259])" office:value-type="float" office:value="0" calcext:value-type="float">
            <text:p>0</text:p>
          </table:table-cell>
          <table:table-cell office:value-type="float" office:value="0.0318253474212449" calcext:value-type="float">
            <text:p>0.031825347421245</text:p>
          </table:table-cell>
          <table:table-cell table:formula="of:=IF([.C259]=0;[.C258]+1;&quot;&quot;)" office:value-type="float" office:value="4" calcext:value-type="float">
            <text:p>4</text:p>
          </table:table-cell>
          <table:table-cell table:formula="of:=IF([.D258]=&quot;RedoAct&quot;;1;IF([.D258]=&quot;RedoPen&quot;;2;IF([.D258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0]=&quot;&quot;;[.B259];[.B260])" office:value-type="float" office:value="1" calcext:value-type="float">
            <text:p>1</text:p>
          </table:table-cell>
          <table:table-cell office:value-type="float" office:value="0.0000106120419691889" calcext:value-type="float">
            <text:p>1.06120419691889E-05</text:p>
          </table:table-cell>
          <table:table-cell table:formula="of:=IF([.C260]=0;[.C259]+1;&quot;&quot;)">
            <text:p/>
          </table:table-cell>
          <table:table-cell table:formula="of:=IF([.D259]=&quot;RedoAct&quot;;1;IF([.D259]=&quot;RedoPen&quot;;2;IF([.D2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61]=&quot;&quot;;[.B260];[.B261])" office:value-type="float" office:value="2" calcext:value-type="float">
            <text:p>2</text:p>
          </table:table-cell>
          <table:table-cell office:value-type="float" office:value="0.000000970888047947436" calcext:value-type="float">
            <text:p>9.70888047947436E-07</text:p>
          </table:table-cell>
          <table:table-cell table:formula="of:=IF([.C261]=0;[.C260]+1;&quot;&quot;)">
            <text:p/>
          </table:table-cell>
          <table:table-cell table:formula="of:=IF([.D260]=&quot;RedoAct&quot;;1;IF([.D260]=&quot;RedoPen&quot;;2;IF([.D2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62]=&quot;&quot;;[.B261];[.B262])" office:value-type="float" office:value="3" calcext:value-type="float">
            <text:p>3</text:p>
          </table:table-cell>
          <table:table-cell office:value-type="float" office:value="0.0000000000000826129716259607" calcext:value-type="float">
            <text:p>8.26129716259607E-14</text:p>
          </table:table-cell>
          <table:table-cell table:formula="of:=IF([.C262]=0;[.C261]+1;&quot;&quot;)">
            <text:p/>
          </table:table-cell>
          <table:table-cell table:formula="of:=IF([.D261]=&quot;RedoAct&quot;;1;IF([.D261]=&quot;RedoPen&quot;;2;IF([.D2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263]=&quot;&quot;;[.B262];[.B263])" office:value-type="float" office:value="0" calcext:value-type="float">
            <text:p>0</text:p>
          </table:table-cell>
          <table:table-cell office:value-type="float" office:value="0.0276628534069602" calcext:value-type="float">
            <text:p>0.02766285340696</text:p>
          </table:table-cell>
          <table:table-cell table:formula="of:=IF([.C263]=0;[.C262]+1;&quot;&quot;)" office:value-type="float" office:value="4" calcext:value-type="float">
            <text:p>4</text:p>
          </table:table-cell>
          <table:table-cell table:formula="of:=IF([.D262]=&quot;RedoAct&quot;;1;IF([.D262]=&quot;RedoPen&quot;;2;IF([.D262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4]=&quot;&quot;;[.B263];[.B264])" office:value-type="float" office:value="1" calcext:value-type="float">
            <text:p>1</text:p>
          </table:table-cell>
          <table:table-cell office:value-type="float" office:value="0.00000837366913653808" calcext:value-type="float">
            <text:p>8.37366913653808E-06</text:p>
          </table:table-cell>
          <table:table-cell table:formula="of:=IF([.C264]=0;[.C263]+1;&quot;&quot;)">
            <text:p/>
          </table:table-cell>
          <table:table-cell table:formula="of:=IF([.D263]=&quot;RedoAct&quot;;1;IF([.D263]=&quot;RedoPen&quot;;2;IF([.D263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65]=&quot;&quot;;[.B264];[.B265])" office:value-type="float" office:value="2" calcext:value-type="float">
            <text:p>2</text:p>
          </table:table-cell>
          <table:table-cell office:value-type="float" office:value="0.00000177276212220565" calcext:value-type="float">
            <text:p>1.77276212220565E-06</text:p>
          </table:table-cell>
          <table:table-cell table:formula="of:=IF([.C265]=0;[.C264]+1;&quot;&quot;)">
            <text:p/>
          </table:table-cell>
          <table:table-cell table:formula="of:=IF([.D264]=&quot;RedoAct&quot;;1;IF([.D264]=&quot;RedoPen&quot;;2;IF([.D264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66]=&quot;&quot;;[.B265];[.B266])" office:value-type="float" office:value="3" calcext:value-type="float">
            <text:p>3</text:p>
          </table:table-cell>
          <table:table-cell office:value-type="float" office:value="0.000000000000198563941089031" calcext:value-type="float">
            <text:p>1.98563941089031E-13</text:p>
          </table:table-cell>
          <table:table-cell table:formula="of:=IF([.C266]=0;[.C265]+1;&quot;&quot;)">
            <text:p/>
          </table:table-cell>
          <table:table-cell table:formula="of:=IF([.D265]=&quot;RedoAct&quot;;1;IF([.D265]=&quot;RedoPen&quot;;2;IF([.D265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table:formula="of:=IF([.B267]=&quot;&quot;;[.B266];[.B26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67]=0;[.C266]+1;&quot;&quot;)">
            <text:p/>
          </table:table-cell>
          <table:table-cell table:formula="of:=IF([.D266]=&quot;RedoAct&quot;;1;IF([.D266]=&quot;RedoPen&quot;;2;IF([.D26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268]=&quot;&quot;;[.B267];[.B268])" office:value-type="float" office:value="0" calcext:value-type="float">
            <text:p>0</text:p>
          </table:table-cell>
          <table:table-cell office:value-type="float" office:value="0.000394977392133364" calcext:value-type="float">
            <text:p>0.000394977392133</text:p>
          </table:table-cell>
          <table:table-cell table:formula="of:=IF([.C268]=0;[.C267]+1;&quot;&quot;)" office:value-type="float" office:value="4" calcext:value-type="float">
            <text:p>4</text:p>
          </table:table-cell>
          <table:table-cell table:formula="of:=IF([.D267]=&quot;RedoAct&quot;;1;IF([.D267]=&quot;RedoPen&quot;;2;IF([.D26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9]=&quot;&quot;;[.B268];[.B269])" office:value-type="float" office:value="1" calcext:value-type="float">
            <text:p>1</text:p>
          </table:table-cell>
          <table:table-cell office:value-type="float" office:value="0.00000000872713091372941" calcext:value-type="float">
            <text:p>8.72713091372941E-09</text:p>
          </table:table-cell>
          <table:table-cell table:formula="of:=IF([.C269]=0;[.C268]+1;&quot;&quot;)">
            <text:p/>
          </table:table-cell>
          <table:table-cell table:formula="of:=IF([.D268]=&quot;RedoAct&quot;;1;IF([.D268]=&quot;RedoPen&quot;;2;IF([.D26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0]=&quot;&quot;;[.B269];[.B270])" office:value-type="float" office:value="2" calcext:value-type="float">
            <text:p>2</text:p>
          </table:table-cell>
          <table:table-cell office:value-type="float" office:value="0.00000000000207644446027014" calcext:value-type="float">
            <text:p>2.07644446027014E-12</text:p>
          </table:table-cell>
          <table:table-cell table:formula="of:=IF([.C270]=0;[.C269]+1;&quot;&quot;)">
            <text:p/>
          </table:table-cell>
          <table:table-cell table:formula="of:=IF([.D269]=&quot;RedoAct&quot;;1;IF([.D269]=&quot;RedoPen&quot;;2;IF([.D2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271]=&quot;&quot;;[.B270];[.B271])" office:value-type="float" office:value="0" calcext:value-type="float">
            <text:p>0</text:p>
          </table:table-cell>
          <table:table-cell office:value-type="float" office:value="0.0326347143803072" calcext:value-type="float">
            <text:p>0.032634714380307</text:p>
          </table:table-cell>
          <table:table-cell table:formula="of:=IF([.C271]=0;[.C270]+1;&quot;&quot;)" office:value-type="float" office:value="3" calcext:value-type="float">
            <text:p>3</text:p>
          </table:table-cell>
          <table:table-cell table:formula="of:=IF([.D270]=&quot;RedoAct&quot;;1;IF([.D270]=&quot;RedoPen&quot;;2;IF([.D270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72]=&quot;&quot;;[.B271];[.B272])" office:value-type="float" office:value="1" calcext:value-type="float">
            <text:p>1</text:p>
          </table:table-cell>
          <table:table-cell office:value-type="float" office:value="0.0000192457146198344" calcext:value-type="float">
            <text:p>1.92457146198344E-05</text:p>
          </table:table-cell>
          <table:table-cell table:formula="of:=IF([.C272]=0;[.C271]+1;&quot;&quot;)">
            <text:p/>
          </table:table-cell>
          <table:table-cell table:formula="of:=IF([.D271]=&quot;RedoAct&quot;;1;IF([.D271]=&quot;RedoPen&quot;;2;IF([.D2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3]=&quot;&quot;;[.B272];[.B273])" office:value-type="float" office:value="2" calcext:value-type="float">
            <text:p>2</text:p>
          </table:table-cell>
          <table:table-cell office:value-type="float" office:value="0.00000208264344816885" calcext:value-type="float">
            <text:p>2.08264344816885E-06</text:p>
          </table:table-cell>
          <table:table-cell table:formula="of:=IF([.C273]=0;[.C272]+1;&quot;&quot;)">
            <text:p/>
          </table:table-cell>
          <table:table-cell table:formula="of:=IF([.D272]=&quot;RedoAct&quot;;1;IF([.D272]=&quot;RedoPen&quot;;2;IF([.D2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74]=&quot;&quot;;[.B273];[.B274])" office:value-type="float" office:value="3" calcext:value-type="float">
            <text:p>3</text:p>
          </table:table-cell>
          <table:table-cell office:value-type="float" office:value="0.000000000000252230541627644" calcext:value-type="float">
            <text:p>2.52230541627644E-13</text:p>
          </table:table-cell>
          <table:table-cell table:formula="of:=IF([.C274]=0;[.C273]+1;&quot;&quot;)">
            <text:p/>
          </table:table-cell>
          <table:table-cell table:formula="of:=IF([.D273]=&quot;RedoAct&quot;;1;IF([.D273]=&quot;RedoPen&quot;;2;IF([.D2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75]=&quot;&quot;;[.B274];[.B27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75]=0;[.C274]+1;&quot;&quot;)">
            <text:p/>
          </table:table-cell>
          <table:table-cell table:formula="of:=IF([.D274]=&quot;RedoAct&quot;;1;IF([.D274]=&quot;RedoPen&quot;;2;IF([.D27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276]=&quot;&quot;;[.B275];[.B276])" office:value-type="float" office:value="0" calcext:value-type="float">
            <text:p>0</text:p>
          </table:table-cell>
          <table:table-cell office:value-type="float" office:value="0.0109131148942499" calcext:value-type="float">
            <text:p>0.01091311489425</text:p>
          </table:table-cell>
          <table:table-cell table:formula="of:=IF([.C276]=0;[.C275]+1;&quot;&quot;)" office:value-type="float" office:value="4" calcext:value-type="float">
            <text:p>4</text:p>
          </table:table-cell>
          <table:table-cell table:formula="of:=IF([.D275]=&quot;RedoAct&quot;;1;IF([.D275]=&quot;RedoPen&quot;;2;IF([.D275]=&quot;Cutback&quot;;-1;0)))" office:value-type="float" office:value="1" calcext:value-type="float">
            <text:p>1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77]=&quot;&quot;;[.B276];[.B277])" office:value-type="float" office:value="1" calcext:value-type="float">
            <text:p>1</text:p>
          </table:table-cell>
          <table:table-cell office:value-type="float" office:value="0.00611358865872574" calcext:value-type="float">
            <text:p>0.006113588658726</text:p>
          </table:table-cell>
          <table:table-cell table:formula="of:=IF([.C277]=0;[.C276]+1;&quot;&quot;)">
            <text:p/>
          </table:table-cell>
          <table:table-cell table:formula="of:=IF([.D276]=&quot;RedoAct&quot;;1;IF([.D276]=&quot;RedoPen&quot;;2;IF([.D276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8]=&quot;&quot;;[.B277];[.B278])" office:value-type="float" office:value="2" calcext:value-type="float">
            <text:p>2</text:p>
          </table:table-cell>
          <table:table-cell office:value-type="float" office:value="0.000153110959352395" calcext:value-type="float">
            <text:p>0.000153110959352</text:p>
          </table:table-cell>
          <table:table-cell table:formula="of:=IF([.C278]=0;[.C277]+1;&quot;&quot;)">
            <text:p/>
          </table:table-cell>
          <table:table-cell table:formula="of:=IF([.D277]=&quot;RedoAct&quot;;1;IF([.D277]=&quot;RedoPen&quot;;2;IF([.D2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79]=&quot;&quot;;[.B278];[.B279])" office:value-type="float" office:value="3" calcext:value-type="float">
            <text:p>3</text:p>
          </table:table-cell>
          <table:table-cell office:value-type="float" office:value="0.00000154077600624772" calcext:value-type="float">
            <text:p>1.54077600624772E-06</text:p>
          </table:table-cell>
          <table:table-cell table:formula="of:=IF([.C279]=0;[.C278]+1;&quot;&quot;)">
            <text:p/>
          </table:table-cell>
          <table:table-cell table:formula="of:=IF([.D278]=&quot;RedoAct&quot;;1;IF([.D278]=&quot;RedoPen&quot;;2;IF([.D2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80]=&quot;&quot;;[.B279];[.B280])" office:value-type="float" office:value="4" calcext:value-type="float">
            <text:p>4</text:p>
          </table:table-cell>
          <table:table-cell office:value-type="float" office:value="0.0000000000390488736264731" calcext:value-type="float">
            <text:p>3.90488736264731E-11</text:p>
          </table:table-cell>
          <table:table-cell table:formula="of:=IF([.C280]=0;[.C279]+1;&quot;&quot;)">
            <text:p/>
          </table:table-cell>
          <table:table-cell table:formula="of:=IF([.D279]=&quot;RedoAct&quot;;1;IF([.D279]=&quot;RedoPen&quot;;2;IF([.D2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281]=&quot;&quot;;[.B280];[.B281])" office:value-type="float" office:value="0" calcext:value-type="float">
            <text:p>0</text:p>
          </table:table-cell>
          <table:table-cell office:value-type="float" office:value="0.018198835468228" calcext:value-type="float">
            <text:p>0.018198835468228</text:p>
          </table:table-cell>
          <table:table-cell table:formula="of:=IF([.C281]=0;[.C280]+1;&quot;&quot;)" office:value-type="float" office:value="5" calcext:value-type="float">
            <text:p>5</text:p>
          </table:table-cell>
          <table:table-cell table:formula="of:=IF([.D280]=&quot;RedoAct&quot;;1;IF([.D280]=&quot;RedoPen&quot;;2;IF([.D280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87--&gt;86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2]=&quot;&quot;;[.B281];[.B282])" office:value-type="float" office:value="1" calcext:value-type="float">
            <text:p>1</text:p>
          </table:table-cell>
          <table:table-cell office:value-type="float" office:value="0.0000115488411049222" calcext:value-type="float">
            <text:p>1.15488411049222E-05</text:p>
          </table:table-cell>
          <table:table-cell table:formula="of:=IF([.C282]=0;[.C281]+1;&quot;&quot;)">
            <text:p/>
          </table:table-cell>
          <table:table-cell table:formula="of:=IF([.D281]=&quot;RedoAct&quot;;1;IF([.D281]=&quot;RedoPen&quot;;2;IF([.D2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3]=&quot;&quot;;[.B282];[.B283])" office:value-type="float" office:value="2" calcext:value-type="float">
            <text:p>2</text:p>
          </table:table-cell>
          <table:table-cell office:value-type="float" office:value="0.00000029078465833958" calcext:value-type="float">
            <text:p>2.9078465833958E-07</text:p>
          </table:table-cell>
          <table:table-cell table:formula="of:=IF([.C283]=0;[.C282]+1;&quot;&quot;)">
            <text:p/>
          </table:table-cell>
          <table:table-cell table:formula="of:=IF([.D282]=&quot;RedoAct&quot;;1;IF([.D282]=&quot;RedoPen&quot;;2;IF([.D2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4]=&quot;&quot;;[.B283];[.B284])" office:value-type="float" office:value="3" calcext:value-type="float">
            <text:p>3</text:p>
          </table:table-cell>
          <table:table-cell office:value-type="float" office:value="0.0000000000000242513316536015" calcext:value-type="float">
            <text:p>2.42513316536015E-14</text:p>
          </table:table-cell>
          <table:table-cell table:formula="of:=IF([.C284]=0;[.C283]+1;&quot;&quot;)">
            <text:p/>
          </table:table-cell>
          <table:table-cell table:formula="of:=IF([.D283]=&quot;RedoAct&quot;;1;IF([.D283]=&quot;RedoPen&quot;;2;IF([.D2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IF([.B285]=&quot;&quot;;[.B284];[.B285])" office:value-type="float" office:value="0" calcext:value-type="float">
            <text:p>0</text:p>
          </table:table-cell>
          <table:table-cell office:value-type="float" office:value="0.0185236285726498" calcext:value-type="float">
            <text:p>0.01852362857265</text:p>
          </table:table-cell>
          <table:table-cell table:formula="of:=IF([.C285]=0;[.C284]+1;&quot;&quot;)" office:value-type="float" office:value="4" calcext:value-type="float">
            <text:p>4</text:p>
          </table:table-cell>
          <table:table-cell table:formula="of:=IF([.D284]=&quot;RedoAct&quot;;1;IF([.D284]=&quot;RedoPen&quot;;2;IF([.D284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91--&gt;90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6]=&quot;&quot;;[.B285];[.B286])" office:value-type="float" office:value="1" calcext:value-type="float">
            <text:p>1</text:p>
          </table:table-cell>
          <table:table-cell office:value-type="float" office:value="0.0000270015401154675" calcext:value-type="float">
            <text:p>2.70015401154675E-05</text:p>
          </table:table-cell>
          <table:table-cell table:formula="of:=IF([.C286]=0;[.C285]+1;&quot;&quot;)">
            <text:p/>
          </table:table-cell>
          <table:table-cell table:formula="of:=IF([.D285]=&quot;RedoAct&quot;;1;IF([.D285]=&quot;RedoPen&quot;;2;IF([.D2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7]=&quot;&quot;;[.B286];[.B287])" office:value-type="float" office:value="2" calcext:value-type="float">
            <text:p>2</text:p>
          </table:table-cell>
          <table:table-cell office:value-type="float" office:value="0.00000296094396180459" calcext:value-type="float">
            <text:p>2.96094396180459E-06</text:p>
          </table:table-cell>
          <table:table-cell table:formula="of:=IF([.C287]=0;[.C286]+1;&quot;&quot;)">
            <text:p/>
          </table:table-cell>
          <table:table-cell table:formula="of:=IF([.D286]=&quot;RedoAct&quot;;1;IF([.D286]=&quot;RedoPen&quot;;2;IF([.D2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8]=&quot;&quot;;[.B287];[.B288])" office:value-type="float" office:value="3" calcext:value-type="float">
            <text:p>3</text:p>
          </table:table-cell>
          <table:table-cell office:value-type="float" office:value="0.00000000000508002794012548" calcext:value-type="float">
            <text:p>5.08002794012548E-12</text:p>
          </table:table-cell>
          <table:table-cell table:formula="of:=IF([.C288]=0;[.C287]+1;&quot;&quot;)">
            <text:p/>
          </table:table-cell>
          <table:table-cell table:formula="of:=IF([.D287]=&quot;RedoAct&quot;;1;IF([.D287]=&quot;RedoPen&quot;;2;IF([.D28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289]=&quot;&quot;;[.B288];[.B289])" office:value-type="float" office:value="0" calcext:value-type="float">
            <text:p>0</text:p>
          </table:table-cell>
          <table:table-cell office:value-type="float" office:value="0.020877242825214" calcext:value-type="float">
            <text:p>0.020877242825214</text:p>
          </table:table-cell>
          <table:table-cell table:formula="of:=IF([.C289]=0;[.C288]+1;&quot;&quot;)" office:value-type="float" office:value="4" calcext:value-type="float">
            <text:p>4</text:p>
          </table:table-cell>
          <table:table-cell table:formula="of:=IF([.D288]=&quot;RedoAct&quot;;1;IF([.D288]=&quot;RedoPen&quot;;2;IF([.D288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0]=&quot;&quot;;[.B289];[.B290])" office:value-type="float" office:value="1" calcext:value-type="float">
            <text:p>1</text:p>
          </table:table-cell>
          <table:table-cell office:value-type="float" office:value="0.0000441877490166938" calcext:value-type="float">
            <text:p>4.41877490166938E-05</text:p>
          </table:table-cell>
          <table:table-cell table:formula="of:=IF([.C290]=0;[.C289]+1;&quot;&quot;)">
            <text:p/>
          </table:table-cell>
          <table:table-cell table:formula="of:=IF([.D289]=&quot;RedoAct&quot;;1;IF([.D289]=&quot;RedoPen&quot;;2;IF([.D2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1]=&quot;&quot;;[.B290];[.B291])" office:value-type="float" office:value="2" calcext:value-type="float">
            <text:p>2</text:p>
          </table:table-cell>
          <table:table-cell office:value-type="float" office:value="0.0000164048018507591" calcext:value-type="float">
            <text:p>1.64048018507591E-05</text:p>
          </table:table-cell>
          <table:table-cell table:formula="of:=IF([.C291]=0;[.C290]+1;&quot;&quot;)">
            <text:p/>
          </table:table-cell>
          <table:table-cell table:formula="of:=IF([.D290]=&quot;RedoAct&quot;;1;IF([.D290]=&quot;RedoPen&quot;;2;IF([.D2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92]=&quot;&quot;;[.B291];[.B292])" office:value-type="float" office:value="3" calcext:value-type="float">
            <text:p>3</text:p>
          </table:table-cell>
          <table:table-cell office:value-type="float" office:value="0.000000000327933743239393" calcext:value-type="float">
            <text:p>3.27933743239393E-10</text:p>
          </table:table-cell>
          <table:table-cell table:formula="of:=IF([.C292]=0;[.C291]+1;&quot;&quot;)">
            <text:p/>
          </table:table-cell>
          <table:table-cell table:formula="of:=IF([.D291]=&quot;RedoAct&quot;;1;IF([.D291]=&quot;RedoPen&quot;;2;IF([.D2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93]=&quot;&quot;;[.B292];[.B293])" office:value-type="float" office:value="4" calcext:value-type="float">
            <text:p>4</text:p>
          </table:table-cell>
          <table:table-cell office:value-type="float" office:value="9.47699044945997E-015" calcext:value-type="float">
            <text:p>9.47699044945997E-15</text:p>
          </table:table-cell>
          <table:table-cell table:formula="of:=IF([.C293]=0;[.C292]+1;&quot;&quot;)">
            <text:p/>
          </table:table-cell>
          <table:table-cell table:formula="of:=IF([.D292]=&quot;RedoAct&quot;;1;IF([.D292]=&quot;RedoPen&quot;;2;IF([.D2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94]=&quot;&quot;;[.B293];[.B29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294]=0;[.C293]+1;&quot;&quot;)">
            <text:p/>
          </table:table-cell>
          <table:table-cell table:formula="of:=IF([.D293]=&quot;RedoAct&quot;;1;IF([.D293]=&quot;RedoPen&quot;;2;IF([.D2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295]=&quot;&quot;;[.B294];[.B295])" office:value-type="float" office:value="0" calcext:value-type="float">
            <text:p>0</text:p>
          </table:table-cell>
          <table:table-cell office:value-type="float" office:value="0.00000106547430666445" calcext:value-type="float">
            <text:p>1.06547430666445E-06</text:p>
          </table:table-cell>
          <table:table-cell table:formula="of:=IF([.C295]=0;[.C294]+1;&quot;&quot;)" office:value-type="float" office:value="5" calcext:value-type="float">
            <text:p>5</text:p>
          </table:table-cell>
          <table:table-cell table:formula="of:=IF([.D294]=&quot;RedoAct&quot;;1;IF([.D294]=&quot;RedoPen&quot;;2;IF([.D29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6]=&quot;&quot;;[.B295];[.B296])" office:value-type="float" office:value="1" calcext:value-type="float">
            <text:p>1</text:p>
          </table:table-cell>
          <table:table-cell office:value-type="float" office:value="0.0000000293332057124957" calcext:value-type="float">
            <text:p>2.93332057124957E-08</text:p>
          </table:table-cell>
          <table:table-cell table:formula="of:=IF([.C296]=0;[.C295]+1;&quot;&quot;)">
            <text:p/>
          </table:table-cell>
          <table:table-cell table:formula="of:=IF([.D295]=&quot;RedoAct&quot;;1;IF([.D295]=&quot;RedoPen&quot;;2;IF([.D2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7]=&quot;&quot;;[.B296];[.B297])" office:value-type="float" office:value="2" calcext:value-type="float">
            <text:p>2</text:p>
          </table:table-cell>
          <table:table-cell office:value-type="float" office:value="0.000000000000011393914587027" calcext:value-type="float">
            <text:p>1.1393914587027E-14</text:p>
          </table:table-cell>
          <table:table-cell table:formula="of:=IF([.C297]=0;[.C296]+1;&quot;&quot;)">
            <text:p/>
          </table:table-cell>
          <table:table-cell table:formula="of:=IF([.D296]=&quot;RedoAct&quot;;1;IF([.D296]=&quot;RedoPen&quot;;2;IF([.D29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IF([.B298]=&quot;&quot;;[.B297];[.B298])" office:value-type="float" office:value="0" calcext:value-type="float">
            <text:p>0</text:p>
          </table:table-cell>
          <table:table-cell office:value-type="float" office:value="0.0476253341332248" calcext:value-type="float">
            <text:p>0.047625334133225</text:p>
          </table:table-cell>
          <table:table-cell table:formula="of:=IF([.C298]=0;[.C297]+1;&quot;&quot;)" office:value-type="float" office:value="3" calcext:value-type="float">
            <text:p>3</text:p>
          </table:table-cell>
          <table:table-cell table:formula="of:=IF([.D297]=&quot;RedoAct&quot;;1;IF([.D297]=&quot;RedoPen&quot;;2;IF([.D297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95--&gt;94out</text:p>
          </table:table-cell>
          <table:table-cell office:value-type="string" calcext:value-type="string">
            <text:p>124: 66--&gt;91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9]=&quot;&quot;;[.B298];[.B299])" office:value-type="float" office:value="1" calcext:value-type="float">
            <text:p>1</text:p>
          </table:table-cell>
          <table:table-cell office:value-type="float" office:value="0.000515691311552432" calcext:value-type="float">
            <text:p>0.000515691311552</text:p>
          </table:table-cell>
          <table:table-cell table:formula="of:=IF([.C299]=0;[.C298]+1;&quot;&quot;)">
            <text:p/>
          </table:table-cell>
          <table:table-cell table:formula="of:=IF([.D298]=&quot;RedoAct&quot;;1;IF([.D298]=&quot;RedoPen&quot;;2;IF([.D2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0]=&quot;&quot;;[.B299];[.B300])" office:value-type="float" office:value="2" calcext:value-type="float">
            <text:p>2</text:p>
          </table:table-cell>
          <table:table-cell office:value-type="float" office:value="0.0035719764069147" calcext:value-type="float">
            <text:p>0.003571976406915</text:p>
          </table:table-cell>
          <table:table-cell table:formula="of:=IF([.C300]=0;[.C299]+1;&quot;&quot;)">
            <text:p/>
          </table:table-cell>
          <table:table-cell table:formula="of:=IF([.D299]=&quot;RedoAct&quot;;1;IF([.D299]=&quot;RedoPen&quot;;2;IF([.D2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01]=&quot;&quot;;[.B300];[.B301])" office:value-type="float" office:value="3" calcext:value-type="float">
            <text:p>3</text:p>
          </table:table-cell>
          <table:table-cell office:value-type="float" office:value="0.00000814749013772162" calcext:value-type="float">
            <text:p>8.14749013772162E-06</text:p>
          </table:table-cell>
          <table:table-cell table:formula="of:=IF([.C301]=0;[.C300]+1;&quot;&quot;)">
            <text:p/>
          </table:table-cell>
          <table:table-cell table:formula="of:=IF([.D300]=&quot;RedoAct&quot;;1;IF([.D300]=&quot;RedoPen&quot;;2;IF([.D3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02]=&quot;&quot;;[.B301];[.B302])" office:value-type="float" office:value="4" calcext:value-type="float">
            <text:p>4</text:p>
          </table:table-cell>
          <table:table-cell office:value-type="float" office:value="0.00000105577475185638" calcext:value-type="float">
            <text:p>1.05577475185638E-06</text:p>
          </table:table-cell>
          <table:table-cell table:formula="of:=IF([.C302]=0;[.C301]+1;&quot;&quot;)">
            <text:p/>
          </table:table-cell>
          <table:table-cell table:formula="of:=IF([.D301]=&quot;RedoAct&quot;;1;IF([.D301]=&quot;RedoPen&quot;;2;IF([.D3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3]=&quot;&quot;;[.B302];[.B303])" office:value-type="float" office:value="5" calcext:value-type="float">
            <text:p>5</text:p>
          </table:table-cell>
          <table:table-cell office:value-type="float" office:value="0.000000000000940799599468278" calcext:value-type="float">
            <text:p>9.40799599468278E-13</text:p>
          </table:table-cell>
          <table:table-cell table:formula="of:=IF([.C303]=0;[.C302]+1;&quot;&quot;)">
            <text:p/>
          </table:table-cell>
          <table:table-cell table:formula="of:=IF([.D302]=&quot;RedoAct&quot;;1;IF([.D302]=&quot;RedoPen&quot;;2;IF([.D3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04]=&quot;&quot;;[.B303];[.B304])" office:value-type="float" office:value="0" calcext:value-type="float">
            <text:p>0</text:p>
          </table:table-cell>
          <table:table-cell office:value-type="float" office:value="0.130854570344759" calcext:value-type="float">
            <text:p>0.130854570344759</text:p>
          </table:table-cell>
          <table:table-cell table:formula="of:=IF([.C304]=0;[.C303]+1;&quot;&quot;)" office:value-type="float" office:value="6" calcext:value-type="float">
            <text:p>6</text:p>
          </table:table-cell>
          <table:table-cell table:formula="of:=IF([.D303]=&quot;RedoAct&quot;;1;IF([.D303]=&quot;RedoPen&quot;;2;IF([.D303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05]=&quot;&quot;;[.B304];[.B305])" office:value-type="float" office:value="1" calcext:value-type="float">
            <text:p>1</text:p>
          </table:table-cell>
          <table:table-cell office:value-type="float" office:value="0.000206868730567578" calcext:value-type="float">
            <text:p>0.000206868730568</text:p>
          </table:table-cell>
          <table:table-cell table:formula="of:=IF([.C305]=0;[.C304]+1;&quot;&quot;)">
            <text:p/>
          </table:table-cell>
          <table:table-cell table:formula="of:=IF([.D304]=&quot;RedoAct&quot;;1;IF([.D304]=&quot;RedoPen&quot;;2;IF([.D3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6]=&quot;&quot;;[.B305];[.B306])" office:value-type="float" office:value="2" calcext:value-type="float">
            <text:p>2</text:p>
          </table:table-cell>
          <table:table-cell office:value-type="float" office:value="0.00925331129584367" calcext:value-type="float">
            <text:p>0.009253311295844</text:p>
          </table:table-cell>
          <table:table-cell table:formula="of:=IF([.C306]=0;[.C305]+1;&quot;&quot;)">
            <text:p/>
          </table:table-cell>
          <table:table-cell table:formula="of:=IF([.D305]=&quot;RedoAct&quot;;1;IF([.D305]=&quot;RedoPen&quot;;2;IF([.D3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07]=&quot;&quot;;[.B306];[.B307])" office:value-type="float" office:value="3" calcext:value-type="float">
            <text:p>3</text:p>
          </table:table-cell>
          <table:table-cell office:value-type="float" office:value="0.0000203209200586692" calcext:value-type="float">
            <text:p>2.03209200586692E-05</text:p>
          </table:table-cell>
          <table:table-cell table:formula="of:=IF([.C307]=0;[.C306]+1;&quot;&quot;)">
            <text:p/>
          </table:table-cell>
          <table:table-cell table:formula="of:=IF([.D306]=&quot;RedoAct&quot;;1;IF([.D306]=&quot;RedoPen&quot;;2;IF([.D3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08]=&quot;&quot;;[.B307];[.B308])" office:value-type="float" office:value="4" calcext:value-type="float">
            <text:p>4</text:p>
          </table:table-cell>
          <table:table-cell office:value-type="float" office:value="0.0000585721563192739" calcext:value-type="float">
            <text:p>5.85721563192739E-05</text:p>
          </table:table-cell>
          <table:table-cell table:formula="of:=IF([.C308]=0;[.C307]+1;&quot;&quot;)">
            <text:p/>
          </table:table-cell>
          <table:table-cell table:formula="of:=IF([.D307]=&quot;RedoAct&quot;;1;IF([.D307]=&quot;RedoPen&quot;;2;IF([.D3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9]=&quot;&quot;;[.B308];[.B309])" office:value-type="float" office:value="5" calcext:value-type="float">
            <text:p>5</text:p>
          </table:table-cell>
          <table:table-cell office:value-type="float" office:value="0.000000009635968981712" calcext:value-type="float">
            <text:p>9.635968981712E-09</text:p>
          </table:table-cell>
          <table:table-cell table:formula="of:=IF([.C309]=0;[.C308]+1;&quot;&quot;)">
            <text:p/>
          </table:table-cell>
          <table:table-cell table:formula="of:=IF([.D308]=&quot;RedoAct&quot;;1;IF([.D308]=&quot;RedoPen&quot;;2;IF([.D3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310]=&quot;&quot;;[.B309];[.B310])" office:value-type="float" office:value="6" calcext:value-type="float">
            <text:p>6</text:p>
          </table:table-cell>
          <table:table-cell office:value-type="float" office:value="0.00000000000148558908908399" calcext:value-type="float">
            <text:p>1.48558908908399E-12</text:p>
          </table:table-cell>
          <table:table-cell table:formula="of:=IF([.C310]=0;[.C309]+1;&quot;&quot;)">
            <text:p/>
          </table:table-cell>
          <table:table-cell table:formula="of:=IF([.D309]=&quot;RedoAct&quot;;1;IF([.D309]=&quot;RedoPen&quot;;2;IF([.D3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1]=&quot;&quot;;[.B310];[.B311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311]=0;[.C310]+1;&quot;&quot;)">
            <text:p/>
          </table:table-cell>
          <table:table-cell table:formula="of:=IF([.D310]=&quot;RedoAct&quot;;1;IF([.D310]=&quot;RedoPen&quot;;2;IF([.D3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12]=&quot;&quot;;[.B311];[.B312])" office:value-type="float" office:value="0" calcext:value-type="float">
            <text:p>0</text:p>
          </table:table-cell>
          <table:table-cell office:value-type="float" office:value="0.000701172814728438" calcext:value-type="float">
            <text:p>0.000701172814728</text:p>
          </table:table-cell>
          <table:table-cell table:formula="of:=IF([.C312]=0;[.C311]+1;&quot;&quot;)" office:value-type="float" office:value="7" calcext:value-type="float">
            <text:p>7</text:p>
          </table:table-cell>
          <table:table-cell table:formula="of:=IF([.D311]=&quot;RedoAct&quot;;1;IF([.D311]=&quot;RedoPen&quot;;2;IF([.D31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3]=&quot;&quot;;[.B312];[.B313])" office:value-type="float" office:value="1" calcext:value-type="float">
            <text:p>1</text:p>
          </table:table-cell>
          <table:table-cell office:value-type="float" office:value="0.0000118701418303905" calcext:value-type="float">
            <text:p>1.18701418303905E-05</text:p>
          </table:table-cell>
          <table:table-cell table:formula="of:=IF([.C313]=0;[.C312]+1;&quot;&quot;)">
            <text:p/>
          </table:table-cell>
          <table:table-cell table:formula="of:=IF([.D312]=&quot;RedoAct&quot;;1;IF([.D312]=&quot;RedoPen&quot;;2;IF([.D3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4]=&quot;&quot;;[.B313];[.B314])" office:value-type="float" office:value="2" calcext:value-type="float">
            <text:p>2</text:p>
          </table:table-cell>
          <table:table-cell office:value-type="float" office:value="0.0000000832454259341887" calcext:value-type="float">
            <text:p>8.32454259341887E-08</text:p>
          </table:table-cell>
          <table:table-cell table:formula="of:=IF([.C314]=0;[.C313]+1;&quot;&quot;)">
            <text:p/>
          </table:table-cell>
          <table:table-cell table:formula="of:=IF([.D313]=&quot;RedoAct&quot;;1;IF([.D313]=&quot;RedoPen&quot;;2;IF([.D3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15]=&quot;&quot;;[.B314];[.B315])" office:value-type="float" office:value="3" calcext:value-type="float">
            <text:p>3</text:p>
          </table:table-cell>
          <table:table-cell office:value-type="float" office:value="0.000000000000123598499299764" calcext:value-type="float">
            <text:p>1.23598499299764E-13</text:p>
          </table:table-cell>
          <table:table-cell table:formula="of:=IF([.C315]=0;[.C314]+1;&quot;&quot;)">
            <text:p/>
          </table:table-cell>
          <table:table-cell table:formula="of:=IF([.D314]=&quot;RedoAct&quot;;1;IF([.D314]=&quot;RedoPen&quot;;2;IF([.D3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6]=&quot;&quot;;[.B315];[.B31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16]=0;[.C315]+1;&quot;&quot;)">
            <text:p/>
          </table:table-cell>
          <table:table-cell table:formula="of:=IF([.D315]=&quot;RedoAct&quot;;1;IF([.D315]=&quot;RedoPen&quot;;2;IF([.D3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17]=&quot;&quot;;[.B316];[.B317])" office:value-type="float" office:value="0" calcext:value-type="float">
            <text:p>0</text:p>
          </table:table-cell>
          <table:table-cell office:value-type="float" office:value="0.00000329478133265054" calcext:value-type="float">
            <text:p>3.29478133265054E-06</text:p>
          </table:table-cell>
          <table:table-cell table:formula="of:=IF([.C317]=0;[.C316]+1;&quot;&quot;)" office:value-type="float" office:value="4" calcext:value-type="float">
            <text:p>4</text:p>
          </table:table-cell>
          <table:table-cell table:formula="of:=IF([.D316]=&quot;RedoAct&quot;;1;IF([.D316]=&quot;RedoPen&quot;;2;IF([.D31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8]=&quot;&quot;;[.B317];[.B318])" office:value-type="float" office:value="1" calcext:value-type="float">
            <text:p>1</text:p>
          </table:table-cell>
          <table:table-cell office:value-type="float" office:value="0.00000000474944830177411" calcext:value-type="float">
            <text:p>4.74944830177411E-09</text:p>
          </table:table-cell>
          <table:table-cell table:formula="of:=IF([.C318]=0;[.C317]+1;&quot;&quot;)">
            <text:p/>
          </table:table-cell>
          <table:table-cell table:formula="of:=IF([.D317]=&quot;RedoAct&quot;;1;IF([.D317]=&quot;RedoPen&quot;;2;IF([.D3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9]=&quot;&quot;;[.B318];[.B319])" office:value-type="float" office:value="2" calcext:value-type="float">
            <text:p>2</text:p>
          </table:table-cell>
          <table:table-cell office:value-type="float" office:value="0.0000000000000176055435453237" calcext:value-type="float">
            <text:p>1.76055435453237E-14</text:p>
          </table:table-cell>
          <table:table-cell table:formula="of:=IF([.C319]=0;[.C318]+1;&quot;&quot;)">
            <text:p/>
          </table:table-cell>
          <table:table-cell table:formula="of:=IF([.D318]=&quot;RedoAct&quot;;1;IF([.D318]=&quot;RedoPen&quot;;2;IF([.D3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20]=&quot;&quot;;[.B319];[.B320])" office:value-type="float" office:value="0" calcext:value-type="float">
            <text:p>0</text:p>
          </table:table-cell>
          <table:table-cell office:value-type="float" office:value="0.339671985863258" calcext:value-type="float">
            <text:p>0.339671985863258</text:p>
          </table:table-cell>
          <table:table-cell table:formula="of:=IF([.C320]=0;[.C319]+1;&quot;&quot;)" office:value-type="float" office:value="3" calcext:value-type="float">
            <text:p>3</text:p>
          </table:table-cell>
          <table:table-cell table:formula="of:=IF([.D319]=&quot;RedoAct&quot;;1;IF([.D319]=&quot;RedoPen&quot;;2;IF([.D31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7: 90--&gt;89out</text:p>
          </table:table-cell>
          <table:table-cell office:value-type="string" calcext:value-type="string">
            <text:p>131: 86--&gt;85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21]=&quot;&quot;;[.B320];[.B321])" office:value-type="float" office:value="1" calcext:value-type="float">
            <text:p>1</text:p>
          </table:table-cell>
          <table:table-cell office:value-type="float" office:value="0.00382246685568853" calcext:value-type="float">
            <text:p>0.003822466855689</text:p>
          </table:table-cell>
          <table:table-cell table:formula="of:=IF([.C321]=0;[.C320]+1;&quot;&quot;)">
            <text:p/>
          </table:table-cell>
          <table:table-cell table:formula="of:=IF([.D320]=&quot;RedoAct&quot;;1;IF([.D320]=&quot;RedoPen&quot;;2;IF([.D3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22]=&quot;&quot;;[.B321];[.B322])" office:value-type="float" office:value="2" calcext:value-type="float">
            <text:p>2</text:p>
          </table:table-cell>
          <table:table-cell office:value-type="float" office:value="0.0471658817531205" calcext:value-type="float">
            <text:p>0.047165881753121</text:p>
          </table:table-cell>
          <table:table-cell table:formula="of:=IF([.C322]=0;[.C321]+1;&quot;&quot;)">
            <text:p/>
          </table:table-cell>
          <table:table-cell table:formula="of:=IF([.D321]=&quot;RedoAct&quot;;1;IF([.D321]=&quot;RedoPen&quot;;2;IF([.D32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23]=&quot;&quot;;[.B322];[.B323])" office:value-type="float" office:value="3" calcext:value-type="float">
            <text:p>3</text:p>
          </table:table-cell>
          <table:table-cell office:value-type="float" office:value="0.00120496641108774" calcext:value-type="float">
            <text:p>0.001204966411088</text:p>
          </table:table-cell>
          <table:table-cell table:formula="of:=IF([.C323]=0;[.C322]+1;&quot;&quot;)">
            <text:p/>
          </table:table-cell>
          <table:table-cell table:formula="of:=IF([.D322]=&quot;RedoAct&quot;;1;IF([.D322]=&quot;RedoPen&quot;;2;IF([.D3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24]=&quot;&quot;;[.B323];[.B324])" office:value-type="float" office:value="4" calcext:value-type="float">
            <text:p>4</text:p>
          </table:table-cell>
          <table:table-cell office:value-type="float" office:value="0.000977333587873562" calcext:value-type="float">
            <text:p>0.000977333587874</text:p>
          </table:table-cell>
          <table:table-cell table:formula="of:=IF([.C324]=0;[.C323]+1;&quot;&quot;)">
            <text:p/>
          </table:table-cell>
          <table:table-cell table:formula="of:=IF([.D323]=&quot;RedoAct&quot;;1;IF([.D323]=&quot;RedoPen&quot;;2;IF([.D3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25]=&quot;&quot;;[.B324];[.B325])" office:value-type="float" office:value="5" calcext:value-type="float">
            <text:p>5</text:p>
          </table:table-cell>
          <table:table-cell office:value-type="float" office:value="0.00000045217121072983" calcext:value-type="float">
            <text:p>4.5217121072983E-07</text:p>
          </table:table-cell>
          <table:table-cell table:formula="of:=IF([.C325]=0;[.C324]+1;&quot;&quot;)">
            <text:p/>
          </table:table-cell>
          <table:table-cell table:formula="of:=IF([.D324]=&quot;RedoAct&quot;;1;IF([.D324]=&quot;RedoPen&quot;;2;IF([.D3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326]=&quot;&quot;;[.B325];[.B326])" office:value-type="float" office:value="6" calcext:value-type="float">
            <text:p>6</text:p>
          </table:table-cell>
          <table:table-cell office:value-type="float" office:value="0.000000000172568209926492" calcext:value-type="float">
            <text:p>1.72568209926492E-10</text:p>
          </table:table-cell>
          <table:table-cell table:formula="of:=IF([.C326]=0;[.C325]+1;&quot;&quot;)">
            <text:p/>
          </table:table-cell>
          <table:table-cell table:formula="of:=IF([.D325]=&quot;RedoAct&quot;;1;IF([.D325]=&quot;RedoPen&quot;;2;IF([.D3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327]=&quot;&quot;;[.B326];[.B327])" office:value-type="float" office:value="7" calcext:value-type="float">
            <text:p>7</text:p>
          </table:table-cell>
          <table:table-cell office:value-type="float" office:value="0.000000000000029520776157685" calcext:value-type="float">
            <text:p>2.9520776157685E-14</text:p>
          </table:table-cell>
          <table:table-cell table:formula="of:=IF([.C327]=0;[.C326]+1;&quot;&quot;)">
            <text:p/>
          </table:table-cell>
          <table:table-cell table:formula="of:=IF([.D326]=&quot;RedoAct&quot;;1;IF([.D326]=&quot;RedoPen&quot;;2;IF([.D3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28]=&quot;&quot;;[.B327];[.B328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328]=0;[.C327]+1;&quot;&quot;)">
            <text:p/>
          </table:table-cell>
          <table:table-cell table:formula="of:=IF([.D327]=&quot;RedoAct&quot;;1;IF([.D327]=&quot;RedoPen&quot;;2;IF([.D32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29]=&quot;&quot;;[.B328];[.B329])" office:value-type="float" office:value="0" calcext:value-type="float">
            <text:p>0</text:p>
          </table:table-cell>
          <table:table-cell office:value-type="float" office:value="0.00119388298483514" calcext:value-type="float">
            <text:p>0.001193882984835</text:p>
          </table:table-cell>
          <table:table-cell table:formula="of:=IF([.C329]=0;[.C328]+1;&quot;&quot;)" office:value-type="float" office:value="8" calcext:value-type="float">
            <text:p>8</text:p>
          </table:table-cell>
          <table:table-cell table:formula="of:=IF([.D328]=&quot;RedoAct&quot;;1;IF([.D328]=&quot;RedoPen&quot;;2;IF([.D328]=&quot;Cutback&quot;;-1;0)))" office:value-type="float" office:value="1" calcext:value-type="float">
            <text:p>1</text:p>
          </table:table-cell>
          <table:table-cell office:value-type="string" calcext:value-type="string">
            <text:p>12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0]=&quot;&quot;;[.B329];[.B330])" office:value-type="float" office:value="1" calcext:value-type="float">
            <text:p>1</text:p>
          </table:table-cell>
          <table:table-cell office:value-type="float" office:value="0.000839039058811333" calcext:value-type="float">
            <text:p>0.000839039058811</text:p>
          </table:table-cell>
          <table:table-cell table:formula="of:=IF([.C330]=0;[.C329]+1;&quot;&quot;)">
            <text:p/>
          </table:table-cell>
          <table:table-cell table:formula="of:=IF([.D329]=&quot;RedoAct&quot;;1;IF([.D329]=&quot;RedoPen&quot;;2;IF([.D329]=&quot;Cutback&quot;;-1;0)))" office:value-type="float" office:value="0" calcext:value-type="float">
            <text:p>0</text:p>
          </table:table-cell>
          <table:table-cell office:value-type="string" calcext:value-type="string">
            <text:p>12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1]=&quot;&quot;;[.B330];[.B331])" office:value-type="float" office:value="2" calcext:value-type="float">
            <text:p>2</text:p>
          </table:table-cell>
          <table:table-cell office:value-type="float" office:value="0.000000865794558201788" calcext:value-type="float">
            <text:p>8.65794558201788E-07</text:p>
          </table:table-cell>
          <table:table-cell table:formula="of:=IF([.C331]=0;[.C330]+1;&quot;&quot;)">
            <text:p/>
          </table:table-cell>
          <table:table-cell table:formula="of:=IF([.D330]=&quot;RedoAct&quot;;1;IF([.D330]=&quot;RedoPen&quot;;2;IF([.D3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32]=&quot;&quot;;[.B331];[.B332])" office:value-type="float" office:value="3" calcext:value-type="float">
            <text:p>3</text:p>
          </table:table-cell>
          <table:table-cell office:value-type="float" office:value="0.000000000399145232474923" calcext:value-type="float">
            <text:p>3.99145232474923E-10</text:p>
          </table:table-cell>
          <table:table-cell table:formula="of:=IF([.C332]=0;[.C331]+1;&quot;&quot;)">
            <text:p/>
          </table:table-cell>
          <table:table-cell table:formula="of:=IF([.D331]=&quot;RedoAct&quot;;1;IF([.D331]=&quot;RedoPen&quot;;2;IF([.D3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33]=&quot;&quot;;[.B332];[.B333])" office:value-type="float" office:value="4" calcext:value-type="float">
            <text:p>4</text:p>
          </table:table-cell>
          <table:table-cell office:value-type="float" office:value="0.0000000000000181743561722686" calcext:value-type="float">
            <text:p>1.81743561722686E-14</text:p>
          </table:table-cell>
          <table:table-cell table:formula="of:=IF([.C333]=0;[.C332]+1;&quot;&quot;)">
            <text:p/>
          </table:table-cell>
          <table:table-cell table:formula="of:=IF([.D332]=&quot;RedoAct&quot;;1;IF([.D332]=&quot;RedoPen&quot;;2;IF([.D3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34]=&quot;&quot;;[.B333];[.B33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34]=0;[.C333]+1;&quot;&quot;)">
            <text:p/>
          </table:table-cell>
          <table:table-cell table:formula="of:=IF([.D333]=&quot;RedoAct&quot;;1;IF([.D333]=&quot;RedoPen&quot;;2;IF([.D3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35]=&quot;&quot;;[.B334];[.B335])" office:value-type="float" office:value="0" calcext:value-type="float">
            <text:p>0</text:p>
          </table:table-cell>
          <table:table-cell office:value-type="float" office:value="0.00000258885207081465" calcext:value-type="float">
            <text:p>2.58885207081465E-06</text:p>
          </table:table-cell>
          <table:table-cell table:formula="of:=IF([.C335]=0;[.C334]+1;&quot;&quot;)" office:value-type="float" office:value="5" calcext:value-type="float">
            <text:p>5</text:p>
          </table:table-cell>
          <table:table-cell table:formula="of:=IF([.D334]=&quot;RedoAct&quot;;1;IF([.D334]=&quot;RedoPen&quot;;2;IF([.D33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6]=&quot;&quot;;[.B335];[.B336])" office:value-type="float" office:value="1" calcext:value-type="float">
            <text:p>1</text:p>
          </table:table-cell>
          <table:table-cell office:value-type="float" office:value="0.000000151378140838568" calcext:value-type="float">
            <text:p>1.51378140838568E-07</text:p>
          </table:table-cell>
          <table:table-cell table:formula="of:=IF([.C336]=0;[.C335]+1;&quot;&quot;)">
            <text:p/>
          </table:table-cell>
          <table:table-cell table:formula="of:=IF([.D335]=&quot;RedoAct&quot;;1;IF([.D335]=&quot;RedoPen&quot;;2;IF([.D3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7]=&quot;&quot;;[.B336];[.B337])" office:value-type="float" office:value="2" calcext:value-type="float">
            <text:p>2</text:p>
          </table:table-cell>
          <table:table-cell office:value-type="float" office:value="0.0000000000000153815280354724" calcext:value-type="float">
            <text:p>1.53815280354724E-14</text:p>
          </table:table-cell>
          <table:table-cell table:formula="of:=IF([.C337]=0;[.C336]+1;&quot;&quot;)">
            <text:p/>
          </table:table-cell>
          <table:table-cell table:formula="of:=IF([.D336]=&quot;RedoAct&quot;;1;IF([.D336]=&quot;RedoPen&quot;;2;IF([.D3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338]=&quot;&quot;;[.B337];[.B338])" office:value-type="float" office:value="0" calcext:value-type="float">
            <text:p>0</text:p>
          </table:table-cell>
          <table:table-cell office:value-type="float" office:value="0.029332349656851" calcext:value-type="float">
            <text:p>0.029332349656851</text:p>
          </table:table-cell>
          <table:table-cell table:formula="of:=IF([.C338]=0;[.C337]+1;&quot;&quot;)" office:value-type="float" office:value="3" calcext:value-type="float">
            <text:p>3</text:p>
          </table:table-cell>
          <table:table-cell table:formula="of:=IF([.D337]=&quot;RedoAct&quot;;1;IF([.D337]=&quot;RedoPen&quot;;2;IF([.D337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9]=&quot;&quot;;[.B338];[.B339])" office:value-type="float" office:value="1" calcext:value-type="float">
            <text:p>1</text:p>
          </table:table-cell>
          <table:table-cell office:value-type="float" office:value="0.0000148671770971566" calcext:value-type="float">
            <text:p>1.48671770971566E-05</text:p>
          </table:table-cell>
          <table:table-cell table:formula="of:=IF([.C339]=0;[.C338]+1;&quot;&quot;)">
            <text:p/>
          </table:table-cell>
          <table:table-cell table:formula="of:=IF([.D338]=&quot;RedoAct&quot;;1;IF([.D338]=&quot;RedoPen&quot;;2;IF([.D3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0]=&quot;&quot;;[.B339];[.B340])" office:value-type="float" office:value="2" calcext:value-type="float">
            <text:p>2</text:p>
          </table:table-cell>
          <table:table-cell office:value-type="float" office:value="0.0000024274538475507" calcext:value-type="float">
            <text:p>2.4274538475507E-06</text:p>
          </table:table-cell>
          <table:table-cell table:formula="of:=IF([.C340]=0;[.C339]+1;&quot;&quot;)">
            <text:p/>
          </table:table-cell>
          <table:table-cell table:formula="of:=IF([.D339]=&quot;RedoAct&quot;;1;IF([.D339]=&quot;RedoPen&quot;;2;IF([.D3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1]=&quot;&quot;;[.B340];[.B341])" office:value-type="float" office:value="3" calcext:value-type="float">
            <text:p>3</text:p>
          </table:table-cell>
          <table:table-cell office:value-type="float" office:value="0.00000000000117433637571416" calcext:value-type="float">
            <text:p>1.17433637571416E-12</text:p>
          </table:table-cell>
          <table:table-cell table:formula="of:=IF([.C341]=0;[.C340]+1;&quot;&quot;)">
            <text:p/>
          </table:table-cell>
          <table:table-cell table:formula="of:=IF([.D340]=&quot;RedoAct&quot;;1;IF([.D340]=&quot;RedoPen&quot;;2;IF([.D3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IF([.B342]=&quot;&quot;;[.B341];[.B342])" office:value-type="float" office:value="0" calcext:value-type="float">
            <text:p>0</text:p>
          </table:table-cell>
          <table:table-cell office:value-type="float" office:value="0.0264457288909248" calcext:value-type="float">
            <text:p>0.026445728890925</text:p>
          </table:table-cell>
          <table:table-cell table:formula="of:=IF([.C342]=0;[.C341]+1;&quot;&quot;)" office:value-type="float" office:value="4" calcext:value-type="float">
            <text:p>4</text:p>
          </table:table-cell>
          <table:table-cell table:formula="of:=IF([.D341]=&quot;RedoAct&quot;;1;IF([.D341]=&quot;RedoPen&quot;;2;IF([.D34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3]=&quot;&quot;;[.B342];[.B343])" office:value-type="float" office:value="1" calcext:value-type="float">
            <text:p>1</text:p>
          </table:table-cell>
          <table:table-cell office:value-type="float" office:value="0.0000107033634360354" calcext:value-type="float">
            <text:p>1.07033634360354E-05</text:p>
          </table:table-cell>
          <table:table-cell table:formula="of:=IF([.C343]=0;[.C342]+1;&quot;&quot;)">
            <text:p/>
          </table:table-cell>
          <table:table-cell table:formula="of:=IF([.D342]=&quot;RedoAct&quot;;1;IF([.D342]=&quot;RedoPen&quot;;2;IF([.D3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4]=&quot;&quot;;[.B343];[.B344])" office:value-type="float" office:value="2" calcext:value-type="float">
            <text:p>2</text:p>
          </table:table-cell>
          <table:table-cell office:value-type="float" office:value="0.00000151367584920283" calcext:value-type="float">
            <text:p>1.51367584920283E-06</text:p>
          </table:table-cell>
          <table:table-cell table:formula="of:=IF([.C344]=0;[.C343]+1;&quot;&quot;)">
            <text:p/>
          </table:table-cell>
          <table:table-cell table:formula="of:=IF([.D343]=&quot;RedoAct&quot;;1;IF([.D343]=&quot;RedoPen&quot;;2;IF([.D3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5]=&quot;&quot;;[.B344];[.B345])" office:value-type="float" office:value="3" calcext:value-type="float">
            <text:p>3</text:p>
          </table:table-cell>
          <table:table-cell office:value-type="float" office:value="0.000000000000354454942649056" calcext:value-type="float">
            <text:p>3.54454942649056E-13</text:p>
          </table:table-cell>
          <table:table-cell table:formula="of:=IF([.C345]=0;[.C344]+1;&quot;&quot;)">
            <text:p/>
          </table:table-cell>
          <table:table-cell table:formula="of:=IF([.D344]=&quot;RedoAct&quot;;1;IF([.D344]=&quot;RedoPen&quot;;2;IF([.D3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346]=&quot;&quot;;[.B345];[.B346])" office:value-type="float" office:value="0" calcext:value-type="float">
            <text:p>0</text:p>
          </table:table-cell>
          <table:table-cell office:value-type="float" office:value="0.0239779858053929" calcext:value-type="float">
            <text:p>0.023977985805393</text:p>
          </table:table-cell>
          <table:table-cell table:formula="of:=IF([.C346]=0;[.C345]+1;&quot;&quot;)" office:value-type="float" office:value="4" calcext:value-type="float">
            <text:p>4</text:p>
          </table:table-cell>
          <table:table-cell table:formula="of:=IF([.D345]=&quot;RedoAct&quot;;1;IF([.D345]=&quot;RedoPen&quot;;2;IF([.D345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7]=&quot;&quot;;[.B346];[.B347])" office:value-type="float" office:value="1" calcext:value-type="float">
            <text:p>1</text:p>
          </table:table-cell>
          <table:table-cell office:value-type="float" office:value="0.00000755340158550894" calcext:value-type="float">
            <text:p>7.55340158550894E-06</text:p>
          </table:table-cell>
          <table:table-cell table:formula="of:=IF([.C347]=0;[.C346]+1;&quot;&quot;)">
            <text:p/>
          </table:table-cell>
          <table:table-cell table:formula="of:=IF([.D346]=&quot;RedoAct&quot;;1;IF([.D346]=&quot;RedoPen&quot;;2;IF([.D346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8]=&quot;&quot;;[.B347];[.B348])" office:value-type="float" office:value="2" calcext:value-type="float">
            <text:p>2</text:p>
          </table:table-cell>
          <table:table-cell office:value-type="float" office:value="0.000000595513444622058" calcext:value-type="float">
            <text:p>5.95513444622058E-07</text:p>
          </table:table-cell>
          <table:table-cell table:formula="of:=IF([.C348]=0;[.C347]+1;&quot;&quot;)">
            <text:p/>
          </table:table-cell>
          <table:table-cell table:formula="of:=IF([.D347]=&quot;RedoAct&quot;;1;IF([.D347]=&quot;RedoPen&quot;;2;IF([.D347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9]=&quot;&quot;;[.B348];[.B349])" office:value-type="float" office:value="3" calcext:value-type="float">
            <text:p>3</text:p>
          </table:table-cell>
          <table:table-cell office:value-type="float" office:value="0.0000000000000306757783736693" calcext:value-type="float">
            <text:p>3.06757783736693E-14</text:p>
          </table:table-cell>
          <table:table-cell table:formula="of:=IF([.C349]=0;[.C348]+1;&quot;&quot;)">
            <text:p/>
          </table:table-cell>
          <table:table-cell table:formula="of:=IF([.D348]=&quot;RedoAct&quot;;1;IF([.D348]=&quot;RedoPen&quot;;2;IF([.D348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50]=&quot;&quot;;[.B349];[.B35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50]=0;[.C349]+1;&quot;&quot;)">
            <text:p/>
          </table:table-cell>
          <table:table-cell table:formula="of:=IF([.D349]=&quot;RedoAct&quot;;1;IF([.D349]=&quot;RedoPen&quot;;2;IF([.D3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351]=&quot;&quot;;[.B350];[.B351])" office:value-type="float" office:value="0" calcext:value-type="float">
            <text:p>0</text:p>
          </table:table-cell>
          <table:table-cell office:value-type="float" office:value="0.0000156422460655534" calcext:value-type="float">
            <text:p>1.56422460655534E-05</text:p>
          </table:table-cell>
          <table:table-cell table:formula="of:=IF([.C351]=0;[.C350]+1;&quot;&quot;)" office:value-type="float" office:value="4" calcext:value-type="float">
            <text:p>4</text:p>
          </table:table-cell>
          <table:table-cell table:formula="of:=IF([.D350]=&quot;RedoAct&quot;;1;IF([.D350]=&quot;RedoPen&quot;;2;IF([.D35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2]=&quot;&quot;;[.B351];[.B352])" office:value-type="float" office:value="1" calcext:value-type="float">
            <text:p>1</text:p>
          </table:table-cell>
          <table:table-cell office:value-type="float" office:value="0.0000000000214409260886421" calcext:value-type="float">
            <text:p>2.14409260886421E-11</text:p>
          </table:table-cell>
          <table:table-cell table:formula="of:=IF([.C352]=0;[.C351]+1;&quot;&quot;)">
            <text:p/>
          </table:table-cell>
          <table:table-cell table:formula="of:=IF([.D351]=&quot;RedoAct&quot;;1;IF([.D351]=&quot;RedoPen&quot;;2;IF([.D3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353]=&quot;&quot;;[.B352];[.B353])" office:value-type="float" office:value="0" calcext:value-type="float">
            <text:p>0</text:p>
          </table:table-cell>
          <table:table-cell office:value-type="float" office:value="0.0210404855252647" calcext:value-type="float">
            <text:p>0.021040485525265</text:p>
          </table:table-cell>
          <table:table-cell table:formula="of:=IF([.C353]=0;[.C352]+1;&quot;&quot;)" office:value-type="float" office:value="2" calcext:value-type="float">
            <text:p>2</text:p>
          </table:table-cell>
          <table:table-cell table:formula="of:=IF([.D352]=&quot;RedoAct&quot;;1;IF([.D352]=&quot;RedoPen&quot;;2;IF([.D352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4]=&quot;&quot;;[.B353];[.B354])" office:value-type="float" office:value="1" calcext:value-type="float">
            <text:p>1</text:p>
          </table:table-cell>
          <table:table-cell office:value-type="float" office:value="0.00000677041550218412" calcext:value-type="float">
            <text:p>6.77041550218412E-06</text:p>
          </table:table-cell>
          <table:table-cell table:formula="of:=IF([.C354]=0;[.C353]+1;&quot;&quot;)">
            <text:p/>
          </table:table-cell>
          <table:table-cell table:formula="of:=IF([.D353]=&quot;RedoAct&quot;;1;IF([.D353]=&quot;RedoPen&quot;;2;IF([.D353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55]=&quot;&quot;;[.B354];[.B355])" office:value-type="float" office:value="2" calcext:value-type="float">
            <text:p>2</text:p>
          </table:table-cell>
          <table:table-cell office:value-type="float" office:value="0.000000137282002231731" calcext:value-type="float">
            <text:p>1.37282002231731E-07</text:p>
          </table:table-cell>
          <table:table-cell table:formula="of:=IF([.C355]=0;[.C354]+1;&quot;&quot;)">
            <text:p/>
          </table:table-cell>
          <table:table-cell table:formula="of:=IF([.D354]=&quot;RedoAct&quot;;1;IF([.D354]=&quot;RedoPen&quot;;2;IF([.D354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6]=&quot;&quot;;[.B355];[.B356])" office:value-type="float" office:value="3" calcext:value-type="float">
            <text:p>3</text:p>
          </table:table-cell>
          <table:table-cell office:value-type="float" office:value="0.0000000000000181851997460275" calcext:value-type="float">
            <text:p>1.81851997460275E-14</text:p>
          </table:table-cell>
          <table:table-cell table:formula="of:=IF([.C356]=0;[.C355]+1;&quot;&quot;)">
            <text:p/>
          </table:table-cell>
          <table:table-cell table:formula="of:=IF([.D355]=&quot;RedoAct&quot;;1;IF([.D355]=&quot;RedoPen&quot;;2;IF([.D355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57]=&quot;&quot;;[.B356];[.B35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57]=0;[.C356]+1;&quot;&quot;)">
            <text:p/>
          </table:table-cell>
          <table:table-cell table:formula="of:=IF([.D356]=&quot;RedoAct&quot;;1;IF([.D356]=&quot;RedoPen&quot;;2;IF([.D35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358]=&quot;&quot;;[.B357];[.B358])" office:value-type="float" office:value="0" calcext:value-type="float">
            <text:p>0</text:p>
          </table:table-cell>
          <table:table-cell office:value-type="float" office:value="0.000115103164038714" calcext:value-type="float">
            <text:p>0.000115103164039</text:p>
          </table:table-cell>
          <table:table-cell table:formula="of:=IF([.C358]=0;[.C357]+1;&quot;&quot;)" office:value-type="float" office:value="4" calcext:value-type="float">
            <text:p>4</text:p>
          </table:table-cell>
          <table:table-cell table:formula="of:=IF([.D357]=&quot;RedoAct&quot;;1;IF([.D357]=&quot;RedoPen&quot;;2;IF([.D35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9]=&quot;&quot;;[.B358];[.B359])" office:value-type="float" office:value="1" calcext:value-type="float">
            <text:p>1</text:p>
          </table:table-cell>
          <table:table-cell office:value-type="float" office:value="0.000623144739099571" calcext:value-type="float">
            <text:p>0.0006231447391</text:p>
          </table:table-cell>
          <table:table-cell table:formula="of:=IF([.C359]=0;[.C358]+1;&quot;&quot;)">
            <text:p/>
          </table:table-cell>
          <table:table-cell table:formula="of:=IF([.D358]=&quot;RedoAct&quot;;1;IF([.D358]=&quot;RedoPen&quot;;2;IF([.D35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0]=&quot;&quot;;[.B359];[.B360])" office:value-type="float" office:value="2" calcext:value-type="float">
            <text:p>2</text:p>
          </table:table-cell>
          <table:table-cell office:value-type="float" office:value="0.000000228784087718251" calcext:value-type="float">
            <text:p>2.28784087718251E-07</text:p>
          </table:table-cell>
          <table:table-cell table:formula="of:=IF([.C360]=0;[.C359]+1;&quot;&quot;)">
            <text:p/>
          </table:table-cell>
          <table:table-cell table:formula="of:=IF([.D359]=&quot;RedoAct&quot;;1;IF([.D359]=&quot;RedoPen&quot;;2;IF([.D3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61]=&quot;&quot;;[.B360];[.B361])" office:value-type="float" office:value="3" calcext:value-type="float">
            <text:p>3</text:p>
          </table:table-cell>
          <table:table-cell office:value-type="float" office:value="0.00000000733099398265847" calcext:value-type="float">
            <text:p>7.33099398265847E-09</text:p>
          </table:table-cell>
          <table:table-cell table:formula="of:=IF([.C361]=0;[.C360]+1;&quot;&quot;)">
            <text:p/>
          </table:table-cell>
          <table:table-cell table:formula="of:=IF([.D360]=&quot;RedoAct&quot;;1;IF([.D360]=&quot;RedoPen&quot;;2;IF([.D3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62]=&quot;&quot;;[.B361];[.B362])" office:value-type="float" office:value="4" calcext:value-type="float">
            <text:p>4</text:p>
          </table:table-cell>
          <table:table-cell office:value-type="float" office:value="0.0000000000000100034674982966" calcext:value-type="float">
            <text:p>1.00034674982966E-14</text:p>
          </table:table-cell>
          <table:table-cell table:formula="of:=IF([.C362]=0;[.C361]+1;&quot;&quot;)">
            <text:p/>
          </table:table-cell>
          <table:table-cell table:formula="of:=IF([.D361]=&quot;RedoAct&quot;;1;IF([.D361]=&quot;RedoPen&quot;;2;IF([.D3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363]=&quot;&quot;;[.B362];[.B363])" office:value-type="float" office:value="0" calcext:value-type="float">
            <text:p>0</text:p>
          </table:table-cell>
          <table:table-cell office:value-type="float" office:value="0.027661406059675" calcext:value-type="float">
            <text:p>0.027661406059675</text:p>
          </table:table-cell>
          <table:table-cell table:formula="of:=IF([.C363]=0;[.C362]+1;&quot;&quot;)" office:value-type="float" office:value="5" calcext:value-type="float">
            <text:p>5</text:p>
          </table:table-cell>
          <table:table-cell table:formula="of:=IF([.D362]=&quot;RedoAct&quot;;1;IF([.D362]=&quot;RedoPen&quot;;2;IF([.D362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4]=&quot;&quot;;[.B363];[.B364])" office:value-type="float" office:value="1" calcext:value-type="float">
            <text:p>1</text:p>
          </table:table-cell>
          <table:table-cell office:value-type="float" office:value="0.0000120383346646299" calcext:value-type="float">
            <text:p>1.20383346646299E-05</text:p>
          </table:table-cell>
          <table:table-cell table:formula="of:=IF([.C364]=0;[.C363]+1;&quot;&quot;)">
            <text:p/>
          </table:table-cell>
          <table:table-cell table:formula="of:=IF([.D363]=&quot;RedoAct&quot;;1;IF([.D363]=&quot;RedoPen&quot;;2;IF([.D3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5]=&quot;&quot;;[.B364];[.B365])" office:value-type="float" office:value="2" calcext:value-type="float">
            <text:p>2</text:p>
          </table:table-cell>
          <table:table-cell office:value-type="float" office:value="0.000000320682646290682" calcext:value-type="float">
            <text:p>3.20682646290682E-07</text:p>
          </table:table-cell>
          <table:table-cell table:formula="of:=IF([.C365]=0;[.C364]+1;&quot;&quot;)">
            <text:p/>
          </table:table-cell>
          <table:table-cell table:formula="of:=IF([.D364]=&quot;RedoAct&quot;;1;IF([.D364]=&quot;RedoPen&quot;;2;IF([.D3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66]=&quot;&quot;;[.B365];[.B366])" office:value-type="float" office:value="3" calcext:value-type="float">
            <text:p>3</text:p>
          </table:table-cell>
          <table:table-cell office:value-type="float" office:value="0.0000000000000166972771581403" calcext:value-type="float">
            <text:p>1.66972771581403E-14</text:p>
          </table:table-cell>
          <table:table-cell table:formula="of:=IF([.C366]=0;[.C365]+1;&quot;&quot;)">
            <text:p/>
          </table:table-cell>
          <table:table-cell table:formula="of:=IF([.D365]=&quot;RedoAct&quot;;1;IF([.D365]=&quot;RedoPen&quot;;2;IF([.D3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67]=&quot;&quot;;[.B366];[.B36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67]=0;[.C366]+1;&quot;&quot;)">
            <text:p/>
          </table:table-cell>
          <table:table-cell table:formula="of:=IF([.D366]=&quot;RedoAct&quot;;1;IF([.D366]=&quot;RedoPen&quot;;2;IF([.D36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368]=&quot;&quot;;[.B367];[.B368])" office:value-type="float" office:value="0" calcext:value-type="float">
            <text:p>0</text:p>
          </table:table-cell>
          <table:table-cell office:value-type="float" office:value="0.000743192011068936" calcext:value-type="float">
            <text:p>0.000743192011069</text:p>
          </table:table-cell>
          <table:table-cell table:formula="of:=IF([.C368]=0;[.C367]+1;&quot;&quot;)" office:value-type="float" office:value="4" calcext:value-type="float">
            <text:p>4</text:p>
          </table:table-cell>
          <table:table-cell table:formula="of:=IF([.D367]=&quot;RedoAct&quot;;1;IF([.D367]=&quot;RedoPen&quot;;2;IF([.D367]=&quot;Cutback&quot;;-1;0)))" office:value-type="float" office:value="1" calcext:value-type="float">
            <text:p>1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9]=&quot;&quot;;[.B368];[.B369])" office:value-type="float" office:value="1" calcext:value-type="float">
            <text:p>1</text:p>
          </table:table-cell>
          <table:table-cell office:value-type="float" office:value="0.000223045485960952" calcext:value-type="float">
            <text:p>0.000223045485961</text:p>
          </table:table-cell>
          <table:table-cell table:formula="of:=IF([.C369]=0;[.C368]+1;&quot;&quot;)">
            <text:p/>
          </table:table-cell>
          <table:table-cell table:formula="of:=IF([.D368]=&quot;RedoAct&quot;;1;IF([.D368]=&quot;RedoPen&quot;;2;IF([.D368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70]=&quot;&quot;;[.B369];[.B370])" office:value-type="float" office:value="2" calcext:value-type="float">
            <text:p>2</text:p>
          </table:table-cell>
          <table:table-cell office:value-type="float" office:value="0.0000000326250777596887" calcext:value-type="float">
            <text:p>3.26250777596887E-08</text:p>
          </table:table-cell>
          <table:table-cell table:formula="of:=IF([.C370]=0;[.C369]+1;&quot;&quot;)">
            <text:p/>
          </table:table-cell>
          <table:table-cell table:formula="of:=IF([.D369]=&quot;RedoAct&quot;;1;IF([.D369]=&quot;RedoPen&quot;;2;IF([.D3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1]=&quot;&quot;;[.B370];[.B371])" office:value-type="float" office:value="3" calcext:value-type="float">
            <text:p>3</text:p>
          </table:table-cell>
          <table:table-cell office:value-type="float" office:value="0.0000000000010188992025729" calcext:value-type="float">
            <text:p>1.0188992025729E-12</text:p>
          </table:table-cell>
          <table:table-cell table:formula="of:=IF([.C371]=0;[.C370]+1;&quot;&quot;)">
            <text:p/>
          </table:table-cell>
          <table:table-cell table:formula="of:=IF([.D370]=&quot;RedoAct&quot;;1;IF([.D370]=&quot;RedoPen&quot;;2;IF([.D37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372]=&quot;&quot;;[.B371];[.B372])" office:value-type="float" office:value="0" calcext:value-type="float">
            <text:p>0</text:p>
          </table:table-cell>
          <table:table-cell office:value-type="float" office:value="0.0223895842402549" calcext:value-type="float">
            <text:p>0.022389584240255</text:p>
          </table:table-cell>
          <table:table-cell table:formula="of:=IF([.C372]=0;[.C371]+1;&quot;&quot;)" office:value-type="float" office:value="4" calcext:value-type="float">
            <text:p>4</text:p>
          </table:table-cell>
          <table:table-cell table:formula="of:=IF([.D371]=&quot;RedoAct&quot;;1;IF([.D371]=&quot;RedoPen&quot;;2;IF([.D371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3]=&quot;&quot;;[.B372];[.B373])" office:value-type="float" office:value="1" calcext:value-type="float">
            <text:p>1</text:p>
          </table:table-cell>
          <table:table-cell office:value-type="float" office:value="0.0000121822271705202" calcext:value-type="float">
            <text:p>1.21822271705202E-05</text:p>
          </table:table-cell>
          <table:table-cell table:formula="of:=IF([.C373]=0;[.C372]+1;&quot;&quot;)">
            <text:p/>
          </table:table-cell>
          <table:table-cell table:formula="of:=IF([.D372]=&quot;RedoAct&quot;;1;IF([.D372]=&quot;RedoPen&quot;;2;IF([.D3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74]=&quot;&quot;;[.B373];[.B374])" office:value-type="float" office:value="2" calcext:value-type="float">
            <text:p>2</text:p>
          </table:table-cell>
          <table:table-cell office:value-type="float" office:value="0.00000149128025737573" calcext:value-type="float">
            <text:p>1.49128025737573E-06</text:p>
          </table:table-cell>
          <table:table-cell table:formula="of:=IF([.C374]=0;[.C373]+1;&quot;&quot;)">
            <text:p/>
          </table:table-cell>
          <table:table-cell table:formula="of:=IF([.D373]=&quot;RedoAct&quot;;1;IF([.D373]=&quot;RedoPen&quot;;2;IF([.D3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5]=&quot;&quot;;[.B374];[.B375])" office:value-type="float" office:value="3" calcext:value-type="float">
            <text:p>3</text:p>
          </table:table-cell>
          <table:table-cell office:value-type="float" office:value="0.000000000000284605179128912" calcext:value-type="float">
            <text:p>2.84605179128912E-13</text:p>
          </table:table-cell>
          <table:table-cell table:formula="of:=IF([.C375]=0;[.C374]+1;&quot;&quot;)">
            <text:p/>
          </table:table-cell>
          <table:table-cell table:formula="of:=IF([.D374]=&quot;RedoAct&quot;;1;IF([.D374]=&quot;RedoPen&quot;;2;IF([.D3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76]=&quot;&quot;;[.B375];[.B37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76]=0;[.C375]+1;&quot;&quot;)">
            <text:p/>
          </table:table-cell>
          <table:table-cell table:formula="of:=IF([.D375]=&quot;RedoAct&quot;;1;IF([.D375]=&quot;RedoPen&quot;;2;IF([.D37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377]=&quot;&quot;;[.B376];[.B377])" office:value-type="float" office:value="0" calcext:value-type="float">
            <text:p>0</text:p>
          </table:table-cell>
          <table:table-cell office:value-type="float" office:value="0.0000000808548700677924" calcext:value-type="float">
            <text:p>8.08548700677924E-08</text:p>
          </table:table-cell>
          <table:table-cell table:formula="of:=IF([.C377]=0;[.C376]+1;&quot;&quot;)" office:value-type="float" office:value="4" calcext:value-type="float">
            <text:p>4</text:p>
          </table:table-cell>
          <table:table-cell table:formula="of:=IF([.D376]=&quot;RedoAct&quot;;1;IF([.D376]=&quot;RedoPen&quot;;2;IF([.D37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8]=&quot;&quot;;[.B377];[.B378])" office:value-type="float" office:value="1" calcext:value-type="float">
            <text:p>1</text:p>
          </table:table-cell>
          <table:table-cell office:value-type="float" office:value="0.00000000000123235690516654" calcext:value-type="float">
            <text:p>1.23235690516654E-12</text:p>
          </table:table-cell>
          <table:table-cell table:formula="of:=IF([.C378]=0;[.C377]+1;&quot;&quot;)">
            <text:p/>
          </table:table-cell>
          <table:table-cell table:formula="of:=IF([.D377]=&quot;RedoAct&quot;;1;IF([.D377]=&quot;RedoPen&quot;;2;IF([.D3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379]=&quot;&quot;;[.B378];[.B379])" office:value-type="float" office:value="0" calcext:value-type="float">
            <text:p>0</text:p>
          </table:table-cell>
          <table:table-cell office:value-type="float" office:value="0.0227233694639032" calcext:value-type="float">
            <text:p>0.022723369463903</text:p>
          </table:table-cell>
          <table:table-cell table:formula="of:=IF([.C379]=0;[.C378]+1;&quot;&quot;)" office:value-type="float" office:value="2" calcext:value-type="float">
            <text:p>2</text:p>
          </table:table-cell>
          <table:table-cell table:formula="of:=IF([.D378]=&quot;RedoAct&quot;;1;IF([.D378]=&quot;RedoPen&quot;;2;IF([.D37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91--&gt;90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0]=&quot;&quot;;[.B379];[.B380])" office:value-type="float" office:value="1" calcext:value-type="float">
            <text:p>1</text:p>
          </table:table-cell>
          <table:table-cell office:value-type="float" office:value="0.0000290355595630615" calcext:value-type="float">
            <text:p>2.90355595630615E-05</text:p>
          </table:table-cell>
          <table:table-cell table:formula="of:=IF([.C380]=0;[.C379]+1;&quot;&quot;)">
            <text:p/>
          </table:table-cell>
          <table:table-cell table:formula="of:=IF([.D379]=&quot;RedoAct&quot;;1;IF([.D379]=&quot;RedoPen&quot;;2;IF([.D3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1]=&quot;&quot;;[.B380];[.B381])" office:value-type="float" office:value="2" calcext:value-type="float">
            <text:p>2</text:p>
          </table:table-cell>
          <table:table-cell office:value-type="float" office:value="0.00000593766306607413" calcext:value-type="float">
            <text:p>5.93766306607413E-06</text:p>
          </table:table-cell>
          <table:table-cell table:formula="of:=IF([.C381]=0;[.C380]+1;&quot;&quot;)">
            <text:p/>
          </table:table-cell>
          <table:table-cell table:formula="of:=IF([.D380]=&quot;RedoAct&quot;;1;IF([.D380]=&quot;RedoPen&quot;;2;IF([.D3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82]=&quot;&quot;;[.B381];[.B382])" office:value-type="float" office:value="3" calcext:value-type="float">
            <text:p>3</text:p>
          </table:table-cell>
          <table:table-cell office:value-type="float" office:value="0.00000000000782335809301376" calcext:value-type="float">
            <text:p>7.82335809301376E-12</text:p>
          </table:table-cell>
          <table:table-cell table:formula="of:=IF([.C382]=0;[.C381]+1;&quot;&quot;)">
            <text:p/>
          </table:table-cell>
          <table:table-cell table:formula="of:=IF([.D381]=&quot;RedoAct&quot;;1;IF([.D381]=&quot;RedoPen&quot;;2;IF([.D3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83]=&quot;&quot;;[.B382];[.B38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83]=0;[.C382]+1;&quot;&quot;)">
            <text:p/>
          </table:table-cell>
          <table:table-cell table:formula="of:=IF([.D382]=&quot;RedoAct&quot;;1;IF([.D382]=&quot;RedoPen&quot;;2;IF([.D38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384]=&quot;&quot;;[.B383];[.B384])" office:value-type="float" office:value="0" calcext:value-type="float">
            <text:p>0</text:p>
          </table:table-cell>
          <table:table-cell office:value-type="float" office:value="0.0000015486596061231" calcext:value-type="float">
            <text:p>1.5486596061231E-06</text:p>
          </table:table-cell>
          <table:table-cell table:formula="of:=IF([.C384]=0;[.C383]+1;&quot;&quot;)" office:value-type="float" office:value="4" calcext:value-type="float">
            <text:p>4</text:p>
          </table:table-cell>
          <table:table-cell table:formula="of:=IF([.D383]=&quot;RedoAct&quot;;1;IF([.D383]=&quot;RedoPen&quot;;2;IF([.D38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5]=&quot;&quot;;[.B384];[.B385])" office:value-type="float" office:value="1" calcext:value-type="float">
            <text:p>1</text:p>
          </table:table-cell>
          <table:table-cell office:value-type="float" office:value="0.00000000153602066425955" calcext:value-type="float">
            <text:p>1.53602066425955E-09</text:p>
          </table:table-cell>
          <table:table-cell table:formula="of:=IF([.C385]=0;[.C384]+1;&quot;&quot;)">
            <text:p/>
          </table:table-cell>
          <table:table-cell table:formula="of:=IF([.D384]=&quot;RedoAct&quot;;1;IF([.D384]=&quot;RedoPen&quot;;2;IF([.D3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6]=&quot;&quot;;[.B385];[.B386])" office:value-type="float" office:value="2" calcext:value-type="float">
            <text:p>2</text:p>
          </table:table-cell>
          <table:table-cell office:value-type="float" office:value="0.0000000000000321514128633791" calcext:value-type="float">
            <text:p>3.21514128633791E-14</text:p>
          </table:table-cell>
          <table:table-cell table:formula="of:=IF([.C386]=0;[.C385]+1;&quot;&quot;)">
            <text:p/>
          </table:table-cell>
          <table:table-cell table:formula="of:=IF([.D385]=&quot;RedoAct&quot;;1;IF([.D385]=&quot;RedoPen&quot;;2;IF([.D3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87]=&quot;&quot;;[.B386];[.B387])" office:value-type="float" office:value="0" calcext:value-type="float">
            <text:p>0</text:p>
          </table:table-cell>
          <table:table-cell office:value-type="float" office:value="0.027459482892789" calcext:value-type="float">
            <text:p>0.027459482892789</text:p>
          </table:table-cell>
          <table:table-cell table:formula="of:=IF([.C387]=0;[.C386]+1;&quot;&quot;)" office:value-type="float" office:value="3" calcext:value-type="float">
            <text:p>3</text:p>
          </table:table-cell>
          <table:table-cell table:formula="of:=IF([.D386]=&quot;RedoAct&quot;;1;IF([.D386]=&quot;RedoPen&quot;;2;IF([.D386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66--&gt;91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95--&gt;94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8]=&quot;&quot;;[.B387];[.B388])" office:value-type="float" office:value="1" calcext:value-type="float">
            <text:p>1</text:p>
          </table:table-cell>
          <table:table-cell office:value-type="float" office:value="0.000307035992050172" calcext:value-type="float">
            <text:p>0.00030703599205</text:p>
          </table:table-cell>
          <table:table-cell table:formula="of:=IF([.C388]=0;[.C387]+1;&quot;&quot;)">
            <text:p/>
          </table:table-cell>
          <table:table-cell table:formula="of:=IF([.D387]=&quot;RedoAct&quot;;1;IF([.D387]=&quot;RedoPen&quot;;2;IF([.D38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9]=&quot;&quot;;[.B388];[.B389])" office:value-type="float" office:value="2" calcext:value-type="float">
            <text:p>2</text:p>
          </table:table-cell>
          <table:table-cell office:value-type="float" office:value="0.0000956254267141923" calcext:value-type="float">
            <text:p>9.56254267141923E-05</text:p>
          </table:table-cell>
          <table:table-cell table:formula="of:=IF([.C389]=0;[.C388]+1;&quot;&quot;)">
            <text:p/>
          </table:table-cell>
          <table:table-cell table:formula="of:=IF([.D388]=&quot;RedoAct&quot;;1;IF([.D388]=&quot;RedoPen&quot;;2;IF([.D388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90]=&quot;&quot;;[.B389];[.B390])" office:value-type="float" office:value="3" calcext:value-type="float">
            <text:p>3</text:p>
          </table:table-cell>
          <table:table-cell office:value-type="float" office:value="0.000000017180932169008" calcext:value-type="float">
            <text:p>1.7180932169008E-08</text:p>
          </table:table-cell>
          <table:table-cell table:formula="of:=IF([.C390]=0;[.C389]+1;&quot;&quot;)">
            <text:p/>
          </table:table-cell>
          <table:table-cell table:formula="of:=IF([.D389]=&quot;RedoAct&quot;;1;IF([.D389]=&quot;RedoPen&quot;;2;IF([.D389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91]=&quot;&quot;;[.B390];[.B391])" office:value-type="float" office:value="4" calcext:value-type="float">
            <text:p>4</text:p>
          </table:table-cell>
          <table:table-cell office:value-type="float" office:value="0.00000000000838203909198829" calcext:value-type="float">
            <text:p>8.38203909198829E-12</text:p>
          </table:table-cell>
          <table:table-cell table:formula="of:=IF([.C391]=0;[.C390]+1;&quot;&quot;)">
            <text:p/>
          </table:table-cell>
          <table:table-cell table:formula="of:=IF([.D390]=&quot;RedoAct&quot;;1;IF([.D390]=&quot;RedoPen&quot;;2;IF([.D390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92]=&quot;&quot;;[.B391];[.B39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92]=0;[.C391]+1;&quot;&quot;)">
            <text:p/>
          </table:table-cell>
          <table:table-cell table:formula="of:=IF([.D391]=&quot;RedoAct&quot;;1;IF([.D391]=&quot;RedoPen&quot;;2;IF([.D3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93]=&quot;&quot;;[.B392];[.B393])" office:value-type="float" office:value="0" calcext:value-type="float">
            <text:p>0</text:p>
          </table:table-cell>
          <table:table-cell office:value-type="float" office:value="0.000000361100933335031" calcext:value-type="float">
            <text:p>3.61100933335031E-07</text:p>
          </table:table-cell>
          <table:table-cell table:formula="of:=IF([.C393]=0;[.C392]+1;&quot;&quot;)" office:value-type="float" office:value="5" calcext:value-type="float">
            <text:p>5</text:p>
          </table:table-cell>
          <table:table-cell table:formula="of:=IF([.D392]=&quot;RedoAct&quot;;1;IF([.D392]=&quot;RedoPen&quot;;2;IF([.D39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4]=&quot;&quot;;[.B393];[.B394])" office:value-type="float" office:value="1" calcext:value-type="float">
            <text:p>1</text:p>
          </table:table-cell>
          <table:table-cell office:value-type="float" office:value="0.0000000000000486781058793024" calcext:value-type="float">
            <text:p>4.86781058793024E-14</text:p>
          </table:table-cell>
          <table:table-cell table:formula="of:=IF([.C394]=0;[.C393]+1;&quot;&quot;)">
            <text:p/>
          </table:table-cell>
          <table:table-cell table:formula="of:=IF([.D393]=&quot;RedoAct&quot;;1;IF([.D393]=&quot;RedoPen&quot;;2;IF([.D3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95]=&quot;&quot;;[.B394];[.B395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395]=0;[.C394]+1;&quot;&quot;)">
            <text:p/>
          </table:table-cell>
          <table:table-cell table:formula="of:=IF([.D394]=&quot;RedoAct&quot;;1;IF([.D394]=&quot;RedoPen&quot;;2;IF([.D3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96]=&quot;&quot;;[.B395];[.B396])" office:value-type="float" office:value="0" calcext:value-type="float">
            <text:p>0</text:p>
          </table:table-cell>
          <table:table-cell office:value-type="float" office:value="0.000000363181607720757" calcext:value-type="float">
            <text:p>3.63181607720757E-07</text:p>
          </table:table-cell>
          <table:table-cell table:formula="of:=IF([.C396]=0;[.C395]+1;&quot;&quot;)" office:value-type="float" office:value="2" calcext:value-type="float">
            <text:p>2</text:p>
          </table:table-cell>
          <table:table-cell table:formula="of:=IF([.D395]=&quot;RedoAct&quot;;1;IF([.D395]=&quot;RedoPen&quot;;2;IF([.D39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7]=&quot;&quot;;[.B396];[.B397])" office:value-type="float" office:value="1" calcext:value-type="float">
            <text:p>1</text:p>
          </table:table-cell>
          <table:table-cell office:value-type="float" office:value="0.00000000208027470961854" calcext:value-type="float">
            <text:p>2.08027470961854E-09</text:p>
          </table:table-cell>
          <table:table-cell table:formula="of:=IF([.C397]=0;[.C396]+1;&quot;&quot;)">
            <text:p/>
          </table:table-cell>
          <table:table-cell table:formula="of:=IF([.D396]=&quot;RedoAct&quot;;1;IF([.D396]=&quot;RedoPen&quot;;2;IF([.D39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98]=&quot;&quot;;[.B397];[.B398])" office:value-type="float" office:value="2" calcext:value-type="float">
            <text:p>2</text:p>
          </table:table-cell>
          <table:table-cell office:value-type="float" office:value="0.0000000000000215778923946412" calcext:value-type="float">
            <text:p>2.15778923946412E-14</text:p>
          </table:table-cell>
          <table:table-cell table:formula="of:=IF([.C398]=0;[.C397]+1;&quot;&quot;)">
            <text:p/>
          </table:table-cell>
          <table:table-cell table:formula="of:=IF([.D397]=&quot;RedoAct&quot;;1;IF([.D397]=&quot;RedoPen&quot;;2;IF([.D3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IF([.B399]=&quot;&quot;;[.B398];[.B399])" office:value-type="float" office:value="0" calcext:value-type="float">
            <text:p>0</text:p>
          </table:table-cell>
          <table:table-cell office:value-type="float" office:value="0.0745885093312127" calcext:value-type="float">
            <text:p>0.074588509331213</text:p>
          </table:table-cell>
          <table:table-cell table:formula="of:=IF([.C399]=0;[.C398]+1;&quot;&quot;)" office:value-type="float" office:value="3" calcext:value-type="float">
            <text:p>3</text:p>
          </table:table-cell>
          <table:table-cell table:formula="of:=IF([.D398]=&quot;RedoAct&quot;;1;IF([.D398]=&quot;RedoPen&quot;;2;IF([.D39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0]=&quot;&quot;;[.B399];[.B400])" office:value-type="float" office:value="1" calcext:value-type="float">
            <text:p>1</text:p>
          </table:table-cell>
          <table:table-cell office:value-type="float" office:value="0.0000794640150170867" calcext:value-type="float">
            <text:p>7.94640150170867E-05</text:p>
          </table:table-cell>
          <table:table-cell table:formula="of:=IF([.C400]=0;[.C399]+1;&quot;&quot;)">
            <text:p/>
          </table:table-cell>
          <table:table-cell table:formula="of:=IF([.D399]=&quot;RedoAct&quot;;1;IF([.D399]=&quot;RedoPen&quot;;2;IF([.D3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1]=&quot;&quot;;[.B400];[.B401])" office:value-type="float" office:value="2" calcext:value-type="float">
            <text:p>2</text:p>
          </table:table-cell>
          <table:table-cell office:value-type="float" office:value="0.000216843351342988" calcext:value-type="float">
            <text:p>0.000216843351343</text:p>
          </table:table-cell>
          <table:table-cell table:formula="of:=IF([.C401]=0;[.C400]+1;&quot;&quot;)">
            <text:p/>
          </table:table-cell>
          <table:table-cell table:formula="of:=IF([.D400]=&quot;RedoAct&quot;;1;IF([.D400]=&quot;RedoPen&quot;;2;IF([.D4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2]=&quot;&quot;;[.B401];[.B402])" office:value-type="float" office:value="3" calcext:value-type="float">
            <text:p>3</text:p>
          </table:table-cell>
          <table:table-cell office:value-type="float" office:value="0.0000000106961857266687" calcext:value-type="float">
            <text:p>1.06961857266687E-08</text:p>
          </table:table-cell>
          <table:table-cell table:formula="of:=IF([.C402]=0;[.C401]+1;&quot;&quot;)">
            <text:p/>
          </table:table-cell>
          <table:table-cell table:formula="of:=IF([.D401]=&quot;RedoAct&quot;;1;IF([.D401]=&quot;RedoPen&quot;;2;IF([.D4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3]=&quot;&quot;;[.B402];[.B403])" office:value-type="float" office:value="4" calcext:value-type="float">
            <text:p>4</text:p>
          </table:table-cell>
          <table:table-cell office:value-type="float" office:value="0.00000000000121266296460716" calcext:value-type="float">
            <text:p>1.21266296460716E-12</text:p>
          </table:table-cell>
          <table:table-cell table:formula="of:=IF([.C403]=0;[.C402]+1;&quot;&quot;)">
            <text:p/>
          </table:table-cell>
          <table:table-cell table:formula="of:=IF([.D402]=&quot;RedoAct&quot;;1;IF([.D402]=&quot;RedoPen&quot;;2;IF([.D4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04]=&quot;&quot;;[.B403];[.B404])" office:value-type="float" office:value="0" calcext:value-type="float">
            <text:p>0</text:p>
          </table:table-cell>
          <table:table-cell office:value-type="float" office:value="0.112936302463322" calcext:value-type="float">
            <text:p>0.112936302463322</text:p>
          </table:table-cell>
          <table:table-cell table:formula="of:=IF([.C404]=0;[.C403]+1;&quot;&quot;)" office:value-type="float" office:value="5" calcext:value-type="float">
            <text:p>5</text:p>
          </table:table-cell>
          <table:table-cell table:formula="of:=IF([.D403]=&quot;RedoAct&quot;;1;IF([.D403]=&quot;RedoPen&quot;;2;IF([.D40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5]=&quot;&quot;;[.B404];[.B405])" office:value-type="float" office:value="1" calcext:value-type="float">
            <text:p>1</text:p>
          </table:table-cell>
          <table:table-cell office:value-type="float" office:value="0.000179349121434023" calcext:value-type="float">
            <text:p>0.000179349121434</text:p>
          </table:table-cell>
          <table:table-cell table:formula="of:=IF([.C405]=0;[.C404]+1;&quot;&quot;)">
            <text:p/>
          </table:table-cell>
          <table:table-cell table:formula="of:=IF([.D404]=&quot;RedoAct&quot;;1;IF([.D404]=&quot;RedoPen&quot;;2;IF([.D4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6]=&quot;&quot;;[.B405];[.B406])" office:value-type="float" office:value="2" calcext:value-type="float">
            <text:p>2</text:p>
          </table:table-cell>
          <table:table-cell office:value-type="float" office:value="0.00382549939121592" calcext:value-type="float">
            <text:p>0.003825499391216</text:p>
          </table:table-cell>
          <table:table-cell table:formula="of:=IF([.C406]=0;[.C405]+1;&quot;&quot;)">
            <text:p/>
          </table:table-cell>
          <table:table-cell table:formula="of:=IF([.D405]=&quot;RedoAct&quot;;1;IF([.D405]=&quot;RedoPen&quot;;2;IF([.D4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7]=&quot;&quot;;[.B406];[.B407])" office:value-type="float" office:value="3" calcext:value-type="float">
            <text:p>3</text:p>
          </table:table-cell>
          <table:table-cell office:value-type="float" office:value="0.00000751863468853554" calcext:value-type="float">
            <text:p>7.51863468853554E-06</text:p>
          </table:table-cell>
          <table:table-cell table:formula="of:=IF([.C407]=0;[.C406]+1;&quot;&quot;)">
            <text:p/>
          </table:table-cell>
          <table:table-cell table:formula="of:=IF([.D406]=&quot;RedoAct&quot;;1;IF([.D406]=&quot;RedoPen&quot;;2;IF([.D4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8]=&quot;&quot;;[.B407];[.B408])" office:value-type="float" office:value="4" calcext:value-type="float">
            <text:p>4</text:p>
          </table:table-cell>
          <table:table-cell office:value-type="float" office:value="0.00000176330433851411" calcext:value-type="float">
            <text:p>1.76330433851411E-06</text:p>
          </table:table-cell>
          <table:table-cell table:formula="of:=IF([.C408]=0;[.C407]+1;&quot;&quot;)">
            <text:p/>
          </table:table-cell>
          <table:table-cell table:formula="of:=IF([.D407]=&quot;RedoAct&quot;;1;IF([.D407]=&quot;RedoPen&quot;;2;IF([.D4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09]=&quot;&quot;;[.B408];[.B409])" office:value-type="float" office:value="5" calcext:value-type="float">
            <text:p>5</text:p>
          </table:table-cell>
          <table:table-cell office:value-type="float" office:value="0.00000000000861748018919067" calcext:value-type="float">
            <text:p>8.61748018919067E-12</text:p>
          </table:table-cell>
          <table:table-cell table:formula="of:=IF([.C409]=0;[.C408]+1;&quot;&quot;)">
            <text:p/>
          </table:table-cell>
          <table:table-cell table:formula="of:=IF([.D408]=&quot;RedoAct&quot;;1;IF([.D408]=&quot;RedoPen&quot;;2;IF([.D4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10]=&quot;&quot;;[.B409];[.B410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410]=0;[.C409]+1;&quot;&quot;)">
            <text:p/>
          </table:table-cell>
          <table:table-cell table:formula="of:=IF([.D409]=&quot;RedoAct&quot;;1;IF([.D409]=&quot;RedoPen&quot;;2;IF([.D40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11]=&quot;&quot;;[.B410];[.B411])" office:value-type="float" office:value="0" calcext:value-type="float">
            <text:p>0</text:p>
          </table:table-cell>
          <table:table-cell office:value-type="float" office:value="0.000024817076724514" calcext:value-type="float">
            <text:p>2.4817076724514E-05</text:p>
          </table:table-cell>
          <table:table-cell table:formula="of:=IF([.C411]=0;[.C410]+1;&quot;&quot;)" office:value-type="float" office:value="6" calcext:value-type="float">
            <text:p>6</text:p>
          </table:table-cell>
          <table:table-cell table:formula="of:=IF([.D410]=&quot;RedoAct&quot;;1;IF([.D410]=&quot;RedoPen&quot;;2;IF([.D41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2]=&quot;&quot;;[.B411];[.B412])" office:value-type="float" office:value="1" calcext:value-type="float">
            <text:p>1</text:p>
          </table:table-cell>
          <table:table-cell office:value-type="float" office:value="0.0000000989958407558296" calcext:value-type="float">
            <text:p>9.89958407558296E-08</text:p>
          </table:table-cell>
          <table:table-cell table:formula="of:=IF([.C412]=0;[.C411]+1;&quot;&quot;)">
            <text:p/>
          </table:table-cell>
          <table:table-cell table:formula="of:=IF([.D411]=&quot;RedoAct&quot;;1;IF([.D411]=&quot;RedoPen&quot;;2;IF([.D4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13]=&quot;&quot;;[.B412];[.B413])" office:value-type="float" office:value="2" calcext:value-type="float">
            <text:p>2</text:p>
          </table:table-cell>
          <table:table-cell office:value-type="float" office:value="0.000000000000304360799408189" calcext:value-type="float">
            <text:p>3.04360799408189E-13</text:p>
          </table:table-cell>
          <table:table-cell table:formula="of:=IF([.C413]=0;[.C412]+1;&quot;&quot;)">
            <text:p/>
          </table:table-cell>
          <table:table-cell table:formula="of:=IF([.D412]=&quot;RedoAct&quot;;1;IF([.D412]=&quot;RedoPen&quot;;2;IF([.D4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14]=&quot;&quot;;[.B413];[.B41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14]=0;[.C413]+1;&quot;&quot;)">
            <text:p/>
          </table:table-cell>
          <table:table-cell table:formula="of:=IF([.D413]=&quot;RedoAct&quot;;1;IF([.D413]=&quot;RedoPen&quot;;2;IF([.D4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15]=&quot;&quot;;[.B414];[.B415])" office:value-type="float" office:value="0" calcext:value-type="float">
            <text:p>0</text:p>
          </table:table-cell>
          <table:table-cell office:value-type="float" office:value="0.00000255676009908879" calcext:value-type="float">
            <text:p>2.55676009908879E-06</text:p>
          </table:table-cell>
          <table:table-cell table:formula="of:=IF([.C415]=0;[.C414]+1;&quot;&quot;)" office:value-type="float" office:value="3" calcext:value-type="float">
            <text:p>3</text:p>
          </table:table-cell>
          <table:table-cell table:formula="of:=IF([.D414]=&quot;RedoAct&quot;;1;IF([.D414]=&quot;RedoPen&quot;;2;IF([.D41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6]=&quot;&quot;;[.B415];[.B416])" office:value-type="float" office:value="1" calcext:value-type="float">
            <text:p>1</text:p>
          </table:table-cell>
          <table:table-cell office:value-type="float" office:value="0.00000000141697632852499" calcext:value-type="float">
            <text:p>1.41697632852499E-09</text:p>
          </table:table-cell>
          <table:table-cell table:formula="of:=IF([.C416]=0;[.C415]+1;&quot;&quot;)">
            <text:p/>
          </table:table-cell>
          <table:table-cell table:formula="of:=IF([.D415]=&quot;RedoAct&quot;;1;IF([.D415]=&quot;RedoPen&quot;;2;IF([.D4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17]=&quot;&quot;;[.B416];[.B417])" office:value-type="float" office:value="2" calcext:value-type="float">
            <text:p>2</text:p>
          </table:table-cell>
          <table:table-cell office:value-type="float" office:value="0.0000000000000177369672712226" calcext:value-type="float">
            <text:p>1.77369672712226E-14</text:p>
          </table:table-cell>
          <table:table-cell table:formula="of:=IF([.C417]=0;[.C416]+1;&quot;&quot;)">
            <text:p/>
          </table:table-cell>
          <table:table-cell table:formula="of:=IF([.D416]=&quot;RedoAct&quot;;1;IF([.D416]=&quot;RedoPen&quot;;2;IF([.D4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418]=&quot;&quot;;[.B417];[.B418])" office:value-type="float" office:value="0" calcext:value-type="float">
            <text:p>0</text:p>
          </table:table-cell>
          <table:table-cell office:value-type="float" office:value="0.289260606979936" calcext:value-type="float">
            <text:p>0.289260606979936</text:p>
          </table:table-cell>
          <table:table-cell table:formula="of:=IF([.C418]=0;[.C417]+1;&quot;&quot;)" office:value-type="float" office:value="3" calcext:value-type="float">
            <text:p>3</text:p>
          </table:table-cell>
          <table:table-cell table:formula="of:=IF([.D417]=&quot;RedoAct&quot;;1;IF([.D417]=&quot;RedoPen&quot;;2;IF([.D417]=&quot;Cutback&quot;;-1;0)))" office:value-type="float" office:value="0" calcext:value-type="float">
            <text:p>0</text:p>
          </table:table-cell>
          <table:table-cell office:value-type="string" calcext:value-type="string">
            <text:p>5: 93--&gt;92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5--&gt;84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6: 90--&gt;89out</text:p>
          </table:table-cell>
          <table:table-cell office:value-type="string" calcext:value-type="string">
            <text:p>130: 86--&gt;85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9]=&quot;&quot;;[.B418];[.B419])" office:value-type="float" office:value="1" calcext:value-type="float">
            <text:p>1</text:p>
          </table:table-cell>
          <table:table-cell office:value-type="float" office:value="0.00172181430527516" calcext:value-type="float">
            <text:p>0.001721814305275</text:p>
          </table:table-cell>
          <table:table-cell table:formula="of:=IF([.C419]=0;[.C418]+1;&quot;&quot;)">
            <text:p/>
          </table:table-cell>
          <table:table-cell table:formula="of:=IF([.D418]=&quot;RedoAct&quot;;1;IF([.D418]=&quot;RedoPen&quot;;2;IF([.D4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0]=&quot;&quot;;[.B419];[.B420])" office:value-type="float" office:value="2" calcext:value-type="float">
            <text:p>2</text:p>
          </table:table-cell>
          <table:table-cell office:value-type="float" office:value="0.0135612083613297" calcext:value-type="float">
            <text:p>0.01356120836133</text:p>
          </table:table-cell>
          <table:table-cell table:formula="of:=IF([.C420]=0;[.C419]+1;&quot;&quot;)">
            <text:p/>
          </table:table-cell>
          <table:table-cell table:formula="of:=IF([.D419]=&quot;RedoAct&quot;;1;IF([.D419]=&quot;RedoPen&quot;;2;IF([.D419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38: 84--&gt;85</text:p>
          </table:table-cell>
          <table:table-cell office:value-type="string" calcext:value-type="string">
            <text:p>49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21]=&quot;&quot;;[.B420];[.B421])" office:value-type="float" office:value="3" calcext:value-type="float">
            <text:p>3</text:p>
          </table:table-cell>
          <table:table-cell office:value-type="float" office:value="0.0000146780942151916" calcext:value-type="float">
            <text:p>1.46780942151916E-05</text:p>
          </table:table-cell>
          <table:table-cell table:formula="of:=IF([.C421]=0;[.C420]+1;&quot;&quot;)">
            <text:p/>
          </table:table-cell>
          <table:table-cell table:formula="of:=IF([.D420]=&quot;RedoAct&quot;;1;IF([.D420]=&quot;RedoPen&quot;;2;IF([.D4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22]=&quot;&quot;;[.B421];[.B422])" office:value-type="float" office:value="4" calcext:value-type="float">
            <text:p>4</text:p>
          </table:table-cell>
          <table:table-cell office:value-type="float" office:value="0.000000927017661982971" calcext:value-type="float">
            <text:p>9.27017661982971E-07</text:p>
          </table:table-cell>
          <table:table-cell table:formula="of:=IF([.C422]=0;[.C421]+1;&quot;&quot;)">
            <text:p/>
          </table:table-cell>
          <table:table-cell table:formula="of:=IF([.D421]=&quot;RedoAct&quot;;1;IF([.D421]=&quot;RedoPen&quot;;2;IF([.D4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23]=&quot;&quot;;[.B422];[.B423])" office:value-type="float" office:value="5" calcext:value-type="float">
            <text:p>5</text:p>
          </table:table-cell>
          <table:table-cell office:value-type="float" office:value="0.000000000000277103972868114" calcext:value-type="float">
            <text:p>2.77103972868114E-13</text:p>
          </table:table-cell>
          <table:table-cell table:formula="of:=IF([.C423]=0;[.C422]+1;&quot;&quot;)">
            <text:p/>
          </table:table-cell>
          <table:table-cell table:formula="of:=IF([.D422]=&quot;RedoAct&quot;;1;IF([.D422]=&quot;RedoPen&quot;;2;IF([.D4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424]=&quot;&quot;;[.B423];[.B424])" office:value-type="float" office:value="0" calcext:value-type="float">
            <text:p>0</text:p>
          </table:table-cell>
          <table:table-cell office:value-type="float" office:value="0.0240835036710868" calcext:value-type="float">
            <text:p>0.024083503671087</text:p>
          </table:table-cell>
          <table:table-cell table:formula="of:=IF([.C424]=0;[.C423]+1;&quot;&quot;)" office:value-type="float" office:value="6" calcext:value-type="float">
            <text:p>6</text:p>
          </table:table-cell>
          <table:table-cell table:formula="of:=IF([.D423]=&quot;RedoAct&quot;;1;IF([.D423]=&quot;RedoPen&quot;;2;IF([.D42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5--&gt;84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5]=&quot;&quot;;[.B424];[.B425])" office:value-type="float" office:value="1" calcext:value-type="float">
            <text:p>1</text:p>
          </table:table-cell>
          <table:table-cell office:value-type="float" office:value="0.0000211886153449317" calcext:value-type="float">
            <text:p>2.11886153449317E-05</text:p>
          </table:table-cell>
          <table:table-cell table:formula="of:=IF([.C425]=0;[.C424]+1;&quot;&quot;)">
            <text:p/>
          </table:table-cell>
          <table:table-cell table:formula="of:=IF([.D424]=&quot;RedoAct&quot;;1;IF([.D424]=&quot;RedoPen&quot;;2;IF([.D4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6]=&quot;&quot;;[.B425];[.B426])" office:value-type="float" office:value="2" calcext:value-type="float">
            <text:p>2</text:p>
          </table:table-cell>
          <table:table-cell office:value-type="float" office:value="0.00000574394938286164" calcext:value-type="float">
            <text:p>5.74394938286164E-06</text:p>
          </table:table-cell>
          <table:table-cell table:formula="of:=IF([.C426]=0;[.C425]+1;&quot;&quot;)">
            <text:p/>
          </table:table-cell>
          <table:table-cell table:formula="of:=IF([.D425]=&quot;RedoAct&quot;;1;IF([.D425]=&quot;RedoPen&quot;;2;IF([.D4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27]=&quot;&quot;;[.B426];[.B427])" office:value-type="float" office:value="3" calcext:value-type="float">
            <text:p>3</text:p>
          </table:table-cell>
          <table:table-cell office:value-type="float" office:value="0.00000000000410974472699226" calcext:value-type="float">
            <text:p>4.10974472699226E-12</text:p>
          </table:table-cell>
          <table:table-cell table:formula="of:=IF([.C427]=0;[.C426]+1;&quot;&quot;)">
            <text:p/>
          </table:table-cell>
          <table:table-cell table:formula="of:=IF([.D426]=&quot;RedoAct&quot;;1;IF([.D426]=&quot;RedoPen&quot;;2;IF([.D4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428]=&quot;&quot;;[.B427];[.B428])" office:value-type="float" office:value="0" calcext:value-type="float">
            <text:p>0</text:p>
          </table:table-cell>
          <table:table-cell office:value-type="float" office:value="0.0246768047262247" calcext:value-type="float">
            <text:p>0.024676804726225</text:p>
          </table:table-cell>
          <table:table-cell table:formula="of:=IF([.C428]=0;[.C427]+1;&quot;&quot;)" office:value-type="float" office:value="4" calcext:value-type="float">
            <text:p>4</text:p>
          </table:table-cell>
          <table:table-cell table:formula="of:=IF([.D427]=&quot;RedoAct&quot;;1;IF([.D427]=&quot;RedoPen&quot;;2;IF([.D427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89--&gt;88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9]=&quot;&quot;;[.B428];[.B429])" office:value-type="float" office:value="1" calcext:value-type="float">
            <text:p>1</text:p>
          </table:table-cell>
          <table:table-cell office:value-type="float" office:value="0.00000881338349387602" calcext:value-type="float">
            <text:p>8.81338349387602E-06</text:p>
          </table:table-cell>
          <table:table-cell table:formula="of:=IF([.C429]=0;[.C428]+1;&quot;&quot;)">
            <text:p/>
          </table:table-cell>
          <table:table-cell table:formula="of:=IF([.D428]=&quot;RedoAct&quot;;1;IF([.D428]=&quot;RedoPen&quot;;2;IF([.D428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0]=&quot;&quot;;[.B429];[.B430])" office:value-type="float" office:value="2" calcext:value-type="float">
            <text:p>2</text:p>
          </table:table-cell>
          <table:table-cell office:value-type="float" office:value="0.00000117221798581481" calcext:value-type="float">
            <text:p>1.17221798581481E-06</text:p>
          </table:table-cell>
          <table:table-cell table:formula="of:=IF([.C430]=0;[.C429]+1;&quot;&quot;)">
            <text:p/>
          </table:table-cell>
          <table:table-cell table:formula="of:=IF([.D429]=&quot;RedoAct&quot;;1;IF([.D429]=&quot;RedoPen&quot;;2;IF([.D429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31]=&quot;&quot;;[.B430];[.B431])" office:value-type="float" office:value="3" calcext:value-type="float">
            <text:p>3</text:p>
          </table:table-cell>
          <table:table-cell office:value-type="float" office:value="0.0000000000000839170494829533" calcext:value-type="float">
            <text:p>8.39170494829533E-14</text:p>
          </table:table-cell>
          <table:table-cell table:formula="of:=IF([.C431]=0;[.C430]+1;&quot;&quot;)">
            <text:p/>
          </table:table-cell>
          <table:table-cell table:formula="of:=IF([.D430]=&quot;RedoAct&quot;;1;IF([.D430]=&quot;RedoPen&quot;;2;IF([.D430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32]=&quot;&quot;;[.B431];[.B43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32]=0;[.C431]+1;&quot;&quot;)">
            <text:p/>
          </table:table-cell>
          <table:table-cell table:formula="of:=IF([.D431]=&quot;RedoAct&quot;;1;IF([.D431]=&quot;RedoPen&quot;;2;IF([.D43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433]=&quot;&quot;;[.B432];[.B433])" office:value-type="float" office:value="0" calcext:value-type="float">
            <text:p>0</text:p>
          </table:table-cell>
          <table:table-cell office:value-type="float" office:value="0.000084668446935314" calcext:value-type="float">
            <text:p>8.4668446935314E-05</text:p>
          </table:table-cell>
          <table:table-cell table:formula="of:=IF([.C433]=0;[.C432]+1;&quot;&quot;)" office:value-type="float" office:value="4" calcext:value-type="float">
            <text:p>4</text:p>
          </table:table-cell>
          <table:table-cell table:formula="of:=IF([.D432]=&quot;RedoAct&quot;;1;IF([.D432]=&quot;RedoPen&quot;;2;IF([.D43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4]=&quot;&quot;;[.B433];[.B434])" office:value-type="float" office:value="1" calcext:value-type="float">
            <text:p>1</text:p>
          </table:table-cell>
          <table:table-cell office:value-type="float" office:value="0.000241978464841724" calcext:value-type="float">
            <text:p>0.000241978464842</text:p>
          </table:table-cell>
          <table:table-cell table:formula="of:=IF([.C434]=0;[.C433]+1;&quot;&quot;)">
            <text:p/>
          </table:table-cell>
          <table:table-cell table:formula="of:=IF([.D433]=&quot;RedoAct&quot;;1;IF([.D433]=&quot;RedoPen&quot;;2;IF([.D433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5]=&quot;&quot;;[.B434];[.B435])" office:value-type="float" office:value="2" calcext:value-type="float">
            <text:p>2</text:p>
          </table:table-cell>
          <table:table-cell office:value-type="float" office:value="0.0000000255936533145356" calcext:value-type="float">
            <text:p>2.55936533145356E-08</text:p>
          </table:table-cell>
          <table:table-cell table:formula="of:=IF([.C435]=0;[.C434]+1;&quot;&quot;)">
            <text:p/>
          </table:table-cell>
          <table:table-cell table:formula="of:=IF([.D434]=&quot;RedoAct&quot;;1;IF([.D434]=&quot;RedoPen&quot;;2;IF([.D4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36]=&quot;&quot;;[.B435];[.B436])" office:value-type="float" office:value="3" calcext:value-type="float">
            <text:p>3</text:p>
          </table:table-cell>
          <table:table-cell office:value-type="float" office:value="0.0000000000254840730950287" calcext:value-type="float">
            <text:p>2.54840730950287E-11</text:p>
          </table:table-cell>
          <table:table-cell table:formula="of:=IF([.C436]=0;[.C435]+1;&quot;&quot;)">
            <text:p/>
          </table:table-cell>
          <table:table-cell table:formula="of:=IF([.D435]=&quot;RedoAct&quot;;1;IF([.D435]=&quot;RedoPen&quot;;2;IF([.D4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437]=&quot;&quot;;[.B436];[.B437])" office:value-type="float" office:value="0" calcext:value-type="float">
            <text:p>0</text:p>
          </table:table-cell>
          <table:table-cell office:value-type="float" office:value="0.020985453456406" calcext:value-type="float">
            <text:p>0.020985453456406</text:p>
          </table:table-cell>
          <table:table-cell table:formula="of:=IF([.C437]=0;[.C436]+1;&quot;&quot;)" office:value-type="float" office:value="4" calcext:value-type="float">
            <text:p>4</text:p>
          </table:table-cell>
          <table:table-cell table:formula="of:=IF([.D436]=&quot;RedoAct&quot;;1;IF([.D436]=&quot;RedoPen&quot;;2;IF([.D436]=&quot;Cutback&quot;;-1;0)))" office:value-type="float" office:value="0" calcext:value-type="float">
            <text:p>0</text:p>
          </table:table-cell>
          <table:table-cell office:value-type="string" calcext:value-type="string">
            <text:p>5: 92--&gt;48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8]=&quot;&quot;;[.B437];[.B438])" office:value-type="float" office:value="1" calcext:value-type="float">
            <text:p>1</text:p>
          </table:table-cell>
          <table:table-cell office:value-type="float" office:value="0.00000900405597879619" calcext:value-type="float">
            <text:p>9.00405597879619E-06</text:p>
          </table:table-cell>
          <table:table-cell table:formula="of:=IF([.C438]=0;[.C437]+1;&quot;&quot;)">
            <text:p/>
          </table:table-cell>
          <table:table-cell table:formula="of:=IF([.D437]=&quot;RedoAct&quot;;1;IF([.D437]=&quot;RedoPen&quot;;2;IF([.D4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9]=&quot;&quot;;[.B438];[.B439])" office:value-type="float" office:value="2" calcext:value-type="float">
            <text:p>2</text:p>
          </table:table-cell>
          <table:table-cell office:value-type="float" office:value="0.00000233293540489686" calcext:value-type="float">
            <text:p>2.33293540489686E-06</text:p>
          </table:table-cell>
          <table:table-cell table:formula="of:=IF([.C439]=0;[.C438]+1;&quot;&quot;)">
            <text:p/>
          </table:table-cell>
          <table:table-cell table:formula="of:=IF([.D438]=&quot;RedoAct&quot;;1;IF([.D438]=&quot;RedoPen&quot;;2;IF([.D4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0]=&quot;&quot;;[.B439];[.B440])" office:value-type="float" office:value="3" calcext:value-type="float">
            <text:p>3</text:p>
          </table:table-cell>
          <table:table-cell office:value-type="float" office:value="0.000000000000477634135826204" calcext:value-type="float">
            <text:p>4.77634135826204E-13</text:p>
          </table:table-cell>
          <table:table-cell table:formula="of:=IF([.C440]=0;[.C439]+1;&quot;&quot;)">
            <text:p/>
          </table:table-cell>
          <table:table-cell table:formula="of:=IF([.D439]=&quot;RedoAct&quot;;1;IF([.D439]=&quot;RedoPen&quot;;2;IF([.D4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441]=&quot;&quot;;[.B440];[.B441])" office:value-type="float" office:value="0" calcext:value-type="float">
            <text:p>0</text:p>
          </table:table-cell>
          <table:table-cell office:value-type="float" office:value="0.0195546542511911" calcext:value-type="float">
            <text:p>0.019554654251191</text:p>
          </table:table-cell>
          <table:table-cell table:formula="of:=IF([.C441]=0;[.C440]+1;&quot;&quot;)" office:value-type="float" office:value="4" calcext:value-type="float">
            <text:p>4</text:p>
          </table:table-cell>
          <table:table-cell table:formula="of:=IF([.D440]=&quot;RedoAct&quot;;1;IF([.D440]=&quot;RedoPen&quot;;2;IF([.D440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2]=&quot;&quot;;[.B441];[.B442])" office:value-type="float" office:value="1" calcext:value-type="float">
            <text:p>1</text:p>
          </table:table-cell>
          <table:table-cell office:value-type="float" office:value="0.00000617316375550546" calcext:value-type="float">
            <text:p>6.17316375550546E-06</text:p>
          </table:table-cell>
          <table:table-cell table:formula="of:=IF([.C442]=0;[.C441]+1;&quot;&quot;)">
            <text:p/>
          </table:table-cell>
          <table:table-cell table:formula="of:=IF([.D441]=&quot;RedoAct&quot;;1;IF([.D441]=&quot;RedoPen&quot;;2;IF([.D441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3]=&quot;&quot;;[.B442];[.B443])" office:value-type="float" office:value="2" calcext:value-type="float">
            <text:p>2</text:p>
          </table:table-cell>
          <table:table-cell office:value-type="float" office:value="0.000000471130379852124" calcext:value-type="float">
            <text:p>4.71130379852124E-07</text:p>
          </table:table-cell>
          <table:table-cell table:formula="of:=IF([.C443]=0;[.C442]+1;&quot;&quot;)">
            <text:p/>
          </table:table-cell>
          <table:table-cell table:formula="of:=IF([.D442]=&quot;RedoAct&quot;;1;IF([.D442]=&quot;RedoPen&quot;;2;IF([.D442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4]=&quot;&quot;;[.B443];[.B444])" office:value-type="float" office:value="3" calcext:value-type="float">
            <text:p>3</text:p>
          </table:table-cell>
          <table:table-cell office:value-type="float" office:value="0.0000000000000523513254601617" calcext:value-type="float">
            <text:p>5.23513254601617E-14</text:p>
          </table:table-cell>
          <table:table-cell table:formula="of:=IF([.C444]=0;[.C443]+1;&quot;&quot;)">
            <text:p/>
          </table:table-cell>
          <table:table-cell table:formula="of:=IF([.D443]=&quot;RedoAct&quot;;1;IF([.D443]=&quot;RedoPen&quot;;2;IF([.D44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table:formula="of:=IF([.B445]=&quot;&quot;;[.B444];[.B44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45]=0;[.C444]+1;&quot;&quot;)">
            <text:p/>
          </table:table-cell>
          <table:table-cell table:formula="of:=IF([.D444]=&quot;RedoAct&quot;;1;IF([.D444]=&quot;RedoPen&quot;;2;IF([.D4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446]=&quot;&quot;;[.B445];[.B446])" office:value-type="float" office:value="0" calcext:value-type="float">
            <text:p>0</text:p>
          </table:table-cell>
          <table:table-cell office:value-type="float" office:value="0.000102223217611724" calcext:value-type="float">
            <text:p>0.000102223217612</text:p>
          </table:table-cell>
          <table:table-cell table:formula="of:=IF([.C446]=0;[.C445]+1;&quot;&quot;)" office:value-type="float" office:value="4" calcext:value-type="float">
            <text:p>4</text:p>
          </table:table-cell>
          <table:table-cell table:formula="of:=IF([.D445]=&quot;RedoAct&quot;;1;IF([.D445]=&quot;RedoPen&quot;;2;IF([.D44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7]=&quot;&quot;;[.B446];[.B447])" office:value-type="float" office:value="1" calcext:value-type="float">
            <text:p>1</text:p>
          </table:table-cell>
          <table:table-cell office:value-type="float" office:value="0.00000000195362750243013" calcext:value-type="float">
            <text:p>1.95362750243013E-09</text:p>
          </table:table-cell>
          <table:table-cell table:formula="of:=IF([.C447]=0;[.C446]+1;&quot;&quot;)">
            <text:p/>
          </table:table-cell>
          <table:table-cell table:formula="of:=IF([.D446]=&quot;RedoAct&quot;;1;IF([.D446]=&quot;RedoPen&quot;;2;IF([.D4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8]=&quot;&quot;;[.B447];[.B448])" office:value-type="float" office:value="2" calcext:value-type="float">
            <text:p>2</text:p>
          </table:table-cell>
          <table:table-cell office:value-type="float" office:value="0.000000000000144264731233884" calcext:value-type="float">
            <text:p>1.44264731233884E-13</text:p>
          </table:table-cell>
          <table:table-cell table:formula="of:=IF([.C448]=0;[.C447]+1;&quot;&quot;)">
            <text:p/>
          </table:table-cell>
          <table:table-cell table:formula="of:=IF([.D447]=&quot;RedoAct&quot;;1;IF([.D447]=&quot;RedoPen&quot;;2;IF([.D4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449]=&quot;&quot;;[.B448];[.B449])" office:value-type="float" office:value="0" calcext:value-type="float">
            <text:p>0</text:p>
          </table:table-cell>
          <table:table-cell office:value-type="float" office:value="0.025699939722734" calcext:value-type="float">
            <text:p>0.025699939722734</text:p>
          </table:table-cell>
          <table:table-cell table:formula="of:=IF([.C449]=0;[.C448]+1;&quot;&quot;)" office:value-type="float" office:value="3" calcext:value-type="float">
            <text:p>3</text:p>
          </table:table-cell>
          <table:table-cell table:formula="of:=IF([.D448]=&quot;RedoAct&quot;;1;IF([.D448]=&quot;RedoPen&quot;;2;IF([.D44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0]=&quot;&quot;;[.B449];[.B450])" office:value-type="float" office:value="1" calcext:value-type="float">
            <text:p>1</text:p>
          </table:table-cell>
          <table:table-cell office:value-type="float" office:value="0.0000115331073375729" calcext:value-type="float">
            <text:p>1.15331073375729E-05</text:p>
          </table:table-cell>
          <table:table-cell table:formula="of:=IF([.C450]=0;[.C449]+1;&quot;&quot;)">
            <text:p/>
          </table:table-cell>
          <table:table-cell table:formula="of:=IF([.D449]=&quot;RedoAct&quot;;1;IF([.D449]=&quot;RedoPen&quot;;2;IF([.D44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1]=&quot;&quot;;[.B450];[.B451])" office:value-type="float" office:value="2" calcext:value-type="float">
            <text:p>2</text:p>
          </table:table-cell>
          <table:table-cell office:value-type="float" office:value="0.00000189116204415294" calcext:value-type="float">
            <text:p>1.89116204415294E-06</text:p>
          </table:table-cell>
          <table:table-cell table:formula="of:=IF([.C451]=0;[.C450]+1;&quot;&quot;)">
            <text:p/>
          </table:table-cell>
          <table:table-cell table:formula="of:=IF([.D450]=&quot;RedoAct&quot;;1;IF([.D450]=&quot;RedoPen&quot;;2;IF([.D45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2]=&quot;&quot;;[.B451];[.B452])" office:value-type="float" office:value="3" calcext:value-type="float">
            <text:p>3</text:p>
          </table:table-cell>
          <table:table-cell office:value-type="float" office:value="0.00000000000105114705880799" calcext:value-type="float">
            <text:p>1.05114705880799E-12</text:p>
          </table:table-cell>
          <table:table-cell table:formula="of:=IF([.C452]=0;[.C451]+1;&quot;&quot;)">
            <text:p/>
          </table:table-cell>
          <table:table-cell table:formula="of:=IF([.D451]=&quot;RedoAct&quot;;1;IF([.D451]=&quot;RedoPen&quot;;2;IF([.D45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53]=&quot;&quot;;[.B452];[.B4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53]=0;[.C452]+1;&quot;&quot;)">
            <text:p/>
          </table:table-cell>
          <table:table-cell table:formula="of:=IF([.D452]=&quot;RedoAct&quot;;1;IF([.D452]=&quot;RedoPen&quot;;2;IF([.D4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454]=&quot;&quot;;[.B453];[.B454])" office:value-type="float" office:value="0" calcext:value-type="float">
            <text:p>0</text:p>
          </table:table-cell>
          <table:table-cell office:value-type="float" office:value="0.00000830922035145016" calcext:value-type="float">
            <text:p>8.30922035145016E-06</text:p>
          </table:table-cell>
          <table:table-cell table:formula="of:=IF([.C454]=0;[.C453]+1;&quot;&quot;)" office:value-type="float" office:value="4" calcext:value-type="float">
            <text:p>4</text:p>
          </table:table-cell>
          <table:table-cell table:formula="of:=IF([.D453]=&quot;RedoAct&quot;;1;IF([.D453]=&quot;RedoPen&quot;;2;IF([.D45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5]=&quot;&quot;;[.B454];[.B455])" office:value-type="float" office:value="1" calcext:value-type="float">
            <text:p>1</text:p>
          </table:table-cell>
          <table:table-cell office:value-type="float" office:value="0.00000000000428023012963036" calcext:value-type="float">
            <text:p>4.28023012963036E-12</text:p>
          </table:table-cell>
          <table:table-cell table:formula="of:=IF([.C455]=0;[.C454]+1;&quot;&quot;)">
            <text:p/>
          </table:table-cell>
          <table:table-cell table:formula="of:=IF([.D454]=&quot;RedoAct&quot;;1;IF([.D454]=&quot;RedoPen&quot;;2;IF([.D4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IF([.B456]=&quot;&quot;;[.B455];[.B456])" office:value-type="float" office:value="0" calcext:value-type="float">
            <text:p>0</text:p>
          </table:table-cell>
          <table:table-cell office:value-type="float" office:value="0.0280506424941706" calcext:value-type="float">
            <text:p>0.028050642494171</text:p>
          </table:table-cell>
          <table:table-cell table:formula="of:=IF([.C456]=0;[.C455]+1;&quot;&quot;)" office:value-type="float" office:value="2" calcext:value-type="float">
            <text:p>2</text:p>
          </table:table-cell>
          <table:table-cell table:formula="of:=IF([.D455]=&quot;RedoAct&quot;;1;IF([.D455]=&quot;RedoPen&quot;;2;IF([.D455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87--&gt;86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7]=&quot;&quot;;[.B456];[.B457])" office:value-type="float" office:value="1" calcext:value-type="float">
            <text:p>1</text:p>
          </table:table-cell>
          <table:table-cell office:value-type="float" office:value="0.0000170252922090472" calcext:value-type="float">
            <text:p>1.70252922090472E-05</text:p>
          </table:table-cell>
          <table:table-cell table:formula="of:=IF([.C457]=0;[.C456]+1;&quot;&quot;)">
            <text:p/>
          </table:table-cell>
          <table:table-cell table:formula="of:=IF([.D456]=&quot;RedoAct&quot;;1;IF([.D456]=&quot;RedoPen&quot;;2;IF([.D4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8]=&quot;&quot;;[.B457];[.B458])" office:value-type="float" office:value="2" calcext:value-type="float">
            <text:p>2</text:p>
          </table:table-cell>
          <table:table-cell office:value-type="float" office:value="0.0000038176889662955" calcext:value-type="float">
            <text:p>3.8176889662955E-06</text:p>
          </table:table-cell>
          <table:table-cell table:formula="of:=IF([.C458]=0;[.C457]+1;&quot;&quot;)">
            <text:p/>
          </table:table-cell>
          <table:table-cell table:formula="of:=IF([.D457]=&quot;RedoAct&quot;;1;IF([.D457]=&quot;RedoPen&quot;;2;IF([.D4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9]=&quot;&quot;;[.B458];[.B459])" office:value-type="float" office:value="3" calcext:value-type="float">
            <text:p>3</text:p>
          </table:table-cell>
          <table:table-cell office:value-type="float" office:value="0.00000000000239104279530594" calcext:value-type="float">
            <text:p>2.39104279530594E-12</text:p>
          </table:table-cell>
          <table:table-cell table:formula="of:=IF([.C459]=0;[.C458]+1;&quot;&quot;)">
            <text:p/>
          </table:table-cell>
          <table:table-cell table:formula="of:=IF([.D458]=&quot;RedoAct&quot;;1;IF([.D458]=&quot;RedoPen&quot;;2;IF([.D4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0]=&quot;&quot;;[.B459];[.B460])" office:value-type="float" office:value="0" calcext:value-type="float">
            <text:p>0</text:p>
          </table:table-cell>
          <table:table-cell office:value-type="float" office:value="0.0279001258106791" calcext:value-type="float">
            <text:p>0.027900125810679</text:p>
          </table:table-cell>
          <table:table-cell table:formula="of:=IF([.C460]=0;[.C459]+1;&quot;&quot;)" office:value-type="float" office:value="4" calcext:value-type="float">
            <text:p>4</text:p>
          </table:table-cell>
          <table:table-cell table:formula="of:=IF([.D459]=&quot;RedoAct&quot;;1;IF([.D459]=&quot;RedoPen&quot;;2;IF([.D45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4: 91--&gt;90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61]=&quot;&quot;;[.B460];[.B461])" office:value-type="float" office:value="1" calcext:value-type="float">
            <text:p>1</text:p>
          </table:table-cell>
          <table:table-cell office:value-type="float" office:value="0.0000209143606997312" calcext:value-type="float">
            <text:p>2.09143606997312E-05</text:p>
          </table:table-cell>
          <table:table-cell table:formula="of:=IF([.C461]=0;[.C460]+1;&quot;&quot;)">
            <text:p/>
          </table:table-cell>
          <table:table-cell table:formula="of:=IF([.D460]=&quot;RedoAct&quot;;1;IF([.D460]=&quot;RedoPen&quot;;2;IF([.D4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62]=&quot;&quot;;[.B461];[.B462])" office:value-type="float" office:value="2" calcext:value-type="float">
            <text:p>2</text:p>
          </table:table-cell>
          <table:table-cell office:value-type="float" office:value="0.00000281659148909405" calcext:value-type="float">
            <text:p>2.81659148909405E-06</text:p>
          </table:table-cell>
          <table:table-cell table:formula="of:=IF([.C462]=0;[.C461]+1;&quot;&quot;)">
            <text:p/>
          </table:table-cell>
          <table:table-cell table:formula="of:=IF([.D461]=&quot;RedoAct&quot;;1;IF([.D461]=&quot;RedoPen&quot;;2;IF([.D4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63]=&quot;&quot;;[.B462];[.B463])" office:value-type="float" office:value="3" calcext:value-type="float">
            <text:p>3</text:p>
          </table:table-cell>
          <table:table-cell office:value-type="float" office:value="0.000000000000764969254599126" calcext:value-type="float">
            <text:p>7.64969254599126E-13</text:p>
          </table:table-cell>
          <table:table-cell table:formula="of:=IF([.C463]=0;[.C462]+1;&quot;&quot;)">
            <text:p/>
          </table:table-cell>
          <table:table-cell table:formula="of:=IF([.D462]=&quot;RedoAct&quot;;1;IF([.D462]=&quot;RedoPen&quot;;2;IF([.D4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64]=&quot;&quot;;[.B463];[.B46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64]=0;[.C463]+1;&quot;&quot;)">
            <text:p/>
          </table:table-cell>
          <table:table-cell table:formula="of:=IF([.D463]=&quot;RedoAct&quot;;1;IF([.D463]=&quot;RedoPen&quot;;2;IF([.D4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5]=&quot;&quot;;[.B464];[.B465])" office:value-type="float" office:value="0" calcext:value-type="float">
            <text:p>0</text:p>
          </table:table-cell>
          <table:table-cell office:value-type="float" office:value="0.0000105503956573666" calcext:value-type="float">
            <text:p>1.05503956573666E-05</text:p>
          </table:table-cell>
          <table:table-cell table:formula="of:=IF([.C465]=0;[.C464]+1;&quot;&quot;)" office:value-type="float" office:value="4" calcext:value-type="float">
            <text:p>4</text:p>
          </table:table-cell>
          <table:table-cell table:formula="of:=IF([.D464]=&quot;RedoAct&quot;;1;IF([.D464]=&quot;RedoPen&quot;;2;IF([.D46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66]=&quot;&quot;;[.B465];[.B466])" office:value-type="float" office:value="1" calcext:value-type="float">
            <text:p>1</text:p>
          </table:table-cell>
          <table:table-cell office:value-type="float" office:value="0.0000000710489060101266" calcext:value-type="float">
            <text:p>7.10489060101266E-08</text:p>
          </table:table-cell>
          <table:table-cell table:formula="of:=IF([.C466]=0;[.C465]+1;&quot;&quot;)">
            <text:p/>
          </table:table-cell>
          <table:table-cell table:formula="of:=IF([.D465]=&quot;RedoAct&quot;;1;IF([.D465]=&quot;RedoPen&quot;;2;IF([.D4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67]=&quot;&quot;;[.B466];[.B467])" office:value-type="float" office:value="2" calcext:value-type="float">
            <text:p>2</text:p>
          </table:table-cell>
          <table:table-cell office:value-type="float" office:value="0.0000000000000403816280344762" calcext:value-type="float">
            <text:p>4.03816280344762E-14</text:p>
          </table:table-cell>
          <table:table-cell table:formula="of:=IF([.C467]=0;[.C466]+1;&quot;&quot;)">
            <text:p/>
          </table:table-cell>
          <table:table-cell table:formula="of:=IF([.D466]=&quot;RedoAct&quot;;1;IF([.D466]=&quot;RedoPen&quot;;2;IF([.D4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68]=&quot;&quot;;[.B467];[.B46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68]=0;[.C467]+1;&quot;&quot;)">
            <text:p/>
          </table:table-cell>
          <table:table-cell table:formula="of:=IF([.D467]=&quot;RedoAct&quot;;1;IF([.D467]=&quot;RedoPen&quot;;2;IF([.D4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9]=&quot;&quot;;[.B468];[.B469])" office:value-type="float" office:value="0" calcext:value-type="float">
            <text:p>0</text:p>
          </table:table-cell>
          <table:table-cell office:value-type="float" office:value="0.000000108885974483756" calcext:value-type="float">
            <text:p>1.08885974483756E-07</text:p>
          </table:table-cell>
          <table:table-cell table:formula="of:=IF([.C469]=0;[.C468]+1;&quot;&quot;)" office:value-type="float" office:value="3" calcext:value-type="float">
            <text:p>3</text:p>
          </table:table-cell>
          <table:table-cell table:formula="of:=IF([.D468]=&quot;RedoAct&quot;;1;IF([.D468]=&quot;RedoPen&quot;;2;IF([.D46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0]=&quot;&quot;;[.B469];[.B470])" office:value-type="float" office:value="1" calcext:value-type="float">
            <text:p>1</text:p>
          </table:table-cell>
          <table:table-cell office:value-type="float" office:value="0.0000000000711202152321721" calcext:value-type="float">
            <text:p>7.11202152321721E-11</text:p>
          </table:table-cell>
          <table:table-cell table:formula="of:=IF([.C470]=0;[.C469]+1;&quot;&quot;)">
            <text:p/>
          </table:table-cell>
          <table:table-cell table:formula="of:=IF([.D469]=&quot;RedoAct&quot;;1;IF([.D469]=&quot;RedoPen&quot;;2;IF([.D4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71]=&quot;&quot;;[.B470];[.B471])" office:value-type="float" office:value="0" calcext:value-type="float">
            <text:p>0</text:p>
          </table:table-cell>
          <table:table-cell office:value-type="float" office:value="0.0297087320932919" calcext:value-type="float">
            <text:p>0.029708732093292</text:p>
          </table:table-cell>
          <table:table-cell table:formula="of:=IF([.C471]=0;[.C470]+1;&quot;&quot;)" office:value-type="float" office:value="2" calcext:value-type="float">
            <text:p>2</text:p>
          </table:table-cell>
          <table:table-cell table:formula="of:=IF([.D470]=&quot;RedoAct&quot;;1;IF([.D470]=&quot;RedoPen&quot;;2;IF([.D470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95--&gt;94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2]=&quot;&quot;;[.B471];[.B472])" office:value-type="float" office:value="1" calcext:value-type="float">
            <text:p>1</text:p>
          </table:table-cell>
          <table:table-cell office:value-type="float" office:value="0.00028854189337062" calcext:value-type="float">
            <text:p>0.000288541893371</text:p>
          </table:table-cell>
          <table:table-cell table:formula="of:=IF([.C472]=0;[.C471]+1;&quot;&quot;)">
            <text:p/>
          </table:table-cell>
          <table:table-cell table:formula="of:=IF([.D471]=&quot;RedoAct&quot;;1;IF([.D471]=&quot;RedoPen&quot;;2;IF([.D4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3]=&quot;&quot;;[.B472];[.B473])" office:value-type="float" office:value="2" calcext:value-type="float">
            <text:p>2</text:p>
          </table:table-cell>
          <table:table-cell office:value-type="float" office:value="0.0000938942936173855" calcext:value-type="float">
            <text:p>9.38942936173855E-05</text:p>
          </table:table-cell>
          <table:table-cell table:formula="of:=IF([.C473]=0;[.C472]+1;&quot;&quot;)">
            <text:p/>
          </table:table-cell>
          <table:table-cell table:formula="of:=IF([.D472]=&quot;RedoAct&quot;;1;IF([.D472]=&quot;RedoPen&quot;;2;IF([.D4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74]=&quot;&quot;;[.B473];[.B474])" office:value-type="float" office:value="3" calcext:value-type="float">
            <text:p>3</text:p>
          </table:table-cell>
          <table:table-cell office:value-type="float" office:value="0.000000110426249657146" calcext:value-type="float">
            <text:p>1.10426249657146E-07</text:p>
          </table:table-cell>
          <table:table-cell table:formula="of:=IF([.C474]=0;[.C473]+1;&quot;&quot;)">
            <text:p/>
          </table:table-cell>
          <table:table-cell table:formula="of:=IF([.D473]=&quot;RedoAct&quot;;1;IF([.D473]=&quot;RedoPen&quot;;2;IF([.D4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75]=&quot;&quot;;[.B474];[.B475])" office:value-type="float" office:value="4" calcext:value-type="float">
            <text:p>4</text:p>
          </table:table-cell>
          <table:table-cell office:value-type="float" office:value="0.000000000010900662489638" calcext:value-type="float">
            <text:p>1.0900662489638E-11</text:p>
          </table:table-cell>
          <table:table-cell table:formula="of:=IF([.C475]=0;[.C474]+1;&quot;&quot;)">
            <text:p/>
          </table:table-cell>
          <table:table-cell table:formula="of:=IF([.D474]=&quot;RedoAct&quot;;1;IF([.D474]=&quot;RedoPen&quot;;2;IF([.D4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76]=&quot;&quot;;[.B475];[.B476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476]=0;[.C475]+1;&quot;&quot;)">
            <text:p/>
          </table:table-cell>
          <table:table-cell table:formula="of:=IF([.D475]=&quot;RedoAct&quot;;1;IF([.D475]=&quot;RedoPen&quot;;2;IF([.D47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77]=&quot;&quot;;[.B476];[.B477])" office:value-type="float" office:value="0" calcext:value-type="float">
            <text:p>0</text:p>
          </table:table-cell>
          <table:table-cell office:value-type="float" office:value="0.00469120380752339" calcext:value-type="float">
            <text:p>0.004691203807523</text:p>
          </table:table-cell>
          <table:table-cell table:formula="of:=IF([.C477]=0;[.C476]+1;&quot;&quot;)" office:value-type="float" office:value="5" calcext:value-type="float">
            <text:p>5</text:p>
          </table:table-cell>
          <table:table-cell table:formula="of:=IF([.D476]=&quot;RedoAct&quot;;1;IF([.D476]=&quot;RedoPen&quot;;2;IF([.D476]=&quot;Cutback&quot;;-1;0)))" office:value-type="float" office:value="1" calcext:value-type="float">
            <text:p>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20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8]=&quot;&quot;;[.B477];[.B478])" office:value-type="float" office:value="1" calcext:value-type="float">
            <text:p>1</text:p>
          </table:table-cell>
          <table:table-cell office:value-type="float" office:value="0.00303664041851007" calcext:value-type="float">
            <text:p>0.00303664041851</text:p>
          </table:table-cell>
          <table:table-cell table:formula="of:=IF([.C478]=0;[.C477]+1;&quot;&quot;)">
            <text:p/>
          </table:table-cell>
          <table:table-cell table:formula="of:=IF([.D477]=&quot;RedoAct&quot;;1;IF([.D477]=&quot;RedoPen&quot;;2;IF([.D47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9]=&quot;&quot;;[.B478];[.B479])" office:value-type="float" office:value="2" calcext:value-type="float">
            <text:p>2</text:p>
          </table:table-cell>
          <table:table-cell office:value-type="float" office:value="0.000291198909062521" calcext:value-type="float">
            <text:p>0.000291198909063</text:p>
          </table:table-cell>
          <table:table-cell table:formula="of:=IF([.C479]=0;[.C478]+1;&quot;&quot;)">
            <text:p/>
          </table:table-cell>
          <table:table-cell table:formula="of:=IF([.D478]=&quot;RedoAct&quot;;1;IF([.D478]=&quot;RedoPen&quot;;2;IF([.D4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80]=&quot;&quot;;[.B479];[.B480])" office:value-type="float" office:value="3" calcext:value-type="float">
            <text:p>3</text:p>
          </table:table-cell>
          <table:table-cell office:value-type="float" office:value="0.0000191149345807249" calcext:value-type="float">
            <text:p>1.91149345807249E-05</text:p>
          </table:table-cell>
          <table:table-cell table:formula="of:=IF([.C480]=0;[.C479]+1;&quot;&quot;)">
            <text:p/>
          </table:table-cell>
          <table:table-cell table:formula="of:=IF([.D479]=&quot;RedoAct&quot;;1;IF([.D479]=&quot;RedoPen&quot;;2;IF([.D4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81]=&quot;&quot;;[.B480];[.B481])" office:value-type="float" office:value="4" calcext:value-type="float">
            <text:p>4</text:p>
          </table:table-cell>
          <table:table-cell office:value-type="float" office:value="0.0000000287724544140452" calcext:value-type="float">
            <text:p>2.87724544140452E-08</text:p>
          </table:table-cell>
          <table:table-cell table:formula="of:=IF([.C481]=0;[.C480]+1;&quot;&quot;)">
            <text:p/>
          </table:table-cell>
          <table:table-cell table:formula="of:=IF([.D480]=&quot;RedoAct&quot;;1;IF([.D480]=&quot;RedoPen&quot;;2;IF([.D4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82]=&quot;&quot;;[.B481];[.B482])" office:value-type="float" office:value="5" calcext:value-type="float">
            <text:p>5</text:p>
          </table:table-cell>
          <table:table-cell office:value-type="float" office:value="0.000000000000191876382494101" calcext:value-type="float">
            <text:p>1.91876382494101E-13</text:p>
          </table:table-cell>
          <table:table-cell table:formula="of:=IF([.C482]=0;[.C481]+1;&quot;&quot;)">
            <text:p/>
          </table:table-cell>
          <table:table-cell table:formula="of:=IF([.D481]=&quot;RedoAct&quot;;1;IF([.D481]=&quot;RedoPen&quot;;2;IF([.D4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83]=&quot;&quot;;[.B482];[.B483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483]=0;[.C482]+1;&quot;&quot;)">
            <text:p/>
          </table:table-cell>
          <table:table-cell table:formula="of:=IF([.D482]=&quot;RedoAct&quot;;1;IF([.D482]=&quot;RedoPen&quot;;2;IF([.D4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84]=&quot;&quot;;[.B483];[.B484])" office:value-type="float" office:value="0" calcext:value-type="float">
            <text:p>0</text:p>
          </table:table-cell>
          <table:table-cell office:value-type="float" office:value="0.000000630078650617581" calcext:value-type="float">
            <text:p>6.30078650617581E-07</text:p>
          </table:table-cell>
          <table:table-cell table:formula="of:=IF([.C484]=0;[.C483]+1;&quot;&quot;)" office:value-type="float" office:value="6" calcext:value-type="float">
            <text:p>6</text:p>
          </table:table-cell>
          <table:table-cell table:formula="of:=IF([.D483]=&quot;RedoAct&quot;;1;IF([.D483]=&quot;RedoPen&quot;;2;IF([.D483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85]=&quot;&quot;;[.B484];[.B485])" office:value-type="float" office:value="1" calcext:value-type="float">
            <text:p>1</text:p>
          </table:table-cell>
          <table:table-cell office:value-type="float" office:value="0.00000000725776457981578" calcext:value-type="float">
            <text:p>7.25776457981578E-09</text:p>
          </table:table-cell>
          <table:table-cell table:formula="of:=IF([.C485]=0;[.C484]+1;&quot;&quot;)">
            <text:p/>
          </table:table-cell>
          <table:table-cell table:formula="of:=IF([.D484]=&quot;RedoAct&quot;;1;IF([.D484]=&quot;RedoPen&quot;;2;IF([.D4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6]=&quot;&quot;;[.B485];[.B486])" office:value-type="float" office:value="2" calcext:value-type="float">
            <text:p>2</text:p>
          </table:table-cell>
          <table:table-cell office:value-type="float" office:value="0.0000000000000350266872042963" calcext:value-type="float">
            <text:p>3.50266872042963E-14</text:p>
          </table:table-cell>
          <table:table-cell table:formula="of:=IF([.C486]=0;[.C485]+1;&quot;&quot;)">
            <text:p/>
          </table:table-cell>
          <table:table-cell table:formula="of:=IF([.D485]=&quot;RedoAct&quot;;1;IF([.D485]=&quot;RedoPen&quot;;2;IF([.D4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87]=&quot;&quot;;[.B486];[.B487])" office:value-type="float" office:value="0" calcext:value-type="float">
            <text:p>0</text:p>
          </table:table-cell>
          <table:table-cell office:value-type="float" office:value="0.0723270411194519" calcext:value-type="float">
            <text:p>0.072327041119452</text:p>
          </table:table-cell>
          <table:table-cell table:formula="of:=IF([.C487]=0;[.C486]+1;&quot;&quot;)" office:value-type="float" office:value="3" calcext:value-type="float">
            <text:p>3</text:p>
          </table:table-cell>
          <table:table-cell table:formula="of:=IF([.D486]=&quot;RedoAct&quot;;1;IF([.D486]=&quot;RedoPen&quot;;2;IF([.D48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81--&gt;80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88]=&quot;&quot;;[.B487];[.B488])" office:value-type="float" office:value="1" calcext:value-type="float">
            <text:p>1</text:p>
          </table:table-cell>
          <table:table-cell office:value-type="float" office:value="0.0000664862369752388" calcext:value-type="float">
            <text:p>6.64862369752388E-05</text:p>
          </table:table-cell>
          <table:table-cell table:formula="of:=IF([.C488]=0;[.C487]+1;&quot;&quot;)">
            <text:p/>
          </table:table-cell>
          <table:table-cell table:formula="of:=IF([.D487]=&quot;RedoAct&quot;;1;IF([.D487]=&quot;RedoPen&quot;;2;IF([.D487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9]=&quot;&quot;;[.B488];[.B489])" office:value-type="float" office:value="2" calcext:value-type="float">
            <text:p>2</text:p>
          </table:table-cell>
          <table:table-cell office:value-type="float" office:value="0.000111244561605265" calcext:value-type="float">
            <text:p>0.000111244561605</text:p>
          </table:table-cell>
          <table:table-cell table:formula="of:=IF([.C489]=0;[.C488]+1;&quot;&quot;)">
            <text:p/>
          </table:table-cell>
          <table:table-cell table:formula="of:=IF([.D488]=&quot;RedoAct&quot;;1;IF([.D488]=&quot;RedoPen&quot;;2;IF([.D488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90]=&quot;&quot;;[.B489];[.B490])" office:value-type="float" office:value="3" calcext:value-type="float">
            <text:p>3</text:p>
          </table:table-cell>
          <table:table-cell office:value-type="float" office:value="0.00000000246154012340172" calcext:value-type="float">
            <text:p>2.46154012340172E-09</text:p>
          </table:table-cell>
          <table:table-cell table:formula="of:=IF([.C490]=0;[.C489]+1;&quot;&quot;)">
            <text:p/>
          </table:table-cell>
          <table:table-cell table:formula="of:=IF([.D489]=&quot;RedoAct&quot;;1;IF([.D489]=&quot;RedoPen&quot;;2;IF([.D48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91]=&quot;&quot;;[.B490];[.B491])" office:value-type="float" office:value="4" calcext:value-type="float">
            <text:p>4</text:p>
          </table:table-cell>
          <table:table-cell office:value-type="float" office:value="0.0000000000000614826565275494" calcext:value-type="float">
            <text:p>6.14826565275494E-14</text:p>
          </table:table-cell>
          <table:table-cell table:formula="of:=IF([.C491]=0;[.C490]+1;&quot;&quot;)">
            <text:p/>
          </table:table-cell>
          <table:table-cell table:formula="of:=IF([.D490]=&quot;RedoAct&quot;;1;IF([.D490]=&quot;RedoPen&quot;;2;IF([.D490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92]=&quot;&quot;;[.B491];[.B49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492]=0;[.C491]+1;&quot;&quot;)">
            <text:p/>
          </table:table-cell>
          <table:table-cell table:formula="of:=IF([.D491]=&quot;RedoAct&quot;;1;IF([.D491]=&quot;RedoPen&quot;;2;IF([.D4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93]=&quot;&quot;;[.B492];[.B493])" office:value-type="float" office:value="0" calcext:value-type="float">
            <text:p>0</text:p>
          </table:table-cell>
          <table:table-cell office:value-type="float" office:value="0.0000591763351386134" calcext:value-type="float">
            <text:p>5.91763351386134E-05</text:p>
          </table:table-cell>
          <table:table-cell table:formula="of:=IF([.C493]=0;[.C492]+1;&quot;&quot;)" office:value-type="float" office:value="5" calcext:value-type="float">
            <text:p>5</text:p>
          </table:table-cell>
          <table:table-cell table:formula="of:=IF([.D492]=&quot;RedoAct&quot;;1;IF([.D492]=&quot;RedoPen&quot;;2;IF([.D49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4]=&quot;&quot;;[.B493];[.B494])" office:value-type="float" office:value="1" calcext:value-type="float">
            <text:p>1</text:p>
          </table:table-cell>
          <table:table-cell office:value-type="float" office:value="0.000000000419589339740763" calcext:value-type="float">
            <text:p>4.19589339740763E-10</text:p>
          </table:table-cell>
          <table:table-cell table:formula="of:=IF([.C494]=0;[.C493]+1;&quot;&quot;)">
            <text:p/>
          </table:table-cell>
          <table:table-cell table:formula="of:=IF([.D493]=&quot;RedoAct&quot;;1;IF([.D493]=&quot;RedoPen&quot;;2;IF([.D4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95]=&quot;&quot;;[.B494];[.B495])" office:value-type="float" office:value="2" calcext:value-type="float">
            <text:p>2</text:p>
          </table:table-cell>
          <table:table-cell office:value-type="float" office:value="0.0000000000000198485576671602" calcext:value-type="float">
            <text:p>1.98485576671602E-14</text:p>
          </table:table-cell>
          <table:table-cell table:formula="of:=IF([.C495]=0;[.C494]+1;&quot;&quot;)">
            <text:p/>
          </table:table-cell>
          <table:table-cell table:formula="of:=IF([.D494]=&quot;RedoAct&quot;;1;IF([.D494]=&quot;RedoPen&quot;;2;IF([.D4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96]=&quot;&quot;;[.B495];[.B49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96]=0;[.C495]+1;&quot;&quot;)">
            <text:p/>
          </table:table-cell>
          <table:table-cell table:formula="of:=IF([.D495]=&quot;RedoAct&quot;;1;IF([.D495]=&quot;RedoPen&quot;;2;IF([.D4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97]=&quot;&quot;;[.B496];[.B497])" office:value-type="float" office:value="0" calcext:value-type="float">
            <text:p>0</text:p>
          </table:table-cell>
          <table:table-cell office:value-type="float" office:value="0.000000128608529448577" calcext:value-type="float">
            <text:p>1.28608529448577E-07</text:p>
          </table:table-cell>
          <table:table-cell table:formula="of:=IF([.C497]=0;[.C496]+1;&quot;&quot;)" office:value-type="float" office:value="3" calcext:value-type="float">
            <text:p>3</text:p>
          </table:table-cell>
          <table:table-cell table:formula="of:=IF([.D496]=&quot;RedoAct&quot;;1;IF([.D496]=&quot;RedoPen&quot;;2;IF([.D49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8]=&quot;&quot;;[.B497];[.B498])" office:value-type="float" office:value="1" calcext:value-type="float">
            <text:p>1</text:p>
          </table:table-cell>
          <table:table-cell office:value-type="float" office:value="0.0000000000780447296384266" calcext:value-type="float">
            <text:p>7.80447296384266E-11</text:p>
          </table:table-cell>
          <table:table-cell table:formula="of:=IF([.C498]=0;[.C497]+1;&quot;&quot;)">
            <text:p/>
          </table:table-cell>
          <table:table-cell table:formula="of:=IF([.D497]=&quot;RedoAct&quot;;1;IF([.D497]=&quot;RedoPen&quot;;2;IF([.D4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499]=&quot;&quot;;[.B498];[.B499])" office:value-type="float" office:value="0" calcext:value-type="float">
            <text:p>0</text:p>
          </table:table-cell>
          <table:table-cell office:value-type="float" office:value="0.111703514187478" calcext:value-type="float">
            <text:p>0.111703514187478</text:p>
          </table:table-cell>
          <table:table-cell table:formula="of:=IF([.C499]=0;[.C498]+1;&quot;&quot;)" office:value-type="float" office:value="2" calcext:value-type="float">
            <text:p>2</text:p>
          </table:table-cell>
          <table:table-cell table:formula="of:=IF([.D498]=&quot;RedoAct&quot;;1;IF([.D498]=&quot;RedoPen&quot;;2;IF([.D49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0]=&quot;&quot;;[.B499];[.B500])" office:value-type="float" office:value="1" calcext:value-type="float">
            <text:p>1</text:p>
          </table:table-cell>
          <table:table-cell office:value-type="float" office:value="0.000184760130932452" calcext:value-type="float">
            <text:p>0.000184760130932</text:p>
          </table:table-cell>
          <table:table-cell table:formula="of:=IF([.C500]=0;[.C499]+1;&quot;&quot;)">
            <text:p/>
          </table:table-cell>
          <table:table-cell table:formula="of:=IF([.D499]=&quot;RedoAct&quot;;1;IF([.D499]=&quot;RedoPen&quot;;2;IF([.D4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1]=&quot;&quot;;[.B500];[.B501])" office:value-type="float" office:value="2" calcext:value-type="float">
            <text:p>2</text:p>
          </table:table-cell>
          <table:table-cell office:value-type="float" office:value="0.00438345029768876" calcext:value-type="float">
            <text:p>0.004383450297689</text:p>
          </table:table-cell>
          <table:table-cell table:formula="of:=IF([.C501]=0;[.C500]+1;&quot;&quot;)">
            <text:p/>
          </table:table-cell>
          <table:table-cell table:formula="of:=IF([.D500]=&quot;RedoAct&quot;;1;IF([.D500]=&quot;RedoPen&quot;;2;IF([.D5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02]=&quot;&quot;;[.B501];[.B502])" office:value-type="float" office:value="3" calcext:value-type="float">
            <text:p>3</text:p>
          </table:table-cell>
          <table:table-cell office:value-type="float" office:value="0.0000110912950610233" calcext:value-type="float">
            <text:p>1.10912950610233E-05</text:p>
          </table:table-cell>
          <table:table-cell table:formula="of:=IF([.C502]=0;[.C501]+1;&quot;&quot;)">
            <text:p/>
          </table:table-cell>
          <table:table-cell table:formula="of:=IF([.D501]=&quot;RedoAct&quot;;1;IF([.D501]=&quot;RedoPen&quot;;2;IF([.D5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03]=&quot;&quot;;[.B502];[.B503])" office:value-type="float" office:value="4" calcext:value-type="float">
            <text:p>4</text:p>
          </table:table-cell>
          <table:table-cell office:value-type="float" office:value="0.00000437765759031616" calcext:value-type="float">
            <text:p>4.37765759031616E-06</text:p>
          </table:table-cell>
          <table:table-cell table:formula="of:=IF([.C503]=0;[.C502]+1;&quot;&quot;)">
            <text:p/>
          </table:table-cell>
          <table:table-cell table:formula="of:=IF([.D502]=&quot;RedoAct&quot;;1;IF([.D502]=&quot;RedoPen&quot;;2;IF([.D5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04]=&quot;&quot;;[.B503];[.B504])" office:value-type="float" office:value="5" calcext:value-type="float">
            <text:p>5</text:p>
          </table:table-cell>
          <table:table-cell office:value-type="float" office:value="0.0000000000690617156303836" calcext:value-type="float">
            <text:p>6.90617156303836E-11</text:p>
          </table:table-cell>
          <table:table-cell table:formula="of:=IF([.C504]=0;[.C503]+1;&quot;&quot;)">
            <text:p/>
          </table:table-cell>
          <table:table-cell table:formula="of:=IF([.D503]=&quot;RedoAct&quot;;1;IF([.D503]=&quot;RedoPen&quot;;2;IF([.D5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05]=&quot;&quot;;[.B504];[.B505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05]=0;[.C504]+1;&quot;&quot;)">
            <text:p/>
          </table:table-cell>
          <table:table-cell table:formula="of:=IF([.D504]=&quot;RedoAct&quot;;1;IF([.D504]=&quot;RedoPen&quot;;2;IF([.D5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506]=&quot;&quot;;[.B505];[.B506])" office:value-type="float" office:value="0" calcext:value-type="float">
            <text:p>0</text:p>
          </table:table-cell>
          <table:table-cell office:value-type="float" office:value="0.000000305986377605631" calcext:value-type="float">
            <text:p>3.05986377605631E-07</text:p>
          </table:table-cell>
          <table:table-cell table:formula="of:=IF([.C506]=0;[.C505]+1;&quot;&quot;)" office:value-type="float" office:value="6" calcext:value-type="float">
            <text:p>6</text:p>
          </table:table-cell>
          <table:table-cell table:formula="of:=IF([.D505]=&quot;RedoAct&quot;;1;IF([.D505]=&quot;RedoPen&quot;;2;IF([.D50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7]=&quot;&quot;;[.B506];[.B507])" office:value-type="float" office:value="1" calcext:value-type="float">
            <text:p>1</text:p>
          </table:table-cell>
          <table:table-cell office:value-type="float" office:value="0.0000000000214962643569391" calcext:value-type="float">
            <text:p>2.14962643569391E-11</text:p>
          </table:table-cell>
          <table:table-cell table:formula="of:=IF([.C507]=0;[.C506]+1;&quot;&quot;)">
            <text:p/>
          </table:table-cell>
          <table:table-cell table:formula="of:=IF([.D506]=&quot;RedoAct&quot;;1;IF([.D506]=&quot;RedoPen&quot;;2;IF([.D5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08]=&quot;&quot;;[.B507];[.B508])" office:value-type="float" office:value="0" calcext:value-type="float">
            <text:p>0</text:p>
          </table:table-cell>
          <table:table-cell office:value-type="float" office:value="0.280347817241099" calcext:value-type="float">
            <text:p>0.280347817241099</text:p>
          </table:table-cell>
          <table:table-cell table:formula="of:=IF([.C508]=0;[.C507]+1;&quot;&quot;)" office:value-type="float" office:value="2" calcext:value-type="float">
            <text:p>2</text:p>
          </table:table-cell>
          <table:table-cell table:formula="of:=IF([.D507]=&quot;RedoAct&quot;;1;IF([.D507]=&quot;RedoPen&quot;;2;IF([.D50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93--&gt;92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9]=&quot;&quot;;[.B508];[.B509])" office:value-type="float" office:value="1" calcext:value-type="float">
            <text:p>1</text:p>
          </table:table-cell>
          <table:table-cell office:value-type="float" office:value="0.00332487766535816" calcext:value-type="float">
            <text:p>0.003324877665358</text:p>
          </table:table-cell>
          <table:table-cell table:formula="of:=IF([.C509]=0;[.C508]+1;&quot;&quot;)">
            <text:p/>
          </table:table-cell>
          <table:table-cell table:formula="of:=IF([.D508]=&quot;RedoAct&quot;;1;IF([.D508]=&quot;RedoPen&quot;;2;IF([.D5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10]=&quot;&quot;;[.B509];[.B510])" office:value-type="float" office:value="2" calcext:value-type="float">
            <text:p>2</text:p>
          </table:table-cell>
          <table:table-cell office:value-type="float" office:value="0.0341919039897372" calcext:value-type="float">
            <text:p>0.034191903989737</text:p>
          </table:table-cell>
          <table:table-cell table:formula="of:=IF([.C510]=0;[.C509]+1;&quot;&quot;)">
            <text:p/>
          </table:table-cell>
          <table:table-cell table:formula="of:=IF([.D509]=&quot;RedoAct&quot;;1;IF([.D509]=&quot;RedoPen&quot;;2;IF([.D50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31: 84--&gt;85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11]=&quot;&quot;;[.B510];[.B511])" office:value-type="float" office:value="3" calcext:value-type="float">
            <text:p>3</text:p>
          </table:table-cell>
          <table:table-cell office:value-type="float" office:value="0.0000575522097821478" calcext:value-type="float">
            <text:p>5.75522097821478E-05</text:p>
          </table:table-cell>
          <table:table-cell table:formula="of:=IF([.C511]=0;[.C510]+1;&quot;&quot;)">
            <text:p/>
          </table:table-cell>
          <table:table-cell table:formula="of:=IF([.D510]=&quot;RedoAct&quot;;1;IF([.D510]=&quot;RedoPen&quot;;2;IF([.D5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12]=&quot;&quot;;[.B511];[.B512])" office:value-type="float" office:value="4" calcext:value-type="float">
            <text:p>4</text:p>
          </table:table-cell>
          <table:table-cell office:value-type="float" office:value="0.0000182991159621848" calcext:value-type="float">
            <text:p>1.82991159621848E-05</text:p>
          </table:table-cell>
          <table:table-cell table:formula="of:=IF([.C512]=0;[.C511]+1;&quot;&quot;)">
            <text:p/>
          </table:table-cell>
          <table:table-cell table:formula="of:=IF([.D511]=&quot;RedoAct&quot;;1;IF([.D511]=&quot;RedoPen&quot;;2;IF([.D5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13]=&quot;&quot;;[.B512];[.B513])" office:value-type="float" office:value="5" calcext:value-type="float">
            <text:p>5</text:p>
          </table:table-cell>
          <table:table-cell office:value-type="float" office:value="0.0000000000881120689512312" calcext:value-type="float">
            <text:p>8.81120689512312E-11</text:p>
          </table:table-cell>
          <table:table-cell table:formula="of:=IF([.C513]=0;[.C512]+1;&quot;&quot;)">
            <text:p/>
          </table:table-cell>
          <table:table-cell table:formula="of:=IF([.D512]=&quot;RedoAct&quot;;1;IF([.D512]=&quot;RedoPen&quot;;2;IF([.D5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14]=&quot;&quot;;[.B513];[.B514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14]=0;[.C513]+1;&quot;&quot;)">
            <text:p/>
          </table:table-cell>
          <table:table-cell table:formula="of:=IF([.D513]=&quot;RedoAct&quot;;1;IF([.D513]=&quot;RedoPen&quot;;2;IF([.D51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15]=&quot;&quot;;[.B514];[.B515])" office:value-type="float" office:value="0" calcext:value-type="float">
            <text:p>0</text:p>
          </table:table-cell>
          <table:table-cell office:value-type="float" office:value="0.00000352426090060812" calcext:value-type="float">
            <text:p>3.52426090060812E-06</text:p>
          </table:table-cell>
          <table:table-cell table:formula="of:=IF([.C515]=0;[.C514]+1;&quot;&quot;)" office:value-type="float" office:value="6" calcext:value-type="float">
            <text:p>6</text:p>
          </table:table-cell>
          <table:table-cell table:formula="of:=IF([.D514]=&quot;RedoAct&quot;;1;IF([.D514]=&quot;RedoPen&quot;;2;IF([.D51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6]=&quot;&quot;;[.B515];[.B516])" office:value-type="float" office:value="1" calcext:value-type="float">
            <text:p>1</text:p>
          </table:table-cell>
          <table:table-cell office:value-type="float" office:value="0.0000000522552434408335" calcext:value-type="float">
            <text:p>5.22552434408335E-08</text:p>
          </table:table-cell>
          <table:table-cell table:formula="of:=IF([.C516]=0;[.C515]+1;&quot;&quot;)">
            <text:p/>
          </table:table-cell>
          <table:table-cell table:formula="of:=IF([.D515]=&quot;RedoAct&quot;;1;IF([.D515]=&quot;RedoPen&quot;;2;IF([.D5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17]=&quot;&quot;;[.B516];[.B517])" office:value-type="float" office:value="2" calcext:value-type="float">
            <text:p>2</text:p>
          </table:table-cell>
          <table:table-cell office:value-type="float" office:value="0.0000000000000167351471671106" calcext:value-type="float">
            <text:p>1.67351471671106E-14</text:p>
          </table:table-cell>
          <table:table-cell table:formula="of:=IF([.C517]=0;[.C516]+1;&quot;&quot;)">
            <text:p/>
          </table:table-cell>
          <table:table-cell table:formula="of:=IF([.D516]=&quot;RedoAct&quot;;1;IF([.D516]=&quot;RedoPen&quot;;2;IF([.D5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18]=&quot;&quot;;[.B517];[.B51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18]=0;[.C517]+1;&quot;&quot;)">
            <text:p/>
          </table:table-cell>
          <table:table-cell table:formula="of:=IF([.D517]=&quot;RedoAct&quot;;1;IF([.D517]=&quot;RedoPen&quot;;2;IF([.D5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19]=&quot;&quot;;[.B518];[.B519])" office:value-type="float" office:value="0" calcext:value-type="float">
            <text:p>0</text:p>
          </table:table-cell>
          <table:table-cell office:value-type="float" office:value="0.000000455369346379746" calcext:value-type="float">
            <text:p>4.55369346379746E-07</text:p>
          </table:table-cell>
          <table:table-cell table:formula="of:=IF([.C519]=0;[.C518]+1;&quot;&quot;)" office:value-type="float" office:value="3" calcext:value-type="float">
            <text:p>3</text:p>
          </table:table-cell>
          <table:table-cell table:formula="of:=IF([.D518]=&quot;RedoAct&quot;;1;IF([.D518]=&quot;RedoPen&quot;;2;IF([.D51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0]=&quot;&quot;;[.B519];[.B520])" office:value-type="float" office:value="1" calcext:value-type="float">
            <text:p>1</text:p>
          </table:table-cell>
          <table:table-cell office:value-type="float" office:value="0.0000000000377962627334852" calcext:value-type="float">
            <text:p>3.77962627334852E-11</text:p>
          </table:table-cell>
          <table:table-cell table:formula="of:=IF([.C520]=0;[.C519]+1;&quot;&quot;)">
            <text:p/>
          </table:table-cell>
          <table:table-cell table:formula="of:=IF([.D519]=&quot;RedoAct&quot;;1;IF([.D519]=&quot;RedoPen&quot;;2;IF([.D5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521]=&quot;&quot;;[.B520];[.B521])" office:value-type="float" office:value="0" calcext:value-type="float">
            <text:p>0</text:p>
          </table:table-cell>
          <table:table-cell office:value-type="float" office:value="0.0208522038683761" calcext:value-type="float">
            <text:p>0.020852203868376</text:p>
          </table:table-cell>
          <table:table-cell table:formula="of:=IF([.C521]=0;[.C520]+1;&quot;&quot;)" office:value-type="float" office:value="2" calcext:value-type="float">
            <text:p>2</text:p>
          </table:table-cell>
          <table:table-cell table:formula="of:=IF([.D520]=&quot;RedoAct&quot;;1;IF([.D520]=&quot;RedoPen&quot;;2;IF([.D52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92--&gt;48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1: 85--&gt;84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2]=&quot;&quot;;[.B521];[.B522])" office:value-type="float" office:value="1" calcext:value-type="float">
            <text:p>1</text:p>
          </table:table-cell>
          <table:table-cell office:value-type="float" office:value="0.0000658230817050301" calcext:value-type="float">
            <text:p>6.58230817050301E-05</text:p>
          </table:table-cell>
          <table:table-cell table:formula="of:=IF([.C522]=0;[.C521]+1;&quot;&quot;)">
            <text:p/>
          </table:table-cell>
          <table:table-cell table:formula="of:=IF([.D521]=&quot;RedoAct&quot;;1;IF([.D521]=&quot;RedoPen&quot;;2;IF([.D521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3]=&quot;&quot;;[.B522];[.B523])" office:value-type="float" office:value="2" calcext:value-type="float">
            <text:p>2</text:p>
          </table:table-cell>
          <table:table-cell office:value-type="float" office:value="0.0000048229910768234" calcext:value-type="float">
            <text:p>4.8229910768234E-06</text:p>
          </table:table-cell>
          <table:table-cell table:formula="of:=IF([.C523]=0;[.C522]+1;&quot;&quot;)">
            <text:p/>
          </table:table-cell>
          <table:table-cell table:formula="of:=IF([.D522]=&quot;RedoAct&quot;;1;IF([.D522]=&quot;RedoPen&quot;;2;IF([.D52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24]=&quot;&quot;;[.B523];[.B524])" office:value-type="float" office:value="3" calcext:value-type="float">
            <text:p>3</text:p>
          </table:table-cell>
          <table:table-cell office:value-type="float" office:value="0.0000000000161027589299963" calcext:value-type="float">
            <text:p>1.61027589299963E-11</text:p>
          </table:table-cell>
          <table:table-cell table:formula="of:=IF([.C524]=0;[.C523]+1;&quot;&quot;)">
            <text:p/>
          </table:table-cell>
          <table:table-cell table:formula="of:=IF([.D523]=&quot;RedoAct&quot;;1;IF([.D523]=&quot;RedoPen&quot;;2;IF([.D523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25]=&quot;&quot;;[.B524];[.B52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25]=0;[.C524]+1;&quot;&quot;)">
            <text:p/>
          </table:table-cell>
          <table:table-cell table:formula="of:=IF([.D524]=&quot;RedoAct&quot;;1;IF([.D524]=&quot;RedoPen&quot;;2;IF([.D52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526]=&quot;&quot;;[.B525];[.B526])" office:value-type="float" office:value="0" calcext:value-type="float">
            <text:p>0</text:p>
          </table:table-cell>
          <table:table-cell office:value-type="float" office:value="0.000180966030233692" calcext:value-type="float">
            <text:p>0.000180966030234</text:p>
          </table:table-cell>
          <table:table-cell table:formula="of:=IF([.C526]=0;[.C525]+1;&quot;&quot;)" office:value-type="float" office:value="4" calcext:value-type="float">
            <text:p>4</text:p>
          </table:table-cell>
          <table:table-cell table:formula="of:=IF([.D525]=&quot;RedoAct&quot;;1;IF([.D525]=&quot;RedoPen&quot;;2;IF([.D52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7]=&quot;&quot;;[.B526];[.B527])" office:value-type="float" office:value="1" calcext:value-type="float">
            <text:p>1</text:p>
          </table:table-cell>
          <table:table-cell office:value-type="float" office:value="0.000174608979545134" calcext:value-type="float">
            <text:p>0.000174608979545</text:p>
          </table:table-cell>
          <table:table-cell table:formula="of:=IF([.C527]=0;[.C526]+1;&quot;&quot;)">
            <text:p/>
          </table:table-cell>
          <table:table-cell table:formula="of:=IF([.D526]=&quot;RedoAct&quot;;1;IF([.D526]=&quot;RedoPen&quot;;2;IF([.D526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8]=&quot;&quot;;[.B527];[.B528])" office:value-type="float" office:value="2" calcext:value-type="float">
            <text:p>2</text:p>
          </table:table-cell>
          <table:table-cell office:value-type="float" office:value="0.0000000110225256061646" calcext:value-type="float">
            <text:p>1.10225256061646E-08</text:p>
          </table:table-cell>
          <table:table-cell table:formula="of:=IF([.C528]=0;[.C527]+1;&quot;&quot;)">
            <text:p/>
          </table:table-cell>
          <table:table-cell table:formula="of:=IF([.D527]=&quot;RedoAct&quot;;1;IF([.D527]=&quot;RedoPen&quot;;2;IF([.D5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29]=&quot;&quot;;[.B528];[.B529])" office:value-type="float" office:value="3" calcext:value-type="float">
            <text:p>3</text:p>
          </table:table-cell>
          <table:table-cell office:value-type="float" office:value="0.000000000000267662466764543" calcext:value-type="float">
            <text:p>2.67662466764543E-13</text:p>
          </table:table-cell>
          <table:table-cell table:formula="of:=IF([.C529]=0;[.C528]+1;&quot;&quot;)">
            <text:p/>
          </table:table-cell>
          <table:table-cell table:formula="of:=IF([.D528]=&quot;RedoAct&quot;;1;IF([.D528]=&quot;RedoPen&quot;;2;IF([.D5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0" calcext:value-type="float">
            <text:p>0</text:p>
          </table:table-cell>
          <table:table-cell table:formula="of:=IF([.B530]=&quot;&quot;;[.B529];[.B530])" office:value-type="float" office:value="0" calcext:value-type="float">
            <text:p>0</text:p>
          </table:table-cell>
          <table:table-cell office:value-type="float" office:value="0.020310424216675" calcext:value-type="float">
            <text:p>0.020310424216675</text:p>
          </table:table-cell>
          <table:table-cell table:formula="of:=IF([.C530]=0;[.C529]+1;&quot;&quot;)" office:value-type="float" office:value="4" calcext:value-type="float">
            <text:p>4</text:p>
          </table:table-cell>
          <table:table-cell table:formula="of:=IF([.D529]=&quot;RedoAct&quot;;1;IF([.D529]=&quot;RedoPen&quot;;2;IF([.D52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1]=&quot;&quot;;[.B530];[.B531])" office:value-type="float" office:value="1" calcext:value-type="float">
            <text:p>1</text:p>
          </table:table-cell>
          <table:table-cell office:value-type="float" office:value="0.0000221021266838277" calcext:value-type="float">
            <text:p>2.21021266838277E-05</text:p>
          </table:table-cell>
          <table:table-cell table:formula="of:=IF([.C531]=0;[.C530]+1;&quot;&quot;)">
            <text:p/>
          </table:table-cell>
          <table:table-cell table:formula="of:=IF([.D530]=&quot;RedoAct&quot;;1;IF([.D530]=&quot;RedoPen&quot;;2;IF([.D5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2]=&quot;&quot;;[.B531];[.B532])" office:value-type="float" office:value="2" calcext:value-type="float">
            <text:p>2</text:p>
          </table:table-cell>
          <table:table-cell office:value-type="float" office:value="0.00000321214894229033" calcext:value-type="float">
            <text:p>3.21214894229033E-06</text:p>
          </table:table-cell>
          <table:table-cell table:formula="of:=IF([.C532]=0;[.C531]+1;&quot;&quot;)">
            <text:p/>
          </table:table-cell>
          <table:table-cell table:formula="of:=IF([.D531]=&quot;RedoAct&quot;;1;IF([.D531]=&quot;RedoPen&quot;;2;IF([.D5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33]=&quot;&quot;;[.B532];[.B533])" office:value-type="float" office:value="3" calcext:value-type="float">
            <text:p>3</text:p>
          </table:table-cell>
          <table:table-cell office:value-type="float" office:value="0.00000000000266257355450659" calcext:value-type="float">
            <text:p>2.66257355450659E-12</text:p>
          </table:table-cell>
          <table:table-cell table:formula="of:=IF([.C533]=0;[.C532]+1;&quot;&quot;)">
            <text:p/>
          </table:table-cell>
          <table:table-cell table:formula="of:=IF([.D532]=&quot;RedoAct&quot;;1;IF([.D532]=&quot;RedoPen&quot;;2;IF([.D5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534]=&quot;&quot;;[.B533];[.B534])" office:value-type="float" office:value="0" calcext:value-type="float">
            <text:p>0</text:p>
          </table:table-cell>
          <table:table-cell office:value-type="float" office:value="0.0189236306221761" calcext:value-type="float">
            <text:p>0.018923630622176</text:p>
          </table:table-cell>
          <table:table-cell table:formula="of:=IF([.C534]=0;[.C533]+1;&quot;&quot;)" office:value-type="float" office:value="4" calcext:value-type="float">
            <text:p>4</text:p>
          </table:table-cell>
          <table:table-cell table:formula="of:=IF([.D533]=&quot;RedoAct&quot;;1;IF([.D533]=&quot;RedoPen&quot;;2;IF([.D53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5]=&quot;&quot;;[.B534];[.B535])" office:value-type="float" office:value="1" calcext:value-type="float">
            <text:p>1</text:p>
          </table:table-cell>
          <table:table-cell office:value-type="float" office:value="0.00000807582149087787" calcext:value-type="float">
            <text:p>8.07582149087787E-06</text:p>
          </table:table-cell>
          <table:table-cell table:formula="of:=IF([.C535]=0;[.C534]+1;&quot;&quot;)">
            <text:p/>
          </table:table-cell>
          <table:table-cell table:formula="of:=IF([.D534]=&quot;RedoAct&quot;;1;IF([.D534]=&quot;RedoPen&quot;;2;IF([.D5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6]=&quot;&quot;;[.B535];[.B536])" office:value-type="float" office:value="2" calcext:value-type="float">
            <text:p>2</text:p>
          </table:table-cell>
          <table:table-cell office:value-type="float" office:value="0.000000474614800649988" calcext:value-type="float">
            <text:p>4.74614800649988E-07</text:p>
          </table:table-cell>
          <table:table-cell table:formula="of:=IF([.C536]=0;[.C535]+1;&quot;&quot;)">
            <text:p/>
          </table:table-cell>
          <table:table-cell table:formula="of:=IF([.D535]=&quot;RedoAct&quot;;1;IF([.D535]=&quot;RedoPen&quot;;2;IF([.D5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37]=&quot;&quot;;[.B536];[.B537])" office:value-type="float" office:value="3" calcext:value-type="float">
            <text:p>3</text:p>
          </table:table-cell>
          <table:table-cell office:value-type="float" office:value="0.0000000000000431619359694668" calcext:value-type="float">
            <text:p>4.31619359694668E-14</text:p>
          </table:table-cell>
          <table:table-cell table:formula="of:=IF([.C537]=0;[.C536]+1;&quot;&quot;)">
            <text:p/>
          </table:table-cell>
          <table:table-cell table:formula="of:=IF([.D536]=&quot;RedoAct&quot;;1;IF([.D536]=&quot;RedoPen&quot;;2;IF([.D5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38]=&quot;&quot;;[.B537];[.B538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538]=0;[.C537]+1;&quot;&quot;)">
            <text:p/>
          </table:table-cell>
          <table:table-cell table:formula="of:=IF([.D537]=&quot;RedoAct&quot;;1;IF([.D537]=&quot;RedoPen&quot;;2;IF([.D5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539]=&quot;&quot;;[.B538];[.B539])" office:value-type="float" office:value="0" calcext:value-type="float">
            <text:p>0</text:p>
          </table:table-cell>
          <table:table-cell office:value-type="float" office:value="0.0000000820011654042713" calcext:value-type="float">
            <text:p>8.20011654042713E-08</text:p>
          </table:table-cell>
          <table:table-cell table:formula="of:=IF([.C539]=0;[.C538]+1;&quot;&quot;)" office:value-type="float" office:value="4" calcext:value-type="float">
            <text:p>4</text:p>
          </table:table-cell>
          <table:table-cell table:formula="of:=IF([.D538]=&quot;RedoAct&quot;;1;IF([.D538]=&quot;RedoPen&quot;;2;IF([.D53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0]=&quot;&quot;;[.B539];[.B540])" office:value-type="float" office:value="1" calcext:value-type="float">
            <text:p>1</text:p>
          </table:table-cell>
          <table:table-cell office:value-type="float" office:value="0.0000000000352517359742267" calcext:value-type="float">
            <text:p>3.52517359742267E-11</text:p>
          </table:table-cell>
          <table:table-cell table:formula="of:=IF([.C540]=0;[.C539]+1;&quot;&quot;)">
            <text:p/>
          </table:table-cell>
          <table:table-cell table:formula="of:=IF([.D539]=&quot;RedoAct&quot;;1;IF([.D539]=&quot;RedoPen&quot;;2;IF([.D5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IF([.B541]=&quot;&quot;;[.B540];[.B541])" office:value-type="float" office:value="0" calcext:value-type="float">
            <text:p>0</text:p>
          </table:table-cell>
          <table:table-cell office:value-type="float" office:value="0.0171664475748408" calcext:value-type="float">
            <text:p>0.017166447574841</text:p>
          </table:table-cell>
          <table:table-cell table:formula="of:=IF([.C541]=0;[.C540]+1;&quot;&quot;)" office:value-type="float" office:value="2" calcext:value-type="float">
            <text:p>2</text:p>
          </table:table-cell>
          <table:table-cell table:formula="of:=IF([.D540]=&quot;RedoAct&quot;;1;IF([.D540]=&quot;RedoPen&quot;;2;IF([.D54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2]=&quot;&quot;;[.B541];[.B542])" office:value-type="float" office:value="1" calcext:value-type="float">
            <text:p>1</text:p>
          </table:table-cell>
          <table:table-cell office:value-type="float" office:value="0.00000658649284917628" calcext:value-type="float">
            <text:p>6.58649284917628E-06</text:p>
          </table:table-cell>
          <table:table-cell table:formula="of:=IF([.C542]=0;[.C541]+1;&quot;&quot;)">
            <text:p/>
          </table:table-cell>
          <table:table-cell table:formula="of:=IF([.D541]=&quot;RedoAct&quot;;1;IF([.D541]=&quot;RedoPen&quot;;2;IF([.D541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43]=&quot;&quot;;[.B542];[.B543])" office:value-type="float" office:value="2" calcext:value-type="float">
            <text:p>2</text:p>
          </table:table-cell>
          <table:table-cell office:value-type="float" office:value="0.000000472111224662934" calcext:value-type="float">
            <text:p>4.72111224662934E-07</text:p>
          </table:table-cell>
          <table:table-cell table:formula="of:=IF([.C543]=0;[.C542]+1;&quot;&quot;)">
            <text:p/>
          </table:table-cell>
          <table:table-cell table:formula="of:=IF([.D542]=&quot;RedoAct&quot;;1;IF([.D542]=&quot;RedoPen&quot;;2;IF([.D542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44]=&quot;&quot;;[.B543];[.B544])" office:value-type="float" office:value="3" calcext:value-type="float">
            <text:p>3</text:p>
          </table:table-cell>
          <table:table-cell office:value-type="float" office:value="0.0000000000000441408653415206" calcext:value-type="float">
            <text:p>4.41408653415206E-14</text:p>
          </table:table-cell>
          <table:table-cell table:formula="of:=IF([.C544]=0;[.C543]+1;&quot;&quot;)">
            <text:p/>
          </table:table-cell>
          <table:table-cell table:formula="of:=IF([.D543]=&quot;RedoAct&quot;;1;IF([.D543]=&quot;RedoPen&quot;;2;IF([.D543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45]=&quot;&quot;;[.B544];[.B54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45]=0;[.C544]+1;&quot;&quot;)">
            <text:p/>
          </table:table-cell>
          <table:table-cell table:formula="of:=IF([.D544]=&quot;RedoAct&quot;;1;IF([.D544]=&quot;RedoPen&quot;;2;IF([.D5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IF([.B546]=&quot;&quot;;[.B545];[.B546])" office:value-type="float" office:value="0" calcext:value-type="float">
            <text:p>0</text:p>
          </table:table-cell>
          <table:table-cell office:value-type="float" office:value="0.000222983887889319" calcext:value-type="float">
            <text:p>0.000222983887889</text:p>
          </table:table-cell>
          <table:table-cell table:formula="of:=IF([.C546]=0;[.C545]+1;&quot;&quot;)" office:value-type="float" office:value="4" calcext:value-type="float">
            <text:p>4</text:p>
          </table:table-cell>
          <table:table-cell table:formula="of:=IF([.D545]=&quot;RedoAct&quot;;1;IF([.D545]=&quot;RedoPen&quot;;2;IF([.D54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7]=&quot;&quot;;[.B546];[.B547])" office:value-type="float" office:value="1" calcext:value-type="float">
            <text:p>1</text:p>
          </table:table-cell>
          <table:table-cell office:value-type="float" office:value="0.00000000724145268391015" calcext:value-type="float">
            <text:p>7.24145268391015E-09</text:p>
          </table:table-cell>
          <table:table-cell table:formula="of:=IF([.C547]=0;[.C546]+1;&quot;&quot;)">
            <text:p/>
          </table:table-cell>
          <table:table-cell table:formula="of:=IF([.D546]=&quot;RedoAct&quot;;1;IF([.D546]=&quot;RedoPen&quot;;2;IF([.D5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48]=&quot;&quot;;[.B547];[.B548])" office:value-type="float" office:value="2" calcext:value-type="float">
            <text:p>2</text:p>
          </table:table-cell>
          <table:table-cell office:value-type="float" office:value="0.0000000000013213994857324" calcext:value-type="float">
            <text:p>1.3213994857324E-12</text:p>
          </table:table-cell>
          <table:table-cell table:formula="of:=IF([.C548]=0;[.C547]+1;&quot;&quot;)">
            <text:p/>
          </table:table-cell>
          <table:table-cell table:formula="of:=IF([.D547]=&quot;RedoAct&quot;;1;IF([.D547]=&quot;RedoPen&quot;;2;IF([.D5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549]=&quot;&quot;;[.B548];[.B549])" office:value-type="float" office:value="0" calcext:value-type="float">
            <text:p>0</text:p>
          </table:table-cell>
          <table:table-cell office:value-type="float" office:value="0.0225055694774718" calcext:value-type="float">
            <text:p>0.022505569477472</text:p>
          </table:table-cell>
          <table:table-cell table:formula="of:=IF([.C549]=0;[.C548]+1;&quot;&quot;)" office:value-type="float" office:value="3" calcext:value-type="float">
            <text:p>3</text:p>
          </table:table-cell>
          <table:table-cell table:formula="of:=IF([.D548]=&quot;RedoAct&quot;;1;IF([.D548]=&quot;RedoPen&quot;;2;IF([.D5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0]=&quot;&quot;;[.B549];[.B550])" office:value-type="float" office:value="1" calcext:value-type="float">
            <text:p>1</text:p>
          </table:table-cell>
          <table:table-cell office:value-type="float" office:value="0.00000972857767435252" calcext:value-type="float">
            <text:p>9.72857767435252E-06</text:p>
          </table:table-cell>
          <table:table-cell table:formula="of:=IF([.C550]=0;[.C549]+1;&quot;&quot;)">
            <text:p/>
          </table:table-cell>
          <table:table-cell table:formula="of:=IF([.D549]=&quot;RedoAct&quot;;1;IF([.D549]=&quot;RedoPen&quot;;2;IF([.D549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1]=&quot;&quot;;[.B550];[.B551])" office:value-type="float" office:value="2" calcext:value-type="float">
            <text:p>2</text:p>
          </table:table-cell>
          <table:table-cell office:value-type="float" office:value="0.0000014742354172117" calcext:value-type="float">
            <text:p>1.4742354172117E-06</text:p>
          </table:table-cell>
          <table:table-cell table:formula="of:=IF([.C551]=0;[.C550]+1;&quot;&quot;)">
            <text:p/>
          </table:table-cell>
          <table:table-cell table:formula="of:=IF([.D550]=&quot;RedoAct&quot;;1;IF([.D550]=&quot;RedoPen&quot;;2;IF([.D55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52]=&quot;&quot;;[.B551];[.B552])" office:value-type="float" office:value="3" calcext:value-type="float">
            <text:p>3</text:p>
          </table:table-cell>
          <table:table-cell office:value-type="float" office:value="0.000000000000425895858408572" calcext:value-type="float">
            <text:p>4.25895858408572E-13</text:p>
          </table:table-cell>
          <table:table-cell table:formula="of:=IF([.C552]=0;[.C551]+1;&quot;&quot;)">
            <text:p/>
          </table:table-cell>
          <table:table-cell table:formula="of:=IF([.D551]=&quot;RedoAct&quot;;1;IF([.D551]=&quot;RedoPen&quot;;2;IF([.D551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53]=&quot;&quot;;[.B552];[.B5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53]=0;[.C552]+1;&quot;&quot;)">
            <text:p/>
          </table:table-cell>
          <table:table-cell table:formula="of:=IF([.D552]=&quot;RedoAct&quot;;1;IF([.D552]=&quot;RedoPen&quot;;2;IF([.D5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554]=&quot;&quot;;[.B553];[.B554])" office:value-type="float" office:value="0" calcext:value-type="float">
            <text:p>0</text:p>
          </table:table-cell>
          <table:table-cell office:value-type="float" office:value="0.000187718302699739" calcext:value-type="float">
            <text:p>0.0001877183027</text:p>
          </table:table-cell>
          <table:table-cell table:formula="of:=IF([.C554]=0;[.C553]+1;&quot;&quot;)" office:value-type="float" office:value="4" calcext:value-type="float">
            <text:p>4</text:p>
          </table:table-cell>
          <table:table-cell table:formula="of:=IF([.D553]=&quot;RedoAct&quot;;1;IF([.D553]=&quot;RedoPen&quot;;2;IF([.D55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5]=&quot;&quot;;[.B554];[.B555])" office:value-type="float" office:value="1" calcext:value-type="float">
            <text:p>1</text:p>
          </table:table-cell>
          <table:table-cell office:value-type="float" office:value="0.00000107694024804221" calcext:value-type="float">
            <text:p>1.07694024804221E-06</text:p>
          </table:table-cell>
          <table:table-cell table:formula="of:=IF([.C555]=0;[.C554]+1;&quot;&quot;)">
            <text:p/>
          </table:table-cell>
          <table:table-cell table:formula="of:=IF([.D554]=&quot;RedoAct&quot;;1;IF([.D554]=&quot;RedoPen&quot;;2;IF([.D5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6]=&quot;&quot;;[.B555];[.B556])" office:value-type="float" office:value="2" calcext:value-type="float">
            <text:p>2</text:p>
          </table:table-cell>
          <table:table-cell office:value-type="float" office:value="0.00000000105994659178155" calcext:value-type="float">
            <text:p>1.05994659178155E-09</text:p>
          </table:table-cell>
          <table:table-cell table:formula="of:=IF([.C556]=0;[.C555]+1;&quot;&quot;)">
            <text:p/>
          </table:table-cell>
          <table:table-cell table:formula="of:=IF([.D555]=&quot;RedoAct&quot;;1;IF([.D555]=&quot;RedoPen&quot;;2;IF([.D5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57]=&quot;&quot;;[.B556];[.B557])" office:value-type="float" office:value="3" calcext:value-type="float">
            <text:p>3</text:p>
          </table:table-cell>
          <table:table-cell office:value-type="float" office:value="0.0000000000000303591946020553" calcext:value-type="float">
            <text:p>3.03591946020553E-14</text:p>
          </table:table-cell>
          <table:table-cell table:formula="of:=IF([.C557]=0;[.C556]+1;&quot;&quot;)">
            <text:p/>
          </table:table-cell>
          <table:table-cell table:formula="of:=IF([.D556]=&quot;RedoAct&quot;;1;IF([.D556]=&quot;RedoPen&quot;;2;IF([.D5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558]=&quot;&quot;;[.B557];[.B558])" office:value-type="float" office:value="0" calcext:value-type="float">
            <text:p>0</text:p>
          </table:table-cell>
          <table:table-cell office:value-type="float" office:value="0.0261232691291774" calcext:value-type="float">
            <text:p>0.026123269129177</text:p>
          </table:table-cell>
          <table:table-cell table:formula="of:=IF([.C558]=0;[.C557]+1;&quot;&quot;)" office:value-type="float" office:value="4" calcext:value-type="float">
            <text:p>4</text:p>
          </table:table-cell>
          <table:table-cell table:formula="of:=IF([.D557]=&quot;RedoAct&quot;;1;IF([.D557]=&quot;RedoPen&quot;;2;IF([.D55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87--&gt;86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9]=&quot;&quot;;[.B558];[.B559])" office:value-type="float" office:value="1" calcext:value-type="float">
            <text:p>1</text:p>
          </table:table-cell>
          <table:table-cell office:value-type="float" office:value="0.0000126817273777218" calcext:value-type="float">
            <text:p>1.26817273777218E-05</text:p>
          </table:table-cell>
          <table:table-cell table:formula="of:=IF([.C559]=0;[.C558]+1;&quot;&quot;)">
            <text:p/>
          </table:table-cell>
          <table:table-cell table:formula="of:=IF([.D558]=&quot;RedoAct&quot;;1;IF([.D558]=&quot;RedoPen&quot;;2;IF([.D5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0]=&quot;&quot;;[.B559];[.B560])" office:value-type="float" office:value="2" calcext:value-type="float">
            <text:p>2</text:p>
          </table:table-cell>
          <table:table-cell office:value-type="float" office:value="0.00000258709393462115" calcext:value-type="float">
            <text:p>2.58709393462115E-06</text:p>
          </table:table-cell>
          <table:table-cell table:formula="of:=IF([.C560]=0;[.C559]+1;&quot;&quot;)">
            <text:p/>
          </table:table-cell>
          <table:table-cell table:formula="of:=IF([.D559]=&quot;RedoAct&quot;;1;IF([.D559]=&quot;RedoPen&quot;;2;IF([.D5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1]=&quot;&quot;;[.B560];[.B561])" office:value-type="float" office:value="3" calcext:value-type="float">
            <text:p>3</text:p>
          </table:table-cell>
          <table:table-cell office:value-type="float" office:value="0.00000000000138751289355104" calcext:value-type="float">
            <text:p>1.38751289355104E-12</text:p>
          </table:table-cell>
          <table:table-cell table:formula="of:=IF([.C561]=0;[.C560]+1;&quot;&quot;)">
            <text:p/>
          </table:table-cell>
          <table:table-cell table:formula="of:=IF([.D560]=&quot;RedoAct&quot;;1;IF([.D560]=&quot;RedoPen&quot;;2;IF([.D5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62]=&quot;&quot;;[.B561];[.B56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562]=0;[.C561]+1;&quot;&quot;)">
            <text:p/>
          </table:table-cell>
          <table:table-cell table:formula="of:=IF([.D561]=&quot;RedoAct&quot;;1;IF([.D561]=&quot;RedoPen&quot;;2;IF([.D5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563]=&quot;&quot;;[.B562];[.B563])" office:value-type="float" office:value="0" calcext:value-type="float">
            <text:p>0</text:p>
          </table:table-cell>
          <table:table-cell office:value-type="float" office:value="0.00000000476087247983186" calcext:value-type="float">
            <text:p>4.76087247983186E-09</text:p>
          </table:table-cell>
          <table:table-cell table:formula="of:=IF([.C563]=0;[.C562]+1;&quot;&quot;)" office:value-type="float" office:value="4" calcext:value-type="float">
            <text:p>4</text:p>
          </table:table-cell>
          <table:table-cell table:formula="of:=IF([.D562]=&quot;RedoAct&quot;;1;IF([.D562]=&quot;RedoPen&quot;;2;IF([.D56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4]=&quot;&quot;;[.B563];[.B564])" office:value-type="float" office:value="1" calcext:value-type="float">
            <text:p>1</text:p>
          </table:table-cell>
          <table:table-cell office:value-type="float" office:value="0.0000000000000497411860153973" calcext:value-type="float">
            <text:p>4.97411860153973E-14</text:p>
          </table:table-cell>
          <table:table-cell table:formula="of:=IF([.C564]=0;[.C563]+1;&quot;&quot;)">
            <text:p/>
          </table:table-cell>
          <table:table-cell table:formula="of:=IF([.D563]=&quot;RedoAct&quot;;1;IF([.D563]=&quot;RedoPen&quot;;2;IF([.D5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565]=&quot;&quot;;[.B564];[.B565])" office:value-type="float" office:value="0" calcext:value-type="float">
            <text:p>0</text:p>
          </table:table-cell>
          <table:table-cell office:value-type="float" office:value="0.0274609641334679" calcext:value-type="float">
            <text:p>0.027460964133468</text:p>
          </table:table-cell>
          <table:table-cell table:formula="of:=IF([.C565]=0;[.C564]+1;&quot;&quot;)" office:value-type="float" office:value="2" calcext:value-type="float">
            <text:p>2</text:p>
          </table:table-cell>
          <table:table-cell table:formula="of:=IF([.D564]=&quot;RedoAct&quot;;1;IF([.D564]=&quot;RedoPen&quot;;2;IF([.D56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91--&gt;9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6]=&quot;&quot;;[.B565];[.B566])" office:value-type="float" office:value="1" calcext:value-type="float">
            <text:p>1</text:p>
          </table:table-cell>
          <table:table-cell office:value-type="float" office:value="0.0000135148508431608" calcext:value-type="float">
            <text:p>1.35148508431608E-05</text:p>
          </table:table-cell>
          <table:table-cell table:formula="of:=IF([.C566]=0;[.C565]+1;&quot;&quot;)">
            <text:p/>
          </table:table-cell>
          <table:table-cell table:formula="of:=IF([.D565]=&quot;RedoAct&quot;;1;IF([.D565]=&quot;RedoPen&quot;;2;IF([.D5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7]=&quot;&quot;;[.B566];[.B567])" office:value-type="float" office:value="2" calcext:value-type="float">
            <text:p>2</text:p>
          </table:table-cell>
          <table:table-cell office:value-type="float" office:value="0.00000127079090379939" calcext:value-type="float">
            <text:p>1.27079090379939E-06</text:p>
          </table:table-cell>
          <table:table-cell table:formula="of:=IF([.C567]=0;[.C566]+1;&quot;&quot;)">
            <text:p/>
          </table:table-cell>
          <table:table-cell table:formula="of:=IF([.D566]=&quot;RedoAct&quot;;1;IF([.D566]=&quot;RedoPen&quot;;2;IF([.D5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8]=&quot;&quot;;[.B567];[.B568])" office:value-type="float" office:value="3" calcext:value-type="float">
            <text:p>3</text:p>
          </table:table-cell>
          <table:table-cell office:value-type="float" office:value="0.000000000000282231355991052" calcext:value-type="float">
            <text:p>2.82231355991052E-13</text:p>
          </table:table-cell>
          <table:table-cell table:formula="of:=IF([.C568]=0;[.C567]+1;&quot;&quot;)">
            <text:p/>
          </table:table-cell>
          <table:table-cell table:formula="of:=IF([.D567]=&quot;RedoAct&quot;;1;IF([.D567]=&quot;RedoPen&quot;;2;IF([.D5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69]=&quot;&quot;;[.B568];[.B569])" office:value-type="float" office:value="0" calcext:value-type="float">
            <text:p>0</text:p>
          </table:table-cell>
          <table:table-cell office:value-type="float" office:value="0.0296798270287958" calcext:value-type="float">
            <text:p>0.029679827028796</text:p>
          </table:table-cell>
          <table:table-cell table:formula="of:=IF([.C569]=0;[.C568]+1;&quot;&quot;)" office:value-type="float" office:value="4" calcext:value-type="float">
            <text:p>4</text:p>
          </table:table-cell>
          <table:table-cell table:formula="of:=IF([.D568]=&quot;RedoAct&quot;;1;IF([.D568]=&quot;RedoPen&quot;;2;IF([.D568]=&quot;Cutback&quot;;-1;0)))" office:value-type="float" office:value="0" calcext:value-type="float">
            <text:p>0</text:p>
          </table:table-cell>
          <table:table-cell office:value-type="string" calcext:value-type="string">
            <text:p>20: 95--&gt;94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0]=&quot;&quot;;[.B569];[.B570])" office:value-type="float" office:value="1" calcext:value-type="float">
            <text:p>1</text:p>
          </table:table-cell>
          <table:table-cell office:value-type="float" office:value="0.0000170920147399711" calcext:value-type="float">
            <text:p>1.70920147399711E-05</text:p>
          </table:table-cell>
          <table:table-cell table:formula="of:=IF([.C570]=0;[.C569]+1;&quot;&quot;)">
            <text:p/>
          </table:table-cell>
          <table:table-cell table:formula="of:=IF([.D569]=&quot;RedoAct&quot;;1;IF([.D569]=&quot;RedoPen&quot;;2;IF([.D569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1]=&quot;&quot;;[.B570];[.B571])" office:value-type="float" office:value="2" calcext:value-type="float">
            <text:p>2</text:p>
          </table:table-cell>
          <table:table-cell office:value-type="float" office:value="0.00000247067486927726" calcext:value-type="float">
            <text:p>2.47067486927726E-06</text:p>
          </table:table-cell>
          <table:table-cell table:formula="of:=IF([.C571]=0;[.C570]+1;&quot;&quot;)">
            <text:p/>
          </table:table-cell>
          <table:table-cell table:formula="of:=IF([.D570]=&quot;RedoAct&quot;;1;IF([.D570]=&quot;RedoPen&quot;;2;IF([.D570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72]=&quot;&quot;;[.B571];[.B572])" office:value-type="float" office:value="3" calcext:value-type="float">
            <text:p>3</text:p>
          </table:table-cell>
          <table:table-cell office:value-type="float" office:value="0.000000000000834936220750455" calcext:value-type="float">
            <text:p>8.34936220750455E-13</text:p>
          </table:table-cell>
          <table:table-cell table:formula="of:=IF([.C572]=0;[.C571]+1;&quot;&quot;)">
            <text:p/>
          </table:table-cell>
          <table:table-cell table:formula="of:=IF([.D571]=&quot;RedoAct&quot;;1;IF([.D571]=&quot;RedoPen&quot;;2;IF([.D571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73]=&quot;&quot;;[.B572];[.B57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73]=0;[.C572]+1;&quot;&quot;)">
            <text:p/>
          </table:table-cell>
          <table:table-cell table:formula="of:=IF([.D572]=&quot;RedoAct&quot;;1;IF([.D572]=&quot;RedoPen&quot;;2;IF([.D57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74]=&quot;&quot;;[.B573];[.B574])" office:value-type="float" office:value="0" calcext:value-type="float">
            <text:p>0</text:p>
          </table:table-cell>
          <table:table-cell office:value-type="float" office:value="0.0000579667248301026" calcext:value-type="float">
            <text:p>5.79667248301026E-05</text:p>
          </table:table-cell>
          <table:table-cell table:formula="of:=IF([.C574]=0;[.C573]+1;&quot;&quot;)" office:value-type="float" office:value="4" calcext:value-type="float">
            <text:p>4</text:p>
          </table:table-cell>
          <table:table-cell table:formula="of:=IF([.D573]=&quot;RedoAct&quot;;1;IF([.D573]=&quot;RedoPen&quot;;2;IF([.D573]=&quot;Cutback&quot;;-1;0)))" office:value-type="float" office:value="1" calcext:value-type="float">
            <text:p>1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5]=&quot;&quot;;[.B574];[.B575])" office:value-type="float" office:value="1" calcext:value-type="float">
            <text:p>1</text:p>
          </table:table-cell>
          <table:table-cell office:value-type="float" office:value="0.00000000502077971197381" calcext:value-type="float">
            <text:p>5.02077971197381E-09</text:p>
          </table:table-cell>
          <table:table-cell table:formula="of:=IF([.C575]=0;[.C574]+1;&quot;&quot;)">
            <text:p/>
          </table:table-cell>
          <table:table-cell table:formula="of:=IF([.D574]=&quot;RedoAct&quot;;1;IF([.D574]=&quot;RedoPen&quot;;2;IF([.D574]=&quot;Cutback&quot;;-1;0)))" office:value-type="float" office:value="0" calcext:value-type="float">
            <text:p>0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6]=&quot;&quot;;[.B575];[.B576])" office:value-type="float" office:value="2" calcext:value-type="float">
            <text:p>2</text:p>
          </table:table-cell>
          <table:table-cell office:value-type="float" office:value="0.0000000000000494469345431336" calcext:value-type="float">
            <text:p>4.94469345431336E-14</text:p>
          </table:table-cell>
          <table:table-cell table:formula="of:=IF([.C576]=0;[.C575]+1;&quot;&quot;)">
            <text:p/>
          </table:table-cell>
          <table:table-cell table:formula="of:=IF([.D575]=&quot;RedoAct&quot;;1;IF([.D575]=&quot;RedoPen&quot;;2;IF([.D575]=&quot;Cutback&quot;;-1;0)))" office:value-type="float" office:value="0" calcext:value-type="float">
            <text:p>0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77]=&quot;&quot;;[.B576];[.B577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577]=0;[.C576]+1;&quot;&quot;)">
            <text:p/>
          </table:table-cell>
          <table:table-cell table:formula="of:=IF([.D576]=&quot;RedoAct&quot;;1;IF([.D576]=&quot;RedoPen&quot;;2;IF([.D57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78]=&quot;&quot;;[.B577];[.B578])" office:value-type="float" office:value="0" calcext:value-type="float">
            <text:p>0</text:p>
          </table:table-cell>
          <table:table-cell office:value-type="float" office:value="0.0000000066410806714984" calcext:value-type="float">
            <text:p>6.6410806714984E-09</text:p>
          </table:table-cell>
          <table:table-cell table:formula="of:=IF([.C578]=0;[.C577]+1;&quot;&quot;)" office:value-type="float" office:value="3" calcext:value-type="float">
            <text:p>3</text:p>
          </table:table-cell>
          <table:table-cell table:formula="of:=IF([.D577]=&quot;RedoAct&quot;;1;IF([.D577]=&quot;RedoPen&quot;;2;IF([.D57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9]=&quot;&quot;;[.B578];[.B579])" office:value-type="float" office:value="1" calcext:value-type="float">
            <text:p>1</text:p>
          </table:table-cell>
          <table:table-cell office:value-type="float" office:value="0.0000000000000218141580343643" calcext:value-type="float">
            <text:p>2.18141580343643E-14</text:p>
          </table:table-cell>
          <table:table-cell table:formula="of:=IF([.C579]=0;[.C578]+1;&quot;&quot;)">
            <text:p/>
          </table:table-cell>
          <table:table-cell table:formula="of:=IF([.D578]=&quot;RedoAct&quot;;1;IF([.D578]=&quot;RedoPen&quot;;2;IF([.D5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580]=&quot;&quot;;[.B579];[.B580])" office:value-type="float" office:value="0" calcext:value-type="float">
            <text:p>0</text:p>
          </table:table-cell>
          <table:table-cell office:value-type="float" office:value="0.0502907666459936" calcext:value-type="float">
            <text:p>0.050290766645994</text:p>
          </table:table-cell>
          <table:table-cell table:formula="of:=IF([.C580]=0;[.C579]+1;&quot;&quot;)" office:value-type="float" office:value="2" calcext:value-type="float">
            <text:p>2</text:p>
          </table:table-cell>
          <table:table-cell table:formula="of:=IF([.D579]=&quot;RedoAct&quot;;1;IF([.D579]=&quot;RedoPen&quot;;2;IF([.D57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81--&gt;80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1]=&quot;&quot;;[.B580];[.B581])" office:value-type="float" office:value="1" calcext:value-type="float">
            <text:p>1</text:p>
          </table:table-cell>
          <table:table-cell office:value-type="float" office:value="0.0000522568600883484" calcext:value-type="float">
            <text:p>5.22568600883484E-05</text:p>
          </table:table-cell>
          <table:table-cell table:formula="of:=IF([.C581]=0;[.C580]+1;&quot;&quot;)">
            <text:p/>
          </table:table-cell>
          <table:table-cell table:formula="of:=IF([.D580]=&quot;RedoAct&quot;;1;IF([.D580]=&quot;RedoPen&quot;;2;IF([.D5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82]=&quot;&quot;;[.B581];[.B582])" office:value-type="float" office:value="2" calcext:value-type="float">
            <text:p>2</text:p>
          </table:table-cell>
          <table:table-cell office:value-type="float" office:value="0.0000754336618640066" calcext:value-type="float">
            <text:p>7.54336618640066E-05</text:p>
          </table:table-cell>
          <table:table-cell table:formula="of:=IF([.C582]=0;[.C581]+1;&quot;&quot;)">
            <text:p/>
          </table:table-cell>
          <table:table-cell table:formula="of:=IF([.D581]=&quot;RedoAct&quot;;1;IF([.D581]=&quot;RedoPen&quot;;2;IF([.D5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83]=&quot;&quot;;[.B582];[.B583])" office:value-type="float" office:value="3" calcext:value-type="float">
            <text:p>3</text:p>
          </table:table-cell>
          <table:table-cell office:value-type="float" office:value="0.00000000190174556291971" calcext:value-type="float">
            <text:p>1.90174556291971E-09</text:p>
          </table:table-cell>
          <table:table-cell table:formula="of:=IF([.C583]=0;[.C582]+1;&quot;&quot;)">
            <text:p/>
          </table:table-cell>
          <table:table-cell table:formula="of:=IF([.D582]=&quot;RedoAct&quot;;1;IF([.D582]=&quot;RedoPen&quot;;2;IF([.D5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84]=&quot;&quot;;[.B583];[.B584])" office:value-type="float" office:value="4" calcext:value-type="float">
            <text:p>4</text:p>
          </table:table-cell>
          <table:table-cell office:value-type="float" office:value="0.0000000000000926228810690195" calcext:value-type="float">
            <text:p>9.26228810690195E-14</text:p>
          </table:table-cell>
          <table:table-cell table:formula="of:=IF([.C584]=0;[.C583]+1;&quot;&quot;)">
            <text:p/>
          </table:table-cell>
          <table:table-cell table:formula="of:=IF([.D583]=&quot;RedoAct&quot;;1;IF([.D583]=&quot;RedoPen&quot;;2;IF([.D5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85]=&quot;&quot;;[.B584];[.B58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585]=0;[.C584]+1;&quot;&quot;)">
            <text:p/>
          </table:table-cell>
          <table:table-cell table:formula="of:=IF([.D584]=&quot;RedoAct&quot;;1;IF([.D584]=&quot;RedoPen&quot;;2;IF([.D5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586]=&quot;&quot;;[.B585];[.B586])" office:value-type="float" office:value="0" calcext:value-type="float">
            <text:p>0</text:p>
          </table:table-cell>
          <table:table-cell office:value-type="float" office:value="0.0000000254134267910825" calcext:value-type="float">
            <text:p>2.54134267910825E-08</text:p>
          </table:table-cell>
          <table:table-cell table:formula="of:=IF([.C586]=0;[.C585]+1;&quot;&quot;)" office:value-type="float" office:value="5" calcext:value-type="float">
            <text:p>5</text:p>
          </table:table-cell>
          <table:table-cell table:formula="of:=IF([.D585]=&quot;RedoAct&quot;;1;IF([.D585]=&quot;RedoPen&quot;;2;IF([.D58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7]=&quot;&quot;;[.B586];[.B587])" office:value-type="float" office:value="1" calcext:value-type="float">
            <text:p>1</text:p>
          </table:table-cell>
          <table:table-cell office:value-type="float" office:value="0.00000000000161995383643115" calcext:value-type="float">
            <text:p>1.61995383643115E-12</text:p>
          </table:table-cell>
          <table:table-cell table:formula="of:=IF([.C587]=0;[.C586]+1;&quot;&quot;)">
            <text:p/>
          </table:table-cell>
          <table:table-cell table:formula="of:=IF([.D586]=&quot;RedoAct&quot;;1;IF([.D586]=&quot;RedoPen&quot;;2;IF([.D5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588]=&quot;&quot;;[.B587];[.B588])" office:value-type="float" office:value="0" calcext:value-type="float">
            <text:p>0</text:p>
          </table:table-cell>
          <table:table-cell office:value-type="float" office:value="0.05681659499276" calcext:value-type="float">
            <text:p>0.05681659499276</text:p>
          </table:table-cell>
          <table:table-cell table:formula="of:=IF([.C588]=0;[.C587]+1;&quot;&quot;)" office:value-type="float" office:value="2" calcext:value-type="float">
            <text:p>2</text:p>
          </table:table-cell>
          <table:table-cell table:formula="of:=IF([.D587]=&quot;RedoAct&quot;;1;IF([.D587]=&quot;RedoPen&quot;;2;IF([.D58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9]=&quot;&quot;;[.B588];[.B589])" office:value-type="float" office:value="1" calcext:value-type="float">
            <text:p>1</text:p>
          </table:table-cell>
          <table:table-cell office:value-type="float" office:value="0.000102785795062073" calcext:value-type="float">
            <text:p>0.000102785795062</text:p>
          </table:table-cell>
          <table:table-cell table:formula="of:=IF([.C589]=0;[.C588]+1;&quot;&quot;)">
            <text:p/>
          </table:table-cell>
          <table:table-cell table:formula="of:=IF([.D588]=&quot;RedoAct&quot;;1;IF([.D588]=&quot;RedoPen&quot;;2;IF([.D58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0]=&quot;&quot;;[.B589];[.B590])" office:value-type="float" office:value="2" calcext:value-type="float">
            <text:p>2</text:p>
          </table:table-cell>
          <table:table-cell office:value-type="float" office:value="0.000433458908362308" calcext:value-type="float">
            <text:p>0.000433458908362</text:p>
          </table:table-cell>
          <table:table-cell table:formula="of:=IF([.C590]=0;[.C589]+1;&quot;&quot;)">
            <text:p/>
          </table:table-cell>
          <table:table-cell table:formula="of:=IF([.D589]=&quot;RedoAct&quot;;1;IF([.D589]=&quot;RedoPen&quot;;2;IF([.D5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91]=&quot;&quot;;[.B590];[.B591])" office:value-type="float" office:value="3" calcext:value-type="float">
            <text:p>3</text:p>
          </table:table-cell>
          <table:table-cell office:value-type="float" office:value="0.000000214135276675355" calcext:value-type="float">
            <text:p>2.14135276675355E-07</text:p>
          </table:table-cell>
          <table:table-cell table:formula="of:=IF([.C591]=0;[.C590]+1;&quot;&quot;)">
            <text:p/>
          </table:table-cell>
          <table:table-cell table:formula="of:=IF([.D590]=&quot;RedoAct&quot;;1;IF([.D590]=&quot;RedoPen&quot;;2;IF([.D5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92]=&quot;&quot;;[.B591];[.B592])" office:value-type="float" office:value="4" calcext:value-type="float">
            <text:p>4</text:p>
          </table:table-cell>
          <table:table-cell office:value-type="float" office:value="0.000000000315568314432923" calcext:value-type="float">
            <text:p>3.15568314432923E-10</text:p>
          </table:table-cell>
          <table:table-cell table:formula="of:=IF([.C592]=0;[.C591]+1;&quot;&quot;)">
            <text:p/>
          </table:table-cell>
          <table:table-cell table:formula="of:=IF([.D591]=&quot;RedoAct&quot;;1;IF([.D591]=&quot;RedoPen&quot;;2;IF([.D5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93]=&quot;&quot;;[.B592];[.B593])" office:value-type="float" office:value="5" calcext:value-type="float">
            <text:p>5</text:p>
          </table:table-cell>
          <table:table-cell office:value-type="float" office:value="0.0000000000000113582247425168" calcext:value-type="float">
            <text:p>1.13582247425168E-14</text:p>
          </table:table-cell>
          <table:table-cell table:formula="of:=IF([.C593]=0;[.C592]+1;&quot;&quot;)">
            <text:p/>
          </table:table-cell>
          <table:table-cell table:formula="of:=IF([.D592]=&quot;RedoAct&quot;;1;IF([.D592]=&quot;RedoPen&quot;;2;IF([.D5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594]=&quot;&quot;;[.B593];[.B594])" office:value-type="float" office:value="0" calcext:value-type="float">
            <text:p>0</text:p>
          </table:table-cell>
          <table:table-cell office:value-type="float" office:value="0.102945482319116" calcext:value-type="float">
            <text:p>0.102945482319116</text:p>
          </table:table-cell>
          <table:table-cell table:formula="of:=IF([.C594]=0;[.C593]+1;&quot;&quot;)" office:value-type="float" office:value="6" calcext:value-type="float">
            <text:p>6</text:p>
          </table:table-cell>
          <table:table-cell table:formula="of:=IF([.D593]=&quot;RedoAct&quot;;1;IF([.D593]=&quot;RedoPen&quot;;2;IF([.D59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93--&gt;92out</text:p>
          </table:table-cell>
          <table:table-cell office:value-type="string" calcext:value-type="string">
            <text:p>124: 90--&gt;89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95]=&quot;&quot;;[.B594];[.B595])" office:value-type="float" office:value="1" calcext:value-type="float">
            <text:p>1</text:p>
          </table:table-cell>
          <table:table-cell office:value-type="float" office:value="0.000711957160780542" calcext:value-type="float">
            <text:p>0.000711957160781</text:p>
          </table:table-cell>
          <table:table-cell table:formula="of:=IF([.C595]=0;[.C594]+1;&quot;&quot;)">
            <text:p/>
          </table:table-cell>
          <table:table-cell table:formula="of:=IF([.D594]=&quot;RedoAct&quot;;1;IF([.D594]=&quot;RedoPen&quot;;2;IF([.D594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6]=&quot;&quot;;[.B595];[.B596])" office:value-type="float" office:value="2" calcext:value-type="float">
            <text:p>2</text:p>
          </table:table-cell>
          <table:table-cell office:value-type="float" office:value="0.00490577651719367" calcext:value-type="float">
            <text:p>0.004905776517194</text:p>
          </table:table-cell>
          <table:table-cell table:formula="of:=IF([.C596]=0;[.C595]+1;&quot;&quot;)">
            <text:p/>
          </table:table-cell>
          <table:table-cell table:formula="of:=IF([.D595]=&quot;RedoAct&quot;;1;IF([.D595]=&quot;RedoPen&quot;;2;IF([.D595]=&quot;Cutback&quot;;-1;0)))" office:value-type="float" office:value="0" calcext:value-type="float">
            <text:p>0</text:p>
          </table:table-cell>
          <table:table-cell office:value-type="string" calcext:value-type="string">
            <text:p>42: 92--&gt;48out</text:p>
          </table:table-cell>
          <table:table-cell office:value-type="string" calcext:value-type="string">
            <text:p>128: 86--&gt;85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97]=&quot;&quot;;[.B596];[.B597])" office:value-type="float" office:value="3" calcext:value-type="float">
            <text:p>3</text:p>
          </table:table-cell>
          <table:table-cell office:value-type="float" office:value="0.00848244639364064" calcext:value-type="float">
            <text:p>0.008482446393641</text:p>
          </table:table-cell>
          <table:table-cell table:formula="of:=IF([.C597]=0;[.C596]+1;&quot;&quot;)">
            <text:p/>
          </table:table-cell>
          <table:table-cell table:formula="of:=IF([.D596]=&quot;RedoAct&quot;;1;IF([.D596]=&quot;RedoPen&quot;;2;IF([.D596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98]=&quot;&quot;;[.B597];[.B598])" office:value-type="float" office:value="4" calcext:value-type="float">
            <text:p>4</text:p>
          </table:table-cell>
          <table:table-cell office:value-type="float" office:value="0.0000443014958405403" calcext:value-type="float">
            <text:p>4.43014958405403E-05</text:p>
          </table:table-cell>
          <table:table-cell table:formula="of:=IF([.C598]=0;[.C597]+1;&quot;&quot;)">
            <text:p/>
          </table:table-cell>
          <table:table-cell table:formula="of:=IF([.D597]=&quot;RedoAct&quot;;1;IF([.D597]=&quot;RedoPen&quot;;2;IF([.D597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99]=&quot;&quot;;[.B598];[.B599])" office:value-type="float" office:value="5" calcext:value-type="float">
            <text:p>5</text:p>
          </table:table-cell>
          <table:table-cell office:value-type="float" office:value="0.00000144076726749727" calcext:value-type="float">
            <text:p>1.44076726749727E-06</text:p>
          </table:table-cell>
          <table:table-cell table:formula="of:=IF([.C599]=0;[.C598]+1;&quot;&quot;)">
            <text:p/>
          </table:table-cell>
          <table:table-cell table:formula="of:=IF([.D598]=&quot;RedoAct&quot;;1;IF([.D598]=&quot;RedoPen&quot;;2;IF([.D598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00]=&quot;&quot;;[.B599];[.B600])" office:value-type="float" office:value="6" calcext:value-type="float">
            <text:p>6</text:p>
          </table:table-cell>
          <table:table-cell office:value-type="float" office:value="0.00000000000277272275214239" calcext:value-type="float">
            <text:p>2.77272275214239E-12</text:p>
          </table:table-cell>
          <table:table-cell table:formula="of:=IF([.C600]=0;[.C599]+1;&quot;&quot;)">
            <text:p/>
          </table:table-cell>
          <table:table-cell table:formula="of:=IF([.D599]=&quot;RedoAct&quot;;1;IF([.D599]=&quot;RedoPen&quot;;2;IF([.D599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01]=&quot;&quot;;[.B600];[.B601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601]=0;[.C600]+1;&quot;&quot;)">
            <text:p/>
          </table:table-cell>
          <table:table-cell table:formula="of:=IF([.D600]=&quot;RedoAct&quot;;1;IF([.D600]=&quot;RedoPen&quot;;2;IF([.D60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02]=&quot;&quot;;[.B601];[.B602])" office:value-type="float" office:value="0" calcext:value-type="float">
            <text:p>0</text:p>
          </table:table-cell>
          <table:table-cell office:value-type="float" office:value="0.000293975559394736" calcext:value-type="float">
            <text:p>0.000293975559395</text:p>
          </table:table-cell>
          <table:table-cell table:formula="of:=IF([.C602]=0;[.C601]+1;&quot;&quot;)" office:value-type="float" office:value="7" calcext:value-type="float">
            <text:p>7</text:p>
          </table:table-cell>
          <table:table-cell table:formula="of:=IF([.D601]=&quot;RedoAct&quot;;1;IF([.D601]=&quot;RedoPen&quot;;2;IF([.D60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3]=&quot;&quot;;[.B602];[.B603])" office:value-type="float" office:value="1" calcext:value-type="float">
            <text:p>1</text:p>
          </table:table-cell>
          <table:table-cell office:value-type="float" office:value="0.00000000511070117669043" calcext:value-type="float">
            <text:p>5.11070117669043E-09</text:p>
          </table:table-cell>
          <table:table-cell table:formula="of:=IF([.C603]=0;[.C602]+1;&quot;&quot;)">
            <text:p/>
          </table:table-cell>
          <table:table-cell table:formula="of:=IF([.D602]=&quot;RedoAct&quot;;1;IF([.D602]=&quot;RedoPen&quot;;2;IF([.D6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4]=&quot;&quot;;[.B603];[.B604])" office:value-type="float" office:value="2" calcext:value-type="float">
            <text:p>2</text:p>
          </table:table-cell>
          <table:table-cell office:value-type="float" office:value="0.000000000000209995201068958" calcext:value-type="float">
            <text:p>2.09995201068958E-13</text:p>
          </table:table-cell>
          <table:table-cell table:formula="of:=IF([.C604]=0;[.C603]+1;&quot;&quot;)">
            <text:p/>
          </table:table-cell>
          <table:table-cell table:formula="of:=IF([.D603]=&quot;RedoAct&quot;;1;IF([.D603]=&quot;RedoPen&quot;;2;IF([.D6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05]=&quot;&quot;;[.B604];[.B605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605]=0;[.C604]+1;&quot;&quot;)">
            <text:p/>
          </table:table-cell>
          <table:table-cell table:formula="of:=IF([.D604]=&quot;RedoAct&quot;;1;IF([.D604]=&quot;RedoPen&quot;;2;IF([.D60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06]=&quot;&quot;;[.B605];[.B606])" office:value-type="float" office:value="0" calcext:value-type="float">
            <text:p>0</text:p>
          </table:table-cell>
          <table:table-cell office:value-type="float" office:value="0.000524687023853544" calcext:value-type="float">
            <text:p>0.000524687023854</text:p>
          </table:table-cell>
          <table:table-cell table:formula="of:=IF([.C606]=0;[.C605]+1;&quot;&quot;)" office:value-type="float" office:value="3" calcext:value-type="float">
            <text:p>3</text:p>
          </table:table-cell>
          <table:table-cell table:formula="of:=IF([.D605]=&quot;RedoAct&quot;;1;IF([.D605]=&quot;RedoPen&quot;;2;IF([.D605]=&quot;Cutback&quot;;-1;0)))" office:value-type="float" office:value="1" calcext:value-type="float">
            <text:p>1</text:p>
          </table:table-cell>
          <table:table-cell office:value-type="string" calcext:value-type="string">
            <text:p>4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7]=&quot;&quot;;[.B606];[.B607])" office:value-type="float" office:value="1" calcext:value-type="float">
            <text:p>1</text:p>
          </table:table-cell>
          <table:table-cell office:value-type="float" office:value="0.000465454652255284" calcext:value-type="float">
            <text:p>0.000465454652255</text:p>
          </table:table-cell>
          <table:table-cell table:formula="of:=IF([.C607]=0;[.C606]+1;&quot;&quot;)">
            <text:p/>
          </table:table-cell>
          <table:table-cell table:formula="of:=IF([.D606]=&quot;RedoAct&quot;;1;IF([.D606]=&quot;RedoPen&quot;;2;IF([.D606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8]=&quot;&quot;;[.B607];[.B608])" office:value-type="float" office:value="2" calcext:value-type="float">
            <text:p>2</text:p>
          </table:table-cell>
          <table:table-cell office:value-type="float" office:value="0.00000236491499539445" calcext:value-type="float">
            <text:p>2.36491499539445E-06</text:p>
          </table:table-cell>
          <table:table-cell table:formula="of:=IF([.C608]=0;[.C607]+1;&quot;&quot;)">
            <text:p/>
          </table:table-cell>
          <table:table-cell table:formula="of:=IF([.D607]=&quot;RedoAct&quot;;1;IF([.D607]=&quot;RedoPen&quot;;2;IF([.D6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09]=&quot;&quot;;[.B608];[.B609])" office:value-type="float" office:value="3" calcext:value-type="float">
            <text:p>3</text:p>
          </table:table-cell>
          <table:table-cell office:value-type="float" office:value="0.0000000151385900967079" calcext:value-type="float">
            <text:p>1.51385900967079E-08</text:p>
          </table:table-cell>
          <table:table-cell table:formula="of:=IF([.C609]=0;[.C608]+1;&quot;&quot;)">
            <text:p/>
          </table:table-cell>
          <table:table-cell table:formula="of:=IF([.D608]=&quot;RedoAct&quot;;1;IF([.D608]=&quot;RedoPen&quot;;2;IF([.D6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10]=&quot;&quot;;[.B609];[.B610])" office:value-type="float" office:value="4" calcext:value-type="float">
            <text:p>4</text:p>
          </table:table-cell>
          <table:table-cell office:value-type="float" office:value="0.0000000000000274652256339712" calcext:value-type="float">
            <text:p>2.74652256339712E-14</text:p>
          </table:table-cell>
          <table:table-cell table:formula="of:=IF([.C610]=0;[.C609]+1;&quot;&quot;)">
            <text:p/>
          </table:table-cell>
          <table:table-cell table:formula="of:=IF([.D609]=&quot;RedoAct&quot;;1;IF([.D609]=&quot;RedoPen&quot;;2;IF([.D6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11]=&quot;&quot;;[.B610];[.B611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611]=0;[.C610]+1;&quot;&quot;)">
            <text:p/>
          </table:table-cell>
          <table:table-cell table:formula="of:=IF([.D610]=&quot;RedoAct&quot;;1;IF([.D610]=&quot;RedoPen&quot;;2;IF([.D6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12]=&quot;&quot;;[.B611];[.B612])" office:value-type="float" office:value="0" calcext:value-type="float">
            <text:p>0</text:p>
          </table:table-cell>
          <table:table-cell office:value-type="float" office:value="0.000000144840753150511" calcext:value-type="float">
            <text:p>1.44840753150511E-07</text:p>
          </table:table-cell>
          <table:table-cell table:formula="of:=IF([.C612]=0;[.C611]+1;&quot;&quot;)" office:value-type="float" office:value="5" calcext:value-type="float">
            <text:p>5</text:p>
          </table:table-cell>
          <table:table-cell table:formula="of:=IF([.D611]=&quot;RedoAct&quot;;1;IF([.D611]=&quot;RedoPen&quot;;2;IF([.D611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3]=&quot;&quot;;[.B612];[.B613])" office:value-type="float" office:value="1" calcext:value-type="float">
            <text:p>1</text:p>
          </table:table-cell>
          <table:table-cell office:value-type="float" office:value="0.0000000000985271977956587" calcext:value-type="float">
            <text:p>9.85271977956587E-11</text:p>
          </table:table-cell>
          <table:table-cell table:formula="of:=IF([.C613]=0;[.C612]+1;&quot;&quot;)">
            <text:p/>
          </table:table-cell>
          <table:table-cell table:formula="of:=IF([.D612]=&quot;RedoAct&quot;;1;IF([.D612]=&quot;RedoPen&quot;;2;IF([.D6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0" calcext:value-type="float">
            <text:p>0</text:p>
          </table:table-cell>
          <table:table-cell table:formula="of:=IF([.B614]=&quot;&quot;;[.B613];[.B614])" office:value-type="float" office:value="0" calcext:value-type="float">
            <text:p>0</text:p>
          </table:table-cell>
          <table:table-cell office:value-type="float" office:value="0.0174017438578889" calcext:value-type="float">
            <text:p>0.017401743857889</text:p>
          </table:table-cell>
          <table:table-cell table:formula="of:=IF([.C614]=0;[.C613]+1;&quot;&quot;)" office:value-type="float" office:value="2" calcext:value-type="float">
            <text:p>2</text:p>
          </table:table-cell>
          <table:table-cell table:formula="of:=IF([.D613]=&quot;RedoAct&quot;;1;IF([.D613]=&quot;RedoPen&quot;;2;IF([.D61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30: 85--&gt;84</text:p>
          </table:table-cell>
          <table:table-cell office:value-type="string" calcext:value-type="string">
            <text:p>133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5]=&quot;&quot;;[.B614];[.B615])" office:value-type="float" office:value="1" calcext:value-type="float">
            <text:p>1</text:p>
          </table:table-cell>
          <table:table-cell office:value-type="float" office:value="0.0000599410845104376" calcext:value-type="float">
            <text:p>5.99410845104376E-05</text:p>
          </table:table-cell>
          <table:table-cell table:formula="of:=IF([.C615]=0;[.C614]+1;&quot;&quot;)">
            <text:p/>
          </table:table-cell>
          <table:table-cell table:formula="of:=IF([.D614]=&quot;RedoAct&quot;;1;IF([.D614]=&quot;RedoPen&quot;;2;IF([.D6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16]=&quot;&quot;;[.B615];[.B616])" office:value-type="float" office:value="2" calcext:value-type="float">
            <text:p>2</text:p>
          </table:table-cell>
          <table:table-cell office:value-type="float" office:value="0.0000036719409172313" calcext:value-type="float">
            <text:p>3.6719409172313E-06</text:p>
          </table:table-cell>
          <table:table-cell table:formula="of:=IF([.C616]=0;[.C615]+1;&quot;&quot;)">
            <text:p/>
          </table:table-cell>
          <table:table-cell table:formula="of:=IF([.D615]=&quot;RedoAct&quot;;1;IF([.D615]=&quot;RedoPen&quot;;2;IF([.D6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17]=&quot;&quot;;[.B616];[.B617])" office:value-type="float" office:value="3" calcext:value-type="float">
            <text:p>3</text:p>
          </table:table-cell>
          <table:table-cell office:value-type="float" office:value="0.00000000000980893128103865" calcext:value-type="float">
            <text:p>9.80893128103865E-12</text:p>
          </table:table-cell>
          <table:table-cell table:formula="of:=IF([.C617]=0;[.C616]+1;&quot;&quot;)">
            <text:p/>
          </table:table-cell>
          <table:table-cell table:formula="of:=IF([.D616]=&quot;RedoAct&quot;;1;IF([.D616]=&quot;RedoPen&quot;;2;IF([.D6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IF([.B618]=&quot;&quot;;[.B617];[.B618])" office:value-type="float" office:value="0" calcext:value-type="float">
            <text:p>0</text:p>
          </table:table-cell>
          <table:table-cell office:value-type="float" office:value="0.0214620878277017" calcext:value-type="float">
            <text:p>0.021462087827702</text:p>
          </table:table-cell>
          <table:table-cell table:formula="of:=IF([.C618]=0;[.C617]+1;&quot;&quot;)" office:value-type="float" office:value="4" calcext:value-type="float">
            <text:p>4</text:p>
          </table:table-cell>
          <table:table-cell table:formula="of:=IF([.D617]=&quot;RedoAct&quot;;1;IF([.D617]=&quot;RedoPen&quot;;2;IF([.D61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89--&gt;88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9]=&quot;&quot;;[.B618];[.B619])" office:value-type="float" office:value="1" calcext:value-type="float">
            <text:p>1</text:p>
          </table:table-cell>
          <table:table-cell office:value-type="float" office:value="0.0000317407932604529" calcext:value-type="float">
            <text:p>3.17407932604529E-05</text:p>
          </table:table-cell>
          <table:table-cell table:formula="of:=IF([.C619]=0;[.C618]+1;&quot;&quot;)">
            <text:p/>
          </table:table-cell>
          <table:table-cell table:formula="of:=IF([.D618]=&quot;RedoAct&quot;;1;IF([.D618]=&quot;RedoPen&quot;;2;IF([.D61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20]=&quot;&quot;;[.B619];[.B620])" office:value-type="float" office:value="2" calcext:value-type="float">
            <text:p>2</text:p>
          </table:table-cell>
          <table:table-cell office:value-type="float" office:value="0.00000282257607507575" calcext:value-type="float">
            <text:p>2.82257607507575E-06</text:p>
          </table:table-cell>
          <table:table-cell table:formula="of:=IF([.C620]=0;[.C619]+1;&quot;&quot;)">
            <text:p/>
          </table:table-cell>
          <table:table-cell table:formula="of:=IF([.D619]=&quot;RedoAct&quot;;1;IF([.D619]=&quot;RedoPen&quot;;2;IF([.D61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21]=&quot;&quot;;[.B620];[.B621])" office:value-type="float" office:value="3" calcext:value-type="float">
            <text:p>3</text:p>
          </table:table-cell>
          <table:table-cell office:value-type="float" office:value="0.00000000000264421324848823" calcext:value-type="float">
            <text:p>2.64421324848823E-12</text:p>
          </table:table-cell>
          <table:table-cell table:formula="of:=IF([.C621]=0;[.C620]+1;&quot;&quot;)">
            <text:p/>
          </table:table-cell>
          <table:table-cell table:formula="of:=IF([.D620]=&quot;RedoAct&quot;;1;IF([.D620]=&quot;RedoPen&quot;;2;IF([.D62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22]=&quot;&quot;;[.B621];[.B6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22]=0;[.C621]+1;&quot;&quot;)">
            <text:p/>
          </table:table-cell>
          <table:table-cell table:formula="of:=IF([.D621]=&quot;RedoAct&quot;;1;IF([.D621]=&quot;RedoPen&quot;;2;IF([.D6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IF([.B623]=&quot;&quot;;[.B622];[.B623])" office:value-type="float" office:value="0" calcext:value-type="float">
            <text:p>0</text:p>
          </table:table-cell>
          <table:table-cell office:value-type="float" office:value="0.00000506782517868079" calcext:value-type="float">
            <text:p>5.06782517868079E-06</text:p>
          </table:table-cell>
          <table:table-cell table:formula="of:=IF([.C623]=0;[.C622]+1;&quot;&quot;)" office:value-type="float" office:value="4" calcext:value-type="float">
            <text:p>4</text:p>
          </table:table-cell>
          <table:table-cell table:formula="of:=IF([.D622]=&quot;RedoAct&quot;;1;IF([.D622]=&quot;RedoPen&quot;;2;IF([.D62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24]=&quot;&quot;;[.B623];[.B624])" office:value-type="float" office:value="1" calcext:value-type="float">
            <text:p>1</text:p>
          </table:table-cell>
          <table:table-cell office:value-type="float" office:value="0.0000000000908788612855173" calcext:value-type="float">
            <text:p>9.08788612855173E-11</text:p>
          </table:table-cell>
          <table:table-cell table:formula="of:=IF([.C624]=0;[.C623]+1;&quot;&quot;)">
            <text:p/>
          </table:table-cell>
          <table:table-cell table:formula="of:=IF([.D623]=&quot;RedoAct&quot;;1;IF([.D623]=&quot;RedoPen&quot;;2;IF([.D6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IF([.B625]=&quot;&quot;;[.B624];[.B625])" office:value-type="float" office:value="0" calcext:value-type="float">
            <text:p>0</text:p>
          </table:table-cell>
          <table:table-cell office:value-type="float" office:value="0.0191074466568821" calcext:value-type="float">
            <text:p>0.019107446656882</text:p>
          </table:table-cell>
          <table:table-cell table:formula="of:=IF([.C625]=0;[.C624]+1;&quot;&quot;)" office:value-type="float" office:value="2" calcext:value-type="float">
            <text:p>2</text:p>
          </table:table-cell>
          <table:table-cell table:formula="of:=IF([.D624]=&quot;RedoAct&quot;;1;IF([.D624]=&quot;RedoPen&quot;;2;IF([.D624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26]=&quot;&quot;;[.B625];[.B626])" office:value-type="float" office:value="1" calcext:value-type="float">
            <text:p>1</text:p>
          </table:table-cell>
          <table:table-cell office:value-type="float" office:value="0.0000116808352647902" calcext:value-type="float">
            <text:p>1.16808352647902E-05</text:p>
          </table:table-cell>
          <table:table-cell table:formula="of:=IF([.C626]=0;[.C625]+1;&quot;&quot;)">
            <text:p/>
          </table:table-cell>
          <table:table-cell table:formula="of:=IF([.D625]=&quot;RedoAct&quot;;1;IF([.D625]=&quot;RedoPen&quot;;2;IF([.D6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27]=&quot;&quot;;[.B626];[.B627])" office:value-type="float" office:value="2" calcext:value-type="float">
            <text:p>2</text:p>
          </table:table-cell>
          <table:table-cell office:value-type="float" office:value="0.0000013174571316997" calcext:value-type="float">
            <text:p>1.3174571316997E-06</text:p>
          </table:table-cell>
          <table:table-cell table:formula="of:=IF([.C627]=0;[.C626]+1;&quot;&quot;)">
            <text:p/>
          </table:table-cell>
          <table:table-cell table:formula="of:=IF([.D626]=&quot;RedoAct&quot;;1;IF([.D626]=&quot;RedoPen&quot;;2;IF([.D6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28]=&quot;&quot;;[.B627];[.B628])" office:value-type="float" office:value="3" calcext:value-type="float">
            <text:p>3</text:p>
          </table:table-cell>
          <table:table-cell office:value-type="float" office:value="0.000000000000264393704262113" calcext:value-type="float">
            <text:p>2.64393704262113E-13</text:p>
          </table:table-cell>
          <table:table-cell table:formula="of:=IF([.C628]=0;[.C627]+1;&quot;&quot;)">
            <text:p/>
          </table:table-cell>
          <table:table-cell table:formula="of:=IF([.D627]=&quot;RedoAct&quot;;1;IF([.D627]=&quot;RedoPen&quot;;2;IF([.D6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29]=&quot;&quot;;[.B628];[.B629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29]=0;[.C628]+1;&quot;&quot;)">
            <text:p/>
          </table:table-cell>
          <table:table-cell table:formula="of:=IF([.D628]=&quot;RedoAct&quot;;1;IF([.D628]=&quot;RedoPen&quot;;2;IF([.D6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IF([.B630]=&quot;&quot;;[.B629];[.B630])" office:value-type="float" office:value="0" calcext:value-type="float">
            <text:p>0</text:p>
          </table:table-cell>
          <table:table-cell office:value-type="float" office:value="0.0000000439878810150333" calcext:value-type="float">
            <text:p>4.39878810150333E-08</text:p>
          </table:table-cell>
          <table:table-cell table:formula="of:=IF([.C630]=0;[.C629]+1;&quot;&quot;)" office:value-type="float" office:value="4" calcext:value-type="float">
            <text:p>4</text:p>
          </table:table-cell>
          <table:table-cell table:formula="of:=IF([.D629]=&quot;RedoAct&quot;;1;IF([.D629]=&quot;RedoPen&quot;;2;IF([.D629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1]=&quot;&quot;;[.B630];[.B631])" office:value-type="float" office:value="1" calcext:value-type="float">
            <text:p>1</text:p>
          </table:table-cell>
          <table:table-cell office:value-type="float" office:value="0.00000000000348534104099816" calcext:value-type="float">
            <text:p>3.48534104099816E-12</text:p>
          </table:table-cell>
          <table:table-cell table:formula="of:=IF([.C631]=0;[.C630]+1;&quot;&quot;)">
            <text:p/>
          </table:table-cell>
          <table:table-cell table:formula="of:=IF([.D630]=&quot;RedoAct&quot;;1;IF([.D630]=&quot;RedoPen&quot;;2;IF([.D6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632]=&quot;&quot;;[.B631];[.B632])" office:value-type="float" office:value="0" calcext:value-type="float">
            <text:p>0</text:p>
          </table:table-cell>
          <table:table-cell office:value-type="float" office:value="0.0161929560351107" calcext:value-type="float">
            <text:p>0.016192956035111</text:p>
          </table:table-cell>
          <table:table-cell table:formula="of:=IF([.C632]=0;[.C631]+1;&quot;&quot;)" office:value-type="float" office:value="2" calcext:value-type="float">
            <text:p>2</text:p>
          </table:table-cell>
          <table:table-cell table:formula="of:=IF([.D631]=&quot;RedoAct&quot;;1;IF([.D631]=&quot;RedoPen&quot;;2;IF([.D631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3]=&quot;&quot;;[.B632];[.B633])" office:value-type="float" office:value="1" calcext:value-type="float">
            <text:p>1</text:p>
          </table:table-cell>
          <table:table-cell office:value-type="float" office:value="0.00000691602289912807" calcext:value-type="float">
            <text:p>6.91602289912807E-06</text:p>
          </table:table-cell>
          <table:table-cell table:formula="of:=IF([.C633]=0;[.C632]+1;&quot;&quot;)">
            <text:p/>
          </table:table-cell>
          <table:table-cell table:formula="of:=IF([.D632]=&quot;RedoAct&quot;;1;IF([.D632]=&quot;RedoPen&quot;;2;IF([.D6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34]=&quot;&quot;;[.B633];[.B634])" office:value-type="float" office:value="2" calcext:value-type="float">
            <text:p>2</text:p>
          </table:table-cell>
          <table:table-cell office:value-type="float" office:value="0.000000543071138902253" calcext:value-type="float">
            <text:p>5.43071138902253E-07</text:p>
          </table:table-cell>
          <table:table-cell table:formula="of:=IF([.C634]=0;[.C633]+1;&quot;&quot;)">
            <text:p/>
          </table:table-cell>
          <table:table-cell table:formula="of:=IF([.D633]=&quot;RedoAct&quot;;1;IF([.D633]=&quot;RedoPen&quot;;2;IF([.D6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35]=&quot;&quot;;[.B634];[.B635])" office:value-type="float" office:value="3" calcext:value-type="float">
            <text:p>3</text:p>
          </table:table-cell>
          <table:table-cell office:value-type="float" office:value="0.000000000000127609257209505" calcext:value-type="float">
            <text:p>1.27609257209505E-13</text:p>
          </table:table-cell>
          <table:table-cell table:formula="of:=IF([.C635]=0;[.C634]+1;&quot;&quot;)">
            <text:p/>
          </table:table-cell>
          <table:table-cell table:formula="of:=IF([.D634]=&quot;RedoAct&quot;;1;IF([.D634]=&quot;RedoPen&quot;;2;IF([.D6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36]=&quot;&quot;;[.B635];[.B63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36]=0;[.C635]+1;&quot;&quot;)">
            <text:p/>
          </table:table-cell>
          <table:table-cell table:formula="of:=IF([.D635]=&quot;RedoAct&quot;;1;IF([.D635]=&quot;RedoPen&quot;;2;IF([.D6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637]=&quot;&quot;;[.B636];[.B637])" office:value-type="float" office:value="0" calcext:value-type="float">
            <text:p>0</text:p>
          </table:table-cell>
          <table:table-cell office:value-type="float" office:value="0.0000000509888451912153" calcext:value-type="float">
            <text:p>5.09888451912153E-08</text:p>
          </table:table-cell>
          <table:table-cell table:formula="of:=IF([.C637]=0;[.C636]+1;&quot;&quot;)" office:value-type="float" office:value="4" calcext:value-type="float">
            <text:p>4</text:p>
          </table:table-cell>
          <table:table-cell table:formula="of:=IF([.D636]=&quot;RedoAct&quot;;1;IF([.D636]=&quot;RedoPen&quot;;2;IF([.D63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8]=&quot;&quot;;[.B637];[.B638])" office:value-type="float" office:value="1" calcext:value-type="float">
            <text:p>1</text:p>
          </table:table-cell>
          <table:table-cell office:value-type="float" office:value="0.00000000000844535457541974" calcext:value-type="float">
            <text:p>8.44535457541974E-12</text:p>
          </table:table-cell>
          <table:table-cell table:formula="of:=IF([.C638]=0;[.C637]+1;&quot;&quot;)">
            <text:p/>
          </table:table-cell>
          <table:table-cell table:formula="of:=IF([.D637]=&quot;RedoAct&quot;;1;IF([.D637]=&quot;RedoPen&quot;;2;IF([.D6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IF([.B639]=&quot;&quot;;[.B638];[.B639])" office:value-type="float" office:value="0" calcext:value-type="float">
            <text:p>0</text:p>
          </table:table-cell>
          <table:table-cell office:value-type="float" office:value="0.0148256314632224" calcext:value-type="float">
            <text:p>0.014825631463222</text:p>
          </table:table-cell>
          <table:table-cell table:formula="of:=IF([.C639]=0;[.C638]+1;&quot;&quot;)" office:value-type="float" office:value="2" calcext:value-type="float">
            <text:p>2</text:p>
          </table:table-cell>
          <table:table-cell table:formula="of:=IF([.D638]=&quot;RedoAct&quot;;1;IF([.D638]=&quot;RedoPen&quot;;2;IF([.D63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0]=&quot;&quot;;[.B639];[.B640])" office:value-type="float" office:value="1" calcext:value-type="float">
            <text:p>1</text:p>
          </table:table-cell>
          <table:table-cell office:value-type="float" office:value="0.00000546992888480602" calcext:value-type="float">
            <text:p>5.46992888480602E-06</text:p>
          </table:table-cell>
          <table:table-cell table:formula="of:=IF([.C640]=0;[.C639]+1;&quot;&quot;)">
            <text:p/>
          </table:table-cell>
          <table:table-cell table:formula="of:=IF([.D639]=&quot;RedoAct&quot;;1;IF([.D639]=&quot;RedoPen&quot;;2;IF([.D63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1]=&quot;&quot;;[.B640];[.B641])" office:value-type="float" office:value="2" calcext:value-type="float">
            <text:p>2</text:p>
          </table:table-cell>
          <table:table-cell office:value-type="float" office:value="0.00000145367238564479" calcext:value-type="float">
            <text:p>1.45367238564479E-06</text:p>
          </table:table-cell>
          <table:table-cell table:formula="of:=IF([.C641]=0;[.C640]+1;&quot;&quot;)">
            <text:p/>
          </table:table-cell>
          <table:table-cell table:formula="of:=IF([.D640]=&quot;RedoAct&quot;;1;IF([.D640]=&quot;RedoPen&quot;;2;IF([.D640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42]=&quot;&quot;;[.B641];[.B642])" office:value-type="float" office:value="3" calcext:value-type="float">
            <text:p>3</text:p>
          </table:table-cell>
          <table:table-cell office:value-type="float" office:value="0.000000000000298505742401211" calcext:value-type="float">
            <text:p>2.98505742401211E-13</text:p>
          </table:table-cell>
          <table:table-cell table:formula="of:=IF([.C642]=0;[.C641]+1;&quot;&quot;)">
            <text:p/>
          </table:table-cell>
          <table:table-cell table:formula="of:=IF([.D641]=&quot;RedoAct&quot;;1;IF([.D641]=&quot;RedoPen&quot;;2;IF([.D641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43]=&quot;&quot;;[.B642];[.B64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43]=0;[.C642]+1;&quot;&quot;)">
            <text:p/>
          </table:table-cell>
          <table:table-cell table:formula="of:=IF([.D642]=&quot;RedoAct&quot;;1;IF([.D642]=&quot;RedoPen&quot;;2;IF([.D64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IF([.B644]=&quot;&quot;;[.B643];[.B644])" office:value-type="float" office:value="0" calcext:value-type="float">
            <text:p>0</text:p>
          </table:table-cell>
          <table:table-cell office:value-type="float" office:value="0.000403139519569789" calcext:value-type="float">
            <text:p>0.00040313951957</text:p>
          </table:table-cell>
          <table:table-cell table:formula="of:=IF([.C644]=0;[.C643]+1;&quot;&quot;)" office:value-type="float" office:value="4" calcext:value-type="float">
            <text:p>4</text:p>
          </table:table-cell>
          <table:table-cell table:formula="of:=IF([.D643]=&quot;RedoAct&quot;;1;IF([.D643]=&quot;RedoPen&quot;;2;IF([.D64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5]=&quot;&quot;;[.B644];[.B645])" office:value-type="float" office:value="1" calcext:value-type="float">
            <text:p>1</text:p>
          </table:table-cell>
          <table:table-cell office:value-type="float" office:value="0.0000000452324125693108" calcext:value-type="float">
            <text:p>4.52324125693108E-08</text:p>
          </table:table-cell>
          <table:table-cell table:formula="of:=IF([.C645]=0;[.C644]+1;&quot;&quot;)">
            <text:p/>
          </table:table-cell>
          <table:table-cell table:formula="of:=IF([.D644]=&quot;RedoAct&quot;;1;IF([.D644]=&quot;RedoPen&quot;;2;IF([.D6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6]=&quot;&quot;;[.B645];[.B646])" office:value-type="float" office:value="2" calcext:value-type="float">
            <text:p>2</text:p>
          </table:table-cell>
          <table:table-cell office:value-type="float" office:value="0.000000000179182130498163" calcext:value-type="float">
            <text:p>1.79182130498163E-10</text:p>
          </table:table-cell>
          <table:table-cell table:formula="of:=IF([.C646]=0;[.C645]+1;&quot;&quot;)">
            <text:p/>
          </table:table-cell>
          <table:table-cell table:formula="of:=IF([.D645]=&quot;RedoAct&quot;;1;IF([.D645]=&quot;RedoPen&quot;;2;IF([.D6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47]=&quot;&quot;;[.B646];[.B647])" office:value-type="float" office:value="3" calcext:value-type="float">
            <text:p>3</text:p>
          </table:table-cell>
          <table:table-cell office:value-type="float" office:value="0.0000000000000257657883359866" calcext:value-type="float">
            <text:p>2.57657883359866E-14</text:p>
          </table:table-cell>
          <table:table-cell table:formula="of:=IF([.C647]=0;[.C646]+1;&quot;&quot;)">
            <text:p/>
          </table:table-cell>
          <table:table-cell table:formula="of:=IF([.D646]=&quot;RedoAct&quot;;1;IF([.D646]=&quot;RedoPen&quot;;2;IF([.D6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0" calcext:value-type="float">
            <text:p>0</text:p>
          </table:table-cell>
          <table:table-cell table:formula="of:=IF([.B648]=&quot;&quot;;[.B647];[.B648])" office:value-type="float" office:value="0" calcext:value-type="float">
            <text:p>0</text:p>
          </table:table-cell>
          <table:table-cell office:value-type="float" office:value="0.020123761843433" calcext:value-type="float">
            <text:p>0.020123761843433</text:p>
          </table:table-cell>
          <table:table-cell table:formula="of:=IF([.C648]=0;[.C647]+1;&quot;&quot;)" office:value-type="float" office:value="4" calcext:value-type="float">
            <text:p>4</text:p>
          </table:table-cell>
          <table:table-cell table:formula="of:=IF([.D647]=&quot;RedoAct&quot;;1;IF([.D647]=&quot;RedoPen&quot;;2;IF([.D647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9]=&quot;&quot;;[.B648];[.B649])" office:value-type="float" office:value="1" calcext:value-type="float">
            <text:p>1</text:p>
          </table:table-cell>
          <table:table-cell office:value-type="float" office:value="0.0000124591696410896" calcext:value-type="float">
            <text:p>1.24591696410896E-05</text:p>
          </table:table-cell>
          <table:table-cell table:formula="of:=IF([.C649]=0;[.C648]+1;&quot;&quot;)">
            <text:p/>
          </table:table-cell>
          <table:table-cell table:formula="of:=IF([.D648]=&quot;RedoAct&quot;;1;IF([.D648]=&quot;RedoPen&quot;;2;IF([.D6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50]=&quot;&quot;;[.B649];[.B650])" office:value-type="float" office:value="2" calcext:value-type="float">
            <text:p>2</text:p>
          </table:table-cell>
          <table:table-cell office:value-type="float" office:value="0.0000189089708374293" calcext:value-type="float">
            <text:p>1.89089708374293E-05</text:p>
          </table:table-cell>
          <table:table-cell table:formula="of:=IF([.C650]=0;[.C649]+1;&quot;&quot;)">
            <text:p/>
          </table:table-cell>
          <table:table-cell table:formula="of:=IF([.D649]=&quot;RedoAct&quot;;1;IF([.D649]=&quot;RedoPen&quot;;2;IF([.D64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1]=&quot;&quot;;[.B650];[.B651])" office:value-type="float" office:value="3" calcext:value-type="float">
            <text:p>3</text:p>
          </table:table-cell>
          <table:table-cell office:value-type="float" office:value="0.0000000000513818717732346" calcext:value-type="float">
            <text:p>5.13818717732346E-11</text:p>
          </table:table-cell>
          <table:table-cell table:formula="of:=IF([.C651]=0;[.C650]+1;&quot;&quot;)">
            <text:p/>
          </table:table-cell>
          <table:table-cell table:formula="of:=IF([.D650]=&quot;RedoAct&quot;;1;IF([.D650]=&quot;RedoPen&quot;;2;IF([.D6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IF([.B652]=&quot;&quot;;[.B651];[.B652])" office:value-type="float" office:value="0" calcext:value-type="float">
            <text:p>0</text:p>
          </table:table-cell>
          <table:table-cell office:value-type="float" office:value="0.0243563405485811" calcext:value-type="float">
            <text:p>0.024356340548581</text:p>
          </table:table-cell>
          <table:table-cell table:formula="of:=IF([.C652]=0;[.C651]+1;&quot;&quot;)" office:value-type="float" office:value="4" calcext:value-type="float">
            <text:p>4</text:p>
          </table:table-cell>
          <table:table-cell table:formula="of:=IF([.D651]=&quot;RedoAct&quot;;1;IF([.D651]=&quot;RedoPen&quot;;2;IF([.D651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53]=&quot;&quot;;[.B652];[.B653])" office:value-type="float" office:value="1" calcext:value-type="float">
            <text:p>1</text:p>
          </table:table-cell>
          <table:table-cell office:value-type="float" office:value="0.000012479723442511" calcext:value-type="float">
            <text:p>1.2479723442511E-05</text:p>
          </table:table-cell>
          <table:table-cell table:formula="of:=IF([.C653]=0;[.C652]+1;&quot;&quot;)">
            <text:p/>
          </table:table-cell>
          <table:table-cell table:formula="of:=IF([.D652]=&quot;RedoAct&quot;;1;IF([.D652]=&quot;RedoPen&quot;;2;IF([.D6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54]=&quot;&quot;;[.B653];[.B654])" office:value-type="float" office:value="2" calcext:value-type="float">
            <text:p>2</text:p>
          </table:table-cell>
          <table:table-cell office:value-type="float" office:value="0.0000117579128339323" calcext:value-type="float">
            <text:p>1.17579128339323E-05</text:p>
          </table:table-cell>
          <table:table-cell table:formula="of:=IF([.C654]=0;[.C653]+1;&quot;&quot;)">
            <text:p/>
          </table:table-cell>
          <table:table-cell table:formula="of:=IF([.D653]=&quot;RedoAct&quot;;1;IF([.D653]=&quot;RedoPen&quot;;2;IF([.D6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5]=&quot;&quot;;[.B654];[.B655])" office:value-type="float" office:value="3" calcext:value-type="float">
            <text:p>3</text:p>
          </table:table-cell>
          <table:table-cell office:value-type="float" office:value="0.0000000000176181242794423" calcext:value-type="float">
            <text:p>1.76181242794423E-11</text:p>
          </table:table-cell>
          <table:table-cell table:formula="of:=IF([.C655]=0;[.C654]+1;&quot;&quot;)">
            <text:p/>
          </table:table-cell>
          <table:table-cell table:formula="of:=IF([.D654]=&quot;RedoAct&quot;;1;IF([.D654]=&quot;RedoPen&quot;;2;IF([.D6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56]=&quot;&quot;;[.B655];[.B65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56]=0;[.C655]+1;&quot;&quot;)">
            <text:p/>
          </table:table-cell>
          <table:table-cell table:formula="of:=IF([.D655]=&quot;RedoAct&quot;;1;IF([.D655]=&quot;RedoPen&quot;;2;IF([.D6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IF([.B657]=&quot;&quot;;[.B656];[.B657])" office:value-type="float" office:value="0" calcext:value-type="float">
            <text:p>0</text:p>
          </table:table-cell>
          <table:table-cell office:value-type="float" office:value="0.00000000534527215286125" calcext:value-type="float">
            <text:p>5.34527215286125E-09</text:p>
          </table:table-cell>
          <table:table-cell table:formula="of:=IF([.C657]=0;[.C656]+1;&quot;&quot;)" office:value-type="float" office:value="4" calcext:value-type="float">
            <text:p>4</text:p>
          </table:table-cell>
          <table:table-cell table:formula="of:=IF([.D656]=&quot;RedoAct&quot;;1;IF([.D656]=&quot;RedoPen&quot;;2;IF([.D65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58]=&quot;&quot;;[.B657];[.B658])" office:value-type="float" office:value="1" calcext:value-type="float">
            <text:p>1</text:p>
          </table:table-cell>
          <table:table-cell office:value-type="float" office:value="0.0000000000000469953342660246" calcext:value-type="float">
            <text:p>4.69953342660246E-14</text:p>
          </table:table-cell>
          <table:table-cell table:formula="of:=IF([.C658]=0;[.C657]+1;&quot;&quot;)">
            <text:p/>
          </table:table-cell>
          <table:table-cell table:formula="of:=IF([.D657]=&quot;RedoAct&quot;;1;IF([.D657]=&quot;RedoPen&quot;;2;IF([.D6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IF([.B659]=&quot;&quot;;[.B658];[.B659])" office:value-type="float" office:value="0" calcext:value-type="float">
            <text:p>0</text:p>
          </table:table-cell>
          <table:table-cell office:value-type="float" office:value="0.0291301832304589" calcext:value-type="float">
            <text:p>0.029130183230459</text:p>
          </table:table-cell>
          <table:table-cell table:formula="of:=IF([.C659]=0;[.C658]+1;&quot;&quot;)" office:value-type="float" office:value="2" calcext:value-type="float">
            <text:p>2</text:p>
          </table:table-cell>
          <table:table-cell table:formula="of:=IF([.D658]=&quot;RedoAct&quot;;1;IF([.D658]=&quot;RedoPen&quot;;2;IF([.D65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0]=&quot;&quot;;[.B659];[.B660])" office:value-type="float" office:value="1" calcext:value-type="float">
            <text:p>1</text:p>
          </table:table-cell>
          <table:table-cell office:value-type="float" office:value="0.000016001317608508" calcext:value-type="float">
            <text:p>1.6001317608508E-05</text:p>
          </table:table-cell>
          <table:table-cell table:formula="of:=IF([.C660]=0;[.C659]+1;&quot;&quot;)">
            <text:p/>
          </table:table-cell>
          <table:table-cell table:formula="of:=IF([.D659]=&quot;RedoAct&quot;;1;IF([.D659]=&quot;RedoPen&quot;;2;IF([.D659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1]=&quot;&quot;;[.B660];[.B661])" office:value-type="float" office:value="2" calcext:value-type="float">
            <text:p>2</text:p>
          </table:table-cell>
          <table:table-cell office:value-type="float" office:value="0.00000674336708843469" calcext:value-type="float">
            <text:p>6.74336708843469E-06</text:p>
          </table:table-cell>
          <table:table-cell table:formula="of:=IF([.C661]=0;[.C660]+1;&quot;&quot;)">
            <text:p/>
          </table:table-cell>
          <table:table-cell table:formula="of:=IF([.D660]=&quot;RedoAct&quot;;1;IF([.D660]=&quot;RedoPen&quot;;2;IF([.D660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62]=&quot;&quot;;[.B661];[.B662])" office:value-type="float" office:value="3" calcext:value-type="float">
            <text:p>3</text:p>
          </table:table-cell>
          <table:table-cell office:value-type="float" office:value="0.0000000000126134839535479" calcext:value-type="float">
            <text:p>1.26134839535479E-11</text:p>
          </table:table-cell>
          <table:table-cell table:formula="of:=IF([.C662]=0;[.C661]+1;&quot;&quot;)">
            <text:p/>
          </table:table-cell>
          <table:table-cell table:formula="of:=IF([.D661]=&quot;RedoAct&quot;;1;IF([.D661]=&quot;RedoPen&quot;;2;IF([.D661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63]=&quot;&quot;;[.B662];[.B66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63]=0;[.C662]+1;&quot;&quot;)">
            <text:p/>
          </table:table-cell>
          <table:table-cell table:formula="of:=IF([.D662]=&quot;RedoAct&quot;;1;IF([.D662]=&quot;RedoPen&quot;;2;IF([.D66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IF([.B664]=&quot;&quot;;[.B663];[.B664])" office:value-type="float" office:value="0" calcext:value-type="float">
            <text:p>0</text:p>
          </table:table-cell>
          <table:table-cell office:value-type="float" office:value="0.00017576443969328" calcext:value-type="float">
            <text:p>0.000175764439693</text:p>
          </table:table-cell>
          <table:table-cell table:formula="of:=IF([.C664]=0;[.C663]+1;&quot;&quot;)" office:value-type="float" office:value="4" calcext:value-type="float">
            <text:p>4</text:p>
          </table:table-cell>
          <table:table-cell table:formula="of:=IF([.D663]=&quot;RedoAct&quot;;1;IF([.D663]=&quot;RedoPen&quot;;2;IF([.D66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5]=&quot;&quot;;[.B664];[.B665])" office:value-type="float" office:value="1" calcext:value-type="float">
            <text:p>1</text:p>
          </table:table-cell>
          <table:table-cell office:value-type="float" office:value="0.0000000116506343110536" calcext:value-type="float">
            <text:p>1.16506343110536E-08</text:p>
          </table:table-cell>
          <table:table-cell table:formula="of:=IF([.C665]=0;[.C664]+1;&quot;&quot;)">
            <text:p/>
          </table:table-cell>
          <table:table-cell table:formula="of:=IF([.D664]=&quot;RedoAct&quot;;1;IF([.D664]=&quot;RedoPen&quot;;2;IF([.D6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6]=&quot;&quot;;[.B665];[.B666])" office:value-type="float" office:value="2" calcext:value-type="float">
            <text:p>2</text:p>
          </table:table-cell>
          <table:table-cell office:value-type="float" office:value="0.0000000000115497272425196" calcext:value-type="float">
            <text:p>1.15497272425196E-11</text:p>
          </table:table-cell>
          <table:table-cell table:formula="of:=IF([.C666]=0;[.C665]+1;&quot;&quot;)">
            <text:p/>
          </table:table-cell>
          <table:table-cell table:formula="of:=IF([.D665]=&quot;RedoAct&quot;;1;IF([.D665]=&quot;RedoPen&quot;;2;IF([.D6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667]=&quot;&quot;;[.B666];[.B667])" office:value-type="float" office:value="0" calcext:value-type="float">
            <text:p>0</text:p>
          </table:table-cell>
          <table:table-cell office:value-type="float" office:value="0.0399901524911102" calcext:value-type="float">
            <text:p>0.03999015249111</text:p>
          </table:table-cell>
          <table:table-cell table:formula="of:=IF([.C667]=0;[.C666]+1;&quot;&quot;)" office:value-type="float" office:value="3" calcext:value-type="float">
            <text:p>3</text:p>
          </table:table-cell>
          <table:table-cell table:formula="of:=IF([.D666]=&quot;RedoAct&quot;;1;IF([.D666]=&quot;RedoPen&quot;;2;IF([.D66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81--&gt;80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8]=&quot;&quot;;[.B667];[.B668])" office:value-type="float" office:value="1" calcext:value-type="float">
            <text:p>1</text:p>
          </table:table-cell>
          <table:table-cell office:value-type="float" office:value="0.000036842689412037" calcext:value-type="float">
            <text:p>3.6842689412037E-05</text:p>
          </table:table-cell>
          <table:table-cell table:formula="of:=IF([.C668]=0;[.C667]+1;&quot;&quot;)">
            <text:p/>
          </table:table-cell>
          <table:table-cell table:formula="of:=IF([.D667]=&quot;RedoAct&quot;;1;IF([.D667]=&quot;RedoPen&quot;;2;IF([.D667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9]=&quot;&quot;;[.B668];[.B669])" office:value-type="float" office:value="2" calcext:value-type="float">
            <text:p>2</text:p>
          </table:table-cell>
          <table:table-cell office:value-type="float" office:value="0.0000800115924878367" calcext:value-type="float">
            <text:p>8.00115924878367E-05</text:p>
          </table:table-cell>
          <table:table-cell table:formula="of:=IF([.C669]=0;[.C668]+1;&quot;&quot;)">
            <text:p/>
          </table:table-cell>
          <table:table-cell table:formula="of:=IF([.D668]=&quot;RedoAct&quot;;1;IF([.D668]=&quot;RedoPen&quot;;2;IF([.D668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70]=&quot;&quot;;[.B669];[.B670])" office:value-type="float" office:value="3" calcext:value-type="float">
            <text:p>3</text:p>
          </table:table-cell>
          <table:table-cell office:value-type="float" office:value="0.00000000664862249861841" calcext:value-type="float">
            <text:p>6.64862249861841E-09</text:p>
          </table:table-cell>
          <table:table-cell table:formula="of:=IF([.C670]=0;[.C669]+1;&quot;&quot;)">
            <text:p/>
          </table:table-cell>
          <table:table-cell table:formula="of:=IF([.D669]=&quot;RedoAct&quot;;1;IF([.D669]=&quot;RedoPen&quot;;2;IF([.D669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71]=&quot;&quot;;[.B670];[.B671])" office:value-type="float" office:value="4" calcext:value-type="float">
            <text:p>4</text:p>
          </table:table-cell>
          <table:table-cell office:value-type="float" office:value="0.00000000000243915863157705" calcext:value-type="float">
            <text:p>2.43915863157705E-12</text:p>
          </table:table-cell>
          <table:table-cell table:formula="of:=IF([.C671]=0;[.C670]+1;&quot;&quot;)">
            <text:p/>
          </table:table-cell>
          <table:table-cell table:formula="of:=IF([.D670]=&quot;RedoAct&quot;;1;IF([.D670]=&quot;RedoPen&quot;;2;IF([.D670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72]=&quot;&quot;;[.B671];[.B67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672]=0;[.C671]+1;&quot;&quot;)">
            <text:p/>
          </table:table-cell>
          <table:table-cell table:formula="of:=IF([.D671]=&quot;RedoAct&quot;;1;IF([.D671]=&quot;RedoPen&quot;;2;IF([.D67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673]=&quot;&quot;;[.B672];[.B673])" office:value-type="float" office:value="0" calcext:value-type="float">
            <text:p>0</text:p>
          </table:table-cell>
          <table:table-cell office:value-type="float" office:value="0.0000438273894864627" calcext:value-type="float">
            <text:p>4.38273894864627E-05</text:p>
          </table:table-cell>
          <table:table-cell table:formula="of:=IF([.C673]=0;[.C672]+1;&quot;&quot;)" office:value-type="float" office:value="5" calcext:value-type="float">
            <text:p>5</text:p>
          </table:table-cell>
          <table:table-cell table:formula="of:=IF([.D672]=&quot;RedoAct&quot;;1;IF([.D672]=&quot;RedoPen&quot;;2;IF([.D67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4]=&quot;&quot;;[.B673];[.B674])" office:value-type="float" office:value="1" calcext:value-type="float">
            <text:p>1</text:p>
          </table:table-cell>
          <table:table-cell office:value-type="float" office:value="0.000000608231602886498" calcext:value-type="float">
            <text:p>6.08231602886498E-07</text:p>
          </table:table-cell>
          <table:table-cell table:formula="of:=IF([.C674]=0;[.C673]+1;&quot;&quot;)">
            <text:p/>
          </table:table-cell>
          <table:table-cell table:formula="of:=IF([.D673]=&quot;RedoAct&quot;;1;IF([.D673]=&quot;RedoPen&quot;;2;IF([.D6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5]=&quot;&quot;;[.B674];[.B675])" office:value-type="float" office:value="2" calcext:value-type="float">
            <text:p>2</text:p>
          </table:table-cell>
          <table:table-cell office:value-type="float" office:value="0.00000000000827916238105119" calcext:value-type="float">
            <text:p>8.27916238105119E-12</text:p>
          </table:table-cell>
          <table:table-cell table:formula="of:=IF([.C675]=0;[.C674]+1;&quot;&quot;)">
            <text:p/>
          </table:table-cell>
          <table:table-cell table:formula="of:=IF([.D674]=&quot;RedoAct&quot;;1;IF([.D674]=&quot;RedoPen&quot;;2;IF([.D6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676]=&quot;&quot;;[.B675];[.B676])" office:value-type="float" office:value="0" calcext:value-type="float">
            <text:p>0</text:p>
          </table:table-cell>
          <table:table-cell office:value-type="float" office:value="0.0379104318755062" calcext:value-type="float">
            <text:p>0.037910431875506</text:p>
          </table:table-cell>
          <table:table-cell table:formula="of:=IF([.C676]=0;[.C675]+1;&quot;&quot;)" office:value-type="float" office:value="3" calcext:value-type="float">
            <text:p>3</text:p>
          </table:table-cell>
          <table:table-cell table:formula="of:=IF([.D675]=&quot;RedoAct&quot;;1;IF([.D675]=&quot;RedoPen&quot;;2;IF([.D675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93--&gt;92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7]=&quot;&quot;;[.B676];[.B677])" office:value-type="float" office:value="1" calcext:value-type="float">
            <text:p>1</text:p>
          </table:table-cell>
          <table:table-cell office:value-type="float" office:value="0.0000598908186681941" calcext:value-type="float">
            <text:p>5.98908186681941E-05</text:p>
          </table:table-cell>
          <table:table-cell table:formula="of:=IF([.C677]=0;[.C676]+1;&quot;&quot;)">
            <text:p/>
          </table:table-cell>
          <table:table-cell table:formula="of:=IF([.D676]=&quot;RedoAct&quot;;1;IF([.D676]=&quot;RedoPen&quot;;2;IF([.D6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8]=&quot;&quot;;[.B677];[.B678])" office:value-type="float" office:value="2" calcext:value-type="float">
            <text:p>2</text:p>
          </table:table-cell>
          <table:table-cell office:value-type="float" office:value="0.000217003949254368" calcext:value-type="float">
            <text:p>0.000217003949254</text:p>
          </table:table-cell>
          <table:table-cell table:formula="of:=IF([.C678]=0;[.C677]+1;&quot;&quot;)">
            <text:p/>
          </table:table-cell>
          <table:table-cell table:formula="of:=IF([.D677]=&quot;RedoAct&quot;;1;IF([.D677]=&quot;RedoPen&quot;;2;IF([.D6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79]=&quot;&quot;;[.B678];[.B679])" office:value-type="float" office:value="3" calcext:value-type="float">
            <text:p>3</text:p>
          </table:table-cell>
          <table:table-cell office:value-type="float" office:value="0.0000000525001642651881" calcext:value-type="float">
            <text:p>5.25001642651881E-08</text:p>
          </table:table-cell>
          <table:table-cell table:formula="of:=IF([.C679]=0;[.C678]+1;&quot;&quot;)">
            <text:p/>
          </table:table-cell>
          <table:table-cell table:formula="of:=IF([.D678]=&quot;RedoAct&quot;;1;IF([.D678]=&quot;RedoPen&quot;;2;IF([.D6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0]=&quot;&quot;;[.B679];[.B680])" office:value-type="float" office:value="4" calcext:value-type="float">
            <text:p>4</text:p>
          </table:table-cell>
          <table:table-cell office:value-type="float" office:value="0.000000000131553347366109" calcext:value-type="float">
            <text:p>1.31553347366109E-10</text:p>
          </table:table-cell>
          <table:table-cell table:formula="of:=IF([.C680]=0;[.C679]+1;&quot;&quot;)">
            <text:p/>
          </table:table-cell>
          <table:table-cell table:formula="of:=IF([.D679]=&quot;RedoAct&quot;;1;IF([.D679]=&quot;RedoPen&quot;;2;IF([.D6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81]=&quot;&quot;;[.B680];[.B681])" office:value-type="float" office:value="5" calcext:value-type="float">
            <text:p>5</text:p>
          </table:table-cell>
          <table:table-cell office:value-type="float" office:value="0.0000000000000123976292539283" calcext:value-type="float">
            <text:p>1.23976292539283E-14</text:p>
          </table:table-cell>
          <table:table-cell table:formula="of:=IF([.C681]=0;[.C680]+1;&quot;&quot;)">
            <text:p/>
          </table:table-cell>
          <table:table-cell table:formula="of:=IF([.D680]=&quot;RedoAct&quot;;1;IF([.D680]=&quot;RedoPen&quot;;2;IF([.D6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82]=&quot;&quot;;[.B681];[.B682])" office:value-type="float" office:value="0" calcext:value-type="float">
            <text:p>0</text:p>
          </table:table-cell>
          <table:table-cell office:value-type="float" office:value="0.037440087659487" calcext:value-type="float">
            <text:p>0.037440087659487</text:p>
          </table:table-cell>
          <table:table-cell table:formula="of:=IF([.C682]=0;[.C681]+1;&quot;&quot;)" office:value-type="float" office:value="6" calcext:value-type="float">
            <text:p>6</text:p>
          </table:table-cell>
          <table:table-cell table:formula="of:=IF([.D681]=&quot;RedoAct&quot;;1;IF([.D681]=&quot;RedoPen&quot;;2;IF([.D681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92--&gt;48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83]=&quot;&quot;;[.B682];[.B683])" office:value-type="float" office:value="1" calcext:value-type="float">
            <text:p>1</text:p>
          </table:table-cell>
          <table:table-cell office:value-type="float" office:value="0.000109371406735141" calcext:value-type="float">
            <text:p>0.000109371406735</text:p>
          </table:table-cell>
          <table:table-cell table:formula="of:=IF([.C683]=0;[.C682]+1;&quot;&quot;)">
            <text:p/>
          </table:table-cell>
          <table:table-cell table:formula="of:=IF([.D682]=&quot;RedoAct&quot;;1;IF([.D682]=&quot;RedoPen&quot;;2;IF([.D682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4]=&quot;&quot;;[.B683];[.B684])" office:value-type="float" office:value="2" calcext:value-type="float">
            <text:p>2</text:p>
          </table:table-cell>
          <table:table-cell office:value-type="float" office:value="0.000209320532744295" calcext:value-type="float">
            <text:p>0.000209320532744</text:p>
          </table:table-cell>
          <table:table-cell table:formula="of:=IF([.C684]=0;[.C683]+1;&quot;&quot;)">
            <text:p/>
          </table:table-cell>
          <table:table-cell table:formula="of:=IF([.D683]=&quot;RedoAct&quot;;1;IF([.D683]=&quot;RedoPen&quot;;2;IF([.D683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85]=&quot;&quot;;[.B684];[.B685])" office:value-type="float" office:value="3" calcext:value-type="float">
            <text:p>3</text:p>
          </table:table-cell>
          <table:table-cell office:value-type="float" office:value="0.000000143706979367235" calcext:value-type="float">
            <text:p>1.43706979367235E-07</text:p>
          </table:table-cell>
          <table:table-cell table:formula="of:=IF([.C685]=0;[.C684]+1;&quot;&quot;)">
            <text:p/>
          </table:table-cell>
          <table:table-cell table:formula="of:=IF([.D684]=&quot;RedoAct&quot;;1;IF([.D684]=&quot;RedoPen&quot;;2;IF([.D684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6]=&quot;&quot;;[.B685];[.B686])" office:value-type="float" office:value="4" calcext:value-type="float">
            <text:p>4</text:p>
          </table:table-cell>
          <table:table-cell office:value-type="float" office:value="0.00000000016005758788703" calcext:value-type="float">
            <text:p>1.6005758788703E-10</text:p>
          </table:table-cell>
          <table:table-cell table:formula="of:=IF([.C686]=0;[.C685]+1;&quot;&quot;)">
            <text:p/>
          </table:table-cell>
          <table:table-cell table:formula="of:=IF([.D685]=&quot;RedoAct&quot;;1;IF([.D685]=&quot;RedoPen&quot;;2;IF([.D685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87]=&quot;&quot;;[.B686];[.B687])" office:value-type="float" office:value="5" calcext:value-type="float">
            <text:p>5</text:p>
          </table:table-cell>
          <table:table-cell office:value-type="float" office:value="0.000000000000015481181263949" calcext:value-type="float">
            <text:p>1.5481181263949E-14</text:p>
          </table:table-cell>
          <table:table-cell table:formula="of:=IF([.C687]=0;[.C686]+1;&quot;&quot;)">
            <text:p/>
          </table:table-cell>
          <table:table-cell table:formula="of:=IF([.D686]=&quot;RedoAct&quot;;1;IF([.D686]=&quot;RedoPen&quot;;2;IF([.D686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88]=&quot;&quot;;[.B687];[.B688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688]=0;[.C687]+1;&quot;&quot;)">
            <text:p/>
          </table:table-cell>
          <table:table-cell table:formula="of:=IF([.D687]=&quot;RedoAct&quot;;1;IF([.D687]=&quot;RedoPen&quot;;2;IF([.D68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89]=&quot;&quot;;[.B688];[.B689])" office:value-type="float" office:value="0" calcext:value-type="float">
            <text:p>0</text:p>
          </table:table-cell>
          <table:table-cell office:value-type="float" office:value="0.000216504740543176" calcext:value-type="float">
            <text:p>0.000216504740543</text:p>
          </table:table-cell>
          <table:table-cell table:formula="of:=IF([.C689]=0;[.C688]+1;&quot;&quot;)" office:value-type="float" office:value="6" calcext:value-type="float">
            <text:p>6</text:p>
          </table:table-cell>
          <table:table-cell table:formula="of:=IF([.D688]=&quot;RedoAct&quot;;1;IF([.D688]=&quot;RedoPen&quot;;2;IF([.D688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0]=&quot;&quot;;[.B689];[.B690])" office:value-type="float" office:value="1" calcext:value-type="float">
            <text:p>1</text:p>
          </table:table-cell>
          <table:table-cell office:value-type="float" office:value="0.0000986312251906035" calcext:value-type="float">
            <text:p>9.86312251906035E-05</text:p>
          </table:table-cell>
          <table:table-cell table:formula="of:=IF([.C690]=0;[.C689]+1;&quot;&quot;)">
            <text:p/>
          </table:table-cell>
          <table:table-cell table:formula="of:=IF([.D689]=&quot;RedoAct&quot;;1;IF([.D689]=&quot;RedoPen&quot;;2;IF([.D6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91]=&quot;&quot;;[.B690];[.B691])" office:value-type="float" office:value="2" calcext:value-type="float">
            <text:p>2</text:p>
          </table:table-cell>
          <table:table-cell office:value-type="float" office:value="0.00000000301909089666532" calcext:value-type="float">
            <text:p>3.01909089666532E-09</text:p>
          </table:table-cell>
          <table:table-cell table:formula="of:=IF([.C691]=0;[.C690]+1;&quot;&quot;)">
            <text:p/>
          </table:table-cell>
          <table:table-cell table:formula="of:=IF([.D690]=&quot;RedoAct&quot;;1;IF([.D690]=&quot;RedoPen&quot;;2;IF([.D6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2]=&quot;&quot;;[.B691];[.B692])" office:value-type="float" office:value="3" calcext:value-type="float">
            <text:p>3</text:p>
          </table:table-cell>
          <table:table-cell office:value-type="float" office:value="0.000000000000357809661306512" calcext:value-type="float">
            <text:p>3.57809661306512E-13</text:p>
          </table:table-cell>
          <table:table-cell table:formula="of:=IF([.C692]=0;[.C691]+1;&quot;&quot;)">
            <text:p/>
          </table:table-cell>
          <table:table-cell table:formula="of:=IF([.D691]=&quot;RedoAct&quot;;1;IF([.D691]=&quot;RedoPen&quot;;2;IF([.D6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93]=&quot;&quot;;[.B692];[.B69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93]=0;[.C692]+1;&quot;&quot;)">
            <text:p/>
          </table:table-cell>
          <table:table-cell table:formula="of:=IF([.D692]=&quot;RedoAct&quot;;1;IF([.D692]=&quot;RedoPen&quot;;2;IF([.D6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94]=&quot;&quot;;[.B693];[.B694])" office:value-type="float" office:value="0" calcext:value-type="float">
            <text:p>0</text:p>
          </table:table-cell>
          <table:table-cell office:value-type="float" office:value="0.000000159508526313289" calcext:value-type="float">
            <text:p>1.59508526313289E-07</text:p>
          </table:table-cell>
          <table:table-cell table:formula="of:=IF([.C694]=0;[.C693]+1;&quot;&quot;)" office:value-type="float" office:value="4" calcext:value-type="float">
            <text:p>4</text:p>
          </table:table-cell>
          <table:table-cell table:formula="of:=IF([.D693]=&quot;RedoAct&quot;;1;IF([.D693]=&quot;RedoPen&quot;;2;IF([.D693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5]=&quot;&quot;;[.B694];[.B695])" office:value-type="float" office:value="1" calcext:value-type="float">
            <text:p>1</text:p>
          </table:table-cell>
          <table:table-cell office:value-type="float" office:value="0.0000000000957947728629017" calcext:value-type="float">
            <text:p>9.57947728629017E-11</text:p>
          </table:table-cell>
          <table:table-cell table:formula="of:=IF([.C695]=0;[.C694]+1;&quot;&quot;)">
            <text:p/>
          </table:table-cell>
          <table:table-cell table:formula="of:=IF([.D694]=&quot;RedoAct&quot;;1;IF([.D694]=&quot;RedoPen&quot;;2;IF([.D6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96]=&quot;&quot;;[.B695];[.B696])" office:value-type="float" office:value="0" calcext:value-type="float">
            <text:p>0</text:p>
          </table:table-cell>
          <table:table-cell office:value-type="float" office:value="0.044630266257704" calcext:value-type="float">
            <text:p>0.044630266257704</text:p>
          </table:table-cell>
          <table:table-cell table:formula="of:=IF([.C696]=0;[.C695]+1;&quot;&quot;)" office:value-type="float" office:value="2" calcext:value-type="float">
            <text:p>2</text:p>
          </table:table-cell>
          <table:table-cell table:formula="of:=IF([.D695]=&quot;RedoAct&quot;;1;IF([.D695]=&quot;RedoPen&quot;;2;IF([.D695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7]=&quot;&quot;;[.B696];[.B697])" office:value-type="float" office:value="1" calcext:value-type="float">
            <text:p>1</text:p>
          </table:table-cell>
          <table:table-cell office:value-type="float" office:value="0.0660217646247061" calcext:value-type="float">
            <text:p>0.066021764624706</text:p>
          </table:table-cell>
          <table:table-cell table:formula="of:=IF([.C697]=0;[.C696]+1;&quot;&quot;)">
            <text:p/>
          </table:table-cell>
          <table:table-cell table:formula="of:=IF([.D696]=&quot;RedoAct&quot;;1;IF([.D696]=&quot;RedoPen&quot;;2;IF([.D696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5: 88--&gt;89out</text:p>
          </table:table-cell>
          <table:table-cell office:value-type="string" calcext:value-type="string">
            <text:p>132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98]=&quot;&quot;;[.B697];[.B698])" office:value-type="float" office:value="2" calcext:value-type="float">
            <text:p>2</text:p>
          </table:table-cell>
          <table:table-cell office:value-type="float" office:value="0.00354319655942949" calcext:value-type="float">
            <text:p>0.003543196559429</text:p>
          </table:table-cell>
          <table:table-cell table:formula="of:=IF([.C698]=0;[.C697]+1;&quot;&quot;)">
            <text:p/>
          </table:table-cell>
          <table:table-cell table:formula="of:=IF([.D697]=&quot;RedoAct&quot;;1;IF([.D697]=&quot;RedoPen&quot;;2;IF([.D69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9]=&quot;&quot;;[.B698];[.B699])" office:value-type="float" office:value="3" calcext:value-type="float">
            <text:p>3</text:p>
          </table:table-cell>
          <table:table-cell office:value-type="float" office:value="0.0520349257014502" calcext:value-type="float">
            <text:p>0.05203492570145</text:p>
          </table:table-cell>
          <table:table-cell table:formula="of:=IF([.C699]=0;[.C698]+1;&quot;&quot;)">
            <text:p/>
          </table:table-cell>
          <table:table-cell table:formula="of:=IF([.D698]=&quot;RedoAct&quot;;1;IF([.D698]=&quot;RedoPen&quot;;2;IF([.D698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0]=&quot;&quot;;[.B699];[.B700])" office:value-type="float" office:value="4" calcext:value-type="float">
            <text:p>4</text:p>
          </table:table-cell>
          <table:table-cell office:value-type="float" office:value="0.000623722934450255" calcext:value-type="float">
            <text:p>0.00062372293445</text:p>
          </table:table-cell>
          <table:table-cell table:formula="of:=IF([.C700]=0;[.C699]+1;&quot;&quot;)">
            <text:p/>
          </table:table-cell>
          <table:table-cell table:formula="of:=IF([.D699]=&quot;RedoAct&quot;;1;IF([.D699]=&quot;RedoPen&quot;;2;IF([.D6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701]=&quot;&quot;;[.B700];[.B701])" office:value-type="float" office:value="5" calcext:value-type="float">
            <text:p>5</text:p>
          </table:table-cell>
          <table:table-cell office:value-type="float" office:value="0.020162957538922" calcext:value-type="float">
            <text:p>0.020162957538922</text:p>
          </table:table-cell>
          <table:table-cell table:formula="of:=IF([.C701]=0;[.C700]+1;&quot;&quot;)">
            <text:p/>
          </table:table-cell>
          <table:table-cell table:formula="of:=IF([.D700]=&quot;RedoAct&quot;;1;IF([.D700]=&quot;RedoPen&quot;;2;IF([.D700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702]=&quot;&quot;;[.B701];[.B702])" office:value-type="float" office:value="6" calcext:value-type="float">
            <text:p>6</text:p>
          </table:table-cell>
          <table:table-cell office:value-type="float" office:value="0.00234252679167059" calcext:value-type="float">
            <text:p>0.002342526791671</text:p>
          </table:table-cell>
          <table:table-cell table:formula="of:=IF([.C702]=0;[.C701]+1;&quot;&quot;)">
            <text:p/>
          </table:table-cell>
          <table:table-cell table:formula="of:=IF([.D701]=&quot;RedoAct&quot;;1;IF([.D701]=&quot;RedoPen&quot;;2;IF([.D7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703]=&quot;&quot;;[.B702];[.B703])" office:value-type="float" office:value="7" calcext:value-type="float">
            <text:p>7</text:p>
          </table:table-cell>
          <table:table-cell office:value-type="float" office:value="0.000600818542802433" calcext:value-type="float">
            <text:p>0.000600818542802</text:p>
          </table:table-cell>
          <table:table-cell table:formula="of:=IF([.C703]=0;[.C702]+1;&quot;&quot;)">
            <text:p/>
          </table:table-cell>
          <table:table-cell table:formula="of:=IF([.D702]=&quot;RedoAct&quot;;1;IF([.D702]=&quot;RedoPen&quot;;2;IF([.D7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04]=&quot;&quot;;[.B703];[.B704])" office:value-type="float" office:value="7" calcext:value-type="float">
            <text:p>7</text:p>
          </table:table-cell>
          <table:table-cell office:value-type="string" calcext:value-type="string">
            <text:p>Cutback</text:p>
          </table:table-cell>
          <table:table-cell table:formula="of:=IF([.C704]=0;[.C703]+1;&quot;&quot;)">
            <text:p/>
          </table:table-cell>
          <table:table-cell table:formula="of:=IF([.D703]=&quot;RedoAct&quot;;1;IF([.D703]=&quot;RedoPen&quot;;2;IF([.D7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IF([.B705]=&quot;&quot;;[.B704];[.B705])" office:value-type="float" office:value="0" calcext:value-type="float">
            <text:p>0</text:p>
          </table:table-cell>
          <table:table-cell office:value-type="float" office:value="0.0153550802993166" calcext:value-type="float">
            <text:p>0.015355080299317</text:p>
          </table:table-cell>
          <table:table-cell table:formula="of:=IF([.C705]=0;[.C704]+1;&quot;&quot;)" office:value-type="float" office:value="8" calcext:value-type="float">
            <text:p>8</text:p>
          </table:table-cell>
          <table:table-cell table:formula="of:=IF([.D704]=&quot;RedoAct&quot;;1;IF([.D704]=&quot;RedoPen&quot;;2;IF([.D704]=&quot;Cutback&quot;;-1;0)))" office:value-type="float" office:value="-1" calcext:value-type="float">
            <text:p>-1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9: 85--&gt;84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06]=&quot;&quot;;[.B705];[.B706])" office:value-type="float" office:value="1" calcext:value-type="float">
            <text:p>1</text:p>
          </table:table-cell>
          <table:table-cell office:value-type="float" office:value="0.00018709642611538" calcext:value-type="float">
            <text:p>0.000187096426115</text:p>
          </table:table-cell>
          <table:table-cell table:formula="of:=IF([.C706]=0;[.C705]+1;&quot;&quot;)">
            <text:p/>
          </table:table-cell>
          <table:table-cell table:formula="of:=IF([.D705]=&quot;RedoAct&quot;;1;IF([.D705]=&quot;RedoPen&quot;;2;IF([.D7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07]=&quot;&quot;;[.B706];[.B707])" office:value-type="float" office:value="2" calcext:value-type="float">
            <text:p>2</text:p>
          </table:table-cell>
          <table:table-cell office:value-type="float" office:value="0.0000371471909292199" calcext:value-type="float">
            <text:p>3.71471909292199E-05</text:p>
          </table:table-cell>
          <table:table-cell table:formula="of:=IF([.C707]=0;[.C706]+1;&quot;&quot;)">
            <text:p/>
          </table:table-cell>
          <table:table-cell table:formula="of:=IF([.D706]=&quot;RedoAct&quot;;1;IF([.D706]=&quot;RedoPen&quot;;2;IF([.D7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08]=&quot;&quot;;[.B707];[.B708])" office:value-type="float" office:value="3" calcext:value-type="float">
            <text:p>3</text:p>
          </table:table-cell>
          <table:table-cell office:value-type="float" office:value="0.00000000101834408603796" calcext:value-type="float">
            <text:p>1.01834408603796E-09</text:p>
          </table:table-cell>
          <table:table-cell table:formula="of:=IF([.C708]=0;[.C707]+1;&quot;&quot;)">
            <text:p/>
          </table:table-cell>
          <table:table-cell table:formula="of:=IF([.D707]=&quot;RedoAct&quot;;1;IF([.D707]=&quot;RedoPen&quot;;2;IF([.D7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9]=&quot;&quot;;[.B708];[.B709])" office:value-type="float" office:value="4" calcext:value-type="float">
            <text:p>4</text:p>
          </table:table-cell>
          <table:table-cell office:value-type="float" office:value="0.0000000000000145667360381378" calcext:value-type="float">
            <text:p>1.45667360381378E-14</text:p>
          </table:table-cell>
          <table:table-cell table:formula="of:=IF([.C709]=0;[.C708]+1;&quot;&quot;)">
            <text:p/>
          </table:table-cell>
          <table:table-cell table:formula="of:=IF([.D708]=&quot;RedoAct&quot;;1;IF([.D708]=&quot;RedoPen&quot;;2;IF([.D7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10]=&quot;&quot;;[.B709];[.B71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710]=0;[.C709]+1;&quot;&quot;)">
            <text:p/>
          </table:table-cell>
          <table:table-cell table:formula="of:=IF([.D709]=&quot;RedoAct&quot;;1;IF([.D709]=&quot;RedoPen&quot;;2;IF([.D7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IF([.B711]=&quot;&quot;;[.B710];[.B711])" office:value-type="float" office:value="0" calcext:value-type="float">
            <text:p>0</text:p>
          </table:table-cell>
          <table:table-cell office:value-type="float" office:value="0.000000061844003339334" calcext:value-type="float">
            <text:p>6.1844003339334E-08</text:p>
          </table:table-cell>
          <table:table-cell table:formula="of:=IF([.C711]=0;[.C710]+1;&quot;&quot;)" office:value-type="float" office:value="5" calcext:value-type="float">
            <text:p>5</text:p>
          </table:table-cell>
          <table:table-cell table:formula="of:=IF([.D710]=&quot;RedoAct&quot;;1;IF([.D710]=&quot;RedoPen&quot;;2;IF([.D710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12]=&quot;&quot;;[.B711];[.B712])" office:value-type="float" office:value="1" calcext:value-type="float">
            <text:p>1</text:p>
          </table:table-cell>
          <table:table-cell office:value-type="float" office:value="0.0000000000135056026781461" calcext:value-type="float">
            <text:p>1.35056026781461E-11</text:p>
          </table:table-cell>
          <table:table-cell table:formula="of:=IF([.C712]=0;[.C711]+1;&quot;&quot;)">
            <text:p/>
          </table:table-cell>
          <table:table-cell table:formula="of:=IF([.D711]=&quot;RedoAct&quot;;1;IF([.D711]=&quot;RedoPen&quot;;2;IF([.D7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13]=&quot;&quot;;[.B712];[.B713])" office:value-type="float" office:value="0" calcext:value-type="float">
            <text:p>0</text:p>
          </table:table-cell>
          <table:table-cell office:value-type="float" office:value="0.00653207548370541" calcext:value-type="float">
            <text:p>0.006532075483705</text:p>
          </table:table-cell>
          <table:table-cell table:formula="of:=IF([.C713]=0;[.C712]+1;&quot;&quot;)" office:value-type="float" office:value="2" calcext:value-type="float">
            <text:p>2</text:p>
          </table:table-cell>
          <table:table-cell table:formula="of:=IF([.D712]=&quot;RedoAct&quot;;1;IF([.D712]=&quot;RedoPen&quot;;2;IF([.D71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14]=&quot;&quot;;[.B713];[.B714])" office:value-type="float" office:value="1" calcext:value-type="float">
            <text:p>1</text:p>
          </table:table-cell>
          <table:table-cell office:value-type="float" office:value="0.0000142165924039641" calcext:value-type="float">
            <text:p>1.42165924039641E-05</text:p>
          </table:table-cell>
          <table:table-cell table:formula="of:=IF([.C714]=0;[.C713]+1;&quot;&quot;)">
            <text:p/>
          </table:table-cell>
          <table:table-cell table:formula="of:=IF([.D713]=&quot;RedoAct&quot;;1;IF([.D713]=&quot;RedoPen&quot;;2;IF([.D7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15]=&quot;&quot;;[.B714];[.B715])" office:value-type="float" office:value="2" calcext:value-type="float">
            <text:p>2</text:p>
          </table:table-cell>
          <table:table-cell office:value-type="float" office:value="0.000000300291325919038" calcext:value-type="float">
            <text:p>3.00291325919038E-07</text:p>
          </table:table-cell>
          <table:table-cell table:formula="of:=IF([.C715]=0;[.C714]+1;&quot;&quot;)">
            <text:p/>
          </table:table-cell>
          <table:table-cell table:formula="of:=IF([.D714]=&quot;RedoAct&quot;;1;IF([.D714]=&quot;RedoPen&quot;;2;IF([.D7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16]=&quot;&quot;;[.B715];[.B716])" office:value-type="float" office:value="3" calcext:value-type="float">
            <text:p>3</text:p>
          </table:table-cell>
          <table:table-cell office:value-type="float" office:value="0.000000000000072723039997218" calcext:value-type="float">
            <text:p>7.2723039997218E-14</text:p>
          </table:table-cell>
          <table:table-cell table:formula="of:=IF([.C716]=0;[.C715]+1;&quot;&quot;)">
            <text:p/>
          </table:table-cell>
          <table:table-cell table:formula="of:=IF([.D715]=&quot;RedoAct&quot;;1;IF([.D715]=&quot;RedoPen&quot;;2;IF([.D7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formula="of:=IF([.C717]=0;[.C716]+1;&quot;&quot;)" office:value-type="float" office:value="4" calcext:value-type="float">
            <text:p>4</text:p>
          </table:table-cell>
          <table:table-cell table:formula="of:=IF([.D716]=&quot;RedoAct&quot;;1;IF([.D716]=&quot;RedoPen&quot;;2;IF([.D716]=&quot;Cutback&quot;;-1;0)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8.9535in" svg:height="3.7858in" svg:x="1.0295in" svg:y="0.565in">
            <draw:object draw:notify-on-update-of-ranges="Sheet2.A3:Sheet2.A172 Sheet2.D1:Sheet2.D1 Sheet2.D3:Sheet2.D172 Sheet2.A3:Sheet2.A172 Sheet2.E1:Sheet2.E1 Sheet2.E3:Sheet2.E172 Sheet2.A3:Sheet2.A172 Sheet2.F1:Sheet2.F1 Sheet2.F3:Sheet2.F172 Sheet2.A3:Sheet2.A172 Sheet2.G1:Sheet2.G1 Sheet2.G3:Sheet2.G172 Sheet2.A2:Sheet2.A172 Sheet2.B1:Sheet2.B1 Sheet2.B2:Sheet2.B1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]=0;[.B12];&quot;&quot;)">
            <text:p/>
          </table:table-cell>
          <table:table-cell table:formula="of:=IF([.C12]=1;[.B12];&quot;&quot;)" office:value-type="float" office:value="1" calcext:value-type="float">
            <text:p>1</text:p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4" calcext:value-type="float">
            <text:p>4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4" calcext:value-type="float">
            <text:p>4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5" calcext:value-type="float">
            <text:p>5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6" calcext:value-type="float">
            <text:p>6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8]=0;[.B18];&quot;&quot;)" office:value-type="float" office:value="6" calcext:value-type="float">
            <text:p>6</text:p>
          </table:table-cell>
          <table:table-cell table:formula="of:=IF([.C18]=1;[.B18];&quot;&quot;)">
            <text:p/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6" calcext:value-type="float">
            <text:p>6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5" calcext:value-type="float">
            <text:p>5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]=0;[.B21];&quot;&quot;)" office:value-type="float" office:value="4" calcext:value-type="float">
            <text:p>4</text:p>
          </table:table-cell>
          <table:table-cell table:formula="of:=IF([.C21]=1;[.B21];&quot;&quot;)">
            <text:p/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]=0;[.B22];&quot;&quot;)">
            <text:p/>
          </table:table-cell>
          <table:table-cell table:formula="of:=IF([.C22]=1;[.B22];&quot;&quot;)" office:value-type="float" office:value="4" calcext:value-type="float">
            <text:p>4</text:p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4" calcext:value-type="float">
            <text:p>4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]=0;[.B24];&quot;&quot;)">
            <text:p/>
          </table:table-cell>
          <table:table-cell table:formula="of:=IF([.C24]=1;[.B24];&quot;&quot;)" office:value-type="float" office:value="4" calcext:value-type="float">
            <text:p>4</text:p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5]=0;[.B25];&quot;&quot;)" office:value-type="float" office:value="4" calcext:value-type="float">
            <text:p>4</text:p>
          </table:table-cell>
          <table:table-cell table:formula="of:=IF([.C25]=1;[.B25];&quot;&quot;)">
            <text:p/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4" calcext:value-type="float">
            <text:p>4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7]=0;[.B27];&quot;&quot;)" office:value-type="float" office:value="4" calcext:value-type="float">
            <text:p>4</text:p>
          </table:table-cell>
          <table:table-cell table:formula="of:=IF([.C27]=1;[.B27];&quot;&quot;)">
            <text:p/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5" calcext:value-type="float">
            <text:p>5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5" calcext:value-type="float">
            <text:p>5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4" calcext:value-type="float">
            <text:p>4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4" calcext:value-type="float">
            <text:p>4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3]=0;[.B33];&quot;&quot;)" office:value-type="float" office:value="4" calcext:value-type="float">
            <text:p>4</text:p>
          </table:table-cell>
          <table:table-cell table:formula="of:=IF([.C33]=1;[.B33];&quot;&quot;)">
            <text:p/>
          </table:table-cell>
          <table:table-cell table:formula="of:=IF([.C33]=2;[.B33];&quot;&quot;)">
            <text:p/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4" calcext:value-type="float">
            <text:p>4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5]=0;[.B35];&quot;&quot;)" office:value-type="float" office:value="4" calcext:value-type="float">
            <text:p>4</text:p>
          </table:table-cell>
          <table:table-cell table:formula="of:=IF([.C35]=1;[.B35];&quot;&quot;)">
            <text:p/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6]=0;[.B36];&quot;&quot;)">
            <text:p/>
          </table:table-cell>
          <table:table-cell table:formula="of:=IF([.C36]=1;[.B36];&quot;&quot;)" office:value-type="float" office:value="4" calcext:value-type="float">
            <text:p>4</text:p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7]=0;[.B37];&quot;&quot;)" office:value-type="float" office:value="4" calcext:value-type="float">
            <text:p>4</text:p>
          </table:table-cell>
          <table:table-cell table:formula="of:=IF([.C37]=1;[.B37];&quot;&quot;)">
            <text:p/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8]=0;[.B38];&quot;&quot;)">
            <text:p/>
          </table:table-cell>
          <table:table-cell table:formula="of:=IF([.C38]=1;[.B38];&quot;&quot;)" office:value-type="float" office:value="4" calcext:value-type="float">
            <text:p>4</text:p>
          </table:table-cell>
          <table:table-cell table:formula="of:=IF([.C38]=2;[.B38];&quot;&quot;)">
            <text:p/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4" calcext:value-type="float">
            <text:p>4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0]=0;[.B40];&quot;&quot;)" office:value-type="float" office:value="4" calcext:value-type="float">
            <text:p>4</text:p>
          </table:table-cell>
          <table:table-cell table:formula="of:=IF([.C40]=1;[.B40];&quot;&quot;)">
            <text:p/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6" calcext:value-type="float">
            <text:p>6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3]=0;[.B43];&quot;&quot;)">
            <text:p/>
          </table:table-cell>
          <table:table-cell table:formula="of:=IF([.C43]=1;[.B43];&quot;&quot;)" office:value-type="float" office:value="4" calcext:value-type="float">
            <text:p>4</text:p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4]=0;[.B44];&quot;&quot;)" office:value-type="float" office:value="4" calcext:value-type="float">
            <text:p>4</text:p>
          </table:table-cell>
          <table:table-cell table:formula="of:=IF([.C44]=1;[.B44];&quot;&quot;)">
            <text:p/>
          </table:table-cell>
          <table:table-cell table:formula="of:=IF([.C44]=2;[.B44];&quot;&quot;)">
            <text:p/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]=0;[.B45];&quot;&quot;)">
            <text:p/>
          </table:table-cell>
          <table:table-cell table:formula="of:=IF([.C45]=1;[.B45];&quot;&quot;)" office:value-type="float" office:value="5" calcext:value-type="float">
            <text:p>5</text:p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46]=0;[.B46];&quot;&quot;)">
            <text:p/>
          </table:table-cell>
          <table:table-cell table:formula="of:=IF([.C46]=1;[.B46];&quot;&quot;)">
            <text:p/>
          </table:table-cell>
          <table:table-cell table:formula="of:=IF([.C46]=2;[.B46];&quot;&quot;)" office:value-type="float" office:value="3" calcext:value-type="float">
            <text:p>3</text:p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7]=0;[.B47];&quot;&quot;)" office:value-type="float" office:value="3" calcext:value-type="float">
            <text:p>3</text:p>
          </table:table-cell>
          <table:table-cell table:formula="of:=IF([.C47]=1;[.B47];&quot;&quot;)">
            <text:p/>
          </table:table-cell>
          <table:table-cell table:formula="of:=IF([.C47]=2;[.B47];&quot;&quot;)">
            <text:p/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4" calcext:value-type="float">
            <text:p>4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9]=0;[.B49];&quot;&quot;)" office:value-type="float" office:value="4" calcext:value-type="float">
            <text:p>4</text:p>
          </table:table-cell>
          <table:table-cell table:formula="of:=IF([.C49]=1;[.B49];&quot;&quot;)">
            <text:p/>
          </table:table-cell>
          <table:table-cell table:formula="of:=IF([.C49]=2;[.B49];&quot;&quot;)">
            <text:p/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0]=0;[.B50];&quot;&quot;)">
            <text:p/>
          </table:table-cell>
          <table:table-cell table:formula="of:=IF([.C50]=1;[.B50];&quot;&quot;)" office:value-type="float" office:value="4" calcext:value-type="float">
            <text:p>4</text:p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1]=0;[.B51];&quot;&quot;)" office:value-type="float" office:value="3" calcext:value-type="float">
            <text:p>3</text:p>
          </table:table-cell>
          <table:table-cell table:formula="of:=IF([.C51]=1;[.B51];&quot;&quot;)">
            <text:p/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]=0;[.B52];&quot;&quot;)">
            <text:p/>
          </table:table-cell>
          <table:table-cell table:formula="of:=IF([.C52]=1;[.B52];&quot;&quot;)" office:value-type="float" office:value="5" calcext:value-type="float">
            <text:p>5</text:p>
          </table:table-cell>
          <table:table-cell table:formula="of:=IF([.C52]=2;[.B52];&quot;&quot;)">
            <text:p/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4]=0;[.B54];&quot;&quot;)">
            <text:p/>
          </table:table-cell>
          <table:table-cell table:formula="of:=IF([.C54]=1;[.B54];&quot;&quot;)" office:value-type="float" office:value="4" calcext:value-type="float">
            <text:p>4</text:p>
          </table:table-cell>
          <table:table-cell table:formula="of:=IF([.C54]=2;[.B54];&quot;&quot;)">
            <text:p/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5" calcext:value-type="float">
            <text:p>5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6]=0;[.B56];&quot;&quot;)" office:value-type="float" office:value="4" calcext:value-type="float">
            <text:p>4</text:p>
          </table:table-cell>
          <table:table-cell table:formula="of:=IF([.C56]=1;[.B56];&quot;&quot;)">
            <text:p/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5" calcext:value-type="float">
            <text:p>5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]=0;[.B58];&quot;&quot;)" office:value-type="float" office:value="5" calcext:value-type="float">
            <text:p>5</text:p>
          </table:table-cell>
          <table:table-cell table:formula="of:=IF([.C58]=1;[.B58];&quot;&quot;)">
            <text:p/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59]=0;[.B59];&quot;&quot;)">
            <text:p/>
          </table:table-cell>
          <table:table-cell table:formula="of:=IF([.C59]=1;[.B59];&quot;&quot;)" office:value-type="float" office:value="6" calcext:value-type="float">
            <text:p>6</text:p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0]=0;[.B60];&quot;&quot;)">
            <text:p/>
          </table:table-cell>
          <table:table-cell table:formula="of:=IF([.C60]=1;[.B60];&quot;&quot;)">
            <text:p/>
          </table:table-cell>
          <table:table-cell table:formula="of:=IF([.C60]=2;[.B60];&quot;&quot;)" office:value-type="float" office:value="4" calcext:value-type="float">
            <text:p>4</text:p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1]=0;[.B61];&quot;&quot;)" office:value-type="float" office:value="3" calcext:value-type="float">
            <text:p>3</text:p>
          </table:table-cell>
          <table:table-cell table:formula="of:=IF([.C61]=1;[.B61];&quot;&quot;)">
            <text:p/>
          </table:table-cell>
          <table:table-cell table:formula="of:=IF([.C61]=2;[.B61];&quot;&quot;)">
            <text:p/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62]=0;[.B62];&quot;&quot;)">
            <text:p/>
          </table:table-cell>
          <table:table-cell table:formula="of:=IF([.C62]=1;[.B62];&quot;&quot;)" office:value-type="float" office:value="6" calcext:value-type="float">
            <text:p>6</text:p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3" calcext:value-type="float">
            <text:p>3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65]=0;[.B65];&quot;&quot;)" office:value-type="float" office:value="5" calcext:value-type="float">
            <text:p>5</text:p>
          </table:table-cell>
          <table:table-cell table:formula="of:=IF([.C65]=1;[.B65];&quot;&quot;)">
            <text:p/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7]=0;[.B67];&quot;&quot;)" office:value-type="float" office:value="4" calcext:value-type="float">
            <text:p>4</text:p>
          </table:table-cell>
          <table:table-cell table:formula="of:=IF([.C67]=1;[.B67];&quot;&quot;)">
            <text:p/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8]=0;[.B68];&quot;&quot;)">
            <text:p/>
          </table:table-cell>
          <table:table-cell table:formula="of:=IF([.C68]=1;[.B68];&quot;&quot;)" office:value-type="float" office:value="4" calcext:value-type="float">
            <text:p>4</text:p>
          </table:table-cell>
          <table:table-cell table:formula="of:=IF([.C68]=2;[.B68];&quot;&quot;)">
            <text:p/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4" calcext:value-type="float">
            <text:p>4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5" calcext:value-type="float">
            <text:p>5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2]=0;[.B72];&quot;&quot;)" office:value-type="float" office:value="4" calcext:value-type="float">
            <text:p>4</text:p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3]=0;[.B73];&quot;&quot;)" office:value-type="float" office:value="4" calcext:value-type="float">
            <text:p>4</text:p>
          </table:table-cell>
          <table:table-cell table:formula="of:=IF([.C73]=1;[.B73];&quot;&quot;)">
            <text:p/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74]=0;[.B74];&quot;&quot;)">
            <text:p/>
          </table:table-cell>
          <table:table-cell table:formula="of:=IF([.C74]=1;[.B74];&quot;&quot;)">
            <text:p/>
          </table:table-cell>
          <table:table-cell table:formula="of:=IF([.C74]=2;[.B74];&quot;&quot;)" office:value-type="float" office:value="5" calcext:value-type="float">
            <text:p>5</text:p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5]=0;[.B75];&quot;&quot;)" office:value-type="float" office:value="3" calcext:value-type="float">
            <text:p>3</text:p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76]=0;[.B76];&quot;&quot;)" office:value-type="float" office:value="6" calcext:value-type="float">
            <text:p>6</text:p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77]=0;[.B77];&quot;&quot;)">
            <text:p/>
          </table:table-cell>
          <table:table-cell table:formula="of:=IF([.C77]=1;[.B77];&quot;&quot;)" office:value-type="float" office:value="7" calcext:value-type="float">
            <text:p>7</text:p>
          </table:table-cell>
          <table:table-cell table:formula="of:=IF([.C77]=2;[.B77];&quot;&quot;)">
            <text:p/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78]=0;[.B78];&quot;&quot;)">
            <text:p/>
          </table:table-cell>
          <table:table-cell table:formula="of:=IF([.C78]=1;[.B78];&quot;&quot;)">
            <text:p/>
          </table:table-cell>
          <table:table-cell table:formula="of:=IF([.C78]=2;[.B78];&quot;&quot;)" office:value-type="float" office:value="4" calcext:value-type="float">
            <text:p>4</text:p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3" calcext:value-type="float">
            <text:p>3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80]=0;[.B80];&quot;&quot;)">
            <text:p/>
          </table:table-cell>
          <table:table-cell table:formula="of:=IF([.C80]=1;[.B80];&quot;&quot;)" office:value-type="float" office:value="8" calcext:value-type="float">
            <text:p>8</text:p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1]=0;[.B81];&quot;&quot;)">
            <text:p/>
          </table:table-cell>
          <table:table-cell table:formula="of:=IF([.C81]=1;[.B81];&quot;&quot;)">
            <text:p/>
          </table:table-cell>
          <table:table-cell table:formula="of:=IF([.C81]=2;[.B81];&quot;&quot;)" office:value-type="float" office:value="5" calcext:value-type="float">
            <text:p>5</text:p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2]=0;[.B82];&quot;&quot;)" office:value-type="float" office:value="3" calcext:value-type="float">
            <text:p>3</text:p>
          </table:table-cell>
          <table:table-cell table:formula="of:=IF([.C82]=1;[.B82];&quot;&quot;)">
            <text:p/>
          </table:table-cell>
          <table:table-cell table:formula="of:=IF([.C82]=2;[.B82];&quot;&quot;)">
            <text:p/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4" calcext:value-type="float">
            <text:p>4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4]=0;[.B84];&quot;&quot;)" office:value-type="float" office:value="4" calcext:value-type="float">
            <text:p>4</text:p>
          </table:table-cell>
          <table:table-cell table:formula="of:=IF([.C84]=1;[.B84];&quot;&quot;)">
            <text:p/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5]=0;[.B85];&quot;&quot;)">
            <text:p/>
          </table:table-cell>
          <table:table-cell table:formula="of:=IF([.C85]=1;[.B85];&quot;&quot;)" office:value-type="float" office:value="4" calcext:value-type="float">
            <text:p>4</text:p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86]=0;[.B86];&quot;&quot;)" office:value-type="float" office:value="2" calcext:value-type="float">
            <text:p>2</text:p>
          </table:table-cell>
          <table:table-cell table:formula="of:=IF([.C86]=1;[.B86];&quot;&quot;)">
            <text:p/>
          </table:table-cell>
          <table:table-cell table:formula="of:=IF([.C86]=2;[.B86];&quot;&quot;)">
            <text:p/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7]=0;[.B87];&quot;&quot;)">
            <text:p/>
          </table:table-cell>
          <table:table-cell table:formula="of:=IF([.C87]=1;[.B87];&quot;&quot;)" office:value-type="float" office:value="4" calcext:value-type="float">
            <text:p>4</text:p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88]=0;[.B88];&quot;&quot;)" office:value-type="float" office:value="5" calcext:value-type="float">
            <text:p>5</text:p>
          </table:table-cell>
          <table:table-cell table:formula="of:=IF([.C88]=1;[.B88];&quot;&quot;)">
            <text:p/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9]=0;[.B89];&quot;&quot;)">
            <text:p/>
          </table:table-cell>
          <table:table-cell table:formula="of:=IF([.C89]=1;[.B89];&quot;&quot;)" office:value-type="float" office:value="4" calcext:value-type="float">
            <text:p>4</text:p>
          </table:table-cell>
          <table:table-cell table:formula="of:=IF([.C89]=2;[.B89];&quot;&quot;)">
            <text:p/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4" calcext:value-type="float">
            <text:p>4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 office:value-type="float" office:value="4" calcext:value-type="float">
            <text:p>4</text:p>
          </table:table-cell>
          <table:table-cell table:formula="of:=IF([.C91]=-1;[.B91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92]=0;[.B92];&quot;&quot;)" office:value-type="float" office:value="2" calcext:value-type="float">
            <text:p>2</text:p>
          </table:table-cell>
          <table:table-cell table:formula="of:=IF([.C92]=1;[.B92];&quot;&quot;)">
            <text:p/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3]=0;[.B93];&quot;&quot;)">
            <text:p/>
          </table:table-cell>
          <table:table-cell table:formula="of:=IF([.C93]=1;[.B93];&quot;&quot;)" office:value-type="float" office:value="4" calcext:value-type="float">
            <text:p>4</text:p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4]=0;[.B94];&quot;&quot;)" office:value-type="float" office:value="3" calcext:value-type="float">
            <text:p>3</text:p>
          </table:table-cell>
          <table:table-cell table:formula="of:=IF([.C94]=1;[.B94];&quot;&quot;)">
            <text:p/>
          </table:table-cell>
          <table:table-cell table:formula="of:=IF([.C94]=2;[.B94];&quot;&quot;)">
            <text:p/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5]=0;[.B95];&quot;&quot;)">
            <text:p/>
          </table:table-cell>
          <table:table-cell table:formula="of:=IF([.C95]=1;[.B95];&quot;&quot;)" office:value-type="float" office:value="5" calcext:value-type="float">
            <text:p>5</text:p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2" calcext:value-type="float">
            <text:p>2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98]=0;[.B98];&quot;&quot;)" office:value-type="float" office:value="5" calcext:value-type="float">
            <text:p>5</text:p>
          </table:table-cell>
          <table:table-cell table:formula="of:=IF([.C98]=1;[.B98];&quot;&quot;)">
            <text:p/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99]=0;[.B99];&quot;&quot;)">
            <text:p/>
          </table:table-cell>
          <table:table-cell table:formula="of:=IF([.C99]=1;[.B99];&quot;&quot;)" office:value-type="float" office:value="6" calcext:value-type="float">
            <text:p>6</text:p>
          </table:table-cell>
          <table:table-cell table:formula="of:=IF([.C99]=2;[.B99];&quot;&quot;)">
            <text:p/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00]=0;[.B100];&quot;&quot;)">
            <text:p/>
          </table:table-cell>
          <table:table-cell table:formula="of:=IF([.C100]=1;[.B100];&quot;&quot;)">
            <text:p/>
          </table:table-cell>
          <table:table-cell table:formula="of:=IF([.C100]=2;[.B100];&quot;&quot;)" office:value-type="float" office:value="3" calcext:value-type="float">
            <text:p>3</text:p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3" calcext:value-type="float">
            <text:p>3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2]=0;[.B102];&quot;&quot;)" office:value-type="float" office:value="6" calcext:value-type="float">
            <text:p>6</text:p>
          </table:table-cell>
          <table:table-cell table:formula="of:=IF([.C102]=1;[.B102];&quot;&quot;)">
            <text:p/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3]=0;[.B103];&quot;&quot;)" office:value-type="float" office:value="4" calcext:value-type="float">
            <text:p>4</text:p>
          </table:table-cell>
          <table:table-cell table:formula="of:=IF([.C103]=1;[.B103];&quot;&quot;)">
            <text:p/>
          </table:table-cell>
          <table:table-cell table:formula="of:=IF([.C103]=2;[.B103];&quot;&quot;)">
            <text:p/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4]=0;[.B104];&quot;&quot;)">
            <text:p/>
          </table:table-cell>
          <table:table-cell table:formula="of:=IF([.C104]=1;[.B104];&quot;&quot;)" office:value-type="float" office:value="4" calcext:value-type="float">
            <text:p>4</text:p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4" calcext:value-type="float">
            <text:p>4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6]=0;[.B106];&quot;&quot;)" office:value-type="float" office:value="4" calcext:value-type="float">
            <text:p>4</text:p>
          </table:table-cell>
          <table:table-cell table:formula="of:=IF([.C106]=1;[.B106];&quot;&quot;)">
            <text:p/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8]=0;[.B108];&quot;&quot;)" office:value-type="float" office:value="3" calcext:value-type="float">
            <text:p>3</text:p>
          </table:table-cell>
          <table:table-cell table:formula="of:=IF([.C108]=1;[.B108];&quot;&quot;)">
            <text:p/>
          </table:table-cell>
          <table:table-cell table:formula="of:=IF([.C108]=2;[.B108];&quot;&quot;)">
            <text:p/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9]=0;[.B109];&quot;&quot;)">
            <text:p/>
          </table:table-cell>
          <table:table-cell table:formula="of:=IF([.C109]=1;[.B109];&quot;&quot;)" office:value-type="float" office:value="4" calcext:value-type="float">
            <text:p>4</text:p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0]=0;[.B110];&quot;&quot;)" office:value-type="float" office:value="2" calcext:value-type="float">
            <text:p>2</text:p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1]=0;[.B111];&quot;&quot;)" office:value-type="float" office:value="4" calcext:value-type="float">
            <text:p>4</text:p>
          </table:table-cell>
          <table:table-cell table:formula="of:=IF([.C111]=1;[.B111];&quot;&quot;)">
            <text:p/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2]=0;[.B112];&quot;&quot;)">
            <text:p/>
          </table:table-cell>
          <table:table-cell table:formula="of:=IF([.C112]=1;[.B112];&quot;&quot;)" office:value-type="float" office:value="4" calcext:value-type="float">
            <text:p>4</text:p>
          </table:table-cell>
          <table:table-cell table:formula="of:=IF([.C112]=2;[.B112];&quot;&quot;)">
            <text:p/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15]=0;[.B115];&quot;&quot;)">
            <text:p/>
          </table:table-cell>
          <table:table-cell table:formula="of:=IF([.C115]=1;[.B115];&quot;&quot;)" office:value-type="float" office:value="5" calcext:value-type="float">
            <text:p>5</text:p>
          </table:table-cell>
          <table:table-cell table:formula="of:=IF([.C115]=2;[.B115];&quot;&quot;)">
            <text:p/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16]=0;[.B116];&quot;&quot;)">
            <text:p/>
          </table:table-cell>
          <table:table-cell table:formula="of:=IF([.C116]=1;[.B116];&quot;&quot;)">
            <text:p/>
          </table:table-cell>
          <table:table-cell table:formula="of:=IF([.C116]=2;[.B116];&quot;&quot;)" office:value-type="float" office:value="6" calcext:value-type="float">
            <text:p>6</text:p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7]=0;[.B117];&quot;&quot;)" office:value-type="float" office:value="3" calcext:value-type="float">
            <text:p>3</text:p>
          </table:table-cell>
          <table:table-cell table:formula="of:=IF([.C117]=1;[.B117];&quot;&quot;)">
            <text:p/>
          </table:table-cell>
          <table:table-cell table:formula="of:=IF([.C117]=2;[.B117];&quot;&quot;)">
            <text:p/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18]=0;[.B118];&quot;&quot;)">
            <text:p/>
          </table:table-cell>
          <table:table-cell table:formula="of:=IF([.C118]=1;[.B118];&quot;&quot;)" office:value-type="float" office:value="5" calcext:value-type="float">
            <text:p>5</text:p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9]=0;[.B119];&quot;&quot;)">
            <text:p/>
          </table:table-cell>
          <table:table-cell table:formula="of:=IF([.C119]=1;[.B119];&quot;&quot;)">
            <text:p/>
          </table:table-cell>
          <table:table-cell table:formula="of:=IF([.C119]=2;[.B119];&quot;&quot;)" office:value-type="float" office:value="3" calcext:value-type="float">
            <text:p>3</text:p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0]=0;[.B120];&quot;&quot;)" office:value-type="float" office:value="2" calcext:value-type="float">
            <text:p>2</text:p>
          </table:table-cell>
          <table:table-cell table:formula="of:=IF([.C120]=1;[.B120];&quot;&quot;)">
            <text:p/>
          </table:table-cell>
          <table:table-cell table:formula="of:=IF([.C120]=2;[.B120];&quot;&quot;)">
            <text:p/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1]=0;[.B121];&quot;&quot;)">
            <text:p/>
          </table:table-cell>
          <table:table-cell table:formula="of:=IF([.C121]=1;[.B121];&quot;&quot;)">
            <text:p/>
          </table:table-cell>
          <table:table-cell table:formula="of:=IF([.C121]=2;[.B121];&quot;&quot;)" office:value-type="float" office:value="6" calcext:value-type="float">
            <text:p>6</text:p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2" calcext:value-type="float">
            <text:p>2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6" calcext:value-type="float">
            <text:p>6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24]=0;[.B124];&quot;&quot;)">
            <text:p/>
          </table:table-cell>
          <table:table-cell table:formula="of:=IF([.C124]=1;[.B124];&quot;&quot;)">
            <text:p/>
          </table:table-cell>
          <table:table-cell table:formula="of:=IF([.C124]=2;[.B124];&quot;&quot;)" office:value-type="float" office:value="3" calcext:value-type="float">
            <text:p>3</text:p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5]=0;[.B125];&quot;&quot;)" office:value-type="float" office:value="2" calcext:value-type="float">
            <text:p>2</text:p>
          </table:table-cell>
          <table:table-cell table:formula="of:=IF([.C125]=1;[.B125];&quot;&quot;)">
            <text:p/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6]=0;[.B126];&quot;&quot;)">
            <text:p/>
          </table:table-cell>
          <table:table-cell table:formula="of:=IF([.C126]=1;[.B126];&quot;&quot;)" office:value-type="float" office:value="4" calcext:value-type="float">
            <text:p>4</text:p>
          </table:table-cell>
          <table:table-cell table:formula="of:=IF([.C126]=2;[.B126];&quot;&quot;)">
            <text:p/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4" calcext:value-type="float">
            <text:p>4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8]=0;[.B128];&quot;&quot;)" office:value-type="float" office:value="4" calcext:value-type="float">
            <text:p>4</text:p>
          </table:table-cell>
          <table:table-cell table:formula="of:=IF([.C128]=1;[.B128];&quot;&quot;)">
            <text:p/>
          </table:table-cell>
          <table:table-cell table:formula="of:=IF([.C128]=2;[.B128];&quot;&quot;)">
            <text:p/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29]=0;[.B129];&quot;&quot;)">
            <text:p/>
          </table:table-cell>
          <table:table-cell table:formula="of:=IF([.C129]=1;[.B129];&quot;&quot;)">
            <text:p/>
          </table:table-cell>
          <table:table-cell table:formula="of:=IF([.C129]=2;[.B129];&quot;&quot;)" office:value-type="float" office:value="4" calcext:value-type="float">
            <text:p>4</text:p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0]=0;[.B130];&quot;&quot;)" office:value-type="float" office:value="2" calcext:value-type="float">
            <text:p>2</text:p>
          </table:table-cell>
          <table:table-cell table:formula="of:=IF([.C130]=1;[.B130];&quot;&quot;)">
            <text:p/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1]=0;[.B131];&quot;&quot;)">
            <text:p/>
          </table:table-cell>
          <table:table-cell table:formula="of:=IF([.C131]=1;[.B131];&quot;&quot;)" office:value-type="float" office:value="4" calcext:value-type="float">
            <text:p>4</text:p>
          </table:table-cell>
          <table:table-cell table:formula="of:=IF([.C131]=2;[.B131];&quot;&quot;)">
            <text:p/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3]=0;[.B133];&quot;&quot;)">
            <text:p/>
          </table:table-cell>
          <table:table-cell table:formula="of:=IF([.C133]=1;[.B133];&quot;&quot;)" office:value-type="float" office:value="4" calcext:value-type="float">
            <text:p>4</text:p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4]=0;[.B134];&quot;&quot;)" office:value-type="float" office:value="4" calcext:value-type="float">
            <text:p>4</text:p>
          </table:table-cell>
          <table:table-cell table:formula="of:=IF([.C134]=1;[.B134];&quot;&quot;)">
            <text:p/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4" calcext:value-type="float">
            <text:p>4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7]=0;[.B137];&quot;&quot;)" office:value-type="float" office:value="4" calcext:value-type="float">
            <text:p>4</text:p>
          </table:table-cell>
          <table:table-cell table:formula="of:=IF([.C137]=1;[.B137];&quot;&quot;)">
            <text:p/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8]=0;[.B138];&quot;&quot;)">
            <text:p/>
          </table:table-cell>
          <table:table-cell table:formula="of:=IF([.C138]=1;[.B138];&quot;&quot;)" office:value-type="float" office:value="4" calcext:value-type="float">
            <text:p>4</text:p>
          </table:table-cell>
          <table:table-cell table:formula="of:=IF([.C138]=2;[.B138];&quot;&quot;)">
            <text:p/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39]=0;[.B139];&quot;&quot;)">
            <text:p/>
          </table:table-cell>
          <table:table-cell table:formula="of:=IF([.C139]=1;[.B139];&quot;&quot;)" office:value-type="float" office:value="3" calcext:value-type="float">
            <text:p>3</text:p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0]=0;[.B140];&quot;&quot;)" office:value-type="float" office:value="2" calcext:value-type="float">
            <text:p>2</text:p>
          </table:table-cell>
          <table:table-cell table:formula="of:=IF([.C140]=1;[.B140];&quot;&quot;)">
            <text:p/>
          </table:table-cell>
          <table:table-cell table:formula="of:=IF([.C140]=2;[.B140];&quot;&quot;)">
            <text:p/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41]=0;[.B141];&quot;&quot;)">
            <text:p/>
          </table:table-cell>
          <table:table-cell table:formula="of:=IF([.C141]=1;[.B141];&quot;&quot;)">
            <text:p/>
          </table:table-cell>
          <table:table-cell table:formula="of:=IF([.C141]=2;[.B141];&quot;&quot;)" office:value-type="float" office:value="5" calcext:value-type="float">
            <text:p>5</text:p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2]=0;[.B142];&quot;&quot;)" office:value-type="float" office:value="2" calcext:value-type="float">
            <text:p>2</text:p>
          </table:table-cell>
          <table:table-cell table:formula="of:=IF([.C142]=1;[.B142];&quot;&quot;)">
            <text:p/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6" calcext:value-type="float">
            <text:p>6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7" calcext:value-type="float">
            <text:p>7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45]=0;[.B145];&quot;&quot;)">
            <text:p/>
          </table:table-cell>
          <table:table-cell table:formula="of:=IF([.C145]=1;[.B145];&quot;&quot;)" office:value-type="float" office:value="3" calcext:value-type="float">
            <text:p>3</text:p>
          </table:table-cell>
          <table:table-cell table:formula="of:=IF([.C145]=2;[.B145];&quot;&quot;)">
            <text:p/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46]=0;[.B146];&quot;&quot;)">
            <text:p/>
          </table:table-cell>
          <table:table-cell table:formula="of:=IF([.C146]=1;[.B146];&quot;&quot;)">
            <text:p/>
          </table:table-cell>
          <table:table-cell table:formula="of:=IF([.C146]=2;[.B146];&quot;&quot;)" office:value-type="float" office:value="5" calcext:value-type="float">
            <text:p>5</text:p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7]=0;[.B147];&quot;&quot;)" office:value-type="float" office:value="2" calcext:value-type="float">
            <text:p>2</text:p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>
            <text:p/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8]=0;[.B148];&quot;&quot;)" office:value-type="float" office:value="4" calcext:value-type="float">
            <text:p>4</text:p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>
            <text:p/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4" calcext:value-type="float">
            <text:p>4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0]=0;[.B150];&quot;&quot;)" office:value-type="float" office:value="2" calcext:value-type="float">
            <text:p>2</text:p>
          </table:table-cell>
          <table:table-cell table:formula="of:=IF([.C150]=1;[.B150];&quot;&quot;)">
            <text:p/>
          </table:table-cell>
          <table:table-cell table:formula="of:=IF([.C150]=2;[.B150];&quot;&quot;)">
            <text:p/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1]=0;[.B151];&quot;&quot;)">
            <text:p/>
          </table:table-cell>
          <table:table-cell table:formula="of:=IF([.C151]=1;[.B151];&quot;&quot;)">
            <text:p/>
          </table:table-cell>
          <table:table-cell table:formula="of:=IF([.C151]=2;[.B151];&quot;&quot;)" office:value-type="float" office:value="4" calcext:value-type="float">
            <text:p>4</text:p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2]=0;[.B152];&quot;&quot;)" office:value-type="float" office:value="2" calcext:value-type="float">
            <text:p>2</text:p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 office:value-type="float" office:value="4" calcext:value-type="float">
            <text:p>4</text:p>
          </table:table-cell>
          <table:table-cell table:formula="of:=IF([.C153]=-1;[.B153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4]=0;[.B154];&quot;&quot;)" office:value-type="float" office:value="2" calcext:value-type="float">
            <text:p>2</text:p>
          </table:table-cell>
          <table:table-cell table:formula="of:=IF([.C154]=1;[.B154];&quot;&quot;)">
            <text:p/>
          </table:table-cell>
          <table:table-cell table:formula="of:=IF([.C154]=2;[.B154];&quot;&quot;)">
            <text:p/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5]=0;[.B155];&quot;&quot;)">
            <text:p/>
          </table:table-cell>
          <table:table-cell table:formula="of:=IF([.C155]=1;[.B155];&quot;&quot;)" office:value-type="float" office:value="4" calcext:value-type="float">
            <text:p>4</text:p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56]=0;[.B156];&quot;&quot;)" office:value-type="float" office:value="4" calcext:value-type="float">
            <text:p>4</text:p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>
            <text:p/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4" calcext:value-type="float">
            <text:p>4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 office:value-type="float" office:value="4" calcext:value-type="float">
            <text:p>4</text:p>
          </table:table-cell>
          <table:table-cell table:formula="of:=IF([.C158]=-1;[.B158];&quot;&quot;)">
            <text:p/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2" calcext:value-type="float">
            <text:p>2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0]=0;[.B160];&quot;&quot;)">
            <text:p/>
          </table:table-cell>
          <table:table-cell table:formula="of:=IF([.C160]=1;[.B160];&quot;&quot;)" office:value-type="float" office:value="4" calcext:value-type="float">
            <text:p>4</text:p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3" calcext:value-type="float">
            <text:p>3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62]=0;[.B162];&quot;&quot;)">
            <text:p/>
          </table:table-cell>
          <table:table-cell table:formula="of:=IF([.C162]=1;[.B162];&quot;&quot;)" office:value-type="float" office:value="5" calcext:value-type="float">
            <text:p>5</text:p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3" calcext:value-type="float">
            <text:p>3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64]=0;[.B164];&quot;&quot;)" office:value-type="float" office:value="6" calcext:value-type="float">
            <text:p>6</text:p>
          </table:table-cell>
          <table:table-cell table:formula="of:=IF([.C164]=1;[.B164];&quot;&quot;)">
            <text:p/>
          </table:table-cell>
          <table:table-cell table:formula="of:=IF([.C164]=2;[.B164];&quot;&quot;)">
            <text:p/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65]=0;[.B165];&quot;&quot;)">
            <text:p/>
          </table:table-cell>
          <table:table-cell table:formula="of:=IF([.C165]=1;[.B165];&quot;&quot;)" office:value-type="float" office:value="6" calcext:value-type="float">
            <text:p>6</text:p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6]=0;[.B166];&quot;&quot;)">
            <text:p/>
          </table:table-cell>
          <table:table-cell table:formula="of:=IF([.C166]=1;[.B166];&quot;&quot;)">
            <text:p/>
          </table:table-cell>
          <table:table-cell table:formula="of:=IF([.C166]=2;[.B166];&quot;&quot;)" office:value-type="float" office:value="4" calcext:value-type="float">
            <text:p>4</text:p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7]=0;[.B167];&quot;&quot;)" office:value-type="float" office:value="2" calcext:value-type="float">
            <text:p>2</text:p>
          </table:table-cell>
          <table:table-cell table:formula="of:=IF([.C167]=1;[.B167];&quot;&quot;)">
            <text:p/>
          </table:table-cell>
          <table:table-cell table:formula="of:=IF([.C167]=2;[.B167];&quot;&quot;)">
            <text:p/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68]=0;[.B168];&quot;&quot;)">
            <text:p/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1]=0;[.B171];&quot;&quot;)" office:value-type="float" office:value="4" calcext:value-type="float">
            <text:p>4</text:p>
          </table:table-cell>
          <table:table-cell table:formula="of:=IF([.C171]=1;[.B171];&quot;&quot;)">
            <text:p/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tct0iters_details.A1:ctct0iters_details.D717" table:display-filter-buttons="tru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7:06:55.16779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07T17:08:34.297289439</dc:date>
    <meta:editing-duration>PT14H58M32S</meta:editing-duration>
    <meta:editing-cycles>6</meta:editing-cycles>
    <meta:document-statistic meta:table-count="2" meta:cell-count="56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6" style:family="chart">
      <style:chart-properties chart:solid-type="cuboid"/>
      <style:graphic-properties svg:stroke-color="#1c1c1c" draw:fill-color="#1c1c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43cm" svg:height="9.617cm" xlink:href=".." xlink:type="simple" chart:class="chart:scatter" chart:style-name="ch1">
        <chart:title svg:x="10.071cm" svg:y="0.328cm" chart:style-name="ch2">
          <text:p>EXAMPLE 1</text:p>
        </chart:title>
        <chart:legend chart:legend-position="end" svg:x="1.453cm" svg:y="1.552cm" style:legend-expansion="custom" chartooo:width="4.093cm" chartooo:height="1.589cm" style:legend-expansion-aspect-ratio="2.57583385777218" chart:style-name="ch3"/>
        <chart:plot-area chart:style-name="ch4" table:cell-range-address="Sheet2.A3:Sheet2.A172 Sheet2.D1:Sheet2.G1 Sheet2.D3:Sheet2.G172 Sheet2.B1:Sheet2.B172" chart:data-source-has-labels="row" svg:x="0.45cm" svg:y="1.061cm" svg:width="21.548cm" svg:height="7.724cm">
          <chartooo:coordinate-region svg:x="1.071cm" svg:y="1.26cm" svg:width="20.833cm" svg:height="6.878cm"/>
          <chart:axis chart:dimension="x" chart:name="primary-x" chart:style-name="ch5">
            <chart:title svg:x="10.055cm" svg:y="8.977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642cm" chart:style-name="ch10">
              <text:p>Iterations</text:p>
            </chart:title>
            <chart:grid chart:style-name="ch7" chart:class="major"/>
          </chart:axis>
          <chart:series chart:style-name="ch11" chart:values-cell-range-address="Sheet2.D3:Sheet2.D172" chart:label-cell-address="Sheet2.D1:Sheet2.D1" chart:class="chart:scatter">
            <chart:domain table:cell-range-address="Sheet2.A3:Sheet2.A172"/>
            <chart:data-point chart:repeated="170"/>
          </chart:series>
          <chart:series chart:style-name="ch12" chart:values-cell-range-address="Sheet2.E3:Sheet2.E172" chart:label-cell-address="Sheet2.E1:Sheet2.E1" chart:class="chart:scatter">
            <chart:data-point chart:repeated="170"/>
          </chart:series>
          <chart:series chart:style-name="ch13" chart:values-cell-range-address="Sheet2.F3:Sheet2.F172" chart:label-cell-address="Sheet2.F1:Sheet2.F1" chart:class="chart:scatter">
            <chart:data-point chart:repeated="170"/>
          </chart:series>
          <chart:series chart:style-name="ch14" chart:values-cell-range-address="Sheet2.G3:Sheet2.G172" chart:label-cell-address="Sheet2.G1:Sheet2.G1" chart:class="chart:scatter">
            <chart:data-point chart:repeated="170"/>
          </chart:series>
          <chart:series chart:style-name="ch15" chart:values-cell-range-address="Sheet2.B2:Sheet2.B172" loext:hide-legend="true" chart:label-cell-address="Sheet2.B1:Sheet2.B1" chart:class="chart:scatter">
            <chart:domain table:cell-range-address="Sheet2.A2:Sheet2.A172"/>
            <chart:data-point chart:repeated="165"/>
            <chart:data-point chart:style-name="ch16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.D1:Sheet2.D1</svg:desc>
                </draw:g>
              </table:table-cell>
              <table:table-cell office:value-type="string">
                <text:p>ActiveSet</text:p>
                <draw:g>
                  <svg:desc>Sheet2.E1:Sheet2.E1</svg:desc>
                </draw:g>
              </table:table-cell>
              <table:table-cell office:value-type="string">
                <text:p>Penetration</text:p>
                <draw:g>
                  <svg:desc>Sheet2.F1:Sheet2.F1</svg:desc>
                </draw:g>
              </table:table-cell>
              <table:table-cell office:value-type="string">
                <text:p>CutBack</text:p>
                <draw:g>
                  <svg:desc>Sheet2.G1:Sheet2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Iteration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2.A3:Sheet2.A172</svg:desc>
                </draw:g>
              </table:table-cell>
              <table:table-cell office:value-type="float" office:value="1">
                <text:p>1</text:p>
                <draw:g>
                  <svg:desc>Sheet2.D3:Sheet2.D172</svg:desc>
                </draw:g>
              </table:table-cell>
              <table:table-cell office:value-type="float" office:value="NaN">
                <text:p>NaN</text:p>
                <draw:g>
                  <svg:desc>Sheet2.E3:Sheet2.E172</svg:desc>
                </draw:g>
              </table:table-cell>
              <table:table-cell office:value-type="float" office:value="NaN">
                <text:p>NaN</text:p>
                <draw:g>
                  <svg:desc>Sheet2.F3:Sheet2.F172</svg:desc>
                </draw:g>
              </table:table-cell>
              <table:table-cell office:value-type="float" office:value="NaN">
                <text:p>NaN</text:p>
                <draw:g>
                  <svg:desc>Sheet2.G3:Sheet2.G172</svg:desc>
                </draw:g>
              </table:table-cell>
              <table:table-cell office:value-type="float" office:value="0">
                <text:p>0</text:p>
                <draw:g>
                  <svg:desc>Sheet2.A2:Sheet2.A172</svg:desc>
                </draw:g>
              </table:table-cell>
              <table:table-cell office:value-type="float" office:value="0">
                <text:p>0</text:p>
                <draw:g>
                  <svg:desc>Sheet2.B2:Sheet2.B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